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ll-results">
      <style:table-properties table:display="true" style:writing-mode="lr-tb"/>
    </style:style>
    <style:style style:name="ta2" style:family="table" style:master-page-name="PageStyle_5f_sp-analyses">
      <style:table-properties table:display="true" style:writing-mode="lr-tb"/>
    </style:style>
    <style:style style:name="ta3" style:family="table" style:master-page-name="PageStyle_5f_sp-analyser">
      <style:table-properties table:display="true" style:writing-mode="lr-tb"/>
    </style:style>
    <style:style style:name="ta4" style:family="table" style:master-page-name="PageStyle_5f_sp-runtime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7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-result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header (head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1"/>
          <table:table-cell table:style-name="ce1" office:value-type="string" calcext:value-type="string" table:number-columns-spanned="7" table:number-rows-spanned="1">
            <text:p>header (tail)</text:p>
          </table:table-cell>
          <table:covered-table-cell table:number-columns-repeated="6" table:style-name="ce1"/>
          <table:table-cell table:style-name="ce1" office:value-type="string" calcext:value-type="string" table:number-columns-spanned="3" table:number-rows-spanned="1">
            <text:p>sample stats</text:p>
          </table:table-cell>
          <table:covered-table-cell table:number-columns-repeated="2" table:style-name="ce1"/>
          <table:table-cell table:style-name="ce1" office:value-type="string" calcext:value-type="string" table:number-columns-spanned="8" table:number-rows-spanned="1">
            <text:p>parameters</text:p>
          </table:table-cell>
          <table:covered-table-cell table:number-columns-repeated="7" table:style-name="ce1"/>
          <table:table-cell table:style-name="ce1" office:value-type="string" calcext:value-type="string" table:number-columns-spanned="4" table:number-rows-spanned="1">
            <text:p>run output</text:p>
          </table:table-cell>
          <table:covered-table-cell table:number-columns-repeated="3" table:style-name="ce1"/>
          <table:table-cell table:style-name="ce1" office:value-type="string" calcext:value-type="string" table:number-columns-spanned="11" table:number-rows-spanned="1">
            <text:p>encounter rate</text:p>
          </table:table-cell>
          <table:covered-table-cell table:number-columns-repeated="10" table:style-name="ce1"/>
          <table:table-cell table:style-name="ce1" office:value-type="string" calcext:value-type="string" table:number-columns-spanned="38" table:number-rows-spanned="1">
            <text:p>detection probability</text:p>
          </table:table-cell>
          <table:covered-table-cell table:number-columns-repeated="37" table:style-name="ce1"/>
          <table:table-cell table:style-name="ce1" office:value-type="string" calcext:value-type="string" table:number-columns-spanned="16" table:number-rows-spanned="1">
            <text:p>density/abundance</text:p>
          </table:table-cell>
          <table:covered-table-cell table:number-columns-repeated="15" table:style-name="ce1"/>
          <table:table-cell table:style-name="ce1" office:value-type="string" calcext:value-type="string" table:number-columns-spanned="6" table:number-rows-spanned="1">
            <text:p>combined quality</text:p>
          </table:table-cell>
          <table:covered-table-cell table:number-columns-repeated="5" table:style-name="ce1"/>
          <table:table-cell table:style-name="ce1" office:value-type="string" calcext:value-type="string" table:number-columns-spanned="19" table:number-rows-spanned="1">
            <text:p>auto filter sort</text:p>
          </table:table-cell>
          <table:covered-table-cell table:number-columns-repeated="18" table:style-name="ce1"/>
          <table:table-cell table:number-columns-repeated="16265"/>
        </table:table-row>
        <table:table-row table:style-name="ro1">
          <table:table-cell table:style-name="ce1"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FonctionClé</text:p>
          </table:table-cell>
          <table:table-cell table:style-name="ce1" office:value-type="string" calcext:value-type="string">
            <text:p>SérieAjust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OptimTrunc</text:p>
          </table:table-cell>
          <table:table-cell table:style-name="ce1" office:value-type="string" calcext:value-type="string">
            <text:p>total number of observations</text:p>
          </table:table-cell>
          <table:table-cell table:style-name="ce1" office:value-type="string" calcext:value-type="string">
            <text:p>minimal observation distance</text:p>
          </table:table-cell>
          <table:table-cell table:style-name="ce1" office:value-type="string" calcext:value-type="string">
            <text:p>maximal observation distance</text:p>
          </table:table-cell>
          <table:table-cell table:style-name="ce1" office:value-type="string" calcext:value-type="string">
            <text:p>estimator key function</text:p>
          </table:table-cell>
          <table:table-cell table:style-name="ce1" office:value-type="string" calcext:value-type="string">
            <text:p>estimator adjustment series</text:p>
          </table:table-cell>
          <table:table-cell table:style-name="ce1" office:value-type="string" calcext:value-type="string">
            <text:p>estimator selection criterion</text:p>
          </table:table-cell>
          <table:table-cell table:style-name="ce1" office:value-type="string" calcext:value-type="string">
            <text:p>CV interval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model fitting distance cut points</text:p>
          </table:table-cell>
          <table:table-cell table:style-name="ce1" office:value-type="string" calcext:value-type="string">
            <text:p>distance discretisation cut points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lapsed time</text:p>
          </table:table-cell>
          <table:table-cell table:style-name="ce1" office:value-type="string" calcext:value-type="string">
            <text:p>run folder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number of samples (k)</text:p>
          </table:table-cell>
          <table:table-cell table:style-name="ce1" office:value-type="string" calcext:value-type="string">
            <text:p>effort (L or K or T)</text:p>
          </table:table-cell>
          <table:table-cell table:style-name="ce1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1"/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 (w)</text:p>
          </table:table-cell>
          <table:table-cell table:style-name="ce1" office:value-type="string" calcext:value-type="string">
            <text:p>observation rate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chi-square test probability (distance set 1)</text:p>
          </table:table-cell>
          <table:table-cell table:style-name="ce1" office:value-type="string" calcext:value-type="string">
            <text:p>chi-square test probability (distance set 2)</text:p>
          </table:table-cell>
          <table:table-cell table:style-name="ce1" office:value-type="string" calcext:value-type="string">
            <text:p>chi-square test probability (distance set 3)</text:p>
          </table:table-cell>
          <table:table-cell table:style-name="ce1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1"/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 likelihoo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>
            <text:p>key function type</text:p>
          </table:table-cell>
          <table:table-cell table:style-name="ce1" office:value-type="string" calcext:value-type="string">
            <text:p>adjustment series type</text:p>
          </table:table-cell>
          <table:table-cell table:style-name="ce1" office:value-type="string" calcext:value-type="string">
            <text:p>number of key function parameters (NKP)</text:p>
          </table:table-cell>
          <table:table-cell table:style-name="ce1" office:value-type="string" calcext:value-type="string">
            <text:p>number of adjustment term parameters (NAP)</text:p>
          </table:table-cell>
          <table:table-cell table:style-name="ce1" office:value-type="string" calcext:value-type="string">
            <text:p>number of covariate parameters (NCP)</text:p>
          </table:table-cell>
          <table:table-cell table:style-name="ce1" office:value-type="string" calcext:value-type="string">
            <text:p>estimated value of A(1) adjustment term parameter</text:p>
          </table:table-cell>
          <table:table-cell table:style-name="ce1" office:value-type="string" calcext:value-type="string">
            <text:p>estimated value of A(2) adjustment term parameter</text:p>
          </table:table-cell>
          <table:table-cell table:style-name="ce1" office:value-type="string" calcext:value-type="string">
            <text:p>estimated value of A(3) adjustment term parameter</text:p>
          </table:table-cell>
          <table:table-cell table:style-name="ce1" office:value-type="string" calcext:value-type="string">
            <text:p>estimated value of A(4) adjustment term parameter</text:p>
          </table:table-cell>
          <table:table-cell table:style-name="ce1" office:value-type="string" calcext:value-type="string">
            <text:p>estimated value of A(5) adjustment term parameter</text:p>
          </table:table-cell>
          <table:table-cell table:style-name="ce1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1"/>
          <table:table-cell table:style-name="ce1" office:value-type="string" calcext:value-type="string" table:number-columns-spanned="6" table:number-rows-spanned="1">
            <text:p>density of animals</text:p>
          </table:table-cell>
          <table:covered-table-cell table:number-columns-repeated="5" table:style-name="ce1"/>
          <table:table-cell table:style-name="ce1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1"/>
          <table:table-cell table:style-name="ce1" office:value-type="string" calcext:value-type="string">
            <text:p>balanced 1</text:p>
          </table:table-cell>
          <table:table-cell table:style-name="ce1" office:value-type="string" calcext:value-type="string">
            <text:p>balanced 2</text:p>
          </table:table-cell>
          <table:table-cell table:style-name="ce1" office:value-type="string" calcext:value-type="string">
            <text:p>balanced 3</text:p>
          </table:table-cell>
          <table:table-cell table:style-name="ce1" office:value-type="string" calcext:value-type="string">
            <text:p>more Chi2</text:p>
          </table:table-cell>
          <table:table-cell table:style-name="ce1" office:value-type="string" calcext:value-type="string">
            <text:p>more KS</text:p>
          </table:table-cell>
          <table:table-cell table:style-name="ce1" office:value-type="string" calcext:value-type="string">
            <text:p>more DCv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AIC (same trunc)</text:p>
          </table:table-cell>
          <table:table-cell table:style-name="ce1" office:value-type="string" calcext:value-type="string">
            <text:p>Chi2 KS DCv (close trunc)</text:p>
          </table:table-cell>
          <table:table-cell table:style-name="ce1" office:value-type="string" calcext:value-type="string">
            <text:p>DCv (close trunc)</text:p>
          </table:table-cell>
          <table:table-cell table:style-name="ce1" office:value-type="string" calcext:value-type="string">
            <text:p>Bal. quality 1 (close trunc)</text:p>
          </table:table-cell>
          <table:table-cell table:style-name="ce1" office:value-type="string" calcext:value-type="string">
            <text:p>Bal. quality 2 (close trunc)</text:p>
          </table:table-cell>
          <table:table-cell table:style-name="ce1" office:value-type="string" calcext:value-type="string">
            <text:p>Bal. quality 3 (close trunc)</text:p>
          </table:table-cell>
          <table:table-cell table:style-name="ce1" office:value-type="string" calcext:value-type="string">
            <text:p>Bal. quality Chi2+ (close trunc)</text:p>
          </table:table-cell>
          <table:table-cell table:style-name="ce1" office:value-type="string" calcext:value-type="string">
            <text:p>Bal. quality KS+ (close trunc)</text:p>
          </table:table-cell>
          <table:table-cell table:style-name="ce1" office:value-type="string" calcext:value-type="string">
            <text:p>Bal. quality DCv+ (close trunc)</text:p>
          </table:table-cell>
          <table:table-cell table:style-name="ce1" office:value-type="string" calcext:value-type="string">
            <text:p>Chi2 KS DCv (global)</text:p>
          </table:table-cell>
          <table:table-cell table:style-name="ce1" office:value-type="string" calcext:value-type="string">
            <text:p>Bal. quality 1 (global)</text:p>
          </table:table-cell>
          <table:table-cell table:style-name="ce1" office:value-type="string" calcext:value-type="string">
            <text:p>Bal. quality 2 (global)</text:p>
          </table:table-cell>
          <table:table-cell table:style-name="ce1" office:value-type="string" calcext:value-type="string">
            <text:p>Bal. quality 3 (global)</text:p>
          </table:table-cell>
          <table:table-cell table:style-name="ce1" office:value-type="string" calcext:value-type="string">
            <text:p>Bal. quality Chi2+ (global)</text:p>
          </table:table-cell>
          <table:table-cell table:style-name="ce1" office:value-type="string" calcext:value-type="string">
            <text:p>Bal. quality KS+ (global)</text:p>
          </table:table-cell>
          <table:table-cell table:style-name="ce1" office:value-type="string" calcext:value-type="string">
            <text:p>Bal. quality DCv+ (global)</text:p>
          </table:table-cell>
          <table:table-cell table:style-name="ce1" office:value-type="string" calcext:value-type="string">
            <text:p>DeltaAIC Chi2 KS DCv (global)</text:p>
          </table:table-cell>
          <table:table-cell table:number-columns-repeated="16265"/>
        </table:table-row>
        <table:table-row table:style-name="ro1">
          <table:table-cell table:style-name="ce1"/>
          <table:table-cell table:number-columns-repeated="32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7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lta Cv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6" table:style-name="ce1" office:value-type="string" calcext:value-type="string">
            <text:p>Value</text:p>
          </table:table-cell>
          <table:table-cell table:number-columns-repeated="2" table:style-name="ce1" office:value-type="string" calcext:value-type="string">
            <text:p>Group</text:p>
          </table:table-cell>
          <table:table-cell table:number-columns-repeated="17" table:style-name="ce1" office:value-type="string" calcext:value-type="string">
            <text:p>Order</text:p>
          </table:table-cell>
          <table:table-cell table:number-columns-repeated="1626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5mn-hno-cos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5-01T19:14:57.18" calcext:value-type="date">
            <text:p>2024-05-01 19:14:57</text:p>
          </table:table-cell>
          <table:table-cell office:value-type="float" office:value="0.884892" calcext:value-type="float">
            <text:p>0,884892</text:p>
          </table:table-cell>
          <table:table-cell office:value-type="string" calcext:value-type="string">
            <text:p>C:\git\pyaudisam\tests\tmp\val-oanlr\SylvAtri-ab-m-5mn-hno-cos-mr7fzoad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.0160000000001" calcext:value-type="float">
            <text:p>16,0160000000001</text:p>
          </table:table-cell>
          <table:table-cell office:value-type="float" office:value="2886.089" calcext:value-type="float">
            <text:p>2886,089</text:p>
          </table:table-cell>
          <table:table-cell office:value-type="float" office:value="0.0000006556511" calcext:value-type="float">
            <text:p>0,0000006556511</text:p>
          </table:table-cell>
          <table:table-cell office:value-type="float" office:value="0.00003117323" calcext:value-type="float">
            <text:p>0,00003117323</text:p>
          </table:table-cell>
          <table:table-cell office:value-type="float" office:value="0.000007510185" calcext:value-type="float">
            <text:p>0,000007510185</text:p>
          </table:table-cell>
          <table:table-cell office:value-type="float" office:value="0.0000006556511" calcext:value-type="float">
            <text:p>0,0000006556511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number-columns-repeated="3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" calcext:value-type="float">
            <text:p>0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0230365270366893" calcext:value-type="float">
            <text:p>0,0230365270366893</text:p>
          </table:table-cell>
          <table:table-cell office:value-type="float" office:value="0.0358940455814775" calcext:value-type="float">
            <text:p>0,0358940455814775</text:p>
          </table:table-cell>
          <table:table-cell office:value-type="float" office:value="0.0362296994015652" calcext:value-type="float">
            <text:p>0,0362296994015652</text:p>
          </table:table-cell>
          <table:table-cell office:value-type="float" office:value="0.0107679317275183" calcext:value-type="float">
            <text:p>0,0107679317275183</text:p>
          </table:table-cell>
          <table:table-cell office:value-type="float" office:value="0.0267247131230706" calcext:value-type="float">
            <text:p>0,0267247131230706</text:p>
          </table:table-cell>
          <table:table-cell office:value-type="float" office:value="0.0518740755014167" calcext:value-type="float">
            <text:p>0,0518740755014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626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5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5-01T19:14:57.19" calcext:value-type="date">
            <text:p>2024-05-01 19:14:57</text:p>
          </table:table-cell>
          <table:table-cell office:value-type="float" office:value="0.909108" calcext:value-type="float">
            <text:p>0,909108</text:p>
          </table:table-cell>
          <table:table-cell office:value-type="string" calcext:value-type="string">
            <text:p>C:\git\pyaudisam\tests\tmp\val-oanlr\SylvAtri-ab-m-5mn-hno-cos-l10-h7f6czd_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.8120000000004" calcext:value-type="float">
            <text:p>15,8120000000004</text:p>
          </table:table-cell>
          <table:table-cell office:value-type="float" office:value="2882.367" calcext:value-type="float">
            <text:p>2882,367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3635883" calcext:value-type="float">
            <text:p>0,0003635883</text:p>
          </table:table-cell>
          <table:table-cell office:value-type="float" office:value="0.0007719398" calcext:value-type="float">
            <text:p>0,0007719398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1437778" calcext:value-type="float">
            <text:p>0,0001437778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001315072" calcext:value-type="float">
            <text:p>0,0001315072</text:p>
          </table:table-cell>
          <table:table-cell office:value-type="float" office:value="0.0001571934" calcext:value-type="float">
            <text:p>0,0001571934</text:p>
          </table:table-cell>
          <table:table-cell office:value-type="float" office:value="259" calcext:value-type="float">
            <text:p>259</text:p>
          </table:table-cell>
          <table:table-cell office:value-type="float" office:value="0.05836663" calcext:value-type="float">
            <text:p>0,05836663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5338537" calcext:value-type="float">
            <text:p>0,05338537</text:p>
          </table:table-cell>
          <table:table-cell office:value-type="float" office:value="0.06381267" calcext:value-type="float">
            <text:p>0,06381267</text:p>
          </table:table-cell>
          <table:table-cell office:value-type="float" office:value="259" calcext:value-type="float">
            <text:p>259</text:p>
          </table:table-cell>
          <table:table-cell office:value-type="float" office:value="117.9421" calcext:value-type="float">
            <text:p>117,9421</text:p>
          </table:table-cell>
          <table:table-cell office:value-type="float" office:value="0.02266272" calcext:value-type="float">
            <text:p>0,02266272</text:p>
          </table:table-cell>
          <table:table-cell office:value-type="float" office:value="112.7951" calcext:value-type="float">
            <text:p>112,7951</text:p>
          </table:table-cell>
          <table:table-cell office:value-type="float" office:value="123.324" calcext:value-type="float">
            <text:p>123,324</text:p>
          </table:table-cell>
          <table:table-cell office:value-type="float" office:value="259" calcext:value-type="float">
            <text:p>259</text:p>
          </table:table-cell>
          <table:table-cell office:value-type="float" office:value="2882.413" calcext:value-type="float">
            <text:p>2882,413</text:p>
          </table:table-cell>
          <table:table-cell office:value-type="float" office:value="2889.496" calcext:value-type="float">
            <text:p>2889,496</text:p>
          </table:table-cell>
          <table:table-cell office:value-type="float" office:value="-1439.183" calcext:value-type="float">
            <text:p>-1439,183</text:p>
          </table:table-cell>
          <table:table-cell office:value-type="float" office:value="0.001805437" calcext:value-type="float">
            <text:p>0,00180543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6407" calcext:value-type="float">
            <text:p>118,6407</text:p>
          </table:table-cell>
          <table:table-cell office:value-type="float" office:value="0.7838258" calcext:value-type="float">
            <text:p>0,7838258</text:p>
          </table:table-cell>
          <table:table-cell table:number-columns-repeated="3"/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3143395" calcext:value-type="float">
            <text:p>0,3143395</text:p>
          </table:table-cell>
          <table:table-cell office:value-type="float" office:value="0" calcext:value-type="float">
            <text:p>0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754" calcext:value-type="float">
            <text:p>754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625" calcext:value-type="float">
            <text:p>625</text:p>
          </table:table-cell>
          <table:table-cell office:value-type="float" office:value="910" calcext:value-type="float">
            <text:p>910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0676943198307913" calcext:value-type="float">
            <text:p>0,0676943198307913</text:p>
          </table:table-cell>
          <table:table-cell office:value-type="float" office:value="0.0921816431185686" calcext:value-type="float">
            <text:p>0,0921816431185686</text:p>
          </table:table-cell>
          <table:table-cell office:value-type="float" office:value="0.0930430046309913" calcext:value-type="float">
            <text:p>0,0930430046309913</text:p>
          </table:table-cell>
          <table:table-cell office:value-type="float" office:value="0.0592798197981682" calcext:value-type="float">
            <text:p>0,0592798197981682</text:p>
          </table:table-cell>
          <table:table-cell office:value-type="float" office:value="0.0600413210288329" calcext:value-type="float">
            <text:p>0,0600413210288329</text:p>
          </table:table-cell>
          <table:table-cell office:value-type="float" office:value="0.119966972132181" calcext:value-type="float">
            <text:p>0,119966972132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26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5mn-hno-cos-r28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4:57.19" calcext:value-type="date">
            <text:p>2024-05-01 19:14:57</text:p>
          </table:table-cell>
          <table:table-cell office:value-type="float" office:value="0.868547" calcext:value-type="float">
            <text:p>0,868547</text:p>
          </table:table-cell>
          <table:table-cell office:value-type="string" calcext:value-type="string">
            <text:p>C:\git\pyaudisam\tests\tmp\val-oanlr\SylvAtri-ab-m-5mn-hno-cos-r280-x0l761um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6.1685823754789" calcext:value-type="float">
            <text:p>96,1685823754789</text:p>
          </table:table-cell>
          <table:table-cell office:value-type="float" office:value="2" calcext:value-type="float">
            <text:p>2</text:p>
          </table:table-cell>
          <table:table-cell office:value-type="float" office:value="1.46000000000004" calcext:value-type="float">
            <text:p>1,46000000000004</text:p>
          </table:table-cell>
          <table:table-cell office:value-type="float" office:value="2680.05" calcext:value-type="float">
            <text:p>2680,05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6866175" calcext:value-type="float">
            <text:p>0,06866175</text:p>
          </table:table-cell>
          <table:table-cell office:value-type="float" office:value="0.003217161" calcext:value-type="float">
            <text:p>0,003217161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002017681" calcext:value-type="float">
            <text:p>0,0002017681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0001639601" calcext:value-type="float">
            <text:p>0,0001639601</text:p>
          </table:table-cell>
          <table:table-cell office:value-type="float" office:value="0.0002482943" calcext:value-type="float">
            <text:p>0,0002482943</text:p>
          </table:table-cell>
          <table:table-cell office:value-type="float" office:value="249" calcext:value-type="float">
            <text:p>249</text:p>
          </table:table-cell>
          <table:table-cell office:value-type="float" office:value="0.1264333" calcext:value-type="float">
            <text:p>0,1264333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1027418" calcext:value-type="float">
            <text:p>0,1027418</text:p>
          </table:table-cell>
          <table:table-cell office:value-type="float" office:value="0.1555879" calcext:value-type="float">
            <text:p>0,1555879</text:p>
          </table:table-cell>
          <table:table-cell office:value-type="float" office:value="249" calcext:value-type="float">
            <text:p>249</text:p>
          </table:table-cell>
          <table:table-cell office:value-type="float" office:value="99.56088" calcext:value-type="float">
            <text:p>99,56088</text:p>
          </table:table-cell>
          <table:table-cell office:value-type="float" office:value="0.05282277" calcext:value-type="float">
            <text:p>0,05282277</text:p>
          </table:table-cell>
          <table:table-cell office:value-type="float" office:value="89.73002" calcext:value-type="float">
            <text:p>89,73002</text:p>
          </table:table-cell>
          <table:table-cell office:value-type="float" office:value="110.4688" calcext:value-type="float">
            <text:p>110,4688</text:p>
          </table:table-cell>
          <table:table-cell office:value-type="float" office:value="249" calcext:value-type="float">
            <text:p>249</text:p>
          </table:table-cell>
          <table:table-cell office:value-type="float" office:value="2680.099" calcext:value-type="float">
            <text:p>2680,099</text:p>
          </table:table-cell>
          <table:table-cell office:value-type="float" office:value="2687.101" calcext:value-type="float">
            <text:p>2687,101</text:p>
          </table:table-cell>
          <table:table-cell office:value-type="float" office:value="-1338.025" calcext:value-type="float">
            <text:p>-1338,025</text:p>
          </table:table-cell>
          <table:table-cell office:value-type="float" office:value="0.3187885" calcext:value-type="float">
            <text:p>0,318788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17319" calcext:value-type="float">
            <text:p>84,17319</text:p>
          </table:table-cell>
          <table:table-cell office:value-type="float" office:value="0.3060798" calcext:value-type="float">
            <text:p>0,3060798</text:p>
          </table:table-cell>
          <table:table-cell table:number-columns-repeated="3"/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4242216" calcext:value-type="float">
            <text:p>0,4242216</text:p>
          </table:table-cell>
          <table:table-cell office:value-type="float" office:value="0" calcext:value-type="float">
            <text:p>0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1018" calcext:value-type="float">
            <text:p>1018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780" calcext:value-type="float">
            <text:p>780</text:p>
          </table:table-cell>
          <table:table-cell office:value-type="float" office:value="1328" calcext:value-type="float">
            <text:p>1328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23077466591993" calcext:value-type="float">
            <text:p>0,23077466591993</text:p>
          </table:table-cell>
          <table:table-cell office:value-type="float" office:value="0.267075765850075" calcext:value-type="float">
            <text:p>0,267075765850075</text:p>
          </table:table-cell>
          <table:table-cell office:value-type="float" office:value="0.2708964951485" calcext:value-type="float">
            <text:p>0,2708964951485</text:p>
          </table:table-cell>
          <table:table-cell office:value-type="float" office:value="0.15996407873653" calcext:value-type="float">
            <text:p>0,15996407873653</text:p>
          </table:table-cell>
          <table:table-cell office:value-type="float" office:value="0.275841025998893" calcext:value-type="float">
            <text:p>0,275841025998893</text:p>
          </table:table-cell>
          <table:table-cell office:value-type="float" office:value="0.305118900537349" calcext:value-type="float">
            <text:p>0,3051189005373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26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5mn-hno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4:57.2" calcext:value-type="date">
            <text:p>2024-05-01 19:14:57</text:p>
          </table:table-cell>
          <table:table-cell office:value-type="float" office:value="0.746422" calcext:value-type="float">
            <text:p>0,746422</text:p>
          </table:table-cell>
          <table:table-cell office:value-type="string" calcext:value-type="string">
            <text:p>C:\git\pyaudisam\tests\tmp\val-oanlr\SylvAtri-ab-m-5mn-hno-cos-l15-r300-e37icumi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2" calcext:value-type="float">
            <text:p>2</text:p>
          </table:table-cell>
          <table:table-cell office:value-type="float" office:value="3.49400000000014" calcext:value-type="float">
            <text:p>3,49400000000014</text:p>
          </table:table-cell>
          <table:table-cell office:value-type="float" office:value="2657.012" calcext:value-type="float">
            <text:p>2657,012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3201842" calcext:value-type="float">
            <text:p>0,003201842</text:p>
          </table:table-cell>
          <table:table-cell office:value-type="float" office:value="0.007594347" calcext:value-type="float">
            <text:p>0,007594347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02047945" calcext:value-type="float">
            <text:p>0,0002047945</text:p>
          </table:table-cell>
          <table:table-cell office:value-type="float" office:value="0.09747453" calcext:value-type="float">
            <text:p>0,09747453</text:p>
          </table:table-cell>
          <table:table-cell office:value-type="float" office:value="0.0001690971" calcext:value-type="float">
            <text:p>0,0001690971</text:p>
          </table:table-cell>
          <table:table-cell office:value-type="float" office:value="0.0002480277" calcext:value-type="float">
            <text:p>0,0002480277</text:p>
          </table:table-cell>
          <table:table-cell office:value-type="float" office:value="247" calcext:value-type="float">
            <text:p>247</text:p>
          </table:table-cell>
          <table:table-cell office:value-type="float" office:value="0.1085099" calcext:value-type="float">
            <text:p>0,1085099</text:p>
          </table:table-cell>
          <table:table-cell office:value-type="float" office:value="0.09747452" calcext:value-type="float">
            <text:p>0,09747452</text:p>
          </table:table-cell>
          <table:table-cell office:value-type="float" office:value="0.08959573" calcext:value-type="float">
            <text:p>0,08959573</text:p>
          </table:table-cell>
          <table:table-cell office:value-type="float" office:value="0.1314169" calcext:value-type="float">
            <text:p>0,1314169</text:p>
          </table:table-cell>
          <table:table-cell office:value-type="float" office:value="247" calcext:value-type="float">
            <text:p>247</text:p>
          </table:table-cell>
          <table:table-cell office:value-type="float" office:value="98.82251" calcext:value-type="float">
            <text:p>98,82251</text:p>
          </table:table-cell>
          <table:table-cell office:value-type="float" office:value="0.04873726" calcext:value-type="float">
            <text:p>0,04873726</text:p>
          </table:table-cell>
          <table:table-cell office:value-type="float" office:value="89.78237" calcext:value-type="float">
            <text:p>89,78237</text:p>
          </table:table-cell>
          <table:table-cell office:value-type="float" office:value="108.7729" calcext:value-type="float">
            <text:p>108,7729</text:p>
          </table:table-cell>
          <table:table-cell office:value-type="float" office:value="247" calcext:value-type="float">
            <text:p>247</text:p>
          </table:table-cell>
          <table:table-cell office:value-type="float" office:value="2657.061" calcext:value-type="float">
            <text:p>2657,061</text:p>
          </table:table-cell>
          <table:table-cell office:value-type="float" office:value="2664.047" calcext:value-type="float">
            <text:p>2664,047</text:p>
          </table:table-cell>
          <table:table-cell office:value-type="float" office:value="-1326.506" calcext:value-type="float">
            <text:p>-1326,506</text:p>
          </table:table-cell>
          <table:table-cell office:value-type="float" office:value="0.3614916" calcext:value-type="float">
            <text:p>0,361491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9742" calcext:value-type="float">
            <text:p>86,89742</text:p>
          </table:table-cell>
          <table:table-cell office:value-type="float" office:value="0.366885" calcext:value-type="float">
            <text:p>0,366885</text:p>
          </table:table-cell>
          <table:table-cell table:number-columns-repeated="3"/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4271536" calcext:value-type="float">
            <text:p>0,4271536</text:p>
          </table:table-cell>
          <table:table-cell office:value-type="float" office:value="0" calcext:value-type="float">
            <text:p>0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1025" calcext:value-type="float">
            <text:p>1025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796" calcext:value-type="float">
            <text:p>796</text:p>
          </table:table-cell>
          <table:table-cell office:value-type="float" office:value="1320" calcext:value-type="float">
            <text:p>1320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32220158288257" calcext:value-type="float">
            <text:p>0,32220158288257</text:p>
          </table:table-cell>
          <table:table-cell office:value-type="float" office:value="0.358300440301164" calcext:value-type="float">
            <text:p>0,358300440301164</text:p>
          </table:table-cell>
          <table:table-cell office:value-type="float" office:value="0.363219404491449" calcext:value-type="float">
            <text:p>0,363219404491449</text:p>
          </table:table-cell>
          <table:table-cell office:value-type="float" office:value="0.264991934086609" calcext:value-type="float">
            <text:p>0,264991934086609</text:p>
          </table:table-cell>
          <table:table-cell office:value-type="float" office:value="0.363027019117146" calcext:value-type="float">
            <text:p>0,363027019117146</text:p>
          </table:table-cell>
          <table:table-cell office:value-type="float" office:value="0.397393301046046" calcext:value-type="float">
            <text:p>0,3973933010460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626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5mn-hno-cos-l20-r300-m14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1T19:14:57.21" calcext:value-type="date">
            <text:p>2024-05-01 19:14:57</text:p>
          </table:table-cell>
          <table:table-cell office:value-type="float" office:value="0.688879" calcext:value-type="float">
            <text:p>0,688879</text:p>
          </table:table-cell>
          <table:table-cell office:value-type="string" calcext:value-type="string">
            <text:p>C:\git\pyaudisam\tests\tmp\val-oanlr\SylvAtri-ab-m-5mn-hno-cos-l20-r300-m14-oakxi6pe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5.0191570881226" calcext:value-type="float">
            <text:p>95,0191570881226</text:p>
          </table:table-cell>
          <table:table-cell office:value-type="float" office:value="2" calcext:value-type="float">
            <text:p>2</text:p>
          </table:table-cell>
          <table:table-cell office:value-type="float" office:value="1.9670000000001" calcext:value-type="float">
            <text:p>1,9670000000001</text:p>
          </table:table-cell>
          <table:table-cell office:value-type="float" office:value="2637.177" calcext:value-type="float">
            <text:p>2637,177</text:p>
          </table:table-cell>
          <table:table-cell table:number-columns-repeated="2" office:value-type="float" office:value="0.00530839" calcext:value-type="float">
            <text:p>0,00530839</text:p>
          </table:table-cell>
          <table:table-cell table:number-columns-repeated="2"/>
          <table:table-cell office:value-type="float" office:value="0.0002149213" calcext:value-type="float">
            <text:p>0,0002149213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001777837" calcext:value-type="float">
            <text:p>0,0001777837</text:p>
          </table:table-cell>
          <table:table-cell office:value-type="float" office:value="0.0002598166" calcext:value-type="float">
            <text:p>0,0002598166</text:p>
          </table:table-cell>
          <table:table-cell office:value-type="float" office:value="246" calcext:value-type="float">
            <text:p>246</text:p>
          </table:table-cell>
          <table:table-cell office:value-type="float" office:value="0.103397" calcext:value-type="float">
            <text:p>0,103397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8553043" calcext:value-type="float">
            <text:p>0,08553043</text:p>
          </table:table-cell>
          <table:table-cell office:value-type="float" office:value="0.1249958" calcext:value-type="float">
            <text:p>0,1249958</text:p>
          </table:table-cell>
          <table:table-cell office:value-type="float" office:value="246" calcext:value-type="float">
            <text:p>246</text:p>
          </table:table-cell>
          <table:table-cell office:value-type="float" office:value="96.46622" calcext:value-type="float">
            <text:p>96,46622</text:p>
          </table:table-cell>
          <table:table-cell office:value-type="float" office:value="0.04826858" calcext:value-type="float">
            <text:p>0,04826858</text:p>
          </table:table-cell>
          <table:table-cell office:value-type="float" office:value="87.72227" calcext:value-type="float">
            <text:p>87,72227</text:p>
          </table:table-cell>
          <table:table-cell office:value-type="float" office:value="106.0818" calcext:value-type="float">
            <text:p>106,0818</text:p>
          </table:table-cell>
          <table:table-cell office:value-type="float" office:value="246" calcext:value-type="float">
            <text:p>246</text:p>
          </table:table-cell>
          <table:table-cell office:value-type="float" office:value="2637.226" calcext:value-type="float">
            <text:p>2637,226</text:p>
          </table:table-cell>
          <table:table-cell office:value-type="float" office:value="2644.204" calcext:value-type="float">
            <text:p>2644,204</text:p>
          </table:table-cell>
          <table:table-cell office:value-type="float" office:value="-1316.588" calcext:value-type="float">
            <text:p>-1316,588</text:p>
          </table:table-cell>
          <table:table-cell office:value-type="float" office:value="0.3890333" calcext:value-type="float">
            <text:p>0,389033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65221" calcext:value-type="float">
            <text:p>86,65221</text:p>
          </table:table-cell>
          <table:table-cell office:value-type="float" office:value="0.3913544" calcext:value-type="float">
            <text:p>0,3913544</text:p>
          </table:table-cell>
          <table:table-cell table:number-columns-repeated="3"/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4464754" calcext:value-type="float">
            <text:p>0,4464754</text:p>
          </table:table-cell>
          <table:table-cell office:value-type="float" office:value="0" calcext:value-type="float">
            <text:p>0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1072" calcext:value-type="float">
            <text:p>1072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834" calcext:value-type="float">
            <text:p>834</text:p>
          </table:table-cell>
          <table:table-cell office:value-type="float" office:value="1376" calcext:value-type="float">
            <text:p>1376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282966821096586" calcext:value-type="float">
            <text:p>0,282966821096586</text:p>
          </table:table-cell>
          <table:table-cell office:value-type="float" office:value="0.319929533133432" calcext:value-type="float">
            <text:p>0,319929533133432</text:p>
          </table:table-cell>
          <table:table-cell office:value-type="float" office:value="0.324280523905658" calcext:value-type="float">
            <text:p>0,324280523905658</text:p>
          </table:table-cell>
          <table:table-cell office:value-type="float" office:value="0.205343558268516" calcext:value-type="float">
            <text:p>0,205343558268516</text:p>
          </table:table-cell>
          <table:table-cell office:value-type="float" office:value="0.33090700983918" calcext:value-type="float">
            <text:p>0,33090700983918</text:p>
          </table:table-cell>
          <table:table-cell office:value-type="float" office:value="0.359524887849919" calcext:value-type="float">
            <text:p>0,3595248878499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626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1.6806283357289" calcext:value-type="float">
            <text:p>21,6806283357289</text:p>
          </table:table-cell>
          <table:table-cell office:value-type="float" office:value="320.072368909733" calcext:value-type="float">
            <text:p>320,072368909733</text:p>
          </table:table-cell>
          <table:table-cell/>
          <table:table-cell office:value-type="string" calcext:value-type="string">
            <text:p>SylvAtri-ab-m-5mn-hno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1.6806283357289" calcext:value-type="float">
            <text:p>21,6806283357289</text:p>
          </table:table-cell>
          <table:table-cell office:value-type="float" office:value="320.072368909733" calcext:value-type="float">
            <text:p>320,0723689097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4:57.26" calcext:value-type="date">
            <text:p>2024-05-01 19:14:57</text:p>
          </table:table-cell>
          <table:table-cell office:value-type="float" office:value="0.795474" calcext:value-type="float">
            <text:p>0,795474</text:p>
          </table:table-cell>
          <table:table-cell office:value-type="string" calcext:value-type="string">
            <text:p>C:\git\pyaudisam\tests\tmp\val-oanlr\SylvAtri-ab-m-5mn-hno-cos-la-ra-zd9a_z18</text:p>
          </table:table-cell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" calcext:value-type="float">
            <text:p>1,3</text:p>
          </table:table-cell>
          <table:table-cell office:value-type="float" office:value="0.08360783" calcext:value-type="float">
            <text:p>0,08360783</text:p>
          </table:table-cell>
          <table:table-cell office:value-type="float" office:value="1.101498" calcext:value-type="float">
            <text:p>1,101498</text:p>
          </table:table-cell>
          <table:table-cell office:value-type="float" office:value="1.534275" calcext:value-type="float">
            <text:p>1,534275</text:p>
          </table:table-cell>
          <table:table-cell office:value-type="float" office:value="95" calcext:value-type="float">
            <text:p>95</text:p>
          </table:table-cell>
          <table:table-cell office:value-type="float" office:value="21.6806" calcext:value-type="float">
            <text:p>21,6806</text:p>
          </table:table-cell>
          <table:table-cell office:value-type="float" office:value="320.072" calcext:value-type="float">
            <text:p>320,072</text:p>
          </table:table-cell>
          <table:table-cell office:value-type="float" office:value="94.6360153256705" calcext:value-type="float">
            <text:p>94,63601532567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4.118" calcext:value-type="float">
            <text:p>2624,118</text:p>
          </table:table-cell>
          <table:table-cell office:value-type="float" office:value="0.1307933" calcext:value-type="float">
            <text:p>0,1307933</text:p>
          </table:table-cell>
          <table:table-cell office:value-type="float" office:value="0.2335056" calcext:value-type="float">
            <text:p>0,2335056</text:p>
          </table:table-cell>
          <table:table-cell office:value-type="float" office:value="0.0111686" calcext:value-type="float">
            <text:p>0,0111686</text:p>
          </table:table-cell>
          <table:table-cell office:value-type="float" office:value="0.1307933" calcext:value-type="float">
            <text:p>0,1307933</text:p>
          </table:table-cell>
          <table:table-cell office:value-type="float" office:value="0.0002097908" calcext:value-type="float">
            <text:p>0,0002097908</text:p>
          </table:table-cell>
          <table:table-cell office:value-type="float" office:value="0.090273" calcext:value-type="float">
            <text:p>0,090273</text:p>
          </table:table-cell>
          <table:table-cell office:value-type="float" office:value="0.0001756795" calcext:value-type="float">
            <text:p>0,0001756795</text:p>
          </table:table-cell>
          <table:table-cell office:value-type="float" office:value="0.0002505254" calcext:value-type="float">
            <text:p>0,0002505254</text:p>
          </table:table-cell>
          <table:table-cell office:value-type="float" office:value="245" calcext:value-type="float">
            <text:p>245</text:p>
          </table:table-cell>
          <table:table-cell office:value-type="float" office:value="0.09305682" calcext:value-type="float">
            <text:p>0,09305682</text:p>
          </table:table-cell>
          <table:table-cell office:value-type="float" office:value="0.090273" calcext:value-type="float">
            <text:p>0,090273</text:p>
          </table:table-cell>
          <table:table-cell office:value-type="float" office:value="0.07792608" calcext:value-type="float">
            <text:p>0,07792608</text:p>
          </table:table-cell>
          <table:table-cell office:value-type="float" office:value="0.1111255" calcext:value-type="float">
            <text:p>0,1111255</text:p>
          </table:table-cell>
          <table:table-cell office:value-type="float" office:value="245" calcext:value-type="float">
            <text:p>245</text:p>
          </table:table-cell>
          <table:table-cell office:value-type="float" office:value="97.63865" calcext:value-type="float">
            <text:p>97,63865</text:p>
          </table:table-cell>
          <table:table-cell office:value-type="float" office:value="0.0451365" calcext:value-type="float">
            <text:p>0,0451365</text:p>
          </table:table-cell>
          <table:table-cell office:value-type="float" office:value="89.33681" calcext:value-type="float">
            <text:p>89,33681</text:p>
          </table:table-cell>
          <table:table-cell office:value-type="float" office:value="106.712" calcext:value-type="float">
            <text:p>106,712</text:p>
          </table:table-cell>
          <table:table-cell office:value-type="float" office:value="245" calcext:value-type="float">
            <text:p>245</text:p>
          </table:table-cell>
          <table:table-cell office:value-type="float" office:value="2624.167" calcext:value-type="float">
            <text:p>2624,167</text:p>
          </table:table-cell>
          <table:table-cell office:value-type="float" office:value="2631.137" calcext:value-type="float">
            <text:p>2631,137</text:p>
          </table:table-cell>
          <table:table-cell office:value-type="float" office:value="-1310.059" calcext:value-type="float">
            <text:p>-1310,059</text:p>
          </table:table-cell>
          <table:table-cell office:value-type="float" office:value="0.376969" calcext:value-type="float">
            <text:p>0,376969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9908" calcext:value-type="float">
            <text:p>87,59908</text:p>
          </table:table-cell>
          <table:table-cell office:value-type="float" office:value="0.3965904" calcext:value-type="float">
            <text:p>0,3965904</text:p>
          </table:table-cell>
          <table:table-cell table:number-columns-repeated="3"/>
          <table:table-cell office:value-type="float" office:value="0.4340601" calcext:value-type="float">
            <text:p>0,4340601</text:p>
          </table:table-cell>
          <table:table-cell office:value-type="float" office:value="0.1230426" calcext:value-type="float">
            <text:p>0,1230426</text:p>
          </table:table-cell>
          <table:table-cell office:value-type="float" office:value="0.3410158" calcext:value-type="float">
            <text:p>0,3410158</text:p>
          </table:table-cell>
          <table:table-cell office:value-type="float" office:value="0.5524911" calcext:value-type="float">
            <text:p>0,5524911</text:p>
          </table:table-cell>
          <table:table-cell office:value-type="float" office:value="291.8247" calcext:value-type="float">
            <text:p>291,8247</text:p>
          </table:table-cell>
          <table:table-cell office:value-type="float" office:value="0.4340601" calcext:value-type="float">
            <text:p>0,4340601</text:p>
          </table:table-cell>
          <table:table-cell office:value-type="float" office:value="0" calcext:value-type="float">
            <text:p>0</text:p>
          </table:table-cell>
          <table:table-cell office:value-type="float" office:value="0.1230426" calcext:value-type="float">
            <text:p>0,1230426</text:p>
          </table:table-cell>
          <table:table-cell office:value-type="float" office:value="0.3410158" calcext:value-type="float">
            <text:p>0,3410158</text:p>
          </table:table-cell>
          <table:table-cell office:value-type="float" office:value="0.5524911" calcext:value-type="float">
            <text:p>0,5524911</text:p>
          </table:table-cell>
          <table:table-cell office:value-type="float" office:value="291.8247" calcext:value-type="float">
            <text:p>291,8247</text:p>
          </table:table-cell>
          <table:table-cell office:value-type="float" office:value="1042" calcext:value-type="float">
            <text:p>1042</text:p>
          </table:table-cell>
          <table:table-cell office:value-type="float" office:value="0.1230426" calcext:value-type="float">
            <text:p>0,1230426</text:p>
          </table:table-cell>
          <table:table-cell office:value-type="float" office:value="818" calcext:value-type="float">
            <text:p>818</text:p>
          </table:table-cell>
          <table:table-cell office:value-type="float" office:value="1326" calcext:value-type="float">
            <text:p>1326</text:p>
          </table:table-cell>
          <table:table-cell office:value-type="float" office:value="291.8247" calcext:value-type="float">
            <text:p>291,8247</text:p>
          </table:table-cell>
          <table:table-cell office:value-type="float" office:value="0.464550253236059" calcext:value-type="float">
            <text:p>0,464550253236059</text:p>
          </table:table-cell>
          <table:table-cell office:value-type="float" office:value="0.494237391393373" calcext:value-type="float">
            <text:p>0,494237391393373</text:p>
          </table:table-cell>
          <table:table-cell office:value-type="float" office:value="0.500726209116322" calcext:value-type="float">
            <text:p>0,500726209116322</text:p>
          </table:table-cell>
          <table:table-cell office:value-type="float" office:value="0.431341156844905" calcext:value-type="float">
            <text:p>0,431341156844905</text:p>
          </table:table-cell>
          <table:table-cell office:value-type="float" office:value="0.48517779266953" calcext:value-type="float">
            <text:p>0,48517779266953</text:p>
          </table:table-cell>
          <table:table-cell office:value-type="float" office:value="0.530111688025212" calcext:value-type="float">
            <text:p>0,5301116880252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626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7.60388782601" calcext:value-type="float">
            <text:p>17,60388782601</text:p>
          </table:table-cell>
          <table:table-cell office:value-type="float" office:value="239.794771941256" calcext:value-type="float">
            <text:p>239,794771941256</text:p>
          </table:table-cell>
          <table:table-cell/>
          <table:table-cell office:value-type="string" calcext:value-type="string">
            <text:p>SylvAtri-ab-m-5mn-hno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7.60388782601" calcext:value-type="float">
            <text:p>17,60388782601</text:p>
          </table:table-cell>
          <table:table-cell office:value-type="float" office:value="239.794771941256" calcext:value-type="float">
            <text:p>239,794771941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4:57.22" calcext:value-type="date">
            <text:p>2024-05-01 19:14:57</text:p>
          </table:table-cell>
          <table:table-cell office:value-type="float" office:value="1.064603" calcext:value-type="float">
            <text:p>1,064603</text:p>
          </table:table-cell>
          <table:table-cell office:value-type="string" calcext:value-type="string">
            <text:p>C:\git\pyaudisam\tests\tmp\val-oanlr\SylvAtri-ab-m-5mn-hno-cos-la-ra-h_fbb4im</text:p>
          </table:table-cell>
          <table:table-cell office:value-type="float" office:value="245" calcext:value-type="float">
            <text:p>24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89474" calcext:value-type="float">
            <text:p>1,289474</text:p>
          </table:table-cell>
          <table:table-cell office:value-type="float" office:value="0.0849115" calcext:value-type="float">
            <text:p>0,0849115</text:p>
          </table:table-cell>
          <table:table-cell office:value-type="float" office:value="1.089769" calcext:value-type="float">
            <text:p>1,089769</text:p>
          </table:table-cell>
          <table:table-cell office:value-type="float" office:value="1.525774" calcext:value-type="float">
            <text:p>1,525774</text:p>
          </table:table-cell>
          <table:table-cell office:value-type="float" office:value="95" calcext:value-type="float">
            <text:p>95</text:p>
          </table:table-cell>
          <table:table-cell office:value-type="float" office:value="17.6039" calcext:value-type="float">
            <text:p>17,6039</text:p>
          </table:table-cell>
          <table:table-cell office:value-type="float" office:value="239.795" calcext:value-type="float">
            <text:p>239,795</text:p>
          </table:table-cell>
          <table:table-cell office:value-type="float" office:value="93.8697318007663" calcext:value-type="float">
            <text:p>93,8697318007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72.353" calcext:value-type="float">
            <text:p>2572,353</text:p>
          </table:table-cell>
          <table:table-cell office:value-type="float" office:value="0.2470702" calcext:value-type="float">
            <text:p>0,2470702</text:p>
          </table:table-cell>
          <table:table-cell office:value-type="float" office:value="0.1438596" calcext:value-type="float">
            <text:p>0,1438596</text:p>
          </table:table-cell>
          <table:table-cell office:value-type="float" office:value="0.01935446" calcext:value-type="float">
            <text:p>0,01935446</text:p>
          </table:table-cell>
          <table:table-cell office:value-type="float" office:value="0.2470702" calcext:value-type="float">
            <text:p>0,2470702</text:p>
          </table:table-cell>
          <table:table-cell office:value-type="float" office:value="0.0001673858" calcext:value-type="float">
            <text:p>0,0001673858</text:p>
          </table:table-cell>
          <table:table-cell office:value-type="float" office:value="0.1928699" calcext:value-type="float">
            <text:p>0,1928699</text:p>
          </table:table-cell>
          <table:table-cell office:value-type="float" office:value="0.0001148752" calcext:value-type="float">
            <text:p>0,0001148752</text:p>
          </table:table-cell>
          <table:table-cell office:value-type="float" office:value="0.0002438993" calcext:value-type="float">
            <text:p>0,0002438993</text:p>
          </table:table-cell>
          <table:table-cell office:value-type="float" office:value="242" calcext:value-type="float">
            <text:p>242</text:p>
          </table:table-cell>
          <table:table-cell office:value-type="float" office:value="0.2077931" calcext:value-type="float">
            <text:p>0,2077931</text:p>
          </table:table-cell>
          <table:table-cell office:value-type="float" office:value="0.1928699" calcext:value-type="float">
            <text:p>0,1928699</text:p>
          </table:table-cell>
          <table:table-cell office:value-type="float" office:value="0.1426064" calcext:value-type="float">
            <text:p>0,1426064</text:p>
          </table:table-cell>
          <table:table-cell office:value-type="float" office:value="0.3027773" calcext:value-type="float">
            <text:p>0,3027773</text:p>
          </table:table-cell>
          <table:table-cell office:value-type="float" office:value="242" calcext:value-type="float">
            <text:p>242</text:p>
          </table:table-cell>
          <table:table-cell office:value-type="float" office:value="109.309" calcext:value-type="float">
            <text:p>109,309</text:p>
          </table:table-cell>
          <table:table-cell office:value-type="float" office:value="0.09643495" calcext:value-type="float">
            <text:p>0,09643495</text:p>
          </table:table-cell>
          <table:table-cell office:value-type="float" office:value="90.43747" calcext:value-type="float">
            <text:p>90,43747</text:p>
          </table:table-cell>
          <table:table-cell office:value-type="float" office:value="132.1183" calcext:value-type="float">
            <text:p>132,1183</text:p>
          </table:table-cell>
          <table:table-cell office:value-type="float" office:value="242" calcext:value-type="float">
            <text:p>242</text:p>
          </table:table-cell>
          <table:table-cell office:value-type="float" office:value="2572.452" calcext:value-type="float">
            <text:p>2572,452</text:p>
          </table:table-cell>
          <table:table-cell office:value-type="float" office:value="2582.856" calcext:value-type="float">
            <text:p>2582,856</text:p>
          </table:table-cell>
          <table:table-cell office:value-type="float" office:value="-1283.176" calcext:value-type="float">
            <text:p>-1283,176</text:p>
          </table:table-cell>
          <table:table-cell office:value-type="float" office:value="0.5325715" calcext:value-type="float">
            <text:p>0,532571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.42955" calcext:value-type="float">
            <text:p>84,42955</text:p>
          </table:table-cell>
          <table:table-cell office:value-type="float" office:value="0.308483" calcext:value-type="float">
            <text:p>0,308483</text:p>
          </table:table-cell>
          <table:table-cell office:value-type="float" office:value="-0.23599" calcext:value-type="float">
            <text:p>-0,23599</text:p>
          </table:table-cell>
          <table:table-cell table:number-columns-repeated="2"/>
          <table:table-cell office:value-type="float" office:value="0.3435193" calcext:value-type="float">
            <text:p>0,3435193</text:p>
          </table:table-cell>
          <table:table-cell office:value-type="float" office:value="0.2107338" calcext:value-type="float">
            <text:p>0,2107338</text:p>
          </table:table-cell>
          <table:table-cell office:value-type="float" office:value="0.2279472" calcext:value-type="float">
            <text:p>0,2279472</text:p>
          </table:table-cell>
          <table:table-cell office:value-type="float" office:value="0.5176879" calcext:value-type="float">
            <text:p>0,5176879</text:p>
          </table:table-cell>
          <table:table-cell office:value-type="float" office:value="314.7779" calcext:value-type="float">
            <text:p>314,7779</text:p>
          </table:table-cell>
          <table:table-cell office:value-type="float" office:value="0.3435193" calcext:value-type="float">
            <text:p>0,3435193</text:p>
          </table:table-cell>
          <table:table-cell office:value-type="float" office:value="0" calcext:value-type="float">
            <text:p>0</text:p>
          </table:table-cell>
          <table:table-cell office:value-type="float" office:value="0.2107338" calcext:value-type="float">
            <text:p>0,2107338</text:p>
          </table:table-cell>
          <table:table-cell office:value-type="float" office:value="0.2279472" calcext:value-type="float">
            <text:p>0,2279472</text:p>
          </table:table-cell>
          <table:table-cell office:value-type="float" office:value="0.5176879" calcext:value-type="float">
            <text:p>0,5176879</text:p>
          </table:table-cell>
          <table:table-cell office:value-type="float" office:value="314.7779" calcext:value-type="float">
            <text:p>314,7779</text:p>
          </table:table-cell>
          <table:table-cell office:value-type="float" office:value="824" calcext:value-type="float">
            <text:p>824</text:p>
          </table:table-cell>
          <table:table-cell office:value-type="float" office:value="0.2107338" calcext:value-type="float">
            <text:p>0,2107338</text:p>
          </table:table-cell>
          <table:table-cell office:value-type="float" office:value="547" calcext:value-type="float">
            <text:p>547</text:p>
          </table:table-cell>
          <table:table-cell office:value-type="float" office:value="1242" calcext:value-type="float">
            <text:p>1242</text:p>
          </table:table-cell>
          <table:table-cell office:value-type="float" office:value="314.7779" calcext:value-type="float">
            <text:p>314,7779</text:p>
          </table:table-cell>
          <table:table-cell office:value-type="float" office:value="0.563865053413934" calcext:value-type="float">
            <text:p>0,563865053413934</text:p>
          </table:table-cell>
          <table:table-cell office:value-type="float" office:value="0.549942625987089" calcext:value-type="float">
            <text:p>0,549942625987089</text:p>
          </table:table-cell>
          <table:table-cell office:value-type="float" office:value="0.55016085224387" calcext:value-type="float">
            <text:p>0,55016085224387</text:p>
          </table:table-cell>
          <table:table-cell office:value-type="float" office:value="0.50333804731025" calcext:value-type="float">
            <text:p>0,50333804731025</text:p>
          </table:table-cell>
          <table:table-cell office:value-type="float" office:value="0.54817813692894" calcext:value-type="float">
            <text:p>0,54817813692894</text:p>
          </table:table-cell>
          <table:table-cell office:value-type="float" office:value="0.537624308502296" calcext:value-type="float">
            <text:p>0,5376243085022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626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1.6900562980034" calcext:value-type="float">
            <text:p>11,6900562980034</text:p>
          </table:table-cell>
          <table:table-cell office:value-type="float" office:value="249.407171110297" calcext:value-type="float">
            <text:p>249,407171110297</text:p>
          </table:table-cell>
          <table:table-cell/>
          <table:table-cell office:value-type="string" calcext:value-type="string">
            <text:p>SylvAtri-ab-m-5mn-hno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1.6900562980034" calcext:value-type="float">
            <text:p>11,6900562980034</text:p>
          </table:table-cell>
          <table:table-cell office:value-type="float" office:value="249.407171110297" calcext:value-type="float">
            <text:p>249,4071711102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4:57.23" calcext:value-type="date">
            <text:p>2024-05-01 19:14:57</text:p>
          </table:table-cell>
          <table:table-cell office:value-type="float" office:value="0.807794" calcext:value-type="float">
            <text:p>0,807794</text:p>
          </table:table-cell>
          <table:table-cell office:value-type="string" calcext:value-type="string">
            <text:p>C:\git\pyaudisam\tests\tmp\val-oanlr\SylvAtri-ab-m-5mn-hno-cos-la-ra-spspsblk</text:p>
          </table:table-cell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" calcext:value-type="float">
            <text:p>1,3</text:p>
          </table:table-cell>
          <table:table-cell office:value-type="float" office:value="0.08609295" calcext:value-type="float">
            <text:p>0,08609295</text:p>
          </table:table-cell>
          <table:table-cell office:value-type="float" office:value="1.096106" calcext:value-type="float">
            <text:p>1,096106</text:p>
          </table:table-cell>
          <table:table-cell office:value-type="float" office:value="1.541822" calcext:value-type="float">
            <text:p>1,541822</text:p>
          </table:table-cell>
          <table:table-cell office:value-type="float" office:value="95" calcext:value-type="float">
            <text:p>95</text:p>
          </table:table-cell>
          <table:table-cell office:value-type="float" office:value="11.6901" calcext:value-type="float">
            <text:p>11,6901</text:p>
          </table:table-cell>
          <table:table-cell office:value-type="float" office:value="249.407" calcext:value-type="float">
            <text:p>249,407</text:p>
          </table:table-cell>
          <table:table-cell office:value-type="float" office:value="94.6360153256705" calcext:value-type="float">
            <text:p>94,63601532567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08.476" calcext:value-type="float">
            <text:p>2608,476</text:p>
          </table:table-cell>
          <table:table-cell office:value-type="float" office:value="0.1737379" calcext:value-type="float">
            <text:p>0,1737379</text:p>
          </table:table-cell>
          <table:table-cell office:value-type="float" office:value="0.1892126" calcext:value-type="float">
            <text:p>0,1892126</text:p>
          </table:table-cell>
          <table:table-cell office:value-type="float" office:value="0.006517708" calcext:value-type="float">
            <text:p>0,006517708</text:p>
          </table:table-cell>
          <table:table-cell office:value-type="float" office:value="0.1737379" calcext:value-type="float">
            <text:p>0,1737379</text:p>
          </table:table-cell>
          <table:table-cell office:value-type="float" office:value="0.0001621789" calcext:value-type="float">
            <text:p>0,0001621789</text:p>
          </table:table-cell>
          <table:table-cell office:value-type="float" office:value="0.1833326" calcext:value-type="float">
            <text:p>0,1833326</text:p>
          </table:table-cell>
          <table:table-cell office:value-type="float" office:value="0.0001133594" calcext:value-type="float">
            <text:p>0,0001133594</text:p>
          </table:table-cell>
          <table:table-cell office:value-type="float" office:value="0.0002320229" calcext:value-type="float">
            <text:p>0,0002320229</text:p>
          </table:table-cell>
          <table:table-cell office:value-type="float" office:value="244" calcext:value-type="float">
            <text:p>244</text:p>
          </table:table-cell>
          <table:table-cell office:value-type="float" office:value="0.1982524" calcext:value-type="float">
            <text:p>0,1982524</text:p>
          </table:table-cell>
          <table:table-cell office:value-type="float" office:value="0.1833326" calcext:value-type="float">
            <text:p>0,1833326</text:p>
          </table:table-cell>
          <table:table-cell office:value-type="float" office:value="0.138574" calcext:value-type="float">
            <text:p>0,138574</text:p>
          </table:table-cell>
          <table:table-cell office:value-type="float" office:value="0.2836319" calcext:value-type="float">
            <text:p>0,2836319</text:p>
          </table:table-cell>
          <table:table-cell office:value-type="float" office:value="244" calcext:value-type="float">
            <text:p>244</text:p>
          </table:table-cell>
          <table:table-cell office:value-type="float" office:value="111.0498" calcext:value-type="float">
            <text:p>111,0498</text:p>
          </table:table-cell>
          <table:table-cell office:value-type="float" office:value="0.09166633" calcext:value-type="float">
            <text:p>0,09166633</text:p>
          </table:table-cell>
          <table:table-cell office:value-type="float" office:value="92.73985" calcext:value-type="float">
            <text:p>92,73985</text:p>
          </table:table-cell>
          <table:table-cell office:value-type="float" office:value="132.9748" calcext:value-type="float">
            <text:p>132,9748</text:p>
          </table:table-cell>
          <table:table-cell office:value-type="float" office:value="244" calcext:value-type="float">
            <text:p>244</text:p>
          </table:table-cell>
          <table:table-cell office:value-type="float" office:value="2608.574" calcext:value-type="float">
            <text:p>2608,574</text:p>
          </table:table-cell>
          <table:table-cell office:value-type="float" office:value="2619.004" calcext:value-type="float">
            <text:p>2619,004</text:p>
          </table:table-cell>
          <table:table-cell office:value-type="float" office:value="-1301.238" calcext:value-type="float">
            <text:p>-1301,238</text:p>
          </table:table-cell>
          <table:table-cell office:value-type="float" office:value="0.4661313" calcext:value-type="float">
            <text:p>0,4661313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.53928" calcext:value-type="float">
            <text:p>84,53928</text:p>
          </table:table-cell>
          <table:table-cell office:value-type="float" office:value="0.2966567" calcext:value-type="float">
            <text:p>0,2966567</text:p>
          </table:table-cell>
          <table:table-cell office:value-type="float" office:value="-0.2267832" calcext:value-type="float">
            <text:p>-0,2267832</text:p>
          </table:table-cell>
          <table:table-cell table:number-columns-repeated="2"/>
          <table:table-cell office:value-type="float" office:value="0.3355503" calcext:value-type="float">
            <text:p>0,3355503</text:p>
          </table:table-cell>
          <table:table-cell office:value-type="float" office:value="0.202541" calcext:value-type="float">
            <text:p>0,202541</text:p>
          </table:table-cell>
          <table:table-cell office:value-type="float" office:value="0.226174" calcext:value-type="float">
            <text:p>0,226174</text:p>
          </table:table-cell>
          <table:table-cell office:value-type="float" office:value="0.4978204" calcext:value-type="float">
            <text:p>0,4978204</text:p>
          </table:table-cell>
          <table:table-cell office:value-type="float" office:value="323.1222" calcext:value-type="float">
            <text:p>323,1222</text:p>
          </table:table-cell>
          <table:table-cell office:value-type="float" office:value="0.3355503" calcext:value-type="float">
            <text:p>0,3355503</text:p>
          </table:table-cell>
          <table:table-cell office:value-type="float" office:value="0" calcext:value-type="float">
            <text:p>0</text:p>
          </table:table-cell>
          <table:table-cell office:value-type="float" office:value="0.202541" calcext:value-type="float">
            <text:p>0,202541</text:p>
          </table:table-cell>
          <table:table-cell office:value-type="float" office:value="0.226174" calcext:value-type="float">
            <text:p>0,226174</text:p>
          </table:table-cell>
          <table:table-cell office:value-type="float" office:value="0.4978204" calcext:value-type="float">
            <text:p>0,4978204</text:p>
          </table:table-cell>
          <table:table-cell office:value-type="float" office:value="323.1222" calcext:value-type="float">
            <text:p>323,1222</text:p>
          </table:table-cell>
          <table:table-cell office:value-type="float" office:value="805" calcext:value-type="float">
            <text:p>805</text:p>
          </table:table-cell>
          <table:table-cell office:value-type="float" office:value="0.202541" calcext:value-type="float">
            <text:p>0,202541</text:p>
          </table:table-cell>
          <table:table-cell office:value-type="float" office:value="543" calcext:value-type="float">
            <text:p>543</text:p>
          </table:table-cell>
          <table:table-cell office:value-type="float" office:value="1195" calcext:value-type="float">
            <text:p>1195</text:p>
          </table:table-cell>
          <table:table-cell office:value-type="float" office:value="323.1222" calcext:value-type="float">
            <text:p>323,1222</text:p>
          </table:table-cell>
          <table:table-cell office:value-type="float" office:value="0.529769260449143" calcext:value-type="float">
            <text:p>0,529769260449143</text:p>
          </table:table-cell>
          <table:table-cell office:value-type="float" office:value="0.522499019684335" calcext:value-type="float">
            <text:p>0,522499019684335</text:p>
          </table:table-cell>
          <table:table-cell office:value-type="float" office:value="0.523810305056401" calcext:value-type="float">
            <text:p>0,523810305056401</text:p>
          </table:table-cell>
          <table:table-cell office:value-type="float" office:value="0.463362372313241" calcext:value-type="float">
            <text:p>0,463362372313241</text:p>
          </table:table-cell>
          <table:table-cell office:value-type="float" office:value="0.51706424570707" calcext:value-type="float">
            <text:p>0,51706424570707</text:p>
          </table:table-cell>
          <table:table-cell office:value-type="float" office:value="0.519533807727906" calcext:value-type="float">
            <text:p>0,5195338077279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26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5.0284671432933" calcext:value-type="float">
            <text:p>25,0284671432933</text:p>
          </table:table-cell>
          <table:table-cell office:value-type="float" office:value="249.656462988207" calcext:value-type="float">
            <text:p>249,656462988207</text:p>
          </table:table-cell>
          <table:table-cell/>
          <table:table-cell office:value-type="string" calcext:value-type="string">
            <text:p>SylvAtri-ab-m-5mn-hno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5.0284671432933" calcext:value-type="float">
            <text:p>25,0284671432933</text:p>
          </table:table-cell>
          <table:table-cell office:value-type="float" office:value="249.656462988207" calcext:value-type="float">
            <text:p>249,6564629882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4:57.24" calcext:value-type="date">
            <text:p>2024-05-01 19:14:57</text:p>
          </table:table-cell>
          <table:table-cell office:value-type="float" office:value="0.937637" calcext:value-type="float">
            <text:p>0,937637</text:p>
          </table:table-cell>
          <table:table-cell office:value-type="string" calcext:value-type="string">
            <text:p>C:\git\pyaudisam\tests\tmp\val-oanlr\SylvAtri-ab-m-5mn-hno-cos-la-ra-rhplb8ni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63158" calcext:value-type="float">
            <text:p>1,263158</text:p>
          </table:table-cell>
          <table:table-cell office:value-type="float" office:value="0.08371343" calcext:value-type="float">
            <text:p>0,08371343</text:p>
          </table:table-cell>
          <table:table-cell office:value-type="float" office:value="1.070058" calcext:value-type="float">
            <text:p>1,070058</text:p>
          </table:table-cell>
          <table:table-cell office:value-type="float" office:value="1.491104" calcext:value-type="float">
            <text:p>1,491104</text:p>
          </table:table-cell>
          <table:table-cell office:value-type="float" office:value="95" calcext:value-type="float">
            <text:p>95</text:p>
          </table:table-cell>
          <table:table-cell office:value-type="float" office:value="25.0285" calcext:value-type="float">
            <text:p>25,0285</text:p>
          </table:table-cell>
          <table:table-cell office:value-type="float" office:value="249.656" calcext:value-type="float">
            <text:p>249,656</text:p>
          </table:table-cell>
          <table:table-cell office:value-type="float" office:value="91.9540229885057" calcext:value-type="float">
            <text:p>91,95402298850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7.915" calcext:value-type="float">
            <text:p>2507,915</text:p>
          </table:table-cell>
          <table:table-cell office:value-type="float" office:value="0.1722822" calcext:value-type="float">
            <text:p>0,1722822</text:p>
          </table:table-cell>
          <table:table-cell office:value-type="float" office:value="0.03128219" calcext:value-type="float">
            <text:p>0,03128219</text:p>
          </table:table-cell>
          <table:table-cell office:value-type="float" office:value="0.002975941" calcext:value-type="float">
            <text:p>0,002975941</text:p>
          </table:table-cell>
          <table:table-cell office:value-type="float" office:value="0.1722822" calcext:value-type="float">
            <text:p>0,1722822</text:p>
          </table:table-cell>
          <table:table-cell office:value-type="float" office:value="0.0001868801" calcext:value-type="float">
            <text:p>0,0001868801</text:p>
          </table:table-cell>
          <table:table-cell office:value-type="float" office:value="0.1980446" calcext:value-type="float">
            <text:p>0,1980446</text:p>
          </table:table-cell>
          <table:table-cell office:value-type="float" office:value="0.000126984" calcext:value-type="float">
            <text:p>0,000126984</text:p>
          </table:table-cell>
          <table:table-cell office:value-type="float" office:value="0.0002750282" calcext:value-type="float">
            <text:p>0,0002750282</text:p>
          </table:table-cell>
          <table:table-cell office:value-type="float" office:value="237" calcext:value-type="float">
            <text:p>237</text:p>
          </table:table-cell>
          <table:table-cell office:value-type="float" office:value="0.171705" calcext:value-type="float">
            <text:p>0,171705</text:p>
          </table:table-cell>
          <table:table-cell office:value-type="float" office:value="0.1980446" calcext:value-type="float">
            <text:p>0,1980446</text:p>
          </table:table-cell>
          <table:table-cell office:value-type="float" office:value="0.1166726" calcext:value-type="float">
            <text:p>0,1166726</text:p>
          </table:table-cell>
          <table:table-cell office:value-type="float" office:value="0.2526952" calcext:value-type="float">
            <text:p>0,2526952</text:p>
          </table:table-cell>
          <table:table-cell office:value-type="float" office:value="237" calcext:value-type="float">
            <text:p>237</text:p>
          </table:table-cell>
          <table:table-cell office:value-type="float" office:value="103.4507" calcext:value-type="float">
            <text:p>103,4507</text:p>
          </table:table-cell>
          <table:table-cell office:value-type="float" office:value="0.09902231" calcext:value-type="float">
            <text:p>0,09902231</text:p>
          </table:table-cell>
          <table:table-cell office:value-type="float" office:value="85.15682" calcext:value-type="float">
            <text:p>85,15682</text:p>
          </table:table-cell>
          <table:table-cell office:value-type="float" office:value="125.6746" calcext:value-type="float">
            <text:p>125,6746</text:p>
          </table:table-cell>
          <table:table-cell office:value-type="float" office:value="237" calcext:value-type="float">
            <text:p>237</text:p>
          </table:table-cell>
          <table:table-cell office:value-type="float" office:value="2508.017" calcext:value-type="float">
            <text:p>2508,017</text:p>
          </table:table-cell>
          <table:table-cell office:value-type="float" office:value="2518.357" calcext:value-type="float">
            <text:p>2518,357</text:p>
          </table:table-cell>
          <table:table-cell office:value-type="float" office:value="-1250.958" calcext:value-type="float">
            <text:p>-1250,958</text:p>
          </table:table-cell>
          <table:table-cell office:value-type="float" office:value="0.5251023" calcext:value-type="float">
            <text:p>0,525102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.66779" calcext:value-type="float">
            <text:p>83,66779</text:p>
          </table:table-cell>
          <table:table-cell office:value-type="float" office:value="0.3329256" calcext:value-type="float">
            <text:p>0,3329256</text:p>
          </table:table-cell>
          <table:table-cell office:value-type="float" office:value="-0.194543" calcext:value-type="float">
            <text:p>-0,194543</text:p>
          </table:table-cell>
          <table:table-cell table:number-columns-repeated="2"/>
          <table:table-cell office:value-type="float" office:value="0.3756997" calcext:value-type="float">
            <text:p>0,3756997</text:p>
          </table:table-cell>
          <table:table-cell office:value-type="float" office:value="0.2150107" calcext:value-type="float">
            <text:p>0,2150107</text:p>
          </table:table-cell>
          <table:table-cell office:value-type="float" office:value="0.247267" calcext:value-type="float">
            <text:p>0,247267</text:p>
          </table:table-cell>
          <table:table-cell office:value-type="float" office:value="0.5708414" calcext:value-type="float">
            <text:p>0,5708414</text:p>
          </table:table-cell>
          <table:table-cell office:value-type="float" office:value="304.9692" calcext:value-type="float">
            <text:p>304,9692</text:p>
          </table:table-cell>
          <table:table-cell office:value-type="float" office:value="0.3756997" calcext:value-type="float">
            <text:p>0,3756997</text:p>
          </table:table-cell>
          <table:table-cell office:value-type="float" office:value="0" calcext:value-type="float">
            <text:p>0</text:p>
          </table:table-cell>
          <table:table-cell office:value-type="float" office:value="0.2150107" calcext:value-type="float">
            <text:p>0,2150107</text:p>
          </table:table-cell>
          <table:table-cell office:value-type="float" office:value="0.247267" calcext:value-type="float">
            <text:p>0,247267</text:p>
          </table:table-cell>
          <table:table-cell office:value-type="float" office:value="0.5708414" calcext:value-type="float">
            <text:p>0,5708414</text:p>
          </table:table-cell>
          <table:table-cell office:value-type="float" office:value="304.9692" calcext:value-type="float">
            <text:p>304,9692</text:p>
          </table:table-cell>
          <table:table-cell office:value-type="float" office:value="902" calcext:value-type="float">
            <text:p>902</text:p>
          </table:table-cell>
          <table:table-cell office:value-type="float" office:value="0.2150107" calcext:value-type="float">
            <text:p>0,2150107</text:p>
          </table:table-cell>
          <table:table-cell office:value-type="float" office:value="593" calcext:value-type="float">
            <text:p>593</text:p>
          </table:table-cell>
          <table:table-cell office:value-type="float" office:value="1370" calcext:value-type="float">
            <text:p>1370</text:p>
          </table:table-cell>
          <table:table-cell office:value-type="float" office:value="304.9692" calcext:value-type="float">
            <text:p>304,9692</text:p>
          </table:table-cell>
          <table:table-cell office:value-type="float" office:value="0.517587541377564" calcext:value-type="float">
            <text:p>0,517587541377564</text:p>
          </table:table-cell>
          <table:table-cell office:value-type="float" office:value="0.509312278488903" calcext:value-type="float">
            <text:p>0,509312278488903</text:p>
          </table:table-cell>
          <table:table-cell office:value-type="float" office:value="0.508867178158351" calcext:value-type="float">
            <text:p>0,508867178158351</text:p>
          </table:table-cell>
          <table:table-cell office:value-type="float" office:value="0.451171616161191" calcext:value-type="float">
            <text:p>0,451171616161191</text:p>
          </table:table-cell>
          <table:table-cell office:value-type="float" office:value="0.510646003973413" calcext:value-type="float">
            <text:p>0,510646003973413</text:p>
          </table:table-cell>
          <table:table-cell office:value-type="float" office:value="0.499011656295387" calcext:value-type="float">
            <text:p>0,4990116562953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626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2.5121958821072" calcext:value-type="float">
            <text:p>12,5121958821072</text:p>
          </table:table-cell>
          <table:table-cell office:value-type="float" office:value="367.120698927622" calcext:value-type="float">
            <text:p>367,1206989276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no-cos-la-ra-m1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2.5121958821072" calcext:value-type="float">
            <text:p>12,5121958821072</text:p>
          </table:table-cell>
          <table:table-cell office:value-type="float" office:value="367.120698927622" calcext:value-type="float">
            <text:p>367,1206989276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1T19:14:57.27" calcext:value-type="date">
            <text:p>2024-05-01 19:14:57</text:p>
          </table:table-cell>
          <table:table-cell office:value-type="float" office:value="0.820798" calcext:value-type="float">
            <text:p>0,820798</text:p>
          </table:table-cell>
          <table:table-cell office:value-type="string" calcext:value-type="string">
            <text:p>C:\git\pyaudisam\tests\tmp\val-oanlr\SylvAtri-ab-m-5mn-hno-cos-la-ra-m10-3gckmu0w</text:p>
          </table:table-cell>
          <table:table-cell office:value-type="float" office:value="252" calcext:value-type="float">
            <text:p>25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6316" calcext:value-type="float">
            <text:p>1,326316</text:p>
          </table:table-cell>
          <table:table-cell office:value-type="float" office:value="0.08481741" calcext:value-type="float">
            <text:p>0,08481741</text:p>
          </table:table-cell>
          <table:table-cell office:value-type="float" office:value="1.121114" calcext:value-type="float">
            <text:p>1,121114</text:p>
          </table:table-cell>
          <table:table-cell office:value-type="float" office:value="1.569076" calcext:value-type="float">
            <text:p>1,569076</text:p>
          </table:table-cell>
          <table:table-cell office:value-type="float" office:value="95" calcext:value-type="float">
            <text:p>95</text:p>
          </table:table-cell>
          <table:table-cell office:value-type="float" office:value="12.5122" calcext:value-type="float">
            <text:p>12,5122</text:p>
          </table:table-cell>
          <table:table-cell office:value-type="float" office:value="367.121" calcext:value-type="float">
            <text:p>367,121</text:p>
          </table:table-cell>
          <table:table-cell office:value-type="float" office:value="96.551724137931" calcext:value-type="float">
            <text:p>96,5517241379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09.447" calcext:value-type="float">
            <text:p>2709,447</text:p>
          </table:table-cell>
          <table:table-cell table:number-columns-repeated="2" office:value-type="float" office:value="0.9607599" calcext:value-type="float">
            <text:p>0,9607599</text:p>
          </table:table-cell>
          <table:table-cell table:number-columns-repeated="2"/>
          <table:table-cell office:value-type="float" office:value="0.0001831241" calcext:value-type="float">
            <text:p>0,0001831241</text:p>
          </table:table-cell>
          <table:table-cell office:value-type="float" office:value="0.07490584" calcext:value-type="float">
            <text:p>0,07490584</text:p>
          </table:table-cell>
          <table:table-cell office:value-type="float" office:value="0.0001580392" calcext:value-type="float">
            <text:p>0,0001580392</text:p>
          </table:table-cell>
          <table:table-cell office:value-type="float" office:value="0.0002121905" calcext:value-type="float">
            <text:p>0,0002121905</text:p>
          </table:table-cell>
          <table:table-cell office:value-type="float" office:value="250" calcext:value-type="float">
            <text:p>250</text:p>
          </table:table-cell>
          <table:table-cell office:value-type="float" office:value="0.08103378" calcext:value-type="float">
            <text:p>0,08103378</text:p>
          </table:table-cell>
          <table:table-cell office:value-type="float" office:value="0.07490586" calcext:value-type="float">
            <text:p>0,07490586</text:p>
          </table:table-cell>
          <table:table-cell office:value-type="float" office:value="0.06993354" calcext:value-type="float">
            <text:p>0,06993354</text:p>
          </table:table-cell>
          <table:table-cell office:value-type="float" office:value="0.09389591" calcext:value-type="float">
            <text:p>0,09389591</text:p>
          </table:table-cell>
          <table:table-cell office:value-type="float" office:value="250" calcext:value-type="float">
            <text:p>250</text:p>
          </table:table-cell>
          <table:table-cell office:value-type="float" office:value="104.5063" calcext:value-type="float">
            <text:p>104,5063</text:p>
          </table:table-cell>
          <table:table-cell office:value-type="float" office:value="0.03745292" calcext:value-type="float">
            <text:p>0,03745292</text:p>
          </table:table-cell>
          <table:table-cell office:value-type="float" office:value="97.07746" calcext:value-type="float">
            <text:p>97,07746</text:p>
          </table:table-cell>
          <table:table-cell office:value-type="float" office:value="112.5035" calcext:value-type="float">
            <text:p>112,5035</text:p>
          </table:table-cell>
          <table:table-cell office:value-type="float" office:value="250" calcext:value-type="float">
            <text:p>250</text:p>
          </table:table-cell>
          <table:table-cell office:value-type="float" office:value="2709.495" calcext:value-type="float">
            <text:p>2709,495</text:p>
          </table:table-cell>
          <table:table-cell office:value-type="float" office:value="2716.506" calcext:value-type="float">
            <text:p>2716,506</text:p>
          </table:table-cell>
          <table:table-cell office:value-type="float" office:value="-1352.724" calcext:value-type="float">
            <text:p>-1352,724</text:p>
          </table:table-cell>
          <table:table-cell office:value-type="float" office:value="0.1672117" calcext:value-type="float">
            <text:p>0,167211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01347" calcext:value-type="float">
            <text:p>92,01347</text:p>
          </table:table-cell>
          <table:table-cell office:value-type="float" office:value="0.4206745" calcext:value-type="float">
            <text:p>0,4206745</text:p>
          </table:table-cell>
          <table:table-cell table:number-columns-repeated="3"/>
          <table:table-cell office:value-type="float" office:value="0.386556" calcext:value-type="float">
            <text:p>0,386556</text:p>
          </table:table-cell>
          <table:table-cell office:value-type="float" office:value="0.1131586" calcext:value-type="float">
            <text:p>0,1131586</text:p>
          </table:table-cell>
          <table:table-cell office:value-type="float" office:value="0.3095424" calcext:value-type="float">
            <text:p>0,3095424</text:p>
          </table:table-cell>
          <table:table-cell office:value-type="float" office:value="0.4827305" calcext:value-type="float">
            <text:p>0,4827305</text:p>
          </table:table-cell>
          <table:table-cell office:value-type="float" office:value="244.4675" calcext:value-type="float">
            <text:p>244,4675</text:p>
          </table:table-cell>
          <table:table-cell office:value-type="float" office:value="0.386556" calcext:value-type="float">
            <text:p>0,386556</text:p>
          </table:table-cell>
          <table:table-cell office:value-type="float" office:value="0" calcext:value-type="float">
            <text:p>0</text:p>
          </table:table-cell>
          <table:table-cell office:value-type="float" office:value="0.1131586" calcext:value-type="float">
            <text:p>0,1131586</text:p>
          </table:table-cell>
          <table:table-cell office:value-type="float" office:value="0.3095424" calcext:value-type="float">
            <text:p>0,3095424</text:p>
          </table:table-cell>
          <table:table-cell office:value-type="float" office:value="0.4827305" calcext:value-type="float">
            <text:p>0,4827305</text:p>
          </table:table-cell>
          <table:table-cell office:value-type="float" office:value="244.4675" calcext:value-type="float">
            <text:p>244,4675</text:p>
          </table:table-cell>
          <table:table-cell office:value-type="float" office:value="928" calcext:value-type="float">
            <text:p>928</text:p>
          </table:table-cell>
          <table:table-cell office:value-type="float" office:value="0.1131586" calcext:value-type="float">
            <text:p>0,1131586</text:p>
          </table:table-cell>
          <table:table-cell office:value-type="float" office:value="743" calcext:value-type="float">
            <text:p>743</text:p>
          </table:table-cell>
          <table:table-cell office:value-type="float" office:value="1159" calcext:value-type="float">
            <text:p>1159</text:p>
          </table:table-cell>
          <table:table-cell office:value-type="float" office:value="244.4675" calcext:value-type="float">
            <text:p>244,4675</text:p>
          </table:table-cell>
          <table:table-cell office:value-type="float" office:value="0.576961633155127" calcext:value-type="float">
            <text:p>0,576961633155127</text:p>
          </table:table-cell>
          <table:table-cell office:value-type="float" office:value="0.598824364396016" calcext:value-type="float">
            <text:p>0,598824364396016</text:p>
          </table:table-cell>
          <table:table-cell office:value-type="float" office:value="0.605974179904558" calcext:value-type="float">
            <text:p>0,605974179904558</text:p>
          </table:table-cell>
          <table:table-cell office:value-type="float" office:value="0.637814227677021" calcext:value-type="float">
            <text:p>0,637814227677021</text:p>
          </table:table-cell>
          <table:table-cell office:value-type="float" office:value="0.525196931345204" calcext:value-type="float">
            <text:p>0,525196931345204</text:p>
          </table:table-cell>
          <table:table-cell office:value-type="float" office:value="0.630688535477579" calcext:value-type="float">
            <text:p>0,6306885354775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26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5mn-haz-cos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5-01T19:14:57.28" calcext:value-type="date">
            <text:p>2024-05-01 19:14:57</text:p>
          </table:table-cell>
          <table:table-cell office:value-type="float" office:value="0.87881" calcext:value-type="float">
            <text:p>0,87881</text:p>
          </table:table-cell>
          <table:table-cell office:value-type="string" calcext:value-type="string">
            <text:p>C:\git\pyaudisam\tests\tmp\val-oanlr\SylvAtri-ab-m-5mn-haz-cos-zsh73z8c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0,00002139807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0,00002139807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table:number-columns-repeated="3"/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02601124" calcext:value-type="float">
            <text:p>0,02601124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179677632377662" calcext:value-type="float">
            <text:p>0,179677632377662</text:p>
          </table:table-cell>
          <table:table-cell office:value-type="float" office:value="0.205851179776318" calcext:value-type="float">
            <text:p>0,205851179776318</text:p>
          </table:table-cell>
          <table:table-cell office:value-type="float" office:value="0.209037569974913" calcext:value-type="float">
            <text:p>0,209037569974913</text:p>
          </table:table-cell>
          <table:table-cell office:value-type="float" office:value="0.0753195488312428" calcext:value-type="float">
            <text:p>0,0753195488312428</text:p>
          </table:table-cell>
          <table:table-cell office:value-type="float" office:value="0.23511144820889" calcext:value-type="float">
            <text:p>0,23511144820889</text:p>
          </table:table-cell>
          <table:table-cell office:value-type="float" office:value="0.244043579974436" calcext:value-type="float">
            <text:p>0,244043579974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626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5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5-01T19:14:57.3" calcext:value-type="date">
            <text:p>2024-05-01 19:14:57</text:p>
          </table:table-cell>
          <table:table-cell office:value-type="float" office:value="0.850127" calcext:value-type="float">
            <text:p>0,850127</text:p>
          </table:table-cell>
          <table:table-cell office:value-type="string" calcext:value-type="string">
            <text:p>C:\git\pyaudisam\tests\tmp\val-oanlr\SylvAtri-ab-m-5mn-haz-cos-l10-dnsj_0em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66.555" calcext:value-type="float">
            <text:p>2866,555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3346765" calcext:value-type="float">
            <text:p>0,03346765</text:p>
          </table:table-cell>
          <table:table-cell office:value-type="float" office:value="0.08475578" calcext:value-type="float">
            <text:p>0,08475578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001359788" calcext:value-type="float">
            <text:p>0,0001359788</text:p>
          </table:table-cell>
          <table:table-cell office:value-type="float" office:value="0.08870411" calcext:value-type="float">
            <text:p>0,08870411</text:p>
          </table:table-cell>
          <table:table-cell office:value-type="float" office:value="0.0001142248" calcext:value-type="float">
            <text:p>0,0001142248</text:p>
          </table:table-cell>
          <table:table-cell office:value-type="float" office:value="0.0001618759" calcext:value-type="float">
            <text:p>0,0001618759</text:p>
          </table:table-cell>
          <table:table-cell office:value-type="float" office:value="259" calcext:value-type="float">
            <text:p>259</text:p>
          </table:table-cell>
          <table:table-cell office:value-type="float" office:value="0.06171423" calcext:value-type="float">
            <text:p>0,06171423</text:p>
          </table:table-cell>
          <table:table-cell office:value-type="float" office:value="0.08870412" calcext:value-type="float">
            <text:p>0,08870412</text:p>
          </table:table-cell>
          <table:table-cell office:value-type="float" office:value="0.05184111" calcext:value-type="float">
            <text:p>0,05184111</text:p>
          </table:table-cell>
          <table:table-cell office:value-type="float" office:value="0.07346767" calcext:value-type="float">
            <text:p>0,07346767</text:p>
          </table:table-cell>
          <table:table-cell office:value-type="float" office:value="259" calcext:value-type="float">
            <text:p>259</text:p>
          </table:table-cell>
          <table:table-cell office:value-type="float" office:value="121.2773" calcext:value-type="float">
            <text:p>121,2773</text:p>
          </table:table-cell>
          <table:table-cell office:value-type="float" office:value="0.04435206" calcext:value-type="float">
            <text:p>0,04435206</text:p>
          </table:table-cell>
          <table:table-cell office:value-type="float" office:value="111.1395" calcext:value-type="float">
            <text:p>111,1395</text:p>
          </table:table-cell>
          <table:table-cell office:value-type="float" office:value="132.3398" calcext:value-type="float">
            <text:p>132,3398</text:p>
          </table:table-cell>
          <table:table-cell office:value-type="float" office:value="259" calcext:value-type="float">
            <text:p>259</text:p>
          </table:table-cell>
          <table:table-cell office:value-type="float" office:value="2866.602" calcext:value-type="float">
            <text:p>2866,602</text:p>
          </table:table-cell>
          <table:table-cell office:value-type="float" office:value="2873.684" calcext:value-type="float">
            <text:p>2873,684</text:p>
          </table:table-cell>
          <table:table-cell office:value-type="float" office:value="-1431.278" calcext:value-type="float">
            <text:p>-1431,278</text:p>
          </table:table-cell>
          <table:table-cell office:value-type="float" office:value="0.6164634" calcext:value-type="float">
            <text:p>0,616463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42216" calcext:value-type="float">
            <text:p>91,42216</text:p>
          </table:table-cell>
          <table:table-cell office:value-type="float" office:value="3.908372" calcext:value-type="float">
            <text:p>3,908372</text:p>
          </table:table-cell>
          <table:table-cell table:number-columns-repeated="3"/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2972886" calcext:value-type="float">
            <text:p>0,2972886</text:p>
          </table:table-cell>
          <table:table-cell office:value-type="float" office:value="0.0267459" calcext:value-type="float">
            <text:p>0,0267459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713" calcext:value-type="float">
            <text:p>713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562" calcext:value-type="float">
            <text:p>562</text:p>
          </table:table-cell>
          <table:table-cell office:value-type="float" office:value="906" calcext:value-type="float">
            <text:p>906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520952005863546" calcext:value-type="float">
            <text:p>0,520952005863546</text:p>
          </table:table-cell>
          <table:table-cell office:value-type="float" office:value="0.522391580343875" calcext:value-type="float">
            <text:p>0,522391580343875</text:p>
          </table:table-cell>
          <table:table-cell office:value-type="float" office:value="0.530518274643634" calcext:value-type="float">
            <text:p>0,530518274643634</text:p>
          </table:table-cell>
          <table:table-cell office:value-type="float" office:value="0.399406102848426" calcext:value-type="float">
            <text:p>0,399406102848426</text:p>
          </table:table-cell>
          <table:table-cell office:value-type="float" office:value="0.539443003909205" calcext:value-type="float">
            <text:p>0,539443003909205</text:p>
          </table:table-cell>
          <table:table-cell office:value-type="float" office:value="0.558301830880947" calcext:value-type="float">
            <text:p>0,5583018308809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26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5mn-haz-cos-r28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4:57.72" calcext:value-type="date">
            <text:p>2024-05-01 19:14:57</text:p>
          </table:table-cell>
          <table:table-cell office:value-type="float" office:value="1.127117" calcext:value-type="float">
            <text:p>1,127117</text:p>
          </table:table-cell>
          <table:table-cell office:value-type="string" calcext:value-type="string">
            <text:p>C:\git\pyaudisam\tests\tmp\val-oanlr\SylvAtri-ab-m-5mn-haz-cos-r280-lm1dnsxb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6.1685823754789" calcext:value-type="float">
            <text:p>96,16858237547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78.59" calcext:value-type="float">
            <text:p>2678,59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117941" calcext:value-type="float">
            <text:p>0,117941</text:p>
          </table:table-cell>
          <table:table-cell office:value-type="float" office:value="0.02256668" calcext:value-type="float">
            <text:p>0,02256668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0001430961" calcext:value-type="float">
            <text:p>0,0001430961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0001087936" calcext:value-type="float">
            <text:p>0,0001087936</text:p>
          </table:table-cell>
          <table:table-cell office:value-type="float" office:value="0.0001882141" calcext:value-type="float">
            <text:p>0,0001882141</text:p>
          </table:table-cell>
          <table:table-cell office:value-type="float" office:value="248" calcext:value-type="float">
            <text:p>248</text:p>
          </table:table-cell>
          <table:table-cell office:value-type="float" office:value="0.1782733" calcext:value-type="float">
            <text:p>0,1782733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1355383" calcext:value-type="float">
            <text:p>0,1355383</text:p>
          </table:table-cell>
          <table:table-cell office:value-type="float" office:value="0.2344826" calcext:value-type="float">
            <text:p>0,2344826</text:p>
          </table:table-cell>
          <table:table-cell office:value-type="float" office:value="248" calcext:value-type="float">
            <text:p>248</text:p>
          </table:table-cell>
          <table:table-cell office:value-type="float" office:value="118.2228" calcext:value-type="float">
            <text:p>118,2228</text:p>
          </table:table-cell>
          <table:table-cell office:value-type="float" office:value="0.06991243" calcext:value-type="float">
            <text:p>0,06991243</text:p>
          </table:table-cell>
          <table:table-cell office:value-type="float" office:value="103.0321" calcext:value-type="float">
            <text:p>103,0321</text:p>
          </table:table-cell>
          <table:table-cell office:value-type="float" office:value="135.6531" calcext:value-type="float">
            <text:p>135,6531</text:p>
          </table:table-cell>
          <table:table-cell office:value-type="float" office:value="248" calcext:value-type="float">
            <text:p>248</text:p>
          </table:table-cell>
          <table:table-cell office:value-type="float" office:value="2678.687" calcext:value-type="float">
            <text:p>2678,687</text:p>
          </table:table-cell>
          <table:table-cell office:value-type="float" office:value="2689.166" calcext:value-type="float">
            <text:p>2689,166</text:p>
          </table:table-cell>
          <table:table-cell office:value-type="float" office:value="-1336.295" calcext:value-type="float">
            <text:p>-1336,295</text:p>
          </table:table-cell>
          <table:table-cell office:value-type="float" office:value="0.5692908" calcext:value-type="float">
            <text:p>0,569290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59586" calcext:value-type="float">
            <text:p>93,59586</text:p>
          </table:table-cell>
          <table:table-cell office:value-type="float" office:value="3.880848" calcext:value-type="float">
            <text:p>3,880848</text:p>
          </table:table-cell>
          <table:table-cell office:value-type="float" office:value="0.05117168" calcext:value-type="float">
            <text:p>0,05117168</text:p>
          </table:table-cell>
          <table:table-cell table:number-columns-repeated="2"/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008625" calcext:value-type="float">
            <text:p>0,3008625</text:p>
          </table:table-cell>
          <table:table-cell office:value-type="float" office:value="0.0279994" calcext:value-type="float">
            <text:p>0,0279994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722" calcext:value-type="float">
            <text:p>722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524" calcext:value-type="float">
            <text:p>524</text:p>
          </table:table-cell>
          <table:table-cell office:value-type="float" office:value="994" calcext:value-type="float">
            <text:p>994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63389394593694" calcext:value-type="float">
            <text:p>0,363389394593694</text:p>
          </table:table-cell>
          <table:table-cell office:value-type="float" office:value="0.378175511455541" calcext:value-type="float">
            <text:p>0,378175511455541</text:p>
          </table:table-cell>
          <table:table-cell office:value-type="float" office:value="0.383844231221119" calcext:value-type="float">
            <text:p>0,383844231221119</text:p>
          </table:table-cell>
          <table:table-cell office:value-type="float" office:value="0.237825996650947" calcext:value-type="float">
            <text:p>0,237825996650947</text:p>
          </table:table-cell>
          <table:table-cell office:value-type="float" office:value="0.401028209528796" calcext:value-type="float">
            <text:p>0,401028209528796</text:p>
          </table:table-cell>
          <table:table-cell office:value-type="float" office:value="0.408476308636341" calcext:value-type="float">
            <text:p>0,408476308636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26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5mn-haz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4:57.73" calcext:value-type="date">
            <text:p>2024-05-01 19:14:57</text:p>
          </table:table-cell>
          <table:table-cell office:value-type="float" office:value="1.185453" calcext:value-type="float">
            <text:p>1,185453</text:p>
          </table:table-cell>
          <table:table-cell office:value-type="string" calcext:value-type="string">
            <text:p>C:\git\pyaudisam\tests\tmp\val-oanlr\SylvAtri-ab-m-5mn-haz-cos-l15-r300-ak5d2wa3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53.518" calcext:value-type="float">
            <text:p>2653,518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2286875" calcext:value-type="float">
            <text:p>0,02286875</text:p>
          </table:table-cell>
          <table:table-cell office:value-type="float" office:value="0.08795309" calcext:value-type="float">
            <text:p>0,08795309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001513365" calcext:value-type="float">
            <text:p>0,0001513365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000965118" calcext:value-type="float">
            <text:p>0,0000965118</text:p>
          </table:table-cell>
          <table:table-cell office:value-type="float" office:value="0.0002373051" calcext:value-type="float">
            <text:p>0,0002373051</text:p>
          </table:table-cell>
          <table:table-cell office:value-type="float" office:value="244" calcext:value-type="float">
            <text:p>244</text:p>
          </table:table-cell>
          <table:table-cell office:value-type="float" office:value="0.1468398" calcext:value-type="float">
            <text:p>0,1468398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9364411" calcext:value-type="float">
            <text:p>0,09364411</text:p>
          </table:table-cell>
          <table:table-cell office:value-type="float" office:value="0.2302539" calcext:value-type="float">
            <text:p>0,2302539</text:p>
          </table:table-cell>
          <table:table-cell office:value-type="float" office:value="244" calcext:value-type="float">
            <text:p>244</text:p>
          </table:table-cell>
          <table:table-cell office:value-type="float" office:value="114.959" calcext:value-type="float">
            <text:p>114,959</text:p>
          </table:table-cell>
          <table:table-cell office:value-type="float" office:value="0.1156933" calcext:value-type="float">
            <text:p>0,1156933</text:p>
          </table:table-cell>
          <table:table-cell office:value-type="float" office:value="91.60152" calcext:value-type="float">
            <text:p>91,60152</text:p>
          </table:table-cell>
          <table:table-cell office:value-type="float" office:value="144.2725" calcext:value-type="float">
            <text:p>144,2725</text:p>
          </table:table-cell>
          <table:table-cell office:value-type="float" office:value="244" calcext:value-type="float">
            <text:p>244</text:p>
          </table:table-cell>
          <table:table-cell office:value-type="float" office:value="2653.765" calcext:value-type="float">
            <text:p>2653,765</text:p>
          </table:table-cell>
          <table:table-cell office:value-type="float" office:value="2671.105" calcext:value-type="float">
            <text:p>2671,105</text:p>
          </table:table-cell>
          <table:table-cell office:value-type="float" office:value="-1321.759" calcext:value-type="float">
            <text:p>-1321,759</text:p>
          </table:table-cell>
          <table:table-cell office:value-type="float" office:value="0.8021793" calcext:value-type="float">
            <text:p>0,802179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.6701" calcext:value-type="float">
            <text:p>102,6701</text:p>
          </table:table-cell>
          <table:table-cell office:value-type="float" office:value="4.465711" calcext:value-type="float">
            <text:p>4,465711</text:p>
          </table:table-cell>
          <table:table-cell office:value-type="float" office:value="-0.005546573" calcext:value-type="float">
            <text:p>-0,005546573</text:p>
          </table:table-cell>
          <table:table-cell office:value-type="float" office:value="0.3277911" calcext:value-type="float">
            <text:p>0,3277911</text:p>
          </table:table-cell>
          <table:table-cell office:value-type="float" office:value="-0.1840489" calcext:value-type="float">
            <text:p>-0,1840489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1173566" calcext:value-type="float">
            <text:p>0,1173566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758" calcext:value-type="float">
            <text:p>75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470" calcext:value-type="float">
            <text:p>470</text:p>
          </table:table-cell>
          <table:table-cell office:value-type="float" office:value="1221" calcext:value-type="float">
            <text:p>1221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551039528876768" calcext:value-type="float">
            <text:p>0,551039528876768</text:p>
          </table:table-cell>
          <table:table-cell office:value-type="float" office:value="0.469552957692302" calcext:value-type="float">
            <text:p>0,469552957692302</text:p>
          </table:table-cell>
          <table:table-cell office:value-type="float" office:value="0.457243064589838" calcext:value-type="float">
            <text:p>0,457243064589838</text:p>
          </table:table-cell>
          <table:table-cell office:value-type="float" office:value="0.393824284606825" calcext:value-type="float">
            <text:p>0,393824284606825</text:p>
          </table:table-cell>
          <table:table-cell office:value-type="float" office:value="0.486711997487738" calcext:value-type="float">
            <text:p>0,486711997487738</text:p>
          </table:table-cell>
          <table:table-cell office:value-type="float" office:value="0.434300126100417" calcext:value-type="float">
            <text:p>0,4343001261004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626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5mn-haz-cos-l20-r300-m14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1T19:14:57.8" calcext:value-type="date">
            <text:p>2024-05-01 19:14:57</text:p>
          </table:table-cell>
          <table:table-cell office:value-type="float" office:value="1.072193" calcext:value-type="float">
            <text:p>1,072193</text:p>
          </table:table-cell>
          <table:table-cell office:value-type="string" calcext:value-type="string">
            <text:p>C:\git\pyaudisam\tests\tmp\val-oanlr\SylvAtri-ab-m-5mn-haz-cos-l20-r300-m14-kwtip8wv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5.0191570881226" calcext:value-type="float">
            <text:p>95,01915708812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35.21" calcext:value-type="float">
            <text:p>2635,21</text:p>
          </table:table-cell>
          <table:table-cell table:number-columns-repeated="2" office:value-type="float" office:value="0.007730365" calcext:value-type="float">
            <text:p>0,007730365</text:p>
          </table:table-cell>
          <table:table-cell table:number-columns-repeated="2"/>
          <table:table-cell office:value-type="float" office:value="0.0001621051" calcext:value-type="float">
            <text:p>0,0001621051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001037649" calcext:value-type="float">
            <text:p>0,0001037649</text:p>
          </table:table-cell>
          <table:table-cell office:value-type="float" office:value="0.0002532462" calcext:value-type="float">
            <text:p>0,0002532462</text:p>
          </table:table-cell>
          <table:table-cell office:value-type="float" office:value="243" calcext:value-type="float">
            <text:p>243</text:p>
          </table:table-cell>
          <table:table-cell office:value-type="float" office:value="0.1370853" calcext:value-type="float">
            <text:p>0,1370853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8774948" calcext:value-type="float">
            <text:p>0,08774948</text:p>
          </table:table-cell>
          <table:table-cell office:value-type="float" office:value="0.2141594" calcext:value-type="float">
            <text:p>0,2141594</text:p>
          </table:table-cell>
          <table:table-cell office:value-type="float" office:value="243" calcext:value-type="float">
            <text:p>243</text:p>
          </table:table-cell>
          <table:table-cell office:value-type="float" office:value="111.0751" calcext:value-type="float">
            <text:p>111,0751</text:p>
          </table:table-cell>
          <table:table-cell office:value-type="float" office:value="0.1147085" calcext:value-type="float">
            <text:p>0,1147085</text:p>
          </table:table-cell>
          <table:table-cell office:value-type="float" office:value="88.67648" calcext:value-type="float">
            <text:p>88,67648</text:p>
          </table:table-cell>
          <table:table-cell office:value-type="float" office:value="139.1313" calcext:value-type="float">
            <text:p>139,1313</text:p>
          </table:table-cell>
          <table:table-cell office:value-type="float" office:value="243" calcext:value-type="float">
            <text:p>243</text:p>
          </table:table-cell>
          <table:table-cell office:value-type="float" office:value="2635.458" calcext:value-type="float">
            <text:p>2635,458</text:p>
          </table:table-cell>
          <table:table-cell office:value-type="float" office:value="2652.777" calcext:value-type="float">
            <text:p>2652,777</text:p>
          </table:table-cell>
          <table:table-cell office:value-type="float" office:value="-1312.605" calcext:value-type="float">
            <text:p>-1312,605</text:p>
          </table:table-cell>
          <table:table-cell office:value-type="float" office:value="0.7817914" calcext:value-type="float">
            <text:p>0,781791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.2497" calcext:value-type="float">
            <text:p>103,2497</text:p>
          </table:table-cell>
          <table:table-cell office:value-type="float" office:value="4.534401" calcext:value-type="float">
            <text:p>4,534401</text:p>
          </table:table-cell>
          <table:table-cell office:value-type="float" office:value="0.01808755" calcext:value-type="float">
            <text:p>0,01808755</text:p>
          </table:table-cell>
          <table:table-cell office:value-type="float" office:value="0.3444638" calcext:value-type="float">
            <text:p>0,3444638</text:p>
          </table:table-cell>
          <table:table-cell office:value-type="float" office:value="-0.1755891" calcext:value-type="float">
            <text:p>-0,1755891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1165192" calcext:value-type="float">
            <text:p>0,1165192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808" calcext:value-type="float">
            <text:p>808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503" calcext:value-type="float">
            <text:p>503</text:p>
          </table:table-cell>
          <table:table-cell office:value-type="float" office:value="1298" calcext:value-type="float">
            <text:p>1298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71851858729909" calcext:value-type="float">
            <text:p>0,371851858729909</text:p>
          </table:table-cell>
          <table:table-cell office:value-type="float" office:value="0.333187516651177" calcext:value-type="float">
            <text:p>0,333187516651177</text:p>
          </table:table-cell>
          <table:table-cell office:value-type="float" office:value="0.324828660660318" calcext:value-type="float">
            <text:p>0,324828660660318</text:p>
          </table:table-cell>
          <table:table-cell office:value-type="float" office:value="0.214422584181841" calcext:value-type="float">
            <text:p>0,214422584181841</text:p>
          </table:table-cell>
          <table:table-cell office:value-type="float" office:value="0.358126270493335" calcext:value-type="float">
            <text:p>0,358126270493335</text:p>
          </table:table-cell>
          <table:table-cell office:value-type="float" office:value="0.321571559020398" calcext:value-type="float">
            <text:p>0,3215715590203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626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4.4865772491351" calcext:value-type="float">
            <text:p>14,4865772491351</text:p>
          </table:table-cell>
          <table:table-cell office:value-type="float" office:value="264.265715350123" calcext:value-type="float">
            <text:p>264,265715350123</text:p>
          </table:table-cell>
          <table:table-cell/>
          <table:table-cell office:value-type="string" calcext:value-type="string">
            <text:p>SylvAtri-ab-m-5mn-haz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4.4865772491351" calcext:value-type="float">
            <text:p>14,4865772491351</text:p>
          </table:table-cell>
          <table:table-cell office:value-type="float" office:value="264.265715350123" calcext:value-type="float">
            <text:p>264,2657153501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4:57.86" calcext:value-type="date">
            <text:p>2024-05-01 19:14:57</text:p>
          </table:table-cell>
          <table:table-cell office:value-type="float" office:value="1.000816" calcext:value-type="float">
            <text:p>1,000816</text:p>
          </table:table-cell>
          <table:table-cell office:value-type="string" calcext:value-type="string">
            <text:p>C:\git\pyaudisam\tests\tmp\val-oanlr\SylvAtri-ab-m-5mn-haz-cos-la-ra-afwvmoya</text:p>
          </table:table-cell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" calcext:value-type="float">
            <text:p>1,3</text:p>
          </table:table-cell>
          <table:table-cell office:value-type="float" office:value="0.08438028" calcext:value-type="float">
            <text:p>0,08438028</text:p>
          </table:table-cell>
          <table:table-cell office:value-type="float" office:value="1.099818" calcext:value-type="float">
            <text:p>1,099818</text:p>
          </table:table-cell>
          <table:table-cell office:value-type="float" office:value="1.536617" calcext:value-type="float">
            <text:p>1,536617</text:p>
          </table:table-cell>
          <table:table-cell office:value-type="float" office:value="95" calcext:value-type="float">
            <text:p>95</text:p>
          </table:table-cell>
          <table:table-cell office:value-type="float" office:value="14.4866" calcext:value-type="float">
            <text:p>14,4866</text:p>
          </table:table-cell>
          <table:table-cell office:value-type="float" office:value="264.266" calcext:value-type="float">
            <text:p>264,266</text:p>
          </table:table-cell>
          <table:table-cell office:value-type="float" office:value="94.6360153256705" calcext:value-type="float">
            <text:p>94,63601532567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13.334" calcext:value-type="float">
            <text:p>2613,334</text:p>
          </table:table-cell>
          <table:table-cell office:value-type="float" office:value="0.4810557" calcext:value-type="float">
            <text:p>0,4810557</text:p>
          </table:table-cell>
          <table:table-cell office:value-type="float" office:value="0.1148775" calcext:value-type="float">
            <text:p>0,1148775</text:p>
          </table:table-cell>
          <table:table-cell office:value-type="float" office:value="0.1333689" calcext:value-type="float">
            <text:p>0,1333689</text:p>
          </table:table-cell>
          <table:table-cell office:value-type="float" office:value="0.4810557" calcext:value-type="float">
            <text:p>0,4810557</text:p>
          </table:table-cell>
          <table:table-cell office:value-type="float" office:value="0.0001425637" calcext:value-type="float">
            <text:p>0,0001425637</text:p>
          </table:table-cell>
          <table:table-cell office:value-type="float" office:value="0.09848302" calcext:value-type="float">
            <text:p>0,09848302</text:p>
          </table:table-cell>
          <table:table-cell office:value-type="float" office:value="0.0001174808" calcext:value-type="float">
            <text:p>0,0001174808</text:p>
          </table:table-cell>
          <table:table-cell office:value-type="float" office:value="0.0001730018" calcext:value-type="float">
            <text:p>0,0001730018</text:p>
          </table:table-cell>
          <table:table-cell office:value-type="float" office:value="245" calcext:value-type="float">
            <text:p>245</text:p>
          </table:table-cell>
          <table:table-cell office:value-type="float" office:value="0.2008809" calcext:value-type="float">
            <text:p>0,2008809</text:p>
          </table:table-cell>
          <table:table-cell office:value-type="float" office:value="0.09848302" calcext:value-type="float">
            <text:p>0,09848302</text:p>
          </table:table-cell>
          <table:table-cell office:value-type="float" office:value="0.1655376" calcext:value-type="float">
            <text:p>0,1655376</text:p>
          </table:table-cell>
          <table:table-cell office:value-type="float" office:value="0.2437701" calcext:value-type="float">
            <text:p>0,2437701</text:p>
          </table:table-cell>
          <table:table-cell office:value-type="float" office:value="245" calcext:value-type="float">
            <text:p>245</text:p>
          </table:table-cell>
          <table:table-cell office:value-type="float" office:value="118.4433" calcext:value-type="float">
            <text:p>118,4433</text:p>
          </table:table-cell>
          <table:table-cell office:value-type="float" office:value="0.04924151" calcext:value-type="float">
            <text:p>0,04924151</text:p>
          </table:table-cell>
          <table:table-cell office:value-type="float" office:value="107.5013" calcext:value-type="float">
            <text:p>107,5013</text:p>
          </table:table-cell>
          <table:table-cell office:value-type="float" office:value="130.4991" calcext:value-type="float">
            <text:p>130,4991</text:p>
          </table:table-cell>
          <table:table-cell office:value-type="float" office:value="245" calcext:value-type="float">
            <text:p>245</text:p>
          </table:table-cell>
          <table:table-cell office:value-type="float" office:value="2613.383" calcext:value-type="float">
            <text:p>2613,383</text:p>
          </table:table-cell>
          <table:table-cell office:value-type="float" office:value="2620.353" calcext:value-type="float">
            <text:p>2620,353</text:p>
          </table:table-cell>
          <table:table-cell office:value-type="float" office:value="-1304.667" calcext:value-type="float">
            <text:p>-1304,667</text:p>
          </table:table-cell>
          <table:table-cell office:value-type="float" office:value="0.4532565" calcext:value-type="float">
            <text:p>0,453256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05542" calcext:value-type="float">
            <text:p>90,05542</text:p>
          </table:table-cell>
          <table:table-cell office:value-type="float" office:value="3.646678" calcext:value-type="float">
            <text:p>3,646678</text:p>
          </table:table-cell>
          <table:table-cell table:number-columns-repeated="3"/>
          <table:table-cell office:value-type="float" office:value="0.2949662" calcext:value-type="float">
            <text:p>0,2949662</text:p>
          </table:table-cell>
          <table:table-cell office:value-type="float" office:value="0.1296878" calcext:value-type="float">
            <text:p>0,1296878</text:p>
          </table:table-cell>
          <table:table-cell office:value-type="float" office:value="0.2287749" calcext:value-type="float">
            <text:p>0,2287749</text:p>
          </table:table-cell>
          <table:table-cell office:value-type="float" office:value="0.3803085" calcext:value-type="float">
            <text:p>0,3803085</text:p>
          </table:table-cell>
          <table:table-cell office:value-type="float" office:value="308.2842" calcext:value-type="float">
            <text:p>308,2842</text:p>
          </table:table-cell>
          <table:table-cell office:value-type="float" office:value="0.2949662" calcext:value-type="float">
            <text:p>0,2949662</text:p>
          </table:table-cell>
          <table:table-cell office:value-type="float" office:value="0" calcext:value-type="float">
            <text:p>0</text:p>
          </table:table-cell>
          <table:table-cell office:value-type="float" office:value="0.1296878" calcext:value-type="float">
            <text:p>0,1296878</text:p>
          </table:table-cell>
          <table:table-cell office:value-type="float" office:value="0.2287749" calcext:value-type="float">
            <text:p>0,2287749</text:p>
          </table:table-cell>
          <table:table-cell office:value-type="float" office:value="0.3803085" calcext:value-type="float">
            <text:p>0,3803085</text:p>
          </table:table-cell>
          <table:table-cell office:value-type="float" office:value="308.2842" calcext:value-type="float">
            <text:p>308,2842</text:p>
          </table:table-cell>
          <table:table-cell office:value-type="float" office:value="708" calcext:value-type="float">
            <text:p>708</text:p>
          </table:table-cell>
          <table:table-cell office:value-type="float" office:value="0.1296878" calcext:value-type="float">
            <text:p>0,1296878</text:p>
          </table:table-cell>
          <table:table-cell office:value-type="float" office:value="549" calcext:value-type="float">
            <text:p>549</text:p>
          </table:table-cell>
          <table:table-cell office:value-type="float" office:value="913" calcext:value-type="float">
            <text:p>913</text:p>
          </table:table-cell>
          <table:table-cell office:value-type="float" office:value="308.2842" calcext:value-type="float">
            <text:p>308,2842</text:p>
          </table:table-cell>
          <table:table-cell office:value-type="float" office:value="0.700334703956543" calcext:value-type="float">
            <text:p>0,700334703956543</text:p>
          </table:table-cell>
          <table:table-cell office:value-type="float" office:value="0.675471425028948" calcext:value-type="float">
            <text:p>0,675471425028948</text:p>
          </table:table-cell>
          <table:table-cell office:value-type="float" office:value="0.686505110775136" calcext:value-type="float">
            <text:p>0,686505110775136</text:p>
          </table:table-cell>
          <table:table-cell office:value-type="float" office:value="0.659907159750175" calcext:value-type="float">
            <text:p>0,659907159750175</text:p>
          </table:table-cell>
          <table:table-cell office:value-type="float" office:value="0.655557017904585" calcext:value-type="float">
            <text:p>0,655557017904585</text:p>
          </table:table-cell>
          <table:table-cell office:value-type="float" office:value="0.699547917707957" calcext:value-type="float">
            <text:p>0,6995479177079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26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7.5817233964524" calcext:value-type="float">
            <text:p>17,5817233964524</text:p>
          </table:table-cell>
          <table:table-cell office:value-type="float" office:value="395.218523564896" calcext:value-type="float">
            <text:p>395,218523564896</text:p>
          </table:table-cell>
          <table:table-cell/>
          <table:table-cell office:value-type="string" calcext:value-type="string">
            <text:p>SylvAtri-ab-m-5mn-haz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7.5817233964524" calcext:value-type="float">
            <text:p>17,5817233964524</text:p>
          </table:table-cell>
          <table:table-cell office:value-type="float" office:value="395.218523564896" calcext:value-type="float">
            <text:p>395,21852356489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4:57.88" calcext:value-type="date">
            <text:p>2024-05-01 19:14:57</text:p>
          </table:table-cell>
          <table:table-cell office:value-type="float" office:value="1.144812" calcext:value-type="float">
            <text:p>1,144812</text:p>
          </table:table-cell>
          <table:table-cell office:value-type="string" calcext:value-type="string">
            <text:p>C:\git\pyaudisam\tests\tmp\val-oanlr\SylvAtri-ab-m-5mn-haz-cos-la-ra-owo4fh_g</text:p>
          </table:table-cell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42105" calcext:value-type="float">
            <text:p>1,342105</text:p>
          </table:table-cell>
          <table:table-cell office:value-type="float" office:value="0.08354393" calcext:value-type="float">
            <text:p>0,08354393</text:p>
          </table:table-cell>
          <table:table-cell office:value-type="float" office:value="1.137317" calcext:value-type="float">
            <text:p>1,137317</text:p>
          </table:table-cell>
          <table:table-cell office:value-type="float" office:value="1.583768" calcext:value-type="float">
            <text:p>1,583768</text:p>
          </table:table-cell>
          <table:table-cell office:value-type="float" office:value="95" calcext:value-type="float">
            <text:p>95</text:p>
          </table:table-cell>
          <table:table-cell office:value-type="float" office:value="17.5817" calcext:value-type="float">
            <text:p>17,5817</text:p>
          </table:table-cell>
          <table:table-cell office:value-type="float" office:value="395.219" calcext:value-type="float">
            <text:p>395,219</text:p>
          </table:table-cell>
          <table:table-cell office:value-type="float" office:value="97.7011494252874" calcext:value-type="float">
            <text:p>97,70114942528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65.014" calcext:value-type="float">
            <text:p>2765,014</text:p>
          </table:table-cell>
          <table:table-cell office:value-type="float" office:value="0.1395747" calcext:value-type="float">
            <text:p>0,1395747</text:p>
          </table:table-cell>
          <table:table-cell office:value-type="float" office:value="0.004476547" calcext:value-type="float">
            <text:p>0,004476547</text:p>
          </table:table-cell>
          <table:table-cell office:value-type="float" office:value="0.01751357" calcext:value-type="float">
            <text:p>0,01751357</text:p>
          </table:table-cell>
          <table:table-cell office:value-type="float" office:value="0.1395747" calcext:value-type="float">
            <text:p>0,1395747</text:p>
          </table:table-cell>
          <table:table-cell office:value-type="float" office:value="0.0001433958" calcext:value-type="float">
            <text:p>0,0001433958</text:p>
          </table:table-cell>
          <table:table-cell office:value-type="float" office:value="0.09642049" calcext:value-type="float">
            <text:p>0,09642049</text:p>
          </table:table-cell>
          <table:table-cell office:value-type="float" office:value="0.0001186477" calcext:value-type="float">
            <text:p>0,0001186477</text:p>
          </table:table-cell>
          <table:table-cell office:value-type="float" office:value="0.0001733059" calcext:value-type="float">
            <text:p>0,0001733059</text:p>
          </table:table-cell>
          <table:table-cell office:value-type="float" office:value="253" calcext:value-type="float">
            <text:p>253</text:p>
          </table:table-cell>
          <table:table-cell office:value-type="float" office:value="0.08929313" calcext:value-type="float">
            <text:p>0,08929313</text:p>
          </table:table-cell>
          <table:table-cell office:value-type="float" office:value="0.09642049" calcext:value-type="float">
            <text:p>0,09642049</text:p>
          </table:table-cell>
          <table:table-cell office:value-type="float" office:value="0.07388239" calcext:value-type="float">
            <text:p>0,07388239</text:p>
          </table:table-cell>
          <table:table-cell office:value-type="float" office:value="0.1079183" calcext:value-type="float">
            <text:p>0,1079183</text:p>
          </table:table-cell>
          <table:table-cell office:value-type="float" office:value="253" calcext:value-type="float">
            <text:p>253</text:p>
          </table:table-cell>
          <table:table-cell office:value-type="float" office:value="118.0992" calcext:value-type="float">
            <text:p>118,0992</text:p>
          </table:table-cell>
          <table:table-cell office:value-type="float" office:value="0.04821024" calcext:value-type="float">
            <text:p>0,04821024</text:p>
          </table:table-cell>
          <table:table-cell office:value-type="float" office:value="107.4081" calcext:value-type="float">
            <text:p>107,4081</text:p>
          </table:table-cell>
          <table:table-cell office:value-type="float" office:value="129.8544" calcext:value-type="float">
            <text:p>129,8544</text:p>
          </table:table-cell>
          <table:table-cell office:value-type="float" office:value="253" calcext:value-type="float">
            <text:p>253</text:p>
          </table:table-cell>
          <table:table-cell office:value-type="float" office:value="2765.062" calcext:value-type="float">
            <text:p>2765,062</text:p>
          </table:table-cell>
          <table:table-cell office:value-type="float" office:value="2772.096" calcext:value-type="float">
            <text:p>2772,096</text:p>
          </table:table-cell>
          <table:table-cell office:value-type="float" office:value="-1380.507" calcext:value-type="float">
            <text:p>-1380,507</text:p>
          </table:table-cell>
          <table:table-cell office:value-type="float" office:value="0.6529494" calcext:value-type="float">
            <text:p>0,652949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8028" calcext:value-type="float">
            <text:p>88,48028</text:p>
          </table:table-cell>
          <table:table-cell office:value-type="float" office:value="3.734359" calcext:value-type="float">
            <text:p>3,734359</text:p>
          </table:table-cell>
          <table:table-cell table:number-columns-repeated="3"/>
          <table:table-cell office:value-type="float" office:value="0.3062972" calcext:value-type="float">
            <text:p>0,3062972</text:p>
          </table:table-cell>
          <table:table-cell office:value-type="float" office:value="0.1275794" calcext:value-type="float">
            <text:p>0,1275794</text:p>
          </table:table-cell>
          <table:table-cell office:value-type="float" office:value="0.2385401" calcext:value-type="float">
            <text:p>0,2385401</text:p>
          </table:table-cell>
          <table:table-cell office:value-type="float" office:value="0.3933006" calcext:value-type="float">
            <text:p>0,3933006</text:p>
          </table:table-cell>
          <table:table-cell office:value-type="float" office:value="310.0648" calcext:value-type="float">
            <text:p>310,0648</text:p>
          </table:table-cell>
          <table:table-cell office:value-type="float" office:value="0.3062972" calcext:value-type="float">
            <text:p>0,3062972</text:p>
          </table:table-cell>
          <table:table-cell office:value-type="float" office:value="0" calcext:value-type="float">
            <text:p>0</text:p>
          </table:table-cell>
          <table:table-cell office:value-type="float" office:value="0.1275794" calcext:value-type="float">
            <text:p>0,1275794</text:p>
          </table:table-cell>
          <table:table-cell office:value-type="float" office:value="0.2385401" calcext:value-type="float">
            <text:p>0,2385401</text:p>
          </table:table-cell>
          <table:table-cell office:value-type="float" office:value="0.3933006" calcext:value-type="float">
            <text:p>0,3933006</text:p>
          </table:table-cell>
          <table:table-cell office:value-type="float" office:value="310.0648" calcext:value-type="float">
            <text:p>310,0648</text:p>
          </table:table-cell>
          <table:table-cell office:value-type="float" office:value="735" calcext:value-type="float">
            <text:p>735</text:p>
          </table:table-cell>
          <table:table-cell office:value-type="float" office:value="0.1275794" calcext:value-type="float">
            <text:p>0,1275794</text:p>
          </table:table-cell>
          <table:table-cell office:value-type="float" office:value="572" calcext:value-type="float">
            <text:p>572</text:p>
          </table:table-cell>
          <table:table-cell office:value-type="float" office:value="944" calcext:value-type="float">
            <text:p>944</text:p>
          </table:table-cell>
          <table:table-cell office:value-type="float" office:value="310.0648" calcext:value-type="float">
            <text:p>310,0648</text:p>
          </table:table-cell>
          <table:table-cell office:value-type="float" office:value="0.621677579758403" calcext:value-type="float">
            <text:p>0,621677579758403</text:p>
          </table:table-cell>
          <table:table-cell office:value-type="float" office:value="0.608933217059624" calcext:value-type="float">
            <text:p>0,608933217059624</text:p>
          </table:table-cell>
          <table:table-cell office:value-type="float" office:value="0.618758276676556" calcext:value-type="float">
            <text:p>0,618758276676556</text:p>
          </table:table-cell>
          <table:table-cell office:value-type="float" office:value="0.52440143899807" calcext:value-type="float">
            <text:p>0,52440143899807</text:p>
          </table:table-cell>
          <table:table-cell office:value-type="float" office:value="0.622467112439221" calcext:value-type="float">
            <text:p>0,622467112439221</text:p>
          </table:table-cell>
          <table:table-cell office:value-type="float" office:value="0.638492647638103" calcext:value-type="float">
            <text:p>0,6384926476381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626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.1446881644962" calcext:value-type="float">
            <text:p>15,1446881644962</text:p>
          </table:table-cell>
          <table:table-cell office:value-type="float" office:value="392.537689287069" calcext:value-type="float">
            <text:p>392,537689287069</text:p>
          </table:table-cell>
          <table:table-cell/>
          <table:table-cell office:value-type="string" calcext:value-type="string">
            <text:p>SylvAtri-ab-m-5mn-haz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.1446881644962" calcext:value-type="float">
            <text:p>15,1446881644962</text:p>
          </table:table-cell>
          <table:table-cell office:value-type="float" office:value="392.537689287069" calcext:value-type="float">
            <text:p>392,5376892870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4:57.84" calcext:value-type="date">
            <text:p>2024-05-01 19:14:57</text:p>
          </table:table-cell>
          <table:table-cell office:value-type="float" office:value="0.993155" calcext:value-type="float">
            <text:p>0,993155</text:p>
          </table:table-cell>
          <table:table-cell office:value-type="string" calcext:value-type="string">
            <text:p>C:\git\pyaudisam\tests\tmp\val-oanlr\SylvAtri-ab-m-5mn-haz-cos-la-ra-8wknvkig</text:p>
          </table:table-cell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42105" calcext:value-type="float">
            <text:p>1,342105</text:p>
          </table:table-cell>
          <table:table-cell office:value-type="float" office:value="0.08354393" calcext:value-type="float">
            <text:p>0,08354393</text:p>
          </table:table-cell>
          <table:table-cell office:value-type="float" office:value="1.137317" calcext:value-type="float">
            <text:p>1,137317</text:p>
          </table:table-cell>
          <table:table-cell office:value-type="float" office:value="1.583768" calcext:value-type="float">
            <text:p>1,583768</text:p>
          </table:table-cell>
          <table:table-cell office:value-type="float" office:value="95" calcext:value-type="float">
            <text:p>95</text:p>
          </table:table-cell>
          <table:table-cell office:value-type="float" office:value="15.1447" calcext:value-type="float">
            <text:p>15,1447</text:p>
          </table:table-cell>
          <table:table-cell office:value-type="float" office:value="392.538" calcext:value-type="float">
            <text:p>392,538</text:p>
          </table:table-cell>
          <table:table-cell office:value-type="float" office:value="97.7011494252874" calcext:value-type="float">
            <text:p>97,70114942528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67.42" calcext:value-type="float">
            <text:p>2767,42</text:p>
          </table:table-cell>
          <table:table-cell office:value-type="float" office:value="0.1532006" calcext:value-type="float">
            <text:p>0,1532006</text:p>
          </table:table-cell>
          <table:table-cell office:value-type="float" office:value="0.004041255" calcext:value-type="float">
            <text:p>0,004041255</text:p>
          </table:table-cell>
          <table:table-cell office:value-type="float" office:value="0.05917072" calcext:value-type="float">
            <text:p>0,05917072</text:p>
          </table:table-cell>
          <table:table-cell office:value-type="float" office:value="0.1532006" calcext:value-type="float">
            <text:p>0,1532006</text:p>
          </table:table-cell>
          <table:table-cell office:value-type="float" office:value="0.0001395918" calcext:value-type="float">
            <text:p>0,0001395918</text:p>
          </table:table-cell>
          <table:table-cell office:value-type="float" office:value="0.09451199" calcext:value-type="float">
            <text:p>0,09451199</text:p>
          </table:table-cell>
          <table:table-cell office:value-type="float" office:value="0.0001159322" calcext:value-type="float">
            <text:p>0,0001159322</text:p>
          </table:table-cell>
          <table:table-cell office:value-type="float" office:value="0.0001680798" calcext:value-type="float">
            <text:p>0,0001680798</text:p>
          </table:table-cell>
          <table:table-cell office:value-type="float" office:value="253" calcext:value-type="float">
            <text:p>253</text:p>
          </table:table-cell>
          <table:table-cell office:value-type="float" office:value="0.09298369" calcext:value-type="float">
            <text:p>0,09298369</text:p>
          </table:table-cell>
          <table:table-cell office:value-type="float" office:value="0.09451199" calcext:value-type="float">
            <text:p>0,09451199</text:p>
          </table:table-cell>
          <table:table-cell office:value-type="float" office:value="0.07722376" calcext:value-type="float">
            <text:p>0,07722376</text:p>
          </table:table-cell>
          <table:table-cell office:value-type="float" office:value="0.1119599" calcext:value-type="float">
            <text:p>0,1119599</text:p>
          </table:table-cell>
          <table:table-cell office:value-type="float" office:value="253" calcext:value-type="float">
            <text:p>253</text:p>
          </table:table-cell>
          <table:table-cell office:value-type="float" office:value="119.6975" calcext:value-type="float">
            <text:p>119,6975</text:p>
          </table:table-cell>
          <table:table-cell office:value-type="float" office:value="0.047256" calcext:value-type="float">
            <text:p>0,047256</text:p>
          </table:table-cell>
          <table:table-cell office:value-type="float" office:value="109.0661" calcext:value-type="float">
            <text:p>109,0661</text:p>
          </table:table-cell>
          <table:table-cell office:value-type="float" office:value="131.3652" calcext:value-type="float">
            <text:p>131,3652</text:p>
          </table:table-cell>
          <table:table-cell office:value-type="float" office:value="253" calcext:value-type="float">
            <text:p>253</text:p>
          </table:table-cell>
          <table:table-cell office:value-type="float" office:value="2767.468" calcext:value-type="float">
            <text:p>2767,468</text:p>
          </table:table-cell>
          <table:table-cell office:value-type="float" office:value="2774.503" calcext:value-type="float">
            <text:p>2774,503</text:p>
          </table:table-cell>
          <table:table-cell office:value-type="float" office:value="-1381.71" calcext:value-type="float">
            <text:p>-1381,71</text:p>
          </table:table-cell>
          <table:table-cell office:value-type="float" office:value="0.609316" calcext:value-type="float">
            <text:p>0,60931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92262" calcext:value-type="float">
            <text:p>89,92262</text:p>
          </table:table-cell>
          <table:table-cell office:value-type="float" office:value="3.77785" calcext:value-type="float">
            <text:p>3,77785</text:p>
          </table:table-cell>
          <table:table-cell table:number-columns-repeated="3"/>
          <table:table-cell office:value-type="float" office:value="0.2981718" calcext:value-type="float">
            <text:p>0,2981718</text:p>
          </table:table-cell>
          <table:table-cell office:value-type="float" office:value="0.1261432" calcext:value-type="float">
            <text:p>0,1261432</text:p>
          </table:table-cell>
          <table:table-cell office:value-type="float" office:value="0.2328583" calcext:value-type="float">
            <text:p>0,2328583</text:p>
          </table:table-cell>
          <table:table-cell office:value-type="float" office:value="0.3818048" calcext:value-type="float">
            <text:p>0,3818048</text:p>
          </table:table-cell>
          <table:table-cell office:value-type="float" office:value="305.7318" calcext:value-type="float">
            <text:p>305,7318</text:p>
          </table:table-cell>
          <table:table-cell office:value-type="float" office:value="0.2981718" calcext:value-type="float">
            <text:p>0,2981718</text:p>
          </table:table-cell>
          <table:table-cell office:value-type="float" office:value="0" calcext:value-type="float">
            <text:p>0</text:p>
          </table:table-cell>
          <table:table-cell office:value-type="float" office:value="0.1261432" calcext:value-type="float">
            <text:p>0,1261432</text:p>
          </table:table-cell>
          <table:table-cell office:value-type="float" office:value="0.2328583" calcext:value-type="float">
            <text:p>0,2328583</text:p>
          </table:table-cell>
          <table:table-cell office:value-type="float" office:value="0.3818048" calcext:value-type="float">
            <text:p>0,3818048</text:p>
          </table:table-cell>
          <table:table-cell office:value-type="float" office:value="305.7318" calcext:value-type="float">
            <text:p>305,7318</text:p>
          </table:table-cell>
          <table:table-cell office:value-type="float" office:value="716" calcext:value-type="float">
            <text:p>716</text:p>
          </table:table-cell>
          <table:table-cell office:value-type="float" office:value="0.1261432" calcext:value-type="float">
            <text:p>0,1261432</text:p>
          </table:table-cell>
          <table:table-cell office:value-type="float" office:value="559" calcext:value-type="float">
            <text:p>559</text:p>
          </table:table-cell>
          <table:table-cell office:value-type="float" office:value="916" calcext:value-type="float">
            <text:p>916</text:p>
          </table:table-cell>
          <table:table-cell office:value-type="float" office:value="305.7318" calcext:value-type="float">
            <text:p>305,7318</text:p>
          </table:table-cell>
          <table:table-cell office:value-type="float" office:value="0.624201225523124" calcext:value-type="float">
            <text:p>0,624201225523124</text:p>
          </table:table-cell>
          <table:table-cell office:value-type="float" office:value="0.611318312987074" calcext:value-type="float">
            <text:p>0,611318312987074</text:p>
          </table:table-cell>
          <table:table-cell office:value-type="float" office:value="0.621094422597749" calcext:value-type="float">
            <text:p>0,621094422597749</text:p>
          </table:table-cell>
          <table:table-cell office:value-type="float" office:value="0.531634920732449" calcext:value-type="float">
            <text:p>0,531634920732449</text:p>
          </table:table-cell>
          <table:table-cell office:value-type="float" office:value="0.619774545029874" calcext:value-type="float">
            <text:p>0,619774545029874</text:p>
          </table:table-cell>
          <table:table-cell office:value-type="float" office:value="0.641073761311845" calcext:value-type="float">
            <text:p>0,6410737613118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26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3.7978327699283" calcext:value-type="float">
            <text:p>13,7978327699283</text:p>
          </table:table-cell>
          <table:table-cell office:value-type="float" office:value="266.550212058384" calcext:value-type="float">
            <text:p>266,550212058384</text:p>
          </table:table-cell>
          <table:table-cell/>
          <table:table-cell office:value-type="string" calcext:value-type="string">
            <text:p>SylvAtri-ab-m-5mn-haz-cos-la-r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3.7978327699283" calcext:value-type="float">
            <text:p>13,7978327699283</text:p>
          </table:table-cell>
          <table:table-cell office:value-type="float" office:value="266.550212058384" calcext:value-type="float">
            <text:p>266,5502120583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4:57.88" calcext:value-type="date">
            <text:p>2024-05-01 19:14:57</text:p>
          </table:table-cell>
          <table:table-cell office:value-type="float" office:value="1.05443" calcext:value-type="float">
            <text:p>1,05443</text:p>
          </table:table-cell>
          <table:table-cell office:value-type="string" calcext:value-type="string">
            <text:p>C:\git\pyaudisam\tests\tmp\val-oanlr\SylvAtri-ab-m-5mn-haz-cos-la-ra-t4gt4av6</text:p>
          </table:table-cell>
          <table:table-cell office:value-type="float" office:value="247" calcext:value-type="float">
            <text:p>24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" calcext:value-type="float">
            <text:p>1,3</text:p>
          </table:table-cell>
          <table:table-cell office:value-type="float" office:value="0.08438028" calcext:value-type="float">
            <text:p>0,08438028</text:p>
          </table:table-cell>
          <table:table-cell office:value-type="float" office:value="1.099818" calcext:value-type="float">
            <text:p>1,099818</text:p>
          </table:table-cell>
          <table:table-cell office:value-type="float" office:value="1.536617" calcext:value-type="float">
            <text:p>1,536617</text:p>
          </table:table-cell>
          <table:table-cell office:value-type="float" office:value="95" calcext:value-type="float">
            <text:p>95</text:p>
          </table:table-cell>
          <table:table-cell office:value-type="float" office:value="13.7978" calcext:value-type="float">
            <text:p>13,7978</text:p>
          </table:table-cell>
          <table:table-cell office:value-type="float" office:value="266.55" calcext:value-type="float">
            <text:p>266,55</text:p>
          </table:table-cell>
          <table:table-cell office:value-type="float" office:value="94.6360153256705" calcext:value-type="float">
            <text:p>94,63601532567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14.831" calcext:value-type="float">
            <text:p>2614,831</text:p>
          </table:table-cell>
          <table:table-cell office:value-type="float" office:value="0.3894119" calcext:value-type="float">
            <text:p>0,3894119</text:p>
          </table:table-cell>
          <table:table-cell office:value-type="float" office:value="0.1472222" calcext:value-type="float">
            <text:p>0,1472222</text:p>
          </table:table-cell>
          <table:table-cell office:value-type="float" office:value="0.09756994" calcext:value-type="float">
            <text:p>0,09756994</text:p>
          </table:table-cell>
          <table:table-cell office:value-type="float" office:value="0.3894119" calcext:value-type="float">
            <text:p>0,3894119</text:p>
          </table:table-cell>
          <table:table-cell office:value-type="float" office:value="0.0001417815" calcext:value-type="float">
            <text:p>0,0001417815</text:p>
          </table:table-cell>
          <table:table-cell office:value-type="float" office:value="0.09762424" calcext:value-type="float">
            <text:p>0,09762424</text:p>
          </table:table-cell>
          <table:table-cell office:value-type="float" office:value="0.0001170326" calcext:value-type="float">
            <text:p>0,0001170326</text:p>
          </table:table-cell>
          <table:table-cell office:value-type="float" office:value="0.0001717639" calcext:value-type="float">
            <text:p>0,0001717639</text:p>
          </table:table-cell>
          <table:table-cell office:value-type="float" office:value="245" calcext:value-type="float">
            <text:p>245</text:p>
          </table:table-cell>
          <table:table-cell office:value-type="float" office:value="0.1985424" calcext:value-type="float">
            <text:p>0,1985424</text:p>
          </table:table-cell>
          <table:table-cell office:value-type="float" office:value="0.09762423" calcext:value-type="float">
            <text:p>0,09762423</text:p>
          </table:table-cell>
          <table:table-cell office:value-type="float" office:value="0.1638856" calcext:value-type="float">
            <text:p>0,1638856</text:p>
          </table:table-cell>
          <table:table-cell office:value-type="float" office:value="0.240528" calcext:value-type="float">
            <text:p>0,240528</text:p>
          </table:table-cell>
          <table:table-cell office:value-type="float" office:value="245" calcext:value-type="float">
            <text:p>245</text:p>
          </table:table-cell>
          <table:table-cell office:value-type="float" office:value="118.7696" calcext:value-type="float">
            <text:p>118,7696</text:p>
          </table:table-cell>
          <table:table-cell office:value-type="float" office:value="0.04881212" calcext:value-type="float">
            <text:p>0,04881212</text:p>
          </table:table-cell>
          <table:table-cell office:value-type="float" office:value="107.8884" calcext:value-type="float">
            <text:p>107,8884</text:p>
          </table:table-cell>
          <table:table-cell office:value-type="float" office:value="130.7482" calcext:value-type="float">
            <text:p>130,7482</text:p>
          </table:table-cell>
          <table:table-cell office:value-type="float" office:value="245" calcext:value-type="float">
            <text:p>245</text:p>
          </table:table-cell>
          <table:table-cell office:value-type="float" office:value="2614.88" calcext:value-type="float">
            <text:p>2614,88</text:p>
          </table:table-cell>
          <table:table-cell office:value-type="float" office:value="2621.85" calcext:value-type="float">
            <text:p>2621,85</text:p>
          </table:table-cell>
          <table:table-cell office:value-type="float" office:value="-1305.416" calcext:value-type="float">
            <text:p>-1305,416</text:p>
          </table:table-cell>
          <table:table-cell office:value-type="float" office:value="0.4621092" calcext:value-type="float">
            <text:p>0,4621092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43102" calcext:value-type="float">
            <text:p>90,43102</text:p>
          </table:table-cell>
          <table:table-cell office:value-type="float" office:value="3.675661" calcext:value-type="float">
            <text:p>3,675661</text:p>
          </table:table-cell>
          <table:table-cell table:number-columns-repeated="3"/>
          <table:table-cell office:value-type="float" office:value="0.2933479" calcext:value-type="float">
            <text:p>0,2933479</text:p>
          </table:table-cell>
          <table:table-cell office:value-type="float" office:value="0.1290369" calcext:value-type="float">
            <text:p>0,1290369</text:p>
          </table:table-cell>
          <table:table-cell office:value-type="float" office:value="0.2278065" calcext:value-type="float">
            <text:p>0,2278065</text:p>
          </table:table-cell>
          <table:table-cell office:value-type="float" office:value="0.3777459" calcext:value-type="float">
            <text:p>0,3777459</text:p>
          </table:table-cell>
          <table:table-cell office:value-type="float" office:value="306.5573" calcext:value-type="float">
            <text:p>306,5573</text:p>
          </table:table-cell>
          <table:table-cell office:value-type="float" office:value="0.2933479" calcext:value-type="float">
            <text:p>0,2933479</text:p>
          </table:table-cell>
          <table:table-cell office:value-type="float" office:value="0" calcext:value-type="float">
            <text:p>0</text:p>
          </table:table-cell>
          <table:table-cell office:value-type="float" office:value="0.1290369" calcext:value-type="float">
            <text:p>0,1290369</text:p>
          </table:table-cell>
          <table:table-cell office:value-type="float" office:value="0.2278065" calcext:value-type="float">
            <text:p>0,2278065</text:p>
          </table:table-cell>
          <table:table-cell office:value-type="float" office:value="0.3777459" calcext:value-type="float">
            <text:p>0,3777459</text:p>
          </table:table-cell>
          <table:table-cell office:value-type="float" office:value="306.5573" calcext:value-type="float">
            <text:p>306,5573</text:p>
          </table:table-cell>
          <table:table-cell office:value-type="float" office:value="704" calcext:value-type="float">
            <text:p>704</text:p>
          </table:table-cell>
          <table:table-cell office:value-type="float" office:value="0.1290369" calcext:value-type="float">
            <text:p>0,1290369</text:p>
          </table:table-cell>
          <table:table-cell office:value-type="float" office:value="547" calcext:value-type="float">
            <text:p>547</text:p>
          </table:table-cell>
          <table:table-cell office:value-type="float" office:value="907" calcext:value-type="float">
            <text:p>907</text:p>
          </table:table-cell>
          <table:table-cell office:value-type="float" office:value="306.5573" calcext:value-type="float">
            <text:p>306,5573</text:p>
          </table:table-cell>
          <table:table-cell office:value-type="float" office:value="0.681583079790786" calcext:value-type="float">
            <text:p>0,681583079790786</text:p>
          </table:table-cell>
          <table:table-cell office:value-type="float" office:value="0.65973059838618" calcext:value-type="float">
            <text:p>0,65973059838618</text:p>
          </table:table-cell>
          <table:table-cell office:value-type="float" office:value="0.670467299207717" calcext:value-type="float">
            <text:p>0,670467299207717</text:p>
          </table:table-cell>
          <table:table-cell office:value-type="float" office:value="0.631188229823763" calcext:value-type="float">
            <text:p>0,631188229823763</text:p>
          </table:table-cell>
          <table:table-cell office:value-type="float" office:value="0.643307152623896" calcext:value-type="float">
            <text:p>0,643307152623896</text:p>
          </table:table-cell>
          <table:table-cell office:value-type="float" office:value="0.685222406611576" calcext:value-type="float">
            <text:p>0,6852224066115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26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4.897830953512" calcext:value-type="float">
            <text:p>14,897830953512</text:p>
          </table:table-cell>
          <table:table-cell office:value-type="float" office:value="359.978395190935" calcext:value-type="float">
            <text:p>359,9783951909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az-cos-la-ra-m1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4.897830953512" calcext:value-type="float">
            <text:p>14,897830953512</text:p>
          </table:table-cell>
          <table:table-cell office:value-type="float" office:value="359.978395190935" calcext:value-type="float">
            <text:p>359,978395190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1T19:14:57.9" calcext:value-type="date">
            <text:p>2024-05-01 19:14:57</text:p>
          </table:table-cell>
          <table:table-cell office:value-type="float" office:value="0.869913" calcext:value-type="float">
            <text:p>0,869913</text:p>
          </table:table-cell>
          <table:table-cell office:value-type="string" calcext:value-type="string">
            <text:p>C:\git\pyaudisam\tests\tmp\val-oanlr\SylvAtri-ab-m-5mn-haz-cos-la-ra-m10-z_6lir_a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4.8978" calcext:value-type="float">
            <text:p>14,8978</text:p>
          </table:table-cell>
          <table:table-cell office:value-type="float" office:value="359.978" calcext:value-type="float">
            <text:p>359,978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.257" calcext:value-type="float">
            <text:p>2662,257</text:p>
          </table:table-cell>
          <table:table-cell table:number-columns-repeated="2" office:value-type="float" office:value="0.4211615" calcext:value-type="float">
            <text:p>0,4211615</text:p>
          </table:table-cell>
          <table:table-cell table:number-columns-repeated="2"/>
          <table:table-cell office:value-type="float" office:value="0.0001377456" calcext:value-type="float">
            <text:p>0,0001377456</text:p>
          </table:table-cell>
          <table:table-cell office:value-type="float" office:value="0.08766094" calcext:value-type="float">
            <text:p>0,08766094</text:p>
          </table:table-cell>
          <table:table-cell office:value-type="float" office:value="0.0001159409" calcext:value-type="float">
            <text:p>0,0001159409</text:p>
          </table:table-cell>
          <table:table-cell office:value-type="float" office:value="0.0001636511" calcext:value-type="float">
            <text:p>0,0001636511</text:p>
          </table:table-cell>
          <table:table-cell office:value-type="float" office:value="247" calcext:value-type="float">
            <text:p>247</text:p>
          </table:table-cell>
          <table:table-cell office:value-type="float" office:value="0.112047" calcext:value-type="float">
            <text:p>0,112047</text:p>
          </table:table-cell>
          <table:table-cell office:value-type="float" office:value="0.08766094" calcext:value-type="float">
            <text:p>0,08766094</text:p>
          </table:table-cell>
          <table:table-cell office:value-type="float" office:value="0.09431032" calcext:value-type="float">
            <text:p>0,09431032</text:p>
          </table:table-cell>
          <table:table-cell office:value-type="float" office:value="0.1331194" calcext:value-type="float">
            <text:p>0,1331194</text:p>
          </table:table-cell>
          <table:table-cell office:value-type="float" office:value="247" calcext:value-type="float">
            <text:p>247</text:p>
          </table:table-cell>
          <table:table-cell office:value-type="float" office:value="120.497" calcext:value-type="float">
            <text:p>120,497</text:p>
          </table:table-cell>
          <table:table-cell office:value-type="float" office:value="0.04383047" calcext:value-type="float">
            <text:p>0,04383047</text:p>
          </table:table-cell>
          <table:table-cell office:value-type="float" office:value="110.5355" calcext:value-type="float">
            <text:p>110,5355</text:p>
          </table:table-cell>
          <table:table-cell office:value-type="float" office:value="131.3562" calcext:value-type="float">
            <text:p>131,3562</text:p>
          </table:table-cell>
          <table:table-cell office:value-type="float" office:value="247" calcext:value-type="float">
            <text:p>247</text:p>
          </table:table-cell>
          <table:table-cell office:value-type="float" office:value="2662.305" calcext:value-type="float">
            <text:p>2662,305</text:p>
          </table:table-cell>
          <table:table-cell office:value-type="float" office:value="2669.292" calcext:value-type="float">
            <text:p>2669,292</text:p>
          </table:table-cell>
          <table:table-cell office:value-type="float" office:value="-1329.128" calcext:value-type="float">
            <text:p>-1329,128</text:p>
          </table:table-cell>
          <table:table-cell office:value-type="float" office:value="0.6422692" calcext:value-type="float">
            <text:p>0,6422692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13858" calcext:value-type="float">
            <text:p>94,13858</text:p>
          </table:table-cell>
          <table:table-cell office:value-type="float" office:value="4.138243" calcext:value-type="float">
            <text:p>4,138243</text:p>
          </table:table-cell>
          <table:table-cell table:number-columns-repeated="3"/>
          <table:table-cell office:value-type="float" office:value="0.2873053" calcext:value-type="float">
            <text:p>0,2873053</text:p>
          </table:table-cell>
          <table:table-cell office:value-type="float" office:value="0.1217001" calcext:value-type="float">
            <text:p>0,1217001</text:p>
          </table:table-cell>
          <table:table-cell office:value-type="float" office:value="0.226303" calcext:value-type="float">
            <text:p>0,226303</text:p>
          </table:table-cell>
          <table:table-cell office:value-type="float" office:value="0.3647513" calcext:value-type="float">
            <text:p>0,3647513</text:p>
          </table:table-cell>
          <table:table-cell office:value-type="float" office:value="283.5367" calcext:value-type="float">
            <text:p>283,5367</text:p>
          </table:table-cell>
          <table:table-cell office:value-type="float" office:value="0.2873053" calcext:value-type="float">
            <text:p>0,2873053</text:p>
          </table:table-cell>
          <table:table-cell office:value-type="float" office:value="0" calcext:value-type="float">
            <text:p>0</text:p>
          </table:table-cell>
          <table:table-cell office:value-type="float" office:value="0.1217001" calcext:value-type="float">
            <text:p>0,1217001</text:p>
          </table:table-cell>
          <table:table-cell office:value-type="float" office:value="0.226303" calcext:value-type="float">
            <text:p>0,226303</text:p>
          </table:table-cell>
          <table:table-cell office:value-type="float" office:value="0.3647513" calcext:value-type="float">
            <text:p>0,3647513</text:p>
          </table:table-cell>
          <table:table-cell office:value-type="float" office:value="283.5367" calcext:value-type="float">
            <text:p>283,5367</text:p>
          </table:table-cell>
          <table:table-cell office:value-type="float" office:value="690" calcext:value-type="float">
            <text:p>690</text:p>
          </table:table-cell>
          <table:table-cell office:value-type="float" office:value="0.1217001" calcext:value-type="float">
            <text:p>0,1217001</text:p>
          </table:table-cell>
          <table:table-cell office:value-type="float" office:value="543" calcext:value-type="float">
            <text:p>543</text:p>
          </table:table-cell>
          <table:table-cell office:value-type="float" office:value="875" calcext:value-type="float">
            <text:p>875</text:p>
          </table:table-cell>
          <table:table-cell office:value-type="float" office:value="283.5367" calcext:value-type="float">
            <text:p>283,5367</text:p>
          </table:table-cell>
          <table:table-cell office:value-type="float" office:value="0.725564719439506" calcext:value-type="float">
            <text:p>0,725564719439506</text:p>
          </table:table-cell>
          <table:table-cell office:value-type="float" office:value="0.698117050759543" calcext:value-type="float">
            <text:p>0,698117050759543</text:p>
          </table:table-cell>
          <table:table-cell office:value-type="float" office:value="0.708949032631104" calcext:value-type="float">
            <text:p>0,708949032631104</text:p>
          </table:table-cell>
          <table:table-cell office:value-type="float" office:value="0.669091356760414" calcext:value-type="float">
            <text:p>0,669091356760414</text:p>
          </table:table-cell>
          <table:table-cell office:value-type="float" office:value="0.701210771637165" calcext:value-type="float">
            <text:p>0,701210771637165</text:p>
          </table:table-cell>
          <table:table-cell office:value-type="float" office:value="0.722542078779677" calcext:value-type="float">
            <text:p>0,7225420787796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626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5-01T19:14:57.9" calcext:value-type="date">
            <text:p>2024-05-01 19:14:57</text:p>
          </table:table-cell>
          <table:table-cell office:value-type="float" office:value="1.108301" calcext:value-type="float">
            <text:p>1,108301</text:p>
          </table:table-cell>
          <table:table-cell office:value-type="string" calcext:value-type="string">
            <text:p>C:\git\pyaudisam\tests\tmp\val-oanlr\SylvAtri-ab-m-10mn-hno-cos-6w8jvq1n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.3810000000003" calcext:value-type="float">
            <text:p>12,3810000000003</text:p>
          </table:table-cell>
          <table:table-cell office:value-type="float" office:value="4361.247" calcext:value-type="float">
            <text:p>4361,247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number-columns-repeated="3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" calcext:value-type="float">
            <text:p>0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0671598877666771" calcext:value-type="float">
            <text:p>0,0671598877666771</text:p>
          </table:table-cell>
          <table:table-cell office:value-type="float" office:value="0.0917688676912296" calcext:value-type="float">
            <text:p>0,0917688676912296</text:p>
          </table:table-cell>
          <table:table-cell office:value-type="float" office:value="0.0924192845109782" calcext:value-type="float">
            <text:p>0,0924192845109782</text:p>
          </table:table-cell>
          <table:table-cell office:value-type="float" office:value="0.0439837475671573" calcext:value-type="float">
            <text:p>0,0439837475671573</text:p>
          </table:table-cell>
          <table:table-cell office:value-type="float" office:value="0.0679018620558154" calcext:value-type="float">
            <text:p>0,0679018620558154</text:p>
          </table:table-cell>
          <table:table-cell office:value-type="float" office:value="0.119663891522438" calcext:value-type="float">
            <text:p>0,119663891522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26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10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5-01T19:14:57.9" calcext:value-type="date">
            <text:p>2024-05-01 19:14:57</text:p>
          </table:table-cell>
          <table:table-cell office:value-type="float" office:value="1.206057" calcext:value-type="float">
            <text:p>1,206057</text:p>
          </table:table-cell>
          <table:table-cell office:value-type="string" calcext:value-type="string">
            <text:p>C:\git\pyaudisam\tests\tmp\val-oanlr\SylvAtri-ab-m-10mn-hno-cos-l10-q79yftfy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99.4845360824742" calcext:value-type="float">
            <text:p>99,4845360824742</text:p>
          </table:table-cell>
          <table:table-cell office:value-type="float" office:value="2" calcext:value-type="float">
            <text:p>2</text:p>
          </table:table-cell>
          <table:table-cell office:value-type="float" office:value="12.3270000000002" calcext:value-type="float">
            <text:p>12,3270000000002</text:p>
          </table:table-cell>
          <table:table-cell office:value-type="float" office:value="4325.1" calcext:value-type="float">
            <text:p>4325,1</text:p>
          </table:table-cell>
          <table:table-cell office:value-type="float" office:value="0.00002753735" calcext:value-type="float">
            <text:p>0,00002753735</text:p>
          </table:table-cell>
          <table:table-cell office:value-type="float" office:value="0.01536965" calcext:value-type="float">
            <text:p>0,01536965</text:p>
          </table:table-cell>
          <table:table-cell office:value-type="float" office:value="0.0001756549" calcext:value-type="float">
            <text:p>0,0001756549</text:p>
          </table:table-cell>
          <table:table-cell office:value-type="float" office:value="0.00002753735" calcext:value-type="float">
            <text:p>0,00002753735</text:p>
          </table:table-cell>
          <table:table-cell office:value-type="float" office:value="0.0001248077" calcext:value-type="float">
            <text:p>0,0001248077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001152192" calcext:value-type="float">
            <text:p>0,0001152192</text:p>
          </table:table-cell>
          <table:table-cell office:value-type="float" office:value="0.0001351943" calcext:value-type="float">
            <text:p>0,0001351943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27036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5656317" calcext:value-type="float">
            <text:p>0,05656317</text:p>
          </table:table-cell>
          <table:table-cell office:value-type="float" office:value="0.0663693" calcext:value-type="float">
            <text:p>0,0663693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85</text:p>
          </table:table-cell>
          <table:table-cell office:value-type="float" office:value="0.02033692" calcext:value-type="float">
            <text:p>0,02033692</text:p>
          </table:table-cell>
          <table:table-cell office:value-type="float" office:value="121.6271" calcext:value-type="float">
            <text:p>121,6271</text:p>
          </table:table-cell>
          <table:table-cell office:value-type="float" office:value="131.7522" calcext:value-type="float">
            <text:p>131,752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31</text:p>
          </table:table-cell>
          <table:table-cell office:value-type="float" office:value="4333.012" calcext:value-type="float">
            <text:p>4333,012</text:p>
          </table:table-cell>
          <table:table-cell office:value-type="float" office:value="-2160.55" calcext:value-type="float">
            <text:p>-2160,55</text:p>
          </table:table-cell>
          <table:table-cell office:value-type="float" office:value="0.005341826" calcext:value-type="float">
            <text:p>0,00534182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2684" calcext:value-type="float">
            <text:p>125,2684</text:p>
          </table:table-cell>
          <table:table-cell office:value-type="float" office:value="0.7329527" calcext:value-type="float">
            <text:p>0,7329527</text:p>
          </table:table-cell>
          <table:table-cell table:number-columns-repeated="3"/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4035482" calcext:value-type="float">
            <text:p>0,4035482</text:p>
          </table:table-cell>
          <table:table-cell office:value-type="float" office:value="0" calcext:value-type="float">
            <text:p>0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0540632332768464" calcext:value-type="float">
            <text:p>0,0540632332768464</text:p>
          </table:table-cell>
          <table:table-cell office:value-type="float" office:value="0.0758970907491919" calcext:value-type="float">
            <text:p>0,0758970907491919</text:p>
          </table:table-cell>
          <table:table-cell office:value-type="float" office:value="0.0764418418486146" calcext:value-type="float">
            <text:p>0,0764418418486146</text:p>
          </table:table-cell>
          <table:table-cell office:value-type="float" office:value="0.0316759860426461" calcext:value-type="float">
            <text:p>0,0316759860426461</text:p>
          </table:table-cell>
          <table:table-cell office:value-type="float" office:value="0.056875672153401" calcext:value-type="float">
            <text:p>0,056875672153401</text:p>
          </table:table-cell>
          <table:table-cell office:value-type="float" office:value="0.101074150123586" calcext:value-type="float">
            <text:p>0,101074150123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26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10mn-hno-cos-r28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4:57.9" calcext:value-type="date">
            <text:p>2024-05-01 19:14:57</text:p>
          </table:table-cell>
          <table:table-cell office:value-type="float" office:value="0.99401" calcext:value-type="float">
            <text:p>0,99401</text:p>
          </table:table-cell>
          <table:table-cell office:value-type="string" calcext:value-type="string">
            <text:p>C:\git\pyaudisam\tests\tmp\val-oanlr\SylvAtri-ab-m-10mn-hno-cos-r280-wu7pl9dz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5.360824742268" calcext:value-type="float">
            <text:p>95,360824742268</text:p>
          </table:table-cell>
          <table:table-cell office:value-type="float" office:value="4" calcext:value-type="float">
            <text:p>4</text:p>
          </table:table-cell>
          <table:table-cell office:value-type="float" office:value="2.14599999999973" calcext:value-type="float">
            <text:p>2,14599999999973</text:p>
          </table:table-cell>
          <table:table-cell office:value-type="float" office:value="4007.984" calcext:value-type="float">
            <text:p>4007,984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2676785" calcext:value-type="float">
            <text:p>0,02676785</text:p>
          </table:table-cell>
          <table:table-cell office:value-type="float" office:value="0.002315223" calcext:value-type="float">
            <text:p>0,002315223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001381703" calcext:value-type="float">
            <text:p>0,0001381703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0000976596" calcext:value-type="float">
            <text:p>0,0000976596</text:p>
          </table:table-cell>
          <table:table-cell office:value-type="float" office:value="0.0001954854" calcext:value-type="float">
            <text:p>0,0001954854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288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1304968" calcext:value-type="float">
            <text:p>0,1304968</text:p>
          </table:table-cell>
          <table:table-cell office:value-type="float" office:value="0.2612155" calcext:value-type="float">
            <text:p>0,2612155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17</text:p>
          </table:table-cell>
          <table:table-cell office:value-type="float" office:value="0.08892027" calcext:value-type="float">
            <text:p>0,08892027</text:p>
          </table:table-cell>
          <table:table-cell office:value-type="float" office:value="101.0455" calcext:value-type="float">
            <text:p>101,0455</text:p>
          </table:table-cell>
          <table:table-cell office:value-type="float" office:value="143.2513" calcext:value-type="float">
            <text:p>143,2513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094</text:p>
          </table:table-cell>
          <table:table-cell office:value-type="float" office:value="4023.638" calcext:value-type="float">
            <text:p>4023,638</text:p>
          </table:table-cell>
          <table:table-cell office:value-type="float" office:value="-1999.992" calcext:value-type="float">
            <text:p>-1999,992</text:p>
          </table:table-cell>
          <table:table-cell office:value-type="float" office:value="0.484616" calcext:value-type="float">
            <text:p>0,48461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41735" calcext:value-type="float">
            <text:p>90,41735</text:p>
          </table:table-cell>
          <table:table-cell office:value-type="float" office:value="0.2161692" calcext:value-type="float">
            <text:p>0,2161692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/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282357" calcext:value-type="float">
            <text:p>0,4282357</text:p>
          </table:table-cell>
          <table:table-cell office:value-type="float" office:value="0.0845665" calcext:value-type="float">
            <text:p>0,0845665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06954117402468" calcext:value-type="float">
            <text:p>0,406954117402468</text:p>
          </table:table-cell>
          <table:table-cell office:value-type="float" office:value="0.386668239266234" calcext:value-type="float">
            <text:p>0,386668239266234</text:p>
          </table:table-cell>
          <table:table-cell office:value-type="float" office:value="0.38364221144384" calcext:value-type="float">
            <text:p>0,38364221144384</text:p>
          </table:table-cell>
          <table:table-cell office:value-type="float" office:value="0.293882264895827" calcext:value-type="float">
            <text:p>0,293882264895827</text:p>
          </table:table-cell>
          <table:table-cell office:value-type="float" office:value="0.393732243641451" calcext:value-type="float">
            <text:p>0,393732243641451</text:p>
          </table:table-cell>
          <table:table-cell office:value-type="float" office:value="0.398355326320959" calcext:value-type="float">
            <text:p>0,398355326320959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626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10mn-hno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4:57.93" calcext:value-type="date">
            <text:p>2024-05-01 19:14:57</text:p>
          </table:table-cell>
          <table:table-cell office:value-type="float" office:value="0.956102" calcext:value-type="float">
            <text:p>0,956102</text:p>
          </table:table-cell>
          <table:table-cell office:value-type="string" calcext:value-type="string">
            <text:p>C:\git\pyaudisam\tests\tmp\val-oanlr\SylvAtri-ab-m-10mn-hno-cos-l15-r300-0zervs_a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4.8453608247423" calcext:value-type="float">
            <text:p>94,8453608247423</text:p>
          </table:table-cell>
          <table:table-cell office:value-type="float" office:value="2" calcext:value-type="float">
            <text:p>2</text:p>
          </table:table-cell>
          <table:table-cell office:value-type="float" office:value="3.38099999999986" calcext:value-type="float">
            <text:p>3,38099999999986</text:p>
          </table:table-cell>
          <table:table-cell office:value-type="float" office:value="3987.252" calcext:value-type="float">
            <text:p>3987,252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8873636" calcext:value-type="float">
            <text:p>0,08873636</text:p>
          </table:table-cell>
          <table:table-cell office:value-type="float" office:value="0.001639128" calcext:value-type="float">
            <text:p>0,001639128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001666321" calcext:value-type="float">
            <text:p>0,000166632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0001392566" calcext:value-type="float">
            <text:p>0,0001392566</text:p>
          </table:table-cell>
          <table:table-cell office:value-type="float" office:value="0.0001993891" calcext:value-type="float">
            <text:p>0,0001993891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36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1114515" calcext:value-type="float">
            <text:p>0,1114515</text:p>
          </table:table-cell>
          <table:table-cell office:value-type="float" office:value="0.1595775" calcext:value-type="float">
            <text:p>0,1595775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59</text:p>
          </table:table-cell>
          <table:table-cell office:value-type="float" office:value="0.04572778" calcext:value-type="float">
            <text:p>0,04572778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3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285</text:p>
          </table:table-cell>
          <table:table-cell office:value-type="float" office:value="3995.068" calcext:value-type="float">
            <text:p>3995,068</text:p>
          </table:table-cell>
          <table:table-cell office:value-type="float" office:value="-1991.626" calcext:value-type="float">
            <text:p>-1991,626</text:p>
          </table:table-cell>
          <table:table-cell office:value-type="float" office:value="0.2993144" calcext:value-type="float">
            <text:p>0,299314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70172" calcext:value-type="float">
            <text:p>92,70172</text:p>
          </table:table-cell>
          <table:table-cell office:value-type="float" office:value="0.2864995" calcext:value-type="float">
            <text:p>0,2864995</text:p>
          </table:table-cell>
          <table:table-cell table:number-columns-repeated="3"/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5136568" calcext:value-type="float">
            <text:p>0,5136568</text:p>
          </table:table-cell>
          <table:table-cell office:value-type="float" office:value="0" calcext:value-type="float">
            <text:p>0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345576267621285" calcext:value-type="float">
            <text:p>0,345576267621285</text:p>
          </table:table-cell>
          <table:table-cell office:value-type="float" office:value="0.382088433209188" calcext:value-type="float">
            <text:p>0,382088433209188</text:p>
          </table:table-cell>
          <table:table-cell office:value-type="float" office:value="0.386824660390368" calcext:value-type="float">
            <text:p>0,386824660390368</text:p>
          </table:table-cell>
          <table:table-cell office:value-type="float" office:value="0.301196843248681" calcext:value-type="float">
            <text:p>0,301196843248681</text:p>
          </table:table-cell>
          <table:table-cell office:value-type="float" office:value="0.375956736040857" calcext:value-type="float">
            <text:p>0,375956736040857</text:p>
          </table:table-cell>
          <table:table-cell office:value-type="float" office:value="0.422584387919365" calcext:value-type="float">
            <text:p>0,4225843879193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26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no-cos-l20-r300-m1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1T19:14:58.51" calcext:value-type="date">
            <text:p>2024-05-01 19:14:58</text:p>
          </table:table-cell>
          <table:table-cell office:value-type="float" office:value="1.03234" calcext:value-type="float">
            <text:p>1,03234</text:p>
          </table:table-cell>
          <table:table-cell office:value-type="string" calcext:value-type="string">
            <text:p>C:\git\pyaudisam\tests\tmp\val-oanlr\SylvAtri-ab-m-10mn-hno-cos-l20-r300-m18-__ogy_jh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4.0721649484536" calcext:value-type="float">
            <text:p>94,0721649484536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4" calcext:value-type="float">
            <text:p>2,67700000000014</text:p>
          </table:table-cell>
          <table:table-cell office:value-type="float" office:value="3942.185" calcext:value-type="float">
            <text:p>3942,185</text:p>
          </table:table-cell>
          <table:table-cell table:number-columns-repeated="2" office:value-type="float" office:value="0.003010571" calcext:value-type="float">
            <text:p>0,003010571</text:p>
          </table:table-cell>
          <table:table-cell table:number-columns-repeated="2"/>
          <table:table-cell office:value-type="float" office:value="0.0001721288" calcext:value-type="float">
            <text:p>0,0001721288</text:p>
          </table:table-cell>
          <table:table-cell office:value-type="float" office:value="0.09244774" calcext:value-type="float">
            <text:p>0,09244774</text:p>
          </table:table-cell>
          <table:table-cell office:value-type="float" office:value="0.0001435709" calcext:value-type="float">
            <text:p>0,0001435709</text:p>
          </table:table-cell>
          <table:table-cell office:value-type="float" office:value="0.0002063671" calcext:value-type="float">
            <text:p>0,0002063671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023</text:p>
          </table:table-cell>
          <table:table-cell office:value-type="float" office:value="0.09244776" calcext:value-type="float">
            <text:p>0,09244776</text:p>
          </table:table-cell>
          <table:table-cell office:value-type="float" office:value="0.1076829" calcext:value-type="float">
            <text:p>0,1076829</text:p>
          </table:table-cell>
          <table:table-cell office:value-type="float" office:value="0.1547822" calcext:value-type="float">
            <text:p>0,1547822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4</text:p>
          </table:table-cell>
          <table:table-cell office:value-type="float" office:value="0.04622388" calcext:value-type="float">
            <text:p>0,04622388</text:p>
          </table:table-cell>
          <table:table-cell office:value-type="float" office:value="98.43098" calcext:value-type="float">
            <text:p>98,43098</text:p>
          </table:table-cell>
          <table:table-cell office:value-type="float" office:value="118.0442" calcext:value-type="float">
            <text:p>118,0442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18</text:p>
          </table:table-cell>
          <table:table-cell office:value-type="float" office:value="3949.985" calcext:value-type="float">
            <text:p>3949,985</text:p>
          </table:table-cell>
          <table:table-cell office:value-type="float" office:value="-1969.093" calcext:value-type="float">
            <text:p>-1969,093</text:p>
          </table:table-cell>
          <table:table-cell office:value-type="float" office:value="0.3002243" calcext:value-type="float">
            <text:p>0,300224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52982" calcext:value-type="float">
            <text:p>92,52982</text:p>
          </table:table-cell>
          <table:table-cell office:value-type="float" office:value="0.2997142" calcext:value-type="float">
            <text:p>0,2997142</text:p>
          </table:table-cell>
          <table:table-cell table:number-columns-repeated="3"/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5262752" calcext:value-type="float">
            <text:p>0,5262752</text:p>
          </table:table-cell>
          <table:table-cell office:value-type="float" office:value="0" calcext:value-type="float">
            <text:p>0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238012483384482" calcext:value-type="float">
            <text:p>0,238012483384482</text:p>
          </table:table-cell>
          <table:table-cell office:value-type="float" office:value="0.275691050173767" calcext:value-type="float">
            <text:p>0,275691050173767</text:p>
          </table:table-cell>
          <table:table-cell office:value-type="float" office:value="0.279121796056392" calcext:value-type="float">
            <text:p>0,279121796056392</text:p>
          </table:table-cell>
          <table:table-cell office:value-type="float" office:value="0.168741574832938" calcext:value-type="float">
            <text:p>0,168741574832938</text:p>
          </table:table-cell>
          <table:table-cell office:value-type="float" office:value="0.281391289628661" calcext:value-type="float">
            <text:p>0,281391289628661</text:p>
          </table:table-cell>
          <table:table-cell office:value-type="float" office:value="0.316132553522893" calcext:value-type="float">
            <text:p>0,3161325535228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26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5-01T19:14:58.54" calcext:value-type="date">
            <text:p>2024-05-01 19:14:58</text:p>
          </table:table-cell>
          <table:table-cell office:value-type="float" office:value="1.060365" calcext:value-type="float">
            <text:p>1,060365</text:p>
          </table:table-cell>
          <table:table-cell office:value-type="string" calcext:value-type="string">
            <text:p>C:\git\pyaudisam\tests\tmp\val-oanlr\SylvAtri-ab-m-10mn-haz-cos-cbtry3xw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0,0000974612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table:number-columns-repeated="3"/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01964163" calcext:value-type="float">
            <text:p>0,01964163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8845427485552" calcext:value-type="float">
            <text:p>0,368845427485552</text:p>
          </table:table-cell>
          <table:table-cell office:value-type="float" office:value="0.387987210416171" calcext:value-type="float">
            <text:p>0,387987210416171</text:p>
          </table:table-cell>
          <table:table-cell office:value-type="float" office:value="0.392940578426297" calcext:value-type="float">
            <text:p>0,392940578426297</text:p>
          </table:table-cell>
          <table:table-cell office:value-type="float" office:value="0.235825912567483" calcext:value-type="float">
            <text:p>0,235825912567483</text:p>
          </table:table-cell>
          <table:table-cell office:value-type="float" office:value="0.414089938693174" calcext:value-type="float">
            <text:p>0,414089938693174</text:p>
          </table:table-cell>
          <table:table-cell office:value-type="float" office:value="0.430954612957021" calcext:value-type="float">
            <text:p>0,430954612957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26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10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5-01T19:14:58.55" calcext:value-type="date">
            <text:p>2024-05-01 19:14:58</text:p>
          </table:table-cell>
          <table:table-cell office:value-type="float" office:value="0.926002" calcext:value-type="float">
            <text:p>0,926002</text:p>
          </table:table-cell>
          <table:table-cell office:value-type="string" calcext:value-type="string">
            <text:p>C:\git\pyaudisam\tests\tmp\val-oanlr\SylvAtri-ab-m-10mn-haz-cos-l10-z_ygx118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99.4845360824742" calcext:value-type="float">
            <text:p>99,48453608247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12.773" calcext:value-type="float">
            <text:p>4312,773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6395483" calcext:value-type="float">
            <text:p>0,06395483</text:p>
          </table:table-cell>
          <table:table-cell office:value-type="float" office:value="0.00233829" calcext:value-type="float">
            <text:p>0,00233829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001130638" calcext:value-type="float">
            <text:p>0,0001130638</text:p>
          </table:table-cell>
          <table:table-cell office:value-type="float" office:value="0.07307657" calcext:value-type="float">
            <text:p>0,07307657</text:p>
          </table:table-cell>
          <table:table-cell office:value-type="float" office:value="0.00009795059" calcext:value-type="float">
            <text:p>0,00009795059</text:p>
          </table:table-cell>
          <table:table-cell office:value-type="float" office:value="0.0001305089" calcext:value-type="float">
            <text:p>0,0001305089</text:p>
          </table:table-cell>
          <table:table-cell office:value-type="float" office:value="384" calcext:value-type="float">
            <text:p>384</text:p>
          </table:table-cell>
          <table:table-cell office:value-type="float" office:value="0.06763452" calcext:value-type="float">
            <text:p>0,06763452</text:p>
          </table:table-cell>
          <table:table-cell office:value-type="float" office:value="0.07307658" calcext:value-type="float">
            <text:p>0,07307658</text:p>
          </table:table-cell>
          <table:table-cell office:value-type="float" office:value="0.05859382" calcext:value-type="float">
            <text:p>0,05859382</text:p>
          </table:table-cell>
          <table:table-cell office:value-type="float" office:value="0.07807013" calcext:value-type="float">
            <text:p>0,07807013</text:p>
          </table:table-cell>
          <table:table-cell office:value-type="float" office:value="384" calcext:value-type="float">
            <text:p>384</text:p>
          </table:table-cell>
          <table:table-cell office:value-type="float" office:value="133.0005" calcext:value-type="float">
            <text:p>133,0005</text:p>
          </table:table-cell>
          <table:table-cell office:value-type="float" office:value="0.03653829" calcext:value-type="float">
            <text:p>0,03653829</text:p>
          </table:table-cell>
          <table:table-cell office:value-type="float" office:value="123.7838" calcext:value-type="float">
            <text:p>123,7838</text:p>
          </table:table-cell>
          <table:table-cell office:value-type="float" office:value="142.9034" calcext:value-type="float">
            <text:p>142,9034</text:p>
          </table:table-cell>
          <table:table-cell office:value-type="float" office:value="384" calcext:value-type="float">
            <text:p>384</text:p>
          </table:table-cell>
          <table:table-cell office:value-type="float" office:value="4312.805" calcext:value-type="float">
            <text:p>4312,805</text:p>
          </table:table-cell>
          <table:table-cell office:value-type="float" office:value="4320.685" calcext:value-type="float">
            <text:p>4320,685</text:p>
          </table:table-cell>
          <table:table-cell office:value-type="float" office:value="-2154.387" calcext:value-type="float">
            <text:p>-2154,387</text:p>
          </table:table-cell>
          <table:table-cell office:value-type="float" office:value="0.6285676" calcext:value-type="float">
            <text:p>0,628567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5757" calcext:value-type="float">
            <text:p>99,65757</text:p>
          </table:table-cell>
          <table:table-cell office:value-type="float" office:value="3.849827" calcext:value-type="float">
            <text:p>3,849827</text:p>
          </table:table-cell>
          <table:table-cell table:number-columns-repeated="3"/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3655758" calcext:value-type="float">
            <text:p>0,3655758</text:p>
          </table:table-cell>
          <table:table-cell office:value-type="float" office:value="0.02002603" calcext:value-type="float">
            <text:p>0,02002603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877" calcext:value-type="float">
            <text:p>877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718" calcext:value-type="float">
            <text:p>718</text:p>
          </table:table-cell>
          <table:table-cell office:value-type="float" office:value="1072" calcext:value-type="float">
            <text:p>107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281873316296409" calcext:value-type="float">
            <text:p>0,281873316296409</text:p>
          </table:table-cell>
          <table:table-cell office:value-type="float" office:value="0.306580324035525" calcext:value-type="float">
            <text:p>0,306580324035525</text:p>
          </table:table-cell>
          <table:table-cell office:value-type="float" office:value="0.310536957566788" calcext:value-type="float">
            <text:p>0,310536957566788</text:p>
          </table:table-cell>
          <table:table-cell office:value-type="float" office:value="0.155365425416861" calcext:value-type="float">
            <text:p>0,155365425416861</text:p>
          </table:table-cell>
          <table:table-cell office:value-type="float" office:value="0.335845718188754" calcext:value-type="float">
            <text:p>0,335845718188754</text:p>
          </table:table-cell>
          <table:table-cell office:value-type="float" office:value="0.349499723840419" calcext:value-type="float">
            <text:p>0,3494997238404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626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10mn-haz-cos-r28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4:58.55" calcext:value-type="date">
            <text:p>2024-05-01 19:14:58</text:p>
          </table:table-cell>
          <table:table-cell office:value-type="float" office:value="0.874202" calcext:value-type="float">
            <text:p>0,874202</text:p>
          </table:table-cell>
          <table:table-cell office:value-type="string" calcext:value-type="string">
            <text:p>C:\git\pyaudisam\tests\tmp\val-oanlr\SylvAtri-ab-m-10mn-haz-cos-r280-hcpkrojj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5.360824742268" calcext:value-type="float">
            <text:p>95,3608247422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5.838" calcext:value-type="float">
            <text:p>4005,838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6283593" calcext:value-type="float">
            <text:p>0,06283593</text:p>
          </table:table-cell>
          <table:table-cell office:value-type="float" office:value="0.002090871" calcext:value-type="float">
            <text:p>0,002090871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001198489" calcext:value-type="float">
            <text:p>0,0001198489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0001025259" calcext:value-type="float">
            <text:p>0,0001025259</text:p>
          </table:table-cell>
          <table:table-cell office:value-type="float" office:value="0.0001400987" calcext:value-type="float">
            <text:p>0,0001400987</text:p>
          </table:table-cell>
          <table:table-cell office:value-type="float" office:value="368" calcext:value-type="float">
            <text:p>368</text:p>
          </table:table-cell>
          <table:table-cell office:value-type="float" office:value="0.2128531" calcext:value-type="float">
            <text:p>0,2128531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1820873" calcext:value-type="float">
            <text:p>0,1820873</text:p>
          </table:table-cell>
          <table:table-cell office:value-type="float" office:value="0.2488171" calcext:value-type="float">
            <text:p>0,2488171</text:p>
          </table:table-cell>
          <table:table-cell office:value-type="float" office:value="368" calcext:value-type="float">
            <text:p>368</text:p>
          </table:table-cell>
          <table:table-cell office:value-type="float" office:value="129.1808" calcext:value-type="float">
            <text:p>129,1808</text:p>
          </table:table-cell>
          <table:table-cell office:value-type="float" office:value="0.03975783" calcext:value-type="float">
            <text:p>0,03975783</text:p>
          </table:table-cell>
          <table:table-cell office:value-type="float" office:value="119.4697" calcext:value-type="float">
            <text:p>119,4697</text:p>
          </table:table-cell>
          <table:table-cell office:value-type="float" office:value="139.6813" calcext:value-type="float">
            <text:p>139,6813</text:p>
          </table:table-cell>
          <table:table-cell office:value-type="float" office:value="368" calcext:value-type="float">
            <text:p>368</text:p>
          </table:table-cell>
          <table:table-cell office:value-type="float" office:value="4005.871" calcext:value-type="float">
            <text:p>4005,871</text:p>
          </table:table-cell>
          <table:table-cell office:value-type="float" office:value="4013.666" calcext:value-type="float">
            <text:p>4013,666</text:p>
          </table:table-cell>
          <table:table-cell office:value-type="float" office:value="-2000.919" calcext:value-type="float">
            <text:p>-2000,919</text:p>
          </table:table-cell>
          <table:table-cell office:value-type="float" office:value="0.5334023" calcext:value-type="float">
            <text:p>0,533402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5921" calcext:value-type="float">
            <text:p>96,95921</text:p>
          </table:table-cell>
          <table:table-cell office:value-type="float" office:value="3.566996" calcext:value-type="float">
            <text:p>3,566996</text:p>
          </table:table-cell>
          <table:table-cell table:number-columns-repeated="3"/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3714516" calcext:value-type="float">
            <text:p>0,3714516</text:p>
          </table:table-cell>
          <table:table-cell office:value-type="float" office:value="0" calcext:value-type="float">
            <text:p>0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891" calcext:value-type="float">
            <text:p>891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722" calcext:value-type="float">
            <text:p>722</text:p>
          </table:table-cell>
          <table:table-cell office:value-type="float" office:value="1100" calcext:value-type="float">
            <text:p>1100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528426980928442" calcext:value-type="float">
            <text:p>0,528426980928442</text:p>
          </table:table-cell>
          <table:table-cell office:value-type="float" office:value="0.530735102698987" calcext:value-type="float">
            <text:p>0,530735102698987</text:p>
          </table:table-cell>
          <table:table-cell office:value-type="float" office:value="0.537994013211324" calcext:value-type="float">
            <text:p>0,537994013211324</text:p>
          </table:table-cell>
          <table:table-cell office:value-type="float" office:value="0.415860487567649" calcext:value-type="float">
            <text:p>0,415860487567649</text:p>
          </table:table-cell>
          <table:table-cell office:value-type="float" office:value="0.537481877095668" calcext:value-type="float">
            <text:p>0,537481877095668</text:p>
          </table:table-cell>
          <table:table-cell office:value-type="float" office:value="0.568613935262757" calcext:value-type="float">
            <text:p>0,5686139352627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26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10mn-haz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4:58.59" calcext:value-type="date">
            <text:p>2024-05-01 19:14:58</text:p>
          </table:table-cell>
          <table:table-cell office:value-type="float" office:value="1.034059" calcext:value-type="float">
            <text:p>1,034059</text:p>
          </table:table-cell>
          <table:table-cell office:value-type="string" calcext:value-type="string">
            <text:p>C:\git\pyaudisam\tests\tmp\val-oanlr\SylvAtri-ab-m-10mn-haz-cos-l15-r300-5jhdzem_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4.8453608247423" calcext:value-type="float">
            <text:p>94,8453608247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83.871" calcext:value-type="float">
            <text:p>3983,871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1316856" calcext:value-type="float">
            <text:p>0,1316856</text:p>
          </table:table-cell>
          <table:table-cell office:value-type="float" office:value="0.00395304" calcext:value-type="float">
            <text:p>0,00395304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0001184709" calcext:value-type="float">
            <text:p>0,0001184709</text:p>
          </table:table-cell>
          <table:table-cell office:value-type="float" office:value="0.1150003" calcext:value-type="float">
            <text:p>0,1150003</text:p>
          </table:table-cell>
          <table:table-cell office:value-type="float" office:value="0.00009456273" calcext:value-type="float">
            <text:p>0,00009456273</text:p>
          </table:table-cell>
          <table:table-cell office:value-type="float" office:value="0.0001484237" calcext:value-type="float">
            <text:p>0,0001484237</text:p>
          </table:table-cell>
          <table:table-cell office:value-type="float" office:value="365" calcext:value-type="float">
            <text:p>365</text:p>
          </table:table-cell>
          <table:table-cell office:value-type="float" office:value="0.1875754" calcext:value-type="float">
            <text:p>0,1875754</text:p>
          </table:table-cell>
          <table:table-cell office:value-type="float" office:value="0.1150004" calcext:value-type="float">
            <text:p>0,1150004</text:p>
          </table:table-cell>
          <table:table-cell office:value-type="float" office:value="0.1497215" calcext:value-type="float">
            <text:p>0,1497215</text:p>
          </table:table-cell>
          <table:table-cell office:value-type="float" office:value="0.2349998" calcext:value-type="float">
            <text:p>0,2349998</text:p>
          </table:table-cell>
          <table:table-cell office:value-type="float" office:value="365" calcext:value-type="float">
            <text:p>365</text:p>
          </table:table-cell>
          <table:table-cell office:value-type="float" office:value="129.9299" calcext:value-type="float">
            <text:p>129,9299</text:p>
          </table:table-cell>
          <table:table-cell office:value-type="float" office:value="0.05750018" calcext:value-type="float">
            <text:p>0,05750018</text:p>
          </table:table-cell>
          <table:table-cell office:value-type="float" office:value="116.0493" calcext:value-type="float">
            <text:p>116,0493</text:p>
          </table:table-cell>
          <table:table-cell office:value-type="float" office:value="145.4708" calcext:value-type="float">
            <text:p>145,4708</text:p>
          </table:table-cell>
          <table:table-cell office:value-type="float" office:value="365" calcext:value-type="float">
            <text:p>365</text:p>
          </table:table-cell>
          <table:table-cell office:value-type="float" office:value="3983.937" calcext:value-type="float">
            <text:p>3983,937</text:p>
          </table:table-cell>
          <table:table-cell office:value-type="float" office:value="3995.596" calcext:value-type="float">
            <text:p>3995,596</text:p>
          </table:table-cell>
          <table:table-cell office:value-type="float" office:value="-1988.936" calcext:value-type="float">
            <text:p>-1988,936</text:p>
          </table:table-cell>
          <table:table-cell office:value-type="float" office:value="0.5200226" calcext:value-type="float">
            <text:p>0,520022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73524" calcext:value-type="float">
            <text:p>97,73524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0.000003963984" calcext:value-type="float">
            <text:p>0,000003963984</text:p>
          </table:table-cell>
          <table:table-cell table:number-columns-repeated="2"/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365196" calcext:value-type="float">
            <text:p>0,365196</text:p>
          </table:table-cell>
          <table:table-cell office:value-type="float" office:value="0.0192345" calcext:value-type="float">
            <text:p>0,0192345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876" calcext:value-type="float">
            <text:p>87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672" calcext:value-type="float">
            <text:p>672</text:p>
          </table:table-cell>
          <table:table-cell office:value-type="float" office:value="1144" calcext:value-type="float">
            <text:p>1144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603760114952886" calcext:value-type="float">
            <text:p>0,603760114952886</text:p>
          </table:table-cell>
          <table:table-cell office:value-type="float" office:value="0.594634095474703" calcext:value-type="float">
            <text:p>0,594634095474703</text:p>
          </table:table-cell>
          <table:table-cell office:value-type="float" office:value="0.60314746655221" calcext:value-type="float">
            <text:p>0,60314746655221</text:p>
          </table:table-cell>
          <table:table-cell office:value-type="float" office:value="0.527735537014966" calcext:value-type="float">
            <text:p>0,527735537014966</text:p>
          </table:table-cell>
          <table:table-cell office:value-type="float" office:value="0.593291066677959" calcext:value-type="float">
            <text:p>0,593291066677959</text:p>
          </table:table-cell>
          <table:table-cell office:value-type="float" office:value="0.621482724930574" calcext:value-type="float">
            <text:p>0,6214827249305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26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az-cos-l20-r300-m1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1T19:14:58.6" calcext:value-type="date">
            <text:p>2024-05-01 19:14:58</text:p>
          </table:table-cell>
          <table:table-cell office:value-type="float" office:value="1.057581" calcext:value-type="float">
            <text:p>1,057581</text:p>
          </table:table-cell>
          <table:table-cell office:value-type="string" calcext:value-type="string">
            <text:p>C:\git\pyaudisam\tests\tmp\val-oanlr\SylvAtri-ab-m-10mn-haz-cos-l20-r300-m18-jums85_u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4.0721649484536" calcext:value-type="float">
            <text:p>94,0721649484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9.508" calcext:value-type="float">
            <text:p>3939,508</text:p>
          </table:table-cell>
          <table:table-cell table:number-columns-repeated="2" office:value-type="float" office:value="0.01529652" calcext:value-type="float">
            <text:p>0,01529652</text:p>
          </table:table-cell>
          <table:table-cell table:number-columns-repeated="2"/>
          <table:table-cell office:value-type="float" office:value="0.0001441559" calcext:value-type="float">
            <text:p>0,0001441559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00009659945" calcext:value-type="float">
            <text:p>0,00009659945</text:p>
          </table:table-cell>
          <table:table-cell office:value-type="float" office:value="0.0002151246" calcext:value-type="float">
            <text:p>0,0002151246</text:p>
          </table:table-cell>
          <table:table-cell office:value-type="float" office:value="361" calcext:value-type="float">
            <text:p>361</text:p>
          </table:table-cell>
          <table:table-cell office:value-type="float" office:value="0.1541541" calcext:value-type="float">
            <text:p>0,1541541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1032993" calcext:value-type="float">
            <text:p>0,1032993</text:p>
          </table:table-cell>
          <table:table-cell office:value-type="float" office:value="0.230045" calcext:value-type="float">
            <text:p>0,230045</text:p>
          </table:table-cell>
          <table:table-cell office:value-type="float" office:value="361" calcext:value-type="float">
            <text:p>361</text:p>
          </table:table-cell>
          <table:table-cell office:value-type="float" office:value="117.7874" calcext:value-type="float">
            <text:p>117,7874</text:p>
          </table:table-cell>
          <table:table-cell office:value-type="float" office:value="0.1028461" calcext:value-type="float">
            <text:p>0,1028461</text:p>
          </table:table-cell>
          <table:table-cell office:value-type="float" office:value="96.27034" calcext:value-type="float">
            <text:p>96,27034</text:p>
          </table:table-cell>
          <table:table-cell office:value-type="float" office:value="144.1136" calcext:value-type="float">
            <text:p>144,1136</text:p>
          </table:table-cell>
          <table:table-cell office:value-type="float" office:value="361" calcext:value-type="float">
            <text:p>361</text:p>
          </table:table-cell>
          <table:table-cell office:value-type="float" office:value="3939.619" calcext:value-type="float">
            <text:p>3939,619</text:p>
          </table:table-cell>
          <table:table-cell office:value-type="float" office:value="3955.107" calcext:value-type="float">
            <text:p>3955,107</text:p>
          </table:table-cell>
          <table:table-cell office:value-type="float" office:value="-1965.754" calcext:value-type="float">
            <text:p>-1965,754</text:p>
          </table:table-cell>
          <table:table-cell office:value-type="float" office:value="0.5723255" calcext:value-type="float">
            <text:p>0,572325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728" calcext:value-type="float">
            <text:p>101,728</text:p>
          </table:table-cell>
          <table:table-cell office:value-type="float" office:value="3.889156" calcext:value-type="float">
            <text:p>3,889156</text:p>
          </table:table-cell>
          <table:table-cell office:value-type="float" office:value="0.01696699" calcext:value-type="float">
            <text:p>0,01696699</text:p>
          </table:table-cell>
          <table:table-cell office:value-type="float" office:value="0.1499826" calcext:value-type="float">
            <text:p>0,1499826</text:p>
          </table:table-cell>
          <table:table-cell/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4407494" calcext:value-type="float">
            <text:p>0,4407494</text:p>
          </table:table-cell>
          <table:table-cell office:value-type="float" office:value="0.1007703" calcext:value-type="float">
            <text:p>0,1007703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1058" calcext:value-type="float">
            <text:p>1058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693" calcext:value-type="float">
            <text:p>693</text:p>
          </table:table-cell>
          <table:table-cell office:value-type="float" office:value="1615" calcext:value-type="float">
            <text:p>1615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372664443774518" calcext:value-type="float">
            <text:p>0,372664443774518</text:p>
          </table:table-cell>
          <table:table-cell office:value-type="float" office:value="0.364958939607829" calcext:value-type="float">
            <text:p>0,364958939607829</text:p>
          </table:table-cell>
          <table:table-cell office:value-type="float" office:value="0.364301200006641" calcext:value-type="float">
            <text:p>0,364301200006641</text:p>
          </table:table-cell>
          <table:table-cell office:value-type="float" office:value="0.256138742233086" calcext:value-type="float">
            <text:p>0,256138742233086</text:p>
          </table:table-cell>
          <table:table-cell office:value-type="float" office:value="0.383052813680011" calcext:value-type="float">
            <text:p>0,383052813680011</text:p>
          </table:table-cell>
          <table:table-cell office:value-type="float" office:value="0.369423483938219" calcext:value-type="float">
            <text:p>0,3694234839382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26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5mn-hno-cos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5-01T19:14:58.6" calcext:value-type="date">
            <text:p>2024-05-01 19:14:58</text:p>
          </table:table-cell>
          <table:table-cell office:value-type="float" office:value="0.96664" calcext:value-type="float">
            <text:p>0,96664</text:p>
          </table:table-cell>
          <table:table-cell office:value-type="string" calcext:value-type="string">
            <text:p>C:\git\pyaudisam\tests\tmp\val-oanlr\TurdMeru-ab-m-5mn-hno-cos-pia_8zmt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55.986" calcext:value-type="float">
            <text:p>2755,986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3384337" calcext:value-type="float">
            <text:p>0,3384337</text:p>
          </table:table-cell>
          <table:table-cell office:value-type="float" office:value="0.008341253" calcext:value-type="float">
            <text:p>0,008341253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0000845433" calcext:value-type="float">
            <text:p>0,0000845433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0007155894" calcext:value-type="float">
            <text:p>0,00007155894</text:p>
          </table:table-cell>
          <table:table-cell office:value-type="float" office:value="0.00009988368" calcext:value-type="float">
            <text:p>0,00009988368</text:p>
          </table:table-cell>
          <table:table-cell office:value-type="float" office:value="227" calcext:value-type="float">
            <text:p>227</text:p>
          </table:table-cell>
          <table:table-cell office:value-type="float" office:value="0.04638754" calcext:value-type="float">
            <text:p>0,04638754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3926323" calcext:value-type="float">
            <text:p>0,03926323</text:p>
          </table:table-cell>
          <table:table-cell office:value-type="float" office:value="0.05480455" calcext:value-type="float">
            <text:p>0,05480455</text:p>
          </table:table-cell>
          <table:table-cell office:value-type="float" office:value="227" calcext:value-type="float">
            <text:p>227</text:p>
          </table:table-cell>
          <table:table-cell office:value-type="float" office:value="153.8067" calcext:value-type="float">
            <text:p>153,8067</text:p>
          </table:table-cell>
          <table:table-cell office:value-type="float" office:value="0.04238616" calcext:value-type="float">
            <text:p>0,04238616</text:p>
          </table:table-cell>
          <table:table-cell office:value-type="float" office:value="141.4878" calcext:value-type="float">
            <text:p>141,4878</text:p>
          </table:table-cell>
          <table:table-cell office:value-type="float" office:value="167.1982" calcext:value-type="float">
            <text:p>167,1982</text:p>
          </table:table-cell>
          <table:table-cell office:value-type="float" office:value="227" calcext:value-type="float">
            <text:p>227</text:p>
          </table:table-cell>
          <table:table-cell office:value-type="float" office:value="2756.163" calcext:value-type="float">
            <text:p>2756,163</text:p>
          </table:table-cell>
          <table:table-cell office:value-type="float" office:value="2769.756" calcext:value-type="float">
            <text:p>2769,756</text:p>
          </table:table-cell>
          <table:table-cell office:value-type="float" office:value="-1373.993" calcext:value-type="float">
            <text:p>-1373,993</text:p>
          </table:table-cell>
          <table:table-cell office:value-type="float" office:value="0.1675261" calcext:value-type="float">
            <text:p>0,167526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.7702" calcext:value-type="float">
            <text:p>171,7702</text:p>
          </table:table-cell>
          <table:table-cell office:value-type="float" office:value="0.8982553" calcext:value-type="float">
            <text:p>0,8982553</text:p>
          </table:table-cell>
          <table:table-cell office:value-type="float" office:value="-0.01671651" calcext:value-type="float">
            <text:p>-0,01671651</text:p>
          </table:table-cell>
          <table:table-cell office:value-type="float" office:value="0.2242214" calcext:value-type="float">
            <text:p>0,2242214</text:p>
          </table:table-cell>
          <table:table-cell/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" calcext:value-type="float">
            <text:p>0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393" calcext:value-type="float">
            <text:p>393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314" calcext:value-type="float">
            <text:p>314</text:p>
          </table:table-cell>
          <table:table-cell office:value-type="float" office:value="492" calcext:value-type="float">
            <text:p>49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451651463876244" calcext:value-type="float">
            <text:p>0,451651463876244</text:p>
          </table:table-cell>
          <table:table-cell office:value-type="float" office:value="0.433746146167173" calcext:value-type="float">
            <text:p>0,433746146167173</text:p>
          </table:table-cell>
          <table:table-cell office:value-type="float" office:value="0.430308848510673" calcext:value-type="float">
            <text:p>0,430308848510673</text:p>
          </table:table-cell>
          <table:table-cell office:value-type="float" office:value="0.392367358987298" calcext:value-type="float">
            <text:p>0,392367358987298</text:p>
          </table:table-cell>
          <table:table-cell office:value-type="float" office:value="0.387488037053332" calcext:value-type="float">
            <text:p>0,387488037053332</text:p>
          </table:table-cell>
          <table:table-cell office:value-type="float" office:value="0.464972912650646" calcext:value-type="float">
            <text:p>0,46497291265064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26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TurdMeru-ab-m-5mn-hno-cos-r4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4:58.61" calcext:value-type="date">
            <text:p>2024-05-01 19:14:58</text:p>
          </table:table-cell>
          <table:table-cell office:value-type="float" office:value="0.909744" calcext:value-type="float">
            <text:p>0,909744</text:p>
          </table:table-cell>
          <table:table-cell office:value-type="string" calcext:value-type="string">
            <text:p>C:\git\pyaudisam\tests\tmp\val-oanlr\TurdMeru-ab-m-5mn-hno-cos-r450-jduyadie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7.4025974025974" calcext:value-type="float">
            <text:p>97,4025974025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9.805" calcext:value-type="float">
            <text:p>2629,805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346936" calcext:value-type="float">
            <text:p>0,0346936</text:p>
          </table:table-cell>
          <table:table-cell office:value-type="float" office:value="0.2590866" calcext:value-type="float">
            <text:p>0,2590866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0009318005" calcext:value-type="float">
            <text:p>0,00009318005</text:p>
          </table:table-cell>
          <table:table-cell office:value-type="float" office:value="0.0886684" calcext:value-type="float">
            <text:p>0,0886684</text:p>
          </table:table-cell>
          <table:table-cell office:value-type="float" office:value="0.00007826812" calcext:value-type="float">
            <text:p>0,00007826812</text:p>
          </table:table-cell>
          <table:table-cell office:value-type="float" office:value="0.0001109331" calcext:value-type="float">
            <text:p>0,0001109331</text:p>
          </table:table-cell>
          <table:table-cell office:value-type="float" office:value="223" calcext:value-type="float">
            <text:p>223</text:p>
          </table:table-cell>
          <table:table-cell office:value-type="float" office:value="0.1059942" calcext:value-type="float">
            <text:p>0,1059942</text:p>
          </table:table-cell>
          <table:table-cell office:value-type="float" office:value="0.08866841" calcext:value-type="float">
            <text:p>0,08866841</text:p>
          </table:table-cell>
          <table:table-cell office:value-type="float" office:value="0.08903155" calcext:value-type="float">
            <text:p>0,08903155</text:p>
          </table:table-cell>
          <table:table-cell office:value-type="float" office:value="0.1261886" calcext:value-type="float">
            <text:p>0,1261886</text:p>
          </table:table-cell>
          <table:table-cell office:value-type="float" office:value="223" calcext:value-type="float">
            <text:p>223</text:p>
          </table:table-cell>
          <table:table-cell office:value-type="float" office:value="146.5054" calcext:value-type="float">
            <text:p>146,5054</text:p>
          </table:table-cell>
          <table:table-cell office:value-type="float" office:value="0.0443342" calcext:value-type="float">
            <text:p>0,0443342</text:p>
          </table:table-cell>
          <table:table-cell office:value-type="float" office:value="134.2545" calcext:value-type="float">
            <text:p>134,2545</text:p>
          </table:table-cell>
          <table:table-cell office:value-type="float" office:value="159.8741" calcext:value-type="float">
            <text:p>159,8741</text:p>
          </table:table-cell>
          <table:table-cell office:value-type="float" office:value="223" calcext:value-type="float">
            <text:p>223</text:p>
          </table:table-cell>
          <table:table-cell office:value-type="float" office:value="2629.859" calcext:value-type="float">
            <text:p>2629,859</text:p>
          </table:table-cell>
          <table:table-cell office:value-type="float" office:value="2636.637" calcext:value-type="float">
            <text:p>2636,637</text:p>
          </table:table-cell>
          <table:table-cell office:value-type="float" office:value="-1312.902" calcext:value-type="float">
            <text:p>-1312,902</text:p>
          </table:table-cell>
          <table:table-cell office:value-type="float" office:value="0.2308637" calcext:value-type="float">
            <text:p>0,2308637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.6127" calcext:value-type="float">
            <text:p>128,6127</text:p>
          </table:table-cell>
          <table:table-cell office:value-type="float" office:value="0.3889201" calcext:value-type="float">
            <text:p>0,3889201</text:p>
          </table:table-cell>
          <table:table-cell table:number-columns-repeated="3"/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1756192" calcext:value-type="float">
            <text:p>0,1756192</text:p>
          </table:table-cell>
          <table:table-cell office:value-type="float" office:value="0" calcext:value-type="float">
            <text:p>0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421" calcext:value-type="float">
            <text:p>421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335" calcext:value-type="float">
            <text:p>335</text:p>
          </table:table-cell>
          <table:table-cell office:value-type="float" office:value="530" calcext:value-type="float">
            <text:p>530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550323828832696" calcext:value-type="float">
            <text:p>0,550323828832696</text:p>
          </table:table-cell>
          <table:table-cell office:value-type="float" office:value="0.57406945259848" calcext:value-type="float">
            <text:p>0,57406945259848</text:p>
          </table:table-cell>
          <table:table-cell office:value-type="float" office:value="0.581195563318193" calcext:value-type="float">
            <text:p>0,581195563318193</text:p>
          </table:table-cell>
          <table:table-cell office:value-type="float" office:value="0.533070511830983" calcext:value-type="float">
            <text:p>0,533070511830983</text:p>
          </table:table-cell>
          <table:table-cell office:value-type="float" office:value="0.524530132028866" calcext:value-type="float">
            <text:p>0,524530132028866</text:p>
          </table:table-cell>
          <table:table-cell office:value-type="float" office:value="0.606807064512192" calcext:value-type="float">
            <text:p>0,606807064512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26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no-cos-r500-m1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1T19:14:58.64" calcext:value-type="date">
            <text:p>2024-05-01 19:14:58</text:p>
          </table:table-cell>
          <table:table-cell office:value-type="float" office:value="0.755725" calcext:value-type="float">
            <text:p>0,755725</text:p>
          </table:table-cell>
          <table:table-cell office:value-type="string" calcext:value-type="string">
            <text:p>C:\git\pyaudisam\tests\tmp\val-oanlr\TurdMeru-ab-m-5mn-hno-cos-r500-m14-edlici91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.2683982683983" calcext:value-type="float">
            <text:p>98,2683982683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8.628" calcext:value-type="float">
            <text:p>2668,628</text:p>
          </table:table-cell>
          <table:table-cell table:number-columns-repeated="2" office:value-type="float" office:value="0.3899085" calcext:value-type="float">
            <text:p>0,3899085</text:p>
          </table:table-cell>
          <table:table-cell table:number-columns-repeated="2"/>
          <table:table-cell office:value-type="float" office:value="0.00008854373" calcext:value-type="float">
            <text:p>0,00008854373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0007585934" calcext:value-type="float">
            <text:p>0,00007585934</text:p>
          </table:table-cell>
          <table:table-cell office:value-type="float" office:value="0.0001033491" calcext:value-type="float">
            <text:p>0,0001033491</text:p>
          </table:table-cell>
          <table:table-cell office:value-type="float" office:value="225" calcext:value-type="float">
            <text:p>225</text:p>
          </table:table-cell>
          <table:table-cell office:value-type="float" office:value="0.09035084" calcext:value-type="float">
            <text:p>0,09035084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7740758" calcext:value-type="float">
            <text:p>0,07740758</text:p>
          </table:table-cell>
          <table:table-cell office:value-type="float" office:value="0.1054583" calcext:value-type="float">
            <text:p>0,1054583</text:p>
          </table:table-cell>
          <table:table-cell office:value-type="float" office:value="225" calcext:value-type="float">
            <text:p>225</text:p>
          </table:table-cell>
          <table:table-cell office:value-type="float" office:value="150.2921" calcext:value-type="float">
            <text:p>150,2921</text:p>
          </table:table-cell>
          <table:table-cell office:value-type="float" office:value="0.03929179" calcext:value-type="float">
            <text:p>0,03929179</text:p>
          </table:table-cell>
          <table:table-cell office:value-type="float" office:value="139.0987" calcext:value-type="float">
            <text:p>139,0987</text:p>
          </table:table-cell>
          <table:table-cell office:value-type="float" office:value="162.3862" calcext:value-type="float">
            <text:p>162,3862</text:p>
          </table:table-cell>
          <table:table-cell office:value-type="float" office:value="225" calcext:value-type="float">
            <text:p>225</text:p>
          </table:table-cell>
          <table:table-cell office:value-type="float" office:value="2668.681" calcext:value-type="float">
            <text:p>2668,681</text:p>
          </table:table-cell>
          <table:table-cell office:value-type="float" office:value="2675.478" calcext:value-type="float">
            <text:p>2675,478</text:p>
          </table:table-cell>
          <table:table-cell office:value-type="float" office:value="-1332.314" calcext:value-type="float">
            <text:p>-1332,314</text:p>
          </table:table-cell>
          <table:table-cell office:value-type="float" office:value="0.1881086" calcext:value-type="float">
            <text:p>0,188108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679" calcext:value-type="float">
            <text:p>135,679</text:p>
          </table:table-cell>
          <table:table-cell office:value-type="float" office:value="0.4618216" calcext:value-type="float">
            <text:p>0,4618216</text:p>
          </table:table-cell>
          <table:table-cell table:number-columns-repeated="3"/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1683644" calcext:value-type="float">
            <text:p>0,1683644</text:p>
          </table:table-cell>
          <table:table-cell office:value-type="float" office:value="0" calcext:value-type="float">
            <text:p>0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404" calcext:value-type="float">
            <text:p>40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326" calcext:value-type="float">
            <text:p>326</text:p>
          </table:table-cell>
          <table:table-cell office:value-type="float" office:value="501" calcext:value-type="float">
            <text:p>501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548759111745285" calcext:value-type="float">
            <text:p>0,548759111745285</text:p>
          </table:table-cell>
          <table:table-cell office:value-type="float" office:value="0.573617399605392" calcext:value-type="float">
            <text:p>0,573617399605392</text:p>
          </table:table-cell>
          <table:table-cell office:value-type="float" office:value="0.580173240684394" calcext:value-type="float">
            <text:p>0,580173240684394</text:p>
          </table:table-cell>
          <table:table-cell office:value-type="float" office:value="0.555111817289409" calcext:value-type="float">
            <text:p>0,555111817289409</text:p>
          </table:table-cell>
          <table:table-cell office:value-type="float" office:value="0.5119267225977" calcext:value-type="float">
            <text:p>0,5119267225977</text:p>
          </table:table-cell>
          <table:table-cell office:value-type="float" office:value="0.607630594231025" calcext:value-type="float">
            <text:p>0,6076305942310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26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5mn-haz-cos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5-01T19:14:58.65" calcext:value-type="date">
            <text:p>2024-05-01 19:14:58</text:p>
          </table:table-cell>
          <table:table-cell office:value-type="float" office:value="0.878894" calcext:value-type="float">
            <text:p>0,878894</text:p>
          </table:table-cell>
          <table:table-cell office:value-type="string" calcext:value-type="string">
            <text:p>C:\git\pyaudisam\tests\tmp\val-oanlr\TurdMeru-ab-m-5mn-haz-cos-dnb3ee20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.08400000000029" calcext:value-type="float">
            <text:p>6,08400000000029</text:p>
          </table:table-cell>
          <table:table-cell office:value-type="float" office:value="2762.07" calcext:value-type="float">
            <text:p>2762,07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7707447" calcext:value-type="float">
            <text:p>0,07707447</text:p>
          </table:table-cell>
          <table:table-cell office:value-type="float" office:value="0.0007343292" calcext:value-type="float">
            <text:p>0,0007343292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0006854264" calcext:value-type="float">
            <text:p>0,00006854264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0005715941" calcext:value-type="float">
            <text:p>0,00005715941</text:p>
          </table:table-cell>
          <table:table-cell office:value-type="float" office:value="0.00008219283" calcext:value-type="float">
            <text:p>0,00008219283</text:p>
          </table:table-cell>
          <table:table-cell office:value-type="float" office:value="229" calcext:value-type="float">
            <text:p>229</text:p>
          </table:table-cell>
          <table:table-cell office:value-type="float" office:value="0.05721629" calcext:value-type="float">
            <text:p>0,05721629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4771409" calcext:value-type="float">
            <text:p>0,04771409</text:p>
          </table:table-cell>
          <table:table-cell office:value-type="float" office:value="0.06861085" calcext:value-type="float">
            <text:p>0,06861085</text:p>
          </table:table-cell>
          <table:table-cell office:value-type="float" office:value="229" calcext:value-type="float">
            <text:p>229</text:p>
          </table:table-cell>
          <table:table-cell office:value-type="float" office:value="170.8184" calcext:value-type="float">
            <text:p>170,8184</text:p>
          </table:table-cell>
          <table:table-cell office:value-type="float" office:value="0.04618366" calcext:value-type="float">
            <text:p>0,04618366</text:p>
          </table:table-cell>
          <table:table-cell office:value-type="float" office:value="155.9679" calcext:value-type="float">
            <text:p>155,9679</text:p>
          </table:table-cell>
          <table:table-cell office:value-type="float" office:value="187.0829" calcext:value-type="float">
            <text:p>187,0829</text:p>
          </table:table-cell>
          <table:table-cell office:value-type="float" office:value="229" calcext:value-type="float">
            <text:p>229</text:p>
          </table:table-cell>
          <table:table-cell office:value-type="float" office:value="2762.122" calcext:value-type="float">
            <text:p>2762,122</text:p>
          </table:table-cell>
          <table:table-cell office:value-type="float" office:value="2768.954" calcext:value-type="float">
            <text:p>2768,954</text:p>
          </table:table-cell>
          <table:table-cell office:value-type="float" office:value="-1379.035" calcext:value-type="float">
            <text:p>-1379,035</text:p>
          </table:table-cell>
          <table:table-cell office:value-type="float" office:value="0.06411476" calcext:value-type="float">
            <text:p>0,064114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4366" calcext:value-type="float">
            <text:p>124,4366</text:p>
          </table:table-cell>
          <table:table-cell office:value-type="float" office:value="3.664685" calcext:value-type="float">
            <text:p>3,664685</text:p>
          </table:table-cell>
          <table:table-cell table:number-columns-repeated="3"/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1326293" calcext:value-type="float">
            <text:p>0,1326293</text:p>
          </table:table-cell>
          <table:table-cell office:value-type="float" office:value="0.00573040000000001" calcext:value-type="float">
            <text:p>0,00573040000000001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318" calcext:value-type="float">
            <text:p>318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251" calcext:value-type="float">
            <text:p>251</text:p>
          </table:table-cell>
          <table:table-cell office:value-type="float" office:value="403" calcext:value-type="float">
            <text:p>403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240289432377116" calcext:value-type="float">
            <text:p>0,240289432377116</text:p>
          </table:table-cell>
          <table:table-cell office:value-type="float" office:value="0.265540809810224" calcext:value-type="float">
            <text:p>0,265540809810224</text:p>
          </table:table-cell>
          <table:table-cell office:value-type="float" office:value="0.269617098452294" calcext:value-type="float">
            <text:p>0,269617098452294</text:p>
          </table:table-cell>
          <table:table-cell office:value-type="float" office:value="0.210130857323565" calcext:value-type="float">
            <text:p>0,210130857323565</text:p>
          </table:table-cell>
          <table:table-cell office:value-type="float" office:value="0.229846289000791" calcext:value-type="float">
            <text:p>0,229846289000791</text:p>
          </table:table-cell>
          <table:table-cell office:value-type="float" office:value="0.306141458105959" calcext:value-type="float">
            <text:p>0,306141458105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26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TurdMeru-ab-m-5mn-haz-cos-r4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4:58.65" calcext:value-type="date">
            <text:p>2024-05-01 19:14:58</text:p>
          </table:table-cell>
          <table:table-cell office:value-type="float" office:value="0.823501" calcext:value-type="float">
            <text:p>0,823501</text:p>
          </table:table-cell>
          <table:table-cell office:value-type="string" calcext:value-type="string">
            <text:p>C:\git\pyaudisam\tests\tmp\val-oanlr\TurdMeru-ab-m-5mn-haz-cos-r450-kg108r1h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7.4025974025974" calcext:value-type="float">
            <text:p>97,4025974025974</text:p>
          </table:table-cell>
          <table:table-cell office:value-type="float" office:value="2" calcext:value-type="float">
            <text:p>2</text:p>
          </table:table-cell>
          <table:table-cell office:value-type="float" office:value="8.80500000000029" calcext:value-type="float">
            <text:p>8,80500000000029</text:p>
          </table:table-cell>
          <table:table-cell office:value-type="float" office:value="2638.61" calcext:value-type="float">
            <text:p>2638,61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9344816" calcext:value-type="float">
            <text:p>0,0009344816</text:p>
          </table:table-cell>
          <table:table-cell office:value-type="float" office:value="0.04140818" calcext:value-type="float">
            <text:p>0,04140818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0788261" calcext:value-type="float">
            <text:p>0,0000788261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00006376685" calcext:value-type="float">
            <text:p>0,00006376685</text:p>
          </table:table-cell>
          <table:table-cell office:value-type="float" office:value="0.00009744177" calcext:value-type="float">
            <text:p>0,00009744177</text:p>
          </table:table-cell>
          <table:table-cell office:value-type="float" office:value="223" calcext:value-type="float">
            <text:p>223</text:p>
          </table:table-cell>
          <table:table-cell office:value-type="float" office:value="0.1252953" calcext:value-type="float">
            <text:p>0,1252953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1013584" calcext:value-type="float">
            <text:p>0,1013584</text:p>
          </table:table-cell>
          <table:table-cell office:value-type="float" office:value="0.1548852" calcext:value-type="float">
            <text:p>0,1548852</text:p>
          </table:table-cell>
          <table:table-cell office:value-type="float" office:value="223" calcext:value-type="float">
            <text:p>223</text:p>
          </table:table-cell>
          <table:table-cell office:value-type="float" office:value="159.2869" calcext:value-type="float">
            <text:p>159,2869</text:p>
          </table:table-cell>
          <table:table-cell office:value-type="float" office:value="0.05394788" calcext:value-type="float">
            <text:p>0,05394788</text:p>
          </table:table-cell>
          <table:table-cell office:value-type="float" office:value="143.2328" calcext:value-type="float">
            <text:p>143,2328</text:p>
          </table:table-cell>
          <table:table-cell office:value-type="float" office:value="177.1404" calcext:value-type="float">
            <text:p>177,1404</text:p>
          </table:table-cell>
          <table:table-cell office:value-type="float" office:value="223" calcext:value-type="float">
            <text:p>223</text:p>
          </table:table-cell>
          <table:table-cell office:value-type="float" office:value="2638.664" calcext:value-type="float">
            <text:p>2638,664</text:p>
          </table:table-cell>
          <table:table-cell office:value-type="float" office:value="2645.442" calcext:value-type="float">
            <text:p>2645,442</text:p>
          </table:table-cell>
          <table:table-cell office:value-type="float" office:value="-1317.305" calcext:value-type="float">
            <text:p>-1317,305</text:p>
          </table:table-cell>
          <table:table-cell office:value-type="float" office:value="0.1209832" calcext:value-type="float">
            <text:p>0,120983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487" calcext:value-type="float">
            <text:p>110,4487</text:p>
          </table:table-cell>
          <table:table-cell office:value-type="float" office:value="3.170095" calcext:value-type="float">
            <text:p>3,170095</text:p>
          </table:table-cell>
          <table:table-cell table:number-columns-repeated="3"/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1485659" calcext:value-type="float">
            <text:p>0,1485659</text:p>
          </table:table-cell>
          <table:table-cell office:value-type="float" office:value="0.0151811" calcext:value-type="float">
            <text:p>0,0151811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357" calcext:value-type="float">
            <text:p>357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275" calcext:value-type="float">
            <text:p>275</text:p>
          </table:table-cell>
          <table:table-cell office:value-type="float" office:value="462" calcext:value-type="float">
            <text:p>46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320851492945775" calcext:value-type="float">
            <text:p>0,320851492945775</text:p>
          </table:table-cell>
          <table:table-cell office:value-type="float" office:value="0.340965169691415" calcext:value-type="float">
            <text:p>0,340965169691415</text:p>
          </table:table-cell>
          <table:table-cell office:value-type="float" office:value="0.346606644872125" calcext:value-type="float">
            <text:p>0,346606644872125</text:p>
          </table:table-cell>
          <table:table-cell office:value-type="float" office:value="0.264595766476052" calcext:value-type="float">
            <text:p>0,264595766476052</text:p>
          </table:table-cell>
          <table:table-cell office:value-type="float" office:value="0.308351938140836" calcext:value-type="float">
            <text:p>0,308351938140836</text:p>
          </table:table-cell>
          <table:table-cell office:value-type="float" office:value="0.380599225628151" calcext:value-type="float">
            <text:p>0,38059922562815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26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az-cos-r500-m1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1T19:14:58.66" calcext:value-type="date">
            <text:p>2024-05-01 19:14:58</text:p>
          </table:table-cell>
          <table:table-cell office:value-type="float" office:value="0.891165" calcext:value-type="float">
            <text:p>0,891165</text:p>
          </table:table-cell>
          <table:table-cell office:value-type="string" calcext:value-type="string">
            <text:p>C:\git\pyaudisam\tests\tmp\val-oanlr\TurdMeru-ab-m-5mn-haz-cos-r500-m14-yqrh017t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.2683982683983" calcext:value-type="float">
            <text:p>98,2683982683983</text:p>
          </table:table-cell>
          <table:table-cell office:value-type="float" office:value="2" calcext:value-type="float">
            <text:p>2</text:p>
          </table:table-cell>
          <table:table-cell office:value-type="float" office:value="9.60799999999972" calcext:value-type="float">
            <text:p>9,60799999999972</text:p>
          </table:table-cell>
          <table:table-cell office:value-type="float" office:value="2678.236" calcext:value-type="float">
            <text:p>2678,236</text:p>
          </table:table-cell>
          <table:table-cell table:number-columns-repeated="2" office:value-type="float" office:value="0.08737075" calcext:value-type="float">
            <text:p>0,08737075</text:p>
          </table:table-cell>
          <table:table-cell table:number-columns-repeated="2"/>
          <table:table-cell office:value-type="float" office:value="0.0000788839" calcext:value-type="float">
            <text:p>0,000078883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0006394844" calcext:value-type="float">
            <text:p>0,00006394844</text:p>
          </table:table-cell>
          <table:table-cell office:value-type="float" office:value="0.00009730759" calcext:value-type="float">
            <text:p>0,00009730759</text:p>
          </table:table-cell>
          <table:table-cell office:value-type="float" office:value="225" calcext:value-type="float">
            <text:p>225</text:p>
          </table:table-cell>
          <table:table-cell office:value-type="float" office:value="0.1014149" calcext:value-type="float">
            <text:p>0,101414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8221353" calcext:value-type="float">
            <text:p>0,08221353</text:p>
          </table:table-cell>
          <table:table-cell office:value-type="float" office:value="0.1251008" calcext:value-type="float">
            <text:p>0,1251008</text:p>
          </table:table-cell>
          <table:table-cell office:value-type="float" office:value="225" calcext:value-type="float">
            <text:p>225</text:p>
          </table:table-cell>
          <table:table-cell office:value-type="float" office:value="159.2285" calcext:value-type="float">
            <text:p>159,2285</text:p>
          </table:table-cell>
          <table:table-cell office:value-type="float" office:value="0.05341028" calcext:value-type="float">
            <text:p>0,05341028</text:p>
          </table:table-cell>
          <table:table-cell office:value-type="float" office:value="143.3325" calcext:value-type="float">
            <text:p>143,3325</text:p>
          </table:table-cell>
          <table:table-cell office:value-type="float" office:value="176.8875" calcext:value-type="float">
            <text:p>176,8875</text:p>
          </table:table-cell>
          <table:table-cell office:value-type="float" office:value="225" calcext:value-type="float">
            <text:p>225</text:p>
          </table:table-cell>
          <table:table-cell office:value-type="float" office:value="2678.289" calcext:value-type="float">
            <text:p>2678,289</text:p>
          </table:table-cell>
          <table:table-cell office:value-type="float" office:value="2685.086" calcext:value-type="float">
            <text:p>2685,086</text:p>
          </table:table-cell>
          <table:table-cell office:value-type="float" office:value="-1337.118" calcext:value-type="float">
            <text:p>-1337,118</text:p>
          </table:table-cell>
          <table:table-cell office:value-type="float" office:value="0.1317696" calcext:value-type="float">
            <text:p>0,131769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0357" calcext:value-type="float">
            <text:p>110,0357</text:p>
          </table:table-cell>
          <table:table-cell office:value-type="float" office:value="3.209317" calcext:value-type="float">
            <text:p>3,209317</text:p>
          </table:table-cell>
          <table:table-cell table:number-columns-repeated="3"/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1499964" calcext:value-type="float">
            <text:p>0,1499964</text:p>
          </table:table-cell>
          <table:table-cell office:value-type="float" office:value="0.0217697" calcext:value-type="float">
            <text:p>0,0217697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360" calcext:value-type="float">
            <text:p>360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278" calcext:value-type="float">
            <text:p>278</text:p>
          </table:table-cell>
          <table:table-cell office:value-type="float" office:value="465" calcext:value-type="float">
            <text:p>465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362866691822819" calcext:value-type="float">
            <text:p>0,362866691822819</text:p>
          </table:table-cell>
          <table:table-cell office:value-type="float" office:value="0.379822156411211" calcext:value-type="float">
            <text:p>0,379822156411211</text:p>
          </table:table-cell>
          <table:table-cell office:value-type="float" office:value="0.386075602898712" calcext:value-type="float">
            <text:p>0,386075602898712</text:p>
          </table:table-cell>
          <table:table-cell office:value-type="float" office:value="0.327319334059708" calcext:value-type="float">
            <text:p>0,327319334059708</text:p>
          </table:table-cell>
          <table:table-cell office:value-type="float" office:value="0.342609454813004" calcext:value-type="float">
            <text:p>0,342609454813004</text:p>
          </table:table-cell>
          <table:table-cell office:value-type="float" office:value="0.419090334652335" calcext:value-type="float">
            <text:p>0,4190903346523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26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5-01T19:14:59.15" calcext:value-type="date">
            <text:p>2024-05-01 19:14:59</text:p>
          </table:table-cell>
          <table:table-cell office:value-type="float" office:value="0.963291" calcext:value-type="float">
            <text:p>0,963291</text:p>
          </table:table-cell>
          <table:table-cell office:value-type="string" calcext:value-type="string">
            <text:p>C:\git\pyaudisam\tests\tmp\val-oanlr\TurdMeru-ab-m-10mn-hno-cos-s9108_6p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3.894" calcext:value-type="float">
            <text:p>4803,894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2694368" calcext:value-type="float">
            <text:p>0,02694368</text:p>
          </table:table-cell>
          <table:table-cell office:value-type="float" office:value="0.3513441" calcext:value-type="float">
            <text:p>0,3513441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0007837464" calcext:value-type="float">
            <text:p>0,00007837464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0007042343" calcext:value-type="float">
            <text:p>0,00007042343</text:p>
          </table:table-cell>
          <table:table-cell office:value-type="float" office:value="0.0000872236" calcext:value-type="float">
            <text:p>0,0000872236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0612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3711556" calcext:value-type="float">
            <text:p>0,03711556</text:p>
          </table:table-cell>
          <table:table-cell office:value-type="float" office:value="0.04596983" calcext:value-type="float">
            <text:p>0,04596983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22664</text:p>
          </table:table-cell>
          <table:table-cell office:value-type="float" office:value="151.4207" calcext:value-type="float">
            <text:p>151,4207</text:p>
          </table:table-cell>
          <table:table-cell office:value-type="float" office:value="168.5269" calcext:value-type="float">
            <text:p>168,5269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3,995</text:p>
          </table:table-cell>
          <table:table-cell office:value-type="float" office:value="4819.859" calcext:value-type="float">
            <text:p>4819,859</text:p>
          </table:table-cell>
          <table:table-cell office:value-type="float" office:value="-2397.947" calcext:value-type="float">
            <text:p>-2397,947</text:p>
          </table:table-cell>
          <table:table-cell office:value-type="float" office:value="0.1553742" calcext:value-type="float">
            <text:p>0,1553742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8237" calcext:value-type="float">
            <text:p>195,8237</text:p>
          </table:table-cell>
          <table:table-cell office:value-type="float" office:value="1.079137" calcext:value-type="float">
            <text:p>1,079137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/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" calcext:value-type="float">
            <text:p>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32982467325354" calcext:value-type="float">
            <text:p>0,32982467325354</text:p>
          </table:table-cell>
          <table:table-cell office:value-type="float" office:value="0.331740023561963" calcext:value-type="float">
            <text:p>0,331740023561963</text:p>
          </table:table-cell>
          <table:table-cell office:value-type="float" office:value="0.327316042164396" calcext:value-type="float">
            <text:p>0,327316042164396</text:p>
          </table:table-cell>
          <table:table-cell office:value-type="float" office:value="0.284111635703312" calcext:value-type="float">
            <text:p>0,284111635703312</text:p>
          </table:table-cell>
          <table:table-cell office:value-type="float" office:value="0.30130963965603" calcext:value-type="float">
            <text:p>0,30130963965603</text:p>
          </table:table-cell>
          <table:table-cell office:value-type="float" office:value="0.368476950795291" calcext:value-type="float">
            <text:p>0,36847695079529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26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urdMeru-ab-m-10mn-hno-cos-r5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4:59.16" calcext:value-type="date">
            <text:p>2024-05-01 19:14:59</text:p>
          </table:table-cell>
          <table:table-cell office:value-type="float" office:value="0.669223" calcext:value-type="float">
            <text:p>0,669223</text:p>
          </table:table-cell>
          <table:table-cell office:value-type="string" calcext:value-type="string">
            <text:p>C:\git\pyaudisam\tests\tmp\val-oanlr\TurdMeru-ab-m-10mn-hno-cos-r500-3xeb3fze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7.5" calcext:value-type="float">
            <text:p>97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87.028" calcext:value-type="float">
            <text:p>4587,028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2536743" calcext:value-type="float">
            <text:p>0,2536743</text:p>
          </table:table-cell>
          <table:table-cell office:value-type="float" office:value="0.2641242" calcext:value-type="float">
            <text:p>0,2641242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00008587965" calcext:value-type="float">
            <text:p>0,00008587965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0007625844" calcext:value-type="float">
            <text:p>0,00007625844</text:p>
          </table:table-cell>
          <table:table-cell office:value-type="float" office:value="0.00009671473" calcext:value-type="float">
            <text:p>0,00009671473</text:p>
          </table:table-cell>
          <table:table-cell office:value-type="float" office:value="388" calcext:value-type="float">
            <text:p>388</text:p>
          </table:table-cell>
          <table:table-cell office:value-type="float" office:value="0.09315362" calcext:value-type="float">
            <text:p>0,09315362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8271749" calcext:value-type="float">
            <text:p>0,08271749</text:p>
          </table:table-cell>
          <table:table-cell office:value-type="float" office:value="0.1049064" calcext:value-type="float">
            <text:p>0,1049064</text:p>
          </table:table-cell>
          <table:table-cell office:value-type="float" office:value="388" calcext:value-type="float">
            <text:p>388</text:p>
          </table:table-cell>
          <table:table-cell office:value-type="float" office:value="152.6054" calcext:value-type="float">
            <text:p>152,6054</text:p>
          </table:table-cell>
          <table:table-cell office:value-type="float" office:value="0.03024455" calcext:value-type="float">
            <text:p>0,03024455</text:p>
          </table:table-cell>
          <table:table-cell office:value-type="float" office:value="143.7974" calcext:value-type="float">
            <text:p>143,7974</text:p>
          </table:table-cell>
          <table:table-cell office:value-type="float" office:value="161.9529" calcext:value-type="float">
            <text:p>161,9529</text:p>
          </table:table-cell>
          <table:table-cell office:value-type="float" office:value="388" calcext:value-type="float">
            <text:p>388</text:p>
          </table:table-cell>
          <table:table-cell office:value-type="float" office:value="4587.06" calcext:value-type="float">
            <text:p>4587,06</text:p>
          </table:table-cell>
          <table:table-cell office:value-type="float" office:value="4594.961" calcext:value-type="float">
            <text:p>4594,961</text:p>
          </table:table-cell>
          <table:table-cell office:value-type="float" office:value="-2291.514" calcext:value-type="float">
            <text:p>-2291,514</text:p>
          </table:table-cell>
          <table:table-cell office:value-type="float" office:value="0.3627705" calcext:value-type="float">
            <text:p>0,362770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9146" calcext:value-type="float">
            <text:p>138,9146</text:p>
          </table:table-cell>
          <table:table-cell office:value-type="float" office:value="0.4715851" calcext:value-type="float">
            <text:p>0,4715851</text:p>
          </table:table-cell>
          <table:table-cell table:number-columns-repeated="3"/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2805572" calcext:value-type="float">
            <text:p>0,2805572</text:p>
          </table:table-cell>
          <table:table-cell office:value-type="float" office:value="0" calcext:value-type="float">
            <text:p>0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673" calcext:value-type="float">
            <text:p>673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573" calcext:value-type="float">
            <text:p>573</text:p>
          </table:table-cell>
          <table:table-cell office:value-type="float" office:value="791" calcext:value-type="float">
            <text:p>791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50809227767659" calcext:value-type="float">
            <text:p>0,50809227767659</text:p>
          </table:table-cell>
          <table:table-cell office:value-type="float" office:value="0.539031765978391" calcext:value-type="float">
            <text:p>0,539031765978391</text:p>
          </table:table-cell>
          <table:table-cell office:value-type="float" office:value="0.542927442948385" calcext:value-type="float">
            <text:p>0,542927442948385</text:p>
          </table:table-cell>
          <table:table-cell office:value-type="float" office:value="0.49191660620686" calcext:value-type="float">
            <text:p>0,49191660620686</text:p>
          </table:table-cell>
          <table:table-cell office:value-type="float" office:value="0.519140781230429" calcext:value-type="float">
            <text:p>0,519140781230429</text:p>
          </table:table-cell>
          <table:table-cell office:value-type="float" office:value="0.57732627977312" calcext:value-type="float">
            <text:p>0,57732627977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26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no-cos-r600-m1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1T19:14:59.24" calcext:value-type="date">
            <text:p>2024-05-01 19:14:59</text:p>
          </table:table-cell>
          <table:table-cell office:value-type="float" office:value="0.792848" calcext:value-type="float">
            <text:p>0,792848</text:p>
          </table:table-cell>
          <table:table-cell office:value-type="string" calcext:value-type="string">
            <text:p>C:\git\pyaudisam\tests\tmp\val-oanlr\TurdMeru-ab-m-10mn-hno-cos-r600-m18-i4rwpo0b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98.5" calcext:value-type="float">
            <text:p>98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71.228" calcext:value-type="float">
            <text:p>4671,228</text:p>
          </table:table-cell>
          <table:table-cell table:number-columns-repeated="2" office:value-type="float" office:value="0.4552478" calcext:value-type="float">
            <text:p>0,4552478</text:p>
          </table:table-cell>
          <table:table-cell table:number-columns-repeated="2"/>
          <table:table-cell office:value-type="float" office:value="0.00007657615" calcext:value-type="float">
            <text:p>0,00007657615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0006959122" calcext:value-type="float">
            <text:p>0,00006959122</text:p>
          </table:table-cell>
          <table:table-cell office:value-type="float" office:value="0.00008426217" calcext:value-type="float">
            <text:p>0,00008426217</text:p>
          </table:table-cell>
          <table:table-cell office:value-type="float" office:value="392" calcext:value-type="float">
            <text:p>392</text:p>
          </table:table-cell>
          <table:table-cell office:value-type="float" office:value="0.07254942" calcext:value-type="float">
            <text:p>0,07254942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6593179" calcext:value-type="float">
            <text:p>0,06593179</text:p>
          </table:table-cell>
          <table:table-cell office:value-type="float" office:value="0.07983126" calcext:value-type="float">
            <text:p>0,07983126</text:p>
          </table:table-cell>
          <table:table-cell office:value-type="float" office:value="392" calcext:value-type="float">
            <text:p>392</text:p>
          </table:table-cell>
          <table:table-cell office:value-type="float" office:value="161.61" calcext:value-type="float">
            <text:p>161,61</text:p>
          </table:table-cell>
          <table:table-cell office:value-type="float" office:value="0.02433932" calcext:value-type="float">
            <text:p>0,02433932</text:p>
          </table:table-cell>
          <table:table-cell office:value-type="float" office:value="154.0598" calcext:value-type="float">
            <text:p>154,0598</text:p>
          </table:table-cell>
          <table:table-cell office:value-type="float" office:value="169.5302" calcext:value-type="float">
            <text:p>169,5302</text:p>
          </table:table-cell>
          <table:table-cell office:value-type="float" office:value="392" calcext:value-type="float">
            <text:p>392</text:p>
          </table:table-cell>
          <table:table-cell office:value-type="float" office:value="4671.258" calcext:value-type="float">
            <text:p>4671,258</text:p>
          </table:table-cell>
          <table:table-cell office:value-type="float" office:value="4679.181" calcext:value-type="float">
            <text:p>4679,181</text:p>
          </table:table-cell>
          <table:table-cell office:value-type="float" office:value="-2333.614" calcext:value-type="float">
            <text:p>-2333,614</text:p>
          </table:table-cell>
          <table:table-cell office:value-type="float" office:value="0.07291953" calcext:value-type="float">
            <text:p>0,07291953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.0156" calcext:value-type="float">
            <text:p>153,0156</text:p>
          </table:table-cell>
          <table:table-cell office:value-type="float" office:value="0.5988375" calcext:value-type="float">
            <text:p>0,5988375</text:p>
          </table:table-cell>
          <table:table-cell table:number-columns-repeated="3"/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2527297" calcext:value-type="float">
            <text:p>0,2527297</text:p>
          </table:table-cell>
          <table:table-cell office:value-type="float" office:value="0" calcext:value-type="float">
            <text:p>0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607" calcext:value-type="float">
            <text:p>60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333564448001993" calcext:value-type="float">
            <text:p>0,333564448001993</text:p>
          </table:table-cell>
          <table:table-cell office:value-type="float" office:value="0.37348731491394" calcext:value-type="float">
            <text:p>0,37348731491394</text:p>
          </table:table-cell>
          <table:table-cell office:value-type="float" office:value="0.375652334297374" calcext:value-type="float">
            <text:p>0,375652334297374</text:p>
          </table:table-cell>
          <table:table-cell office:value-type="float" office:value="0.383759925545675" calcext:value-type="float">
            <text:p>0,383759925545675</text:p>
          </table:table-cell>
          <table:table-cell office:value-type="float" office:value="0.313098797417282" calcext:value-type="float">
            <text:p>0,313098797417282</text:p>
          </table:table-cell>
          <table:table-cell office:value-type="float" office:value="0.416846808409429" calcext:value-type="float">
            <text:p>0,416846808409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26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3.2607704805791" calcext:value-type="float">
            <text:p>33,2607704805791</text:p>
          </table:table-cell>
          <table:table-cell table:number-columns-repeated="2"/>
          <table:table-cell office:value-type="string" calcext:value-type="string">
            <text:p>TurdMeru-ab-m-10mn-hno-cos-l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3.2607704805791" calcext:value-type="float">
            <text:p>33,26077048057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5-01T19:14:59.26" calcext:value-type="date">
            <text:p>2024-05-01 19:14:59</text:p>
          </table:table-cell>
          <table:table-cell office:value-type="float" office:value="1.132079" calcext:value-type="float">
            <text:p>1,132079</text:p>
          </table:table-cell>
          <table:table-cell office:value-type="string" calcext:value-type="string">
            <text:p>C:\git\pyaudisam\tests\tmp\val-oanlr\TurdMeru-ab-m-10mn-hno-cos-la-wide2weg</text:p>
          </table:table-cell>
          <table:table-cell office:value-type="float" office:value="374" calcext:value-type="float">
            <text:p>37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68421" calcext:value-type="float">
            <text:p>1,968421</text:p>
          </table:table-cell>
          <table:table-cell office:value-type="float" office:value="0.05957227" calcext:value-type="float">
            <text:p>0,05957227</text:p>
          </table:table-cell>
          <table:table-cell office:value-type="float" office:value="1.749046" calcext:value-type="float">
            <text:p>1,749046</text:p>
          </table:table-cell>
          <table:table-cell office:value-type="float" office:value="2.215312" calcext:value-type="float">
            <text:p>2,215312</text:p>
          </table:table-cell>
          <table:table-cell office:value-type="float" office:value="95" calcext:value-type="float">
            <text:p>95</text:p>
          </table:table-cell>
          <table:table-cell office:value-type="float" office:value="33.2608" calcext:value-type="float">
            <text:p>33,2608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.5" calcext:value-type="float">
            <text:p>93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35.539" calcext:value-type="float">
            <text:p>4435,539</text:p>
          </table:table-cell>
          <table:table-cell office:value-type="float" office:value="0.2759563" calcext:value-type="float">
            <text:p>0,2759563</text:p>
          </table:table-cell>
          <table:table-cell office:value-type="float" office:value="0.1926699" calcext:value-type="float">
            <text:p>0,1926699</text:p>
          </table:table-cell>
          <table:table-cell office:value-type="float" office:value="0.4619713" calcext:value-type="float">
            <text:p>0,4619713</text:p>
          </table:table-cell>
          <table:table-cell office:value-type="float" office:value="0.2759563" calcext:value-type="float">
            <text:p>0,2759563</text:p>
          </table:table-cell>
          <table:table-cell office:value-type="float" office:value="0.00007925597" calcext:value-type="float">
            <text:p>0,00007925597</text:p>
          </table:table-cell>
          <table:table-cell office:value-type="float" office:value="0.06187473" calcext:value-type="float">
            <text:p>0,06187473</text:p>
          </table:table-cell>
          <table:table-cell office:value-type="float" office:value="0.00007018458" calcext:value-type="float">
            <text:p>0,00007018458</text:p>
          </table:table-cell>
          <table:table-cell office:value-type="float" office:value="0.00008949983" calcext:value-type="float">
            <text:p>0,00008949983</text:p>
          </table:table-cell>
          <table:table-cell office:value-type="float" office:value="370" calcext:value-type="float">
            <text:p>370</text:p>
          </table:table-cell>
          <table:table-cell office:value-type="float" office:value="0.0408468" calcext:value-type="float">
            <text:p>0,0408468</text:p>
          </table:table-cell>
          <table:table-cell office:value-type="float" office:value="0.06187473" calcext:value-type="float">
            <text:p>0,06187473</text:p>
          </table:table-cell>
          <table:table-cell office:value-type="float" office:value="0.03617161" calcext:value-type="float">
            <text:p>0,03617161</text:p>
          </table:table-cell>
          <table:table-cell office:value-type="float" office:value="0.04612627" calcext:value-type="float">
            <text:p>0,04612627</text:p>
          </table:table-cell>
          <table:table-cell office:value-type="float" office:value="370" calcext:value-type="float">
            <text:p>370</text:p>
          </table:table-cell>
          <table:table-cell office:value-type="float" office:value="158.8543" calcext:value-type="float">
            <text:p>158,8543</text:p>
          </table:table-cell>
          <table:table-cell office:value-type="float" office:value="0.03093737" calcext:value-type="float">
            <text:p>0,03093737</text:p>
          </table:table-cell>
          <table:table-cell office:value-type="float" office:value="149.4806" calcext:value-type="float">
            <text:p>149,4806</text:p>
          </table:table-cell>
          <table:table-cell office:value-type="float" office:value="168.8158" calcext:value-type="float">
            <text:p>168,8158</text:p>
          </table:table-cell>
          <table:table-cell office:value-type="float" office:value="370" calcext:value-type="float">
            <text:p>370</text:p>
          </table:table-cell>
          <table:table-cell office:value-type="float" office:value="4435.647" calcext:value-type="float">
            <text:p>4435,647</text:p>
          </table:table-cell>
          <table:table-cell office:value-type="float" office:value="4451.235" calcext:value-type="float">
            <text:p>4451,235</text:p>
          </table:table-cell>
          <table:table-cell office:value-type="float" office:value="-2213.769" calcext:value-type="float">
            <text:p>-2213,769</text:p>
          </table:table-cell>
          <table:table-cell office:value-type="float" office:value="0.3361984" calcext:value-type="float">
            <text:p>0,3361984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6.7518" calcext:value-type="float">
            <text:p>196,7518</text:p>
          </table:table-cell>
          <table:table-cell office:value-type="float" office:value="1.063328" calcext:value-type="float">
            <text:p>1,063328</text:p>
          </table:table-cell>
          <table:table-cell office:value-type="float" office:value="-0.07669817" calcext:value-type="float">
            <text:p>-0,07669817</text:p>
          </table:table-cell>
          <table:table-cell office:value-type="float" office:value="0.3373665" calcext:value-type="float">
            <text:p>0,3373665</text:p>
          </table:table-cell>
          <table:table-cell/>
          <table:table-cell office:value-type="float" office:value="0.2482962" calcext:value-type="float">
            <text:p>0,2482962</text:p>
          </table:table-cell>
          <table:table-cell office:value-type="float" office:value="0.08589143" calcext:value-type="float">
            <text:p>0,08589143</text:p>
          </table:table-cell>
          <table:table-cell office:value-type="float" office:value="0.2097553" calcext:value-type="float">
            <text:p>0,2097553</text:p>
          </table:table-cell>
          <table:table-cell office:value-type="float" office:value="0.2939187" calcext:value-type="float">
            <text:p>0,2939187</text:p>
          </table:table-cell>
          <table:table-cell office:value-type="float" office:value="316.0821" calcext:value-type="float">
            <text:p>316,0821</text:p>
          </table:table-cell>
          <table:table-cell office:value-type="float" office:value="0.2482962" calcext:value-type="float">
            <text:p>0,2482962</text:p>
          </table:table-cell>
          <table:table-cell office:value-type="float" office:value="0" calcext:value-type="float">
            <text:p>0</text:p>
          </table:table-cell>
          <table:table-cell office:value-type="float" office:value="0.08589143" calcext:value-type="float">
            <text:p>0,08589143</text:p>
          </table:table-cell>
          <table:table-cell office:value-type="float" office:value="0.2097553" calcext:value-type="float">
            <text:p>0,2097553</text:p>
          </table:table-cell>
          <table:table-cell office:value-type="float" office:value="0.2939187" calcext:value-type="float">
            <text:p>0,2939187</text:p>
          </table:table-cell>
          <table:table-cell office:value-type="float" office:value="316.0821" calcext:value-type="float">
            <text:p>316,0821</text:p>
          </table:table-cell>
          <table:table-cell office:value-type="float" office:value="596" calcext:value-type="float">
            <text:p>596</text:p>
          </table:table-cell>
          <table:table-cell office:value-type="float" office:value="0.08589143" calcext:value-type="float">
            <text:p>0,08589143</text:p>
          </table:table-cell>
          <table:table-cell office:value-type="float" office:value="503" calcext:value-type="float">
            <text:p>503</text:p>
          </table:table-cell>
          <table:table-cell office:value-type="float" office:value="705" calcext:value-type="float">
            <text:p>705</text:p>
          </table:table-cell>
          <table:table-cell office:value-type="float" office:value="316.0821" calcext:value-type="float">
            <text:p>316,0821</text:p>
          </table:table-cell>
          <table:table-cell office:value-type="float" office:value="0.52735167033655" calcext:value-type="float">
            <text:p>0,52735167033655</text:p>
          </table:table-cell>
          <table:table-cell office:value-type="float" office:value="0.499588759909814" calcext:value-type="float">
            <text:p>0,499588759909814</text:p>
          </table:table-cell>
          <table:table-cell office:value-type="float" office:value="0.493526108434268" calcext:value-type="float">
            <text:p>0,493526108434268</text:p>
          </table:table-cell>
          <table:table-cell office:value-type="float" office:value="0.462655714195374" calcext:value-type="float">
            <text:p>0,462655714195374</text:p>
          </table:table-cell>
          <table:table-cell office:value-type="float" office:value="0.472918496629632" calcext:value-type="float">
            <text:p>0,472918496629632</text:p>
          </table:table-cell>
          <table:table-cell office:value-type="float" office:value="0.529955565497234" calcext:value-type="float">
            <text:p>0,5299555654972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626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2.9956748115213" calcext:value-type="float">
            <text:p>32,9956748115213</text:p>
          </table:table-cell>
          <table:table-cell table:number-columns-repeated="2"/>
          <table:table-cell office:value-type="string" calcext:value-type="string">
            <text:p>TurdMeru-ab-m-10mn-hno-cos-l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2.9956748115213" calcext:value-type="float">
            <text:p>32,99567481152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5-01T19:14:59.24" calcext:value-type="date">
            <text:p>2024-05-01 19:14:59</text:p>
          </table:table-cell>
          <table:table-cell office:value-type="float" office:value="1.215081" calcext:value-type="float">
            <text:p>1,215081</text:p>
          </table:table-cell>
          <table:table-cell office:value-type="string" calcext:value-type="string">
            <text:p>C:\git\pyaudisam\tests\tmp\val-oanlr\TurdMeru-ab-m-10mn-hno-cos-la-52osvd3j</text:p>
          </table:table-cell>
          <table:table-cell office:value-type="float" office:value="375" calcext:value-type="float">
            <text:p>37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73684" calcext:value-type="float">
            <text:p>1,973684</text:p>
          </table:table-cell>
          <table:table-cell office:value-type="float" office:value="0.05936096" calcext:value-type="float">
            <text:p>0,05936096</text:p>
          </table:table-cell>
          <table:table-cell office:value-type="float" office:value="1.754457" calcext:value-type="float">
            <text:p>1,754457</text:p>
          </table:table-cell>
          <table:table-cell office:value-type="float" office:value="2.220305" calcext:value-type="float">
            <text:p>2,220305</text:p>
          </table:table-cell>
          <table:table-cell office:value-type="float" office:value="95" calcext:value-type="float">
            <text:p>95</text:p>
          </table:table-cell>
          <table:table-cell office:value-type="float" office:value="32.9957" calcext:value-type="float">
            <text:p>32,9957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.75" calcext:value-type="float">
            <text:p>93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48.009" calcext:value-type="float">
            <text:p>4448,009</text:p>
          </table:table-cell>
          <table:table-cell office:value-type="float" office:value="0.2941552" calcext:value-type="float">
            <text:p>0,2941552</text:p>
          </table:table-cell>
          <table:table-cell office:value-type="float" office:value="0.1538779" calcext:value-type="float">
            <text:p>0,1538779</text:p>
          </table:table-cell>
          <table:table-cell office:value-type="float" office:value="0.491473" calcext:value-type="float">
            <text:p>0,491473</text:p>
          </table:table-cell>
          <table:table-cell office:value-type="float" office:value="0.2941552" calcext:value-type="float">
            <text:p>0,2941552</text:p>
          </table:table-cell>
          <table:table-cell office:value-type="float" office:value="0.0000794219" calcext:value-type="float">
            <text:p>0,0000794219</text:p>
          </table:table-cell>
          <table:table-cell office:value-type="float" office:value="0.06149787" calcext:value-type="float">
            <text:p>0,06149787</text:p>
          </table:table-cell>
          <table:table-cell office:value-type="float" office:value="0.00007038359" calcext:value-type="float">
            <text:p>0,00007038359</text:p>
          </table:table-cell>
          <table:table-cell office:value-type="float" office:value="0.00008962087" calcext:value-type="float">
            <text:p>0,00008962087</text:p>
          </table:table-cell>
          <table:table-cell office:value-type="float" office:value="371" calcext:value-type="float">
            <text:p>371</text:p>
          </table:table-cell>
          <table:table-cell office:value-type="float" office:value="0.04076146" calcext:value-type="float">
            <text:p>0,04076146</text:p>
          </table:table-cell>
          <table:table-cell office:value-type="float" office:value="0.06149787" calcext:value-type="float">
            <text:p>0,06149787</text:p>
          </table:table-cell>
          <table:table-cell office:value-type="float" office:value="0.03612276" calcext:value-type="float">
            <text:p>0,03612276</text:p>
          </table:table-cell>
          <table:table-cell office:value-type="float" office:value="0.04599585" calcext:value-type="float">
            <text:p>0,04599585</text:p>
          </table:table-cell>
          <table:table-cell office:value-type="float" office:value="371" calcext:value-type="float">
            <text:p>371</text:p>
          </table:table-cell>
          <table:table-cell office:value-type="float" office:value="158.6883" calcext:value-type="float">
            <text:p>158,6883</text:p>
          </table:table-cell>
          <table:table-cell office:value-type="float" office:value="0.03074894" calcext:value-type="float">
            <text:p>0,03074894</text:p>
          </table:table-cell>
          <table:table-cell office:value-type="float" office:value="149.3798" calcext:value-type="float">
            <text:p>149,3798</text:p>
          </table:table-cell>
          <table:table-cell office:value-type="float" office:value="168.5768" calcext:value-type="float">
            <text:p>168,5768</text:p>
          </table:table-cell>
          <table:table-cell office:value-type="float" office:value="371" calcext:value-type="float">
            <text:p>371</text:p>
          </table:table-cell>
          <table:table-cell office:value-type="float" office:value="4448.117" calcext:value-type="float">
            <text:p>4448,117</text:p>
          </table:table-cell>
          <table:table-cell office:value-type="float" office:value="4463.716" calcext:value-type="float">
            <text:p>4463,716</text:p>
          </table:table-cell>
          <table:table-cell office:value-type="float" office:value="-2220.004" calcext:value-type="float">
            <text:p>-2220,004</text:p>
          </table:table-cell>
          <table:table-cell office:value-type="float" office:value="0.3149636" calcext:value-type="float">
            <text:p>0,3149636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6.6779" calcext:value-type="float">
            <text:p>196,6779</text:p>
          </table:table-cell>
          <table:table-cell office:value-type="float" office:value="1.064712" calcext:value-type="float">
            <text:p>1,064712</text:p>
          </table:table-cell>
          <table:table-cell office:value-type="float" office:value="-0.07636558" calcext:value-type="float">
            <text:p>-0,07636558</text:p>
          </table:table-cell>
          <table:table-cell office:value-type="float" office:value="0.3390767" calcext:value-type="float">
            <text:p>0,3390767</text:p>
          </table:table-cell>
          <table:table-cell/>
          <table:table-cell office:value-type="float" office:value="0.2494813" calcext:value-type="float">
            <text:p>0,2494813</text:p>
          </table:table-cell>
          <table:table-cell office:value-type="float" office:value="0.08547346" calcext:value-type="float">
            <text:p>0,08547346</text:p>
          </table:table-cell>
          <table:table-cell office:value-type="float" office:value="0.2109286" calcext:value-type="float">
            <text:p>0,2109286</text:p>
          </table:table-cell>
          <table:table-cell office:value-type="float" office:value="0.2950806" calcext:value-type="float">
            <text:p>0,2950806</text:p>
          </table:table-cell>
          <table:table-cell office:value-type="float" office:value="315.3431" calcext:value-type="float">
            <text:p>315,3431</text:p>
          </table:table-cell>
          <table:table-cell office:value-type="float" office:value="0.2494813" calcext:value-type="float">
            <text:p>0,2494813</text:p>
          </table:table-cell>
          <table:table-cell office:value-type="float" office:value="0" calcext:value-type="float">
            <text:p>0</text:p>
          </table:table-cell>
          <table:table-cell office:value-type="float" office:value="0.08547346" calcext:value-type="float">
            <text:p>0,08547346</text:p>
          </table:table-cell>
          <table:table-cell office:value-type="float" office:value="0.2109286" calcext:value-type="float">
            <text:p>0,2109286</text:p>
          </table:table-cell>
          <table:table-cell office:value-type="float" office:value="0.2950806" calcext:value-type="float">
            <text:p>0,2950806</text:p>
          </table:table-cell>
          <table:table-cell office:value-type="float" office:value="315.3431" calcext:value-type="float">
            <text:p>315,3431</text:p>
          </table:table-cell>
          <table:table-cell office:value-type="float" office:value="599" calcext:value-type="float">
            <text:p>599</text:p>
          </table:table-cell>
          <table:table-cell office:value-type="float" office:value="0.08547346" calcext:value-type="float">
            <text:p>0,08547346</text:p>
          </table:table-cell>
          <table:table-cell office:value-type="float" office:value="506" calcext:value-type="float">
            <text:p>506</text:p>
          </table:table-cell>
          <table:table-cell office:value-type="float" office:value="708" calcext:value-type="float">
            <text:p>708</text:p>
          </table:table-cell>
          <table:table-cell office:value-type="float" office:value="315.3431" calcext:value-type="float">
            <text:p>315,3431</text:p>
          </table:table-cell>
          <table:table-cell office:value-type="float" office:value="0.527513693678076" calcext:value-type="float">
            <text:p>0,527513693678076</text:p>
          </table:table-cell>
          <table:table-cell office:value-type="float" office:value="0.499758858259219" calcext:value-type="float">
            <text:p>0,499758858259219</text:p>
          </table:table-cell>
          <table:table-cell office:value-type="float" office:value="0.493660344310327" calcext:value-type="float">
            <text:p>0,493660344310327</text:p>
          </table:table-cell>
          <table:table-cell office:value-type="float" office:value="0.466063098639241" calcext:value-type="float">
            <text:p>0,466063098639241</text:p>
          </table:table-cell>
          <table:table-cell office:value-type="float" office:value="0.469616040173576" calcext:value-type="float">
            <text:p>0,469616040173576</text:p>
          </table:table-cell>
          <table:table-cell office:value-type="float" office:value="0.530135808183638" calcext:value-type="float">
            <text:p>0,530135808183638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26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6.6166418381476" calcext:value-type="float">
            <text:p>16,616641838147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urdMeru-ab-m-10mn-hno-cos-la-r2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6.6166418381476" calcext:value-type="float">
            <text:p>16,616641838147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4:59.27" calcext:value-type="date">
            <text:p>2024-05-01 19:14:59</text:p>
          </table:table-cell>
          <table:table-cell office:value-type="float" office:value="1.000423" calcext:value-type="float">
            <text:p>1,000423</text:p>
          </table:table-cell>
          <table:table-cell office:value-type="string" calcext:value-type="string">
            <text:p>C:\git\pyaudisam\tests\tmp\val-oanlr\TurdMeru-ab-m-10mn-hno-cos-la-r200-7ai09l7_</text:p>
          </table:table-cell>
          <table:table-cell office:value-type="float" office:value="281" calcext:value-type="float">
            <text:p>28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478947" calcext:value-type="float">
            <text:p>1,478947</text:p>
          </table:table-cell>
          <table:table-cell office:value-type="float" office:value="0.06140948" calcext:value-type="float">
            <text:p>0,06140948</text:p>
          </table:table-cell>
          <table:table-cell office:value-type="float" office:value="1.309352" calcext:value-type="float">
            <text:p>1,309352</text:p>
          </table:table-cell>
          <table:table-cell office:value-type="float" office:value="1.67051" calcext:value-type="float">
            <text:p>1,67051</text:p>
          </table:table-cell>
          <table:table-cell office:value-type="float" office:value="95" calcext:value-type="float">
            <text:p>95</text:p>
          </table:table-cell>
          <table:table-cell office:value-type="float" office:value="16.6166" calcext:value-type="float">
            <text:p>16,6166</text:p>
          </table:table-cell>
          <table:table-cell office:value-type="float" office:value="200" calcext:value-type="float">
            <text:p>200</text:p>
          </table:table-cell>
          <table:table-cell office:value-type="float" office:value="70.25" calcext:value-type="float">
            <text:p>70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7.182" calcext:value-type="float">
            <text:p>2927,182</text:p>
          </table:table-cell>
          <table:table-cell office:value-type="float" office:value="0.7905822" calcext:value-type="float">
            <text:p>0,7905822</text:p>
          </table:table-cell>
          <table:table-cell office:value-type="float" office:value="0.336417" calcext:value-type="float">
            <text:p>0,336417</text:p>
          </table:table-cell>
          <table:table-cell office:value-type="float" office:value="0.3901582" calcext:value-type="float">
            <text:p>0,3901582</text:p>
          </table:table-cell>
          <table:table-cell office:value-type="float" office:value="0.7905822" calcext:value-type="float">
            <text:p>0,7905822</text:p>
          </table:table-cell>
          <table:table-cell office:value-type="float" office:value="0.0001622742" calcext:value-type="float">
            <text:p>0,0001622742</text:p>
          </table:table-cell>
          <table:table-cell office:value-type="float" office:value="0.158847" calcext:value-type="float">
            <text:p>0,158847</text:p>
          </table:table-cell>
          <table:table-cell office:value-type="float" office:value="0.0001189309" calcext:value-type="float">
            <text:p>0,0001189309</text:p>
          </table:table-cell>
          <table:table-cell office:value-type="float" office:value="0.0002214136" calcext:value-type="float">
            <text:p>0,0002214136</text:p>
          </table:table-cell>
          <table:table-cell office:value-type="float" office:value="279" calcext:value-type="float">
            <text:p>279</text:p>
          </table:table-cell>
          <table:table-cell office:value-type="float" office:value="0.3081204" calcext:value-type="float">
            <text:p>0,3081204</text:p>
          </table:table-cell>
          <table:table-cell office:value-type="float" office:value="0.158847" calcext:value-type="float">
            <text:p>0,158847</text:p>
          </table:table-cell>
          <table:table-cell office:value-type="float" office:value="0.2258217" calcext:value-type="float">
            <text:p>0,2258217</text:p>
          </table:table-cell>
          <table:table-cell office:value-type="float" office:value="0.4204121" calcext:value-type="float">
            <text:p>0,4204121</text:p>
          </table:table-cell>
          <table:table-cell office:value-type="float" office:value="279" calcext:value-type="float">
            <text:p>279</text:p>
          </table:table-cell>
          <table:table-cell office:value-type="float" office:value="111.0172" calcext:value-type="float">
            <text:p>111,0172</text:p>
          </table:table-cell>
          <table:table-cell office:value-type="float" office:value="0.07942349" calcext:value-type="float">
            <text:p>0,07942349</text:p>
          </table:table-cell>
          <table:table-cell office:value-type="float" office:value="94.97231" calcext:value-type="float">
            <text:p>94,97231</text:p>
          </table:table-cell>
          <table:table-cell office:value-type="float" office:value="129.7727" calcext:value-type="float">
            <text:p>129,7727</text:p>
          </table:table-cell>
          <table:table-cell office:value-type="float" office:value="279" calcext:value-type="float">
            <text:p>279</text:p>
          </table:table-cell>
          <table:table-cell office:value-type="float" office:value="2927.226" calcext:value-type="float">
            <text:p>2927,226</text:p>
          </table:table-cell>
          <table:table-cell office:value-type="float" office:value="2934.459" calcext:value-type="float">
            <text:p>2934,459</text:p>
          </table:table-cell>
          <table:table-cell office:value-type="float" office:value="-1461.591" calcext:value-type="float">
            <text:p>-1461,591</text:p>
          </table:table-cell>
          <table:table-cell office:value-type="float" office:value="0.8560362" calcext:value-type="float">
            <text:p>0,8560362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78494" calcext:value-type="float">
            <text:p>94,78494</text:p>
          </table:table-cell>
          <table:table-cell office:value-type="float" office:value="0.2070125" calcext:value-type="float">
            <text:p>0,2070125</text:p>
          </table:table-cell>
          <table:table-cell table:number-columns-repeated="3"/>
          <table:table-cell office:value-type="float" office:value="0.381964" calcext:value-type="float">
            <text:p>0,381964</text:p>
          </table:table-cell>
          <table:table-cell office:value-type="float" office:value="0.1703041" calcext:value-type="float">
            <text:p>0,1703041</text:p>
          </table:table-cell>
          <table:table-cell office:value-type="float" office:value="0.273898" calcext:value-type="float">
            <text:p>0,273898</text:p>
          </table:table-cell>
          <table:table-cell office:value-type="float" office:value="0.5326672" calcext:value-type="float">
            <text:p>0,5326672</text:p>
          </table:table-cell>
          <table:table-cell office:value-type="float" office:value="345.935" calcext:value-type="float">
            <text:p>345,935</text:p>
          </table:table-cell>
          <table:table-cell office:value-type="float" office:value="0.381964" calcext:value-type="float">
            <text:p>0,381964</text:p>
          </table:table-cell>
          <table:table-cell office:value-type="float" office:value="0" calcext:value-type="float">
            <text:p>0</text:p>
          </table:table-cell>
          <table:table-cell office:value-type="float" office:value="0.1703041" calcext:value-type="float">
            <text:p>0,1703041</text:p>
          </table:table-cell>
          <table:table-cell office:value-type="float" office:value="0.273898" calcext:value-type="float">
            <text:p>0,273898</text:p>
          </table:table-cell>
          <table:table-cell office:value-type="float" office:value="0.5326672" calcext:value-type="float">
            <text:p>0,5326672</text:p>
          </table:table-cell>
          <table:table-cell office:value-type="float" office:value="345.935" calcext:value-type="float">
            <text:p>345,935</text:p>
          </table:table-cell>
          <table:table-cell office:value-type="float" office:value="917" calcext:value-type="float">
            <text:p>917</text:p>
          </table:table-cell>
          <table:table-cell office:value-type="float" office:value="0.1703041" calcext:value-type="float">
            <text:p>0,1703041</text:p>
          </table:table-cell>
          <table:table-cell office:value-type="float" office:value="657" calcext:value-type="float">
            <text:p>657</text:p>
          </table:table-cell>
          <table:table-cell office:value-type="float" office:value="1278" calcext:value-type="float">
            <text:p>1278</text:p>
          </table:table-cell>
          <table:table-cell office:value-type="float" office:value="345.935" calcext:value-type="float">
            <text:p>345,935</text:p>
          </table:table-cell>
          <table:table-cell office:value-type="float" office:value="0.830237893540691" calcext:value-type="float">
            <text:p>0,830237893540691</text:p>
          </table:table-cell>
          <table:table-cell office:value-type="float" office:value="0.810145747801265" calcext:value-type="float">
            <text:p>0,810145747801265</text:p>
          </table:table-cell>
          <table:table-cell office:value-type="float" office:value="0.822049863523804" calcext:value-type="float">
            <text:p>0,822049863523804</text:p>
          </table:table-cell>
          <table:table-cell office:value-type="float" office:value="0.81849249714162" calcext:value-type="float">
            <text:p>0,81849249714162</text:p>
          </table:table-cell>
          <table:table-cell office:value-type="float" office:value="0.825758488939829" calcext:value-type="float">
            <text:p>0,825758488939829</text:p>
          </table:table-cell>
          <table:table-cell office:value-type="float" office:value="0.799758572893448" calcext:value-type="float">
            <text:p>0,7997585728934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26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5-01T19:14:59.28" calcext:value-type="date">
            <text:p>2024-05-01 19:14:59</text:p>
          </table:table-cell>
          <table:table-cell office:value-type="float" office:value="0.962203" calcext:value-type="float">
            <text:p>0,962203</text:p>
          </table:table-cell>
          <table:table-cell office:value-type="string" calcext:value-type="string">
            <text:p>C:\git\pyaudisam\tests\tmp\val-oanlr\TurdMeru-ab-m-10mn-haz-cos-c2dx5j3h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.77599999999984" calcext:value-type="float">
            <text:p>5,77599999999984</text:p>
          </table:table-cell>
          <table:table-cell office:value-type="float" office:value="4809.67" calcext:value-type="float">
            <text:p>4809,67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3696799" calcext:value-type="float">
            <text:p>0,003696799</text:p>
          </table:table-cell>
          <table:table-cell office:value-type="float" office:value="0.1691118" calcext:value-type="float">
            <text:p>0,1691118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007024525" calcext:value-type="float">
            <text:p>0,00007024525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0006063364" calcext:value-type="float">
            <text:p>0,00006063364</text:p>
          </table:table-cell>
          <table:table-cell office:value-type="float" office:value="0.00008138047" calcext:value-type="float">
            <text:p>0,00008138047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08643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3978046" calcext:value-type="float">
            <text:p>0,03978046</text:p>
          </table:table-cell>
          <table:table-cell office:value-type="float" office:value="0.05339202" calcext:value-type="float">
            <text:p>0,05339202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55</text:p>
          </table:table-cell>
          <table:table-cell office:value-type="float" office:value="0.03747541" calcext:value-type="float">
            <text:p>0,03747541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17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01</text:p>
          </table:table-cell>
          <table:table-cell office:value-type="float" office:value="4817.653" calcext:value-type="float">
            <text:p>4817,653</text:p>
          </table:table-cell>
          <table:table-cell office:value-type="float" office:value="-2402.835" calcext:value-type="float">
            <text:p>-2402,835</text:p>
          </table:table-cell>
          <table:table-cell office:value-type="float" office:value="0.1618546" calcext:value-type="float">
            <text:p>0,161854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3671</text:p>
          </table:table-cell>
          <table:table-cell table:number-columns-repeated="3"/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353659" calcext:value-type="float">
            <text:p>0,2353659</text:p>
          </table:table-cell>
          <table:table-cell office:value-type="float" office:value="0.01538082" calcext:value-type="float">
            <text:p>0,01538082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69007402448618" calcext:value-type="float">
            <text:p>0,269007402448618</text:p>
          </table:table-cell>
          <table:table-cell office:value-type="float" office:value="0.294769109281396" calcext:value-type="float">
            <text:p>0,294769109281396</text:p>
          </table:table-cell>
          <table:table-cell office:value-type="float" office:value="0.298202757279152" calcext:value-type="float">
            <text:p>0,298202757279152</text:p>
          </table:table-cell>
          <table:table-cell office:value-type="float" office:value="0.231982852623277" calcext:value-type="float">
            <text:p>0,231982852623277</text:p>
          </table:table-cell>
          <table:table-cell office:value-type="float" office:value="0.278627676842695" calcext:value-type="float">
            <text:p>0,278627676842695</text:p>
          </table:table-cell>
          <table:table-cell office:value-type="float" office:value="0.337953967016854" calcext:value-type="float">
            <text:p>0,337953967016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26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urdMeru-ab-m-10mn-haz-cos-r5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4:59.28" calcext:value-type="date">
            <text:p>2024-05-01 19:14:59</text:p>
          </table:table-cell>
          <table:table-cell office:value-type="float" office:value="1.021076" calcext:value-type="float">
            <text:p>1,021076</text:p>
          </table:table-cell>
          <table:table-cell office:value-type="string" calcext:value-type="string">
            <text:p>C:\git\pyaudisam\tests\tmp\val-oanlr\TurdMeru-ab-m-10mn-haz-cos-r500-r9k7bnsy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7.5" calcext:value-type="float">
            <text:p>97,5</text:p>
          </table:table-cell>
          <table:table-cell office:value-type="float" office:value="2" calcext:value-type="float">
            <text:p>2</text:p>
          </table:table-cell>
          <table:table-cell office:value-type="float" office:value="10.4949999999999" calcext:value-type="float">
            <text:p>10,4949999999999</text:p>
          </table:table-cell>
          <table:table-cell office:value-type="float" office:value="4597.523" calcext:value-type="float">
            <text:p>4597,52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1990962" calcext:value-type="float">
            <text:p>0,01990962</text:p>
          </table:table-cell>
          <table:table-cell office:value-type="float" office:value="0.02871233" calcext:value-type="float">
            <text:p>0,0287123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00076735" calcext:value-type="float">
            <text:p>0,000076735</text:p>
          </table:table-cell>
          <table:table-cell office:value-type="float" office:value="0.08310114" calcext:value-type="float">
            <text:p>0,08310114</text:p>
          </table:table-cell>
          <table:table-cell office:value-type="float" office:value="0.00006518661" calcext:value-type="float">
            <text:p>0,00006518661</text:p>
          </table:table-cell>
          <table:table-cell office:value-type="float" office:value="0.00009032929" calcext:value-type="float">
            <text:p>0,00009032929</text:p>
          </table:table-cell>
          <table:table-cell office:value-type="float" office:value="388" calcext:value-type="float">
            <text:p>388</text:p>
          </table:table-cell>
          <table:table-cell office:value-type="float" office:value="0.1042549" calcext:value-type="float">
            <text:p>0,1042549</text:p>
          </table:table-cell>
          <table:table-cell office:value-type="float" office:value="0.08310113" calcext:value-type="float">
            <text:p>0,08310113</text:p>
          </table:table-cell>
          <table:table-cell office:value-type="float" office:value="0.08856484" calcext:value-type="float">
            <text:p>0,08856484</text:p>
          </table:table-cell>
          <table:table-cell office:value-type="float" office:value="0.1227246" calcext:value-type="float">
            <text:p>0,1227246</text:p>
          </table:table-cell>
          <table:table-cell office:value-type="float" office:value="388" calcext:value-type="float">
            <text:p>388</text:p>
          </table:table-cell>
          <table:table-cell office:value-type="float" office:value="161.4426" calcext:value-type="float">
            <text:p>161,4426</text:p>
          </table:table-cell>
          <table:table-cell office:value-type="float" office:value="0.04155056" calcext:value-type="float">
            <text:p>0,04155056</text:p>
          </table:table-cell>
          <table:table-cell office:value-type="float" office:value="148.7836" calcext:value-type="float">
            <text:p>148,7836</text:p>
          </table:table-cell>
          <table:table-cell office:value-type="float" office:value="175.1788" calcext:value-type="float">
            <text:p>175,1788</text:p>
          </table:table-cell>
          <table:table-cell office:value-type="float" office:value="388" calcext:value-type="float">
            <text:p>388</text:p>
          </table:table-cell>
          <table:table-cell office:value-type="float" office:value="4597.554" calcext:value-type="float">
            <text:p>4597,554</text:p>
          </table:table-cell>
          <table:table-cell office:value-type="float" office:value="4605.455" calcext:value-type="float">
            <text:p>4605,455</text:p>
          </table:table-cell>
          <table:table-cell office:value-type="float" office:value="-2296.761" calcext:value-type="float">
            <text:p>-2296,761</text:p>
          </table:table-cell>
          <table:table-cell office:value-type="float" office:value="0.2498132" calcext:value-type="float">
            <text:p>0,249813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919" calcext:value-type="float">
            <text:p>110,919</text:p>
          </table:table-cell>
          <table:table-cell office:value-type="float" office:value="3.167201" calcext:value-type="float">
            <text:p>3,167201</text:p>
          </table:table-cell>
          <table:table-cell table:number-columns-repeated="3"/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2506829" calcext:value-type="float">
            <text:p>0,2506829</text:p>
          </table:table-cell>
          <table:table-cell office:value-type="float" office:value="0.0177988" calcext:value-type="float">
            <text:p>0,0177988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602" calcext:value-type="float">
            <text:p>602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494" calcext:value-type="float">
            <text:p>494</text:p>
          </table:table-cell>
          <table:table-cell office:value-type="float" office:value="732" calcext:value-type="float">
            <text:p>73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366005273589877" calcext:value-type="float">
            <text:p>0,366005273589877</text:p>
          </table:table-cell>
          <table:table-cell office:value-type="float" office:value="0.38544981737466" calcext:value-type="float">
            <text:p>0,38544981737466</text:p>
          </table:table-cell>
          <table:table-cell office:value-type="float" office:value="0.390312029836242" calcext:value-type="float">
            <text:p>0,390312029836242</text:p>
          </table:table-cell>
          <table:table-cell office:value-type="float" office:value="0.307222269269166" calcext:value-type="float">
            <text:p>0,307222269269166</text:p>
          </table:table-cell>
          <table:table-cell office:value-type="float" office:value="0.371431717436577" calcext:value-type="float">
            <text:p>0,371431717436577</text:p>
          </table:table-cell>
          <table:table-cell office:value-type="float" office:value="0.428526427573635" calcext:value-type="float">
            <text:p>0,42852642757363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26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az-cos-r600-m1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1T19:14:59.29" calcext:value-type="date">
            <text:p>2024-05-01 19:14:59</text:p>
          </table:table-cell>
          <table:table-cell office:value-type="float" office:value="0.968908" calcext:value-type="float">
            <text:p>0,968908</text:p>
          </table:table-cell>
          <table:table-cell office:value-type="string" calcext:value-type="string">
            <text:p>C:\git\pyaudisam\tests\tmp\val-oanlr\TurdMeru-ab-m-10mn-haz-cos-r600-m18-p6fzb341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98.5" calcext:value-type="float">
            <text:p>98,5</text:p>
          </table:table-cell>
          <table:table-cell office:value-type="float" office:value="2" calcext:value-type="float">
            <text:p>2</text:p>
          </table:table-cell>
          <table:table-cell office:value-type="float" office:value="11.3890000000001" calcext:value-type="float">
            <text:p>11,3890000000001</text:p>
          </table:table-cell>
          <table:table-cell office:value-type="float" office:value="4682.617" calcext:value-type="float">
            <text:p>4682,617</text:p>
          </table:table-cell>
          <table:table-cell table:number-columns-repeated="2" office:value-type="float" office:value="0.09187245" calcext:value-type="float">
            <text:p>0,09187245</text:p>
          </table:table-cell>
          <table:table-cell table:number-columns-repeated="2"/>
          <table:table-cell office:value-type="float" office:value="0.00007271031" calcext:value-type="float">
            <text:p>0,00007271031</text:p>
          </table:table-cell>
          <table:table-cell office:value-type="float" office:value="0.07763218" calcext:value-type="float">
            <text:p>0,07763218</text:p>
          </table:table-cell>
          <table:table-cell office:value-type="float" office:value="0.00006243243" calcext:value-type="float">
            <text:p>0,00006243243</text:p>
          </table:table-cell>
          <table:table-cell office:value-type="float" office:value="0.00008468018" calcext:value-type="float">
            <text:p>0,00008468018</text:p>
          </table:table-cell>
          <table:table-cell office:value-type="float" office:value="392" calcext:value-type="float">
            <text:p>392</text:p>
          </table:table-cell>
          <table:table-cell office:value-type="float" office:value="0.0764067" calcext:value-type="float">
            <text:p>0,0764067</text:p>
          </table:table-cell>
          <table:table-cell office:value-type="float" office:value="0.07763219" calcext:value-type="float">
            <text:p>0,07763219</text:p>
          </table:table-cell>
          <table:table-cell office:value-type="float" office:value="0.06560632" calcext:value-type="float">
            <text:p>0,06560632</text:p>
          </table:table-cell>
          <table:table-cell office:value-type="float" office:value="0.08898509" calcext:value-type="float">
            <text:p>0,08898509</text:p>
          </table:table-cell>
          <table:table-cell office:value-type="float" office:value="392" calcext:value-type="float">
            <text:p>392</text:p>
          </table:table-cell>
          <table:table-cell office:value-type="float" office:value="165.8506" calcext:value-type="float">
            <text:p>165,8506</text:p>
          </table:table-cell>
          <table:table-cell office:value-type="float" office:value="0.03881609" calcext:value-type="float">
            <text:p>0,03881609</text:p>
          </table:table-cell>
          <table:table-cell office:value-type="float" office:value="153.6692" calcext:value-type="float">
            <text:p>153,6692</text:p>
          </table:table-cell>
          <table:table-cell office:value-type="float" office:value="178.9976" calcext:value-type="float">
            <text:p>178,9976</text:p>
          </table:table-cell>
          <table:table-cell office:value-type="float" office:value="392" calcext:value-type="float">
            <text:p>392</text:p>
          </table:table-cell>
          <table:table-cell office:value-type="float" office:value="4682.647" calcext:value-type="float">
            <text:p>4682,647</text:p>
          </table:table-cell>
          <table:table-cell office:value-type="float" office:value="4690.569" calcext:value-type="float">
            <text:p>4690,569</text:p>
          </table:table-cell>
          <table:table-cell office:value-type="float" office:value="-2339.308" calcext:value-type="float">
            <text:p>-2339,308</text:p>
          </table:table-cell>
          <table:table-cell office:value-type="float" office:value="0.186309" calcext:value-type="float">
            <text:p>0,186309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4848" calcext:value-type="float">
            <text:p>116,4848</text:p>
          </table:table-cell>
          <table:table-cell office:value-type="float" office:value="3.37049" calcext:value-type="float">
            <text:p>3,37049</text:p>
          </table:table-cell>
          <table:table-cell table:number-columns-repeated="3"/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239971" calcext:value-type="float">
            <text:p>0,239971</text:p>
          </table:table-cell>
          <table:table-cell office:value-type="float" office:value="0.02161961" calcext:value-type="float">
            <text:p>0,0216196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576" calcext:value-type="float">
            <text:p>576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478" calcext:value-type="float">
            <text:p>478</text:p>
          </table:table-cell>
          <table:table-cell office:value-type="float" office:value="694" calcext:value-type="float">
            <text:p>694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33293940173868" calcext:value-type="float">
            <text:p>0,33293940173868</text:p>
          </table:table-cell>
          <table:table-cell office:value-type="float" office:value="0.355129511442995" calcext:value-type="float">
            <text:p>0,355129511442995</text:p>
          </table:table-cell>
          <table:table-cell office:value-type="float" office:value="0.359349174569348" calcext:value-type="float">
            <text:p>0,359349174569348</text:p>
          </table:table-cell>
          <table:table-cell office:value-type="float" office:value="0.308817609441298" calcext:value-type="float">
            <text:p>0,308817609441298</text:p>
          </table:table-cell>
          <table:table-cell office:value-type="float" office:value="0.334055449494451" calcext:value-type="float">
            <text:p>0,334055449494451</text:p>
          </table:table-cell>
          <table:table-cell office:value-type="float" office:value="0.398732891327186" calcext:value-type="float">
            <text:p>0,3987328913271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626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3633640230969" calcext:value-type="float">
            <text:p>33,3633640230969</text:p>
          </table:table-cell>
          <table:table-cell table:number-columns-repeated="2"/>
          <table:table-cell office:value-type="string" calcext:value-type="string">
            <text:p>TurdMeru-ab-m-10mn-haz-cos-l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3.3633640230969" calcext:value-type="float">
            <text:p>33,363364023096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5-01T19:14:59.29" calcext:value-type="date">
            <text:p>2024-05-01 19:14:59</text:p>
          </table:table-cell>
          <table:table-cell office:value-type="float" office:value="1.032086" calcext:value-type="float">
            <text:p>1,032086</text:p>
          </table:table-cell>
          <table:table-cell office:value-type="string" calcext:value-type="string">
            <text:p>C:\git\pyaudisam\tests\tmp\val-oanlr\TurdMeru-ab-m-10mn-haz-cos-la-j_rtqqm2</text:p>
          </table:table-cell>
          <table:table-cell office:value-type="float" office:value="374" calcext:value-type="float">
            <text:p>37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68421" calcext:value-type="float">
            <text:p>1,968421</text:p>
          </table:table-cell>
          <table:table-cell office:value-type="float" office:value="0.05957227" calcext:value-type="float">
            <text:p>0,05957227</text:p>
          </table:table-cell>
          <table:table-cell office:value-type="float" office:value="1.749046" calcext:value-type="float">
            <text:p>1,749046</text:p>
          </table:table-cell>
          <table:table-cell office:value-type="float" office:value="2.215312" calcext:value-type="float">
            <text:p>2,215312</text:p>
          </table:table-cell>
          <table:table-cell office:value-type="float" office:value="95" calcext:value-type="float">
            <text:p>95</text:p>
          </table:table-cell>
          <table:table-cell office:value-type="float" office:value="33.3634" calcext:value-type="float">
            <text:p>33,3634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.5" calcext:value-type="float">
            <text:p>9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38.663" calcext:value-type="float">
            <text:p>4438,663</text:p>
          </table:table-cell>
          <table:table-cell office:value-type="float" office:value="0.1380342" calcext:value-type="float">
            <text:p>0,1380342</text:p>
          </table:table-cell>
          <table:table-cell office:value-type="float" office:value="0.05770856" calcext:value-type="float">
            <text:p>0,05770856</text:p>
          </table:table-cell>
          <table:table-cell office:value-type="float" office:value="0.2358379" calcext:value-type="float">
            <text:p>0,2358379</text:p>
          </table:table-cell>
          <table:table-cell office:value-type="float" office:value="0.1380342" calcext:value-type="float">
            <text:p>0,1380342</text:p>
          </table:table-cell>
          <table:table-cell office:value-type="float" office:value="0.00006583042" calcext:value-type="float">
            <text:p>0,00006583042</text:p>
          </table:table-cell>
          <table:table-cell office:value-type="float" office:value="0.079715" calcext:value-type="float">
            <text:p>0,079715</text:p>
          </table:table-cell>
          <table:table-cell office:value-type="float" office:value="0.00005629365" calcext:value-type="float">
            <text:p>0,00005629365</text:p>
          </table:table-cell>
          <table:table-cell office:value-type="float" office:value="0.00007698283" calcext:value-type="float">
            <text:p>0,00007698283</text:p>
          </table:table-cell>
          <table:table-cell office:value-type="float" office:value="372" calcext:value-type="float">
            <text:p>372</text:p>
          </table:table-cell>
          <table:table-cell office:value-type="float" office:value="0.04917715" calcext:value-type="float">
            <text:p>0,04917715</text:p>
          </table:table-cell>
          <table:table-cell office:value-type="float" office:value="0.079715" calcext:value-type="float">
            <text:p>0,079715</text:p>
          </table:table-cell>
          <table:table-cell office:value-type="float" office:value="0.04205292" calcext:value-type="float">
            <text:p>0,04205292</text:p>
          </table:table-cell>
          <table:table-cell office:value-type="float" office:value="0.05750832" calcext:value-type="float">
            <text:p>0,05750832</text:p>
          </table:table-cell>
          <table:table-cell office:value-type="float" office:value="372" calcext:value-type="float">
            <text:p>372</text:p>
          </table:table-cell>
          <table:table-cell office:value-type="float" office:value="174.3017" calcext:value-type="float">
            <text:p>174,3017</text:p>
          </table:table-cell>
          <table:table-cell office:value-type="float" office:value="0.0398575" calcext:value-type="float">
            <text:p>0,0398575</text:p>
          </table:table-cell>
          <table:table-cell office:value-type="float" office:value="161.1676" calcext:value-type="float">
            <text:p>161,1676</text:p>
          </table:table-cell>
          <table:table-cell office:value-type="float" office:value="188.5062" calcext:value-type="float">
            <text:p>188,5062</text:p>
          </table:table-cell>
          <table:table-cell office:value-type="float" office:value="372" calcext:value-type="float">
            <text:p>372</text:p>
          </table:table-cell>
          <table:table-cell office:value-type="float" office:value="4438.695" calcext:value-type="float">
            <text:p>4438,695</text:p>
          </table:table-cell>
          <table:table-cell office:value-type="float" office:value="4446.511" calcext:value-type="float">
            <text:p>4446,511</text:p>
          </table:table-cell>
          <table:table-cell office:value-type="float" office:value="-2217.332" calcext:value-type="float">
            <text:p>-2217,332</text:p>
          </table:table-cell>
          <table:table-cell office:value-type="float" office:value="0.4280353" calcext:value-type="float">
            <text:p>0,428035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4134" calcext:value-type="float">
            <text:p>127,4134</text:p>
          </table:table-cell>
          <table:table-cell office:value-type="float" office:value="3.572462" calcext:value-type="float">
            <text:p>3,572462</text:p>
          </table:table-cell>
          <table:table-cell table:number-columns-repeated="3"/>
          <table:table-cell office:value-type="float" office:value="0.2062361" calcext:value-type="float">
            <text:p>0,2062361</text:p>
          </table:table-cell>
          <table:table-cell office:value-type="float" office:value="0.09951551" calcext:value-type="float">
            <text:p>0,09951551</text:p>
          </table:table-cell>
          <table:table-cell office:value-type="float" office:value="0.1696733" calcext:value-type="float">
            <text:p>0,1696733</text:p>
          </table:table-cell>
          <table:table-cell office:value-type="float" office:value="0.2506779" calcext:value-type="float">
            <text:p>0,2506779</text:p>
          </table:table-cell>
          <table:table-cell office:value-type="float" office:value="406.7534" calcext:value-type="float">
            <text:p>406,7534</text:p>
          </table:table-cell>
          <table:table-cell office:value-type="float" office:value="0.2062361" calcext:value-type="float">
            <text:p>0,2062361</text:p>
          </table:table-cell>
          <table:table-cell office:value-type="float" office:value="0" calcext:value-type="float">
            <text:p>0</text:p>
          </table:table-cell>
          <table:table-cell office:value-type="float" office:value="0.09951551" calcext:value-type="float">
            <text:p>0,09951551</text:p>
          </table:table-cell>
          <table:table-cell office:value-type="float" office:value="0.1696733" calcext:value-type="float">
            <text:p>0,1696733</text:p>
          </table:table-cell>
          <table:table-cell office:value-type="float" office:value="0.2506779" calcext:value-type="float">
            <text:p>0,2506779</text:p>
          </table:table-cell>
          <table:table-cell office:value-type="float" office:value="406.7534" calcext:value-type="float">
            <text:p>406,7534</text:p>
          </table:table-cell>
          <table:table-cell office:value-type="float" office:value="495" calcext:value-type="float">
            <text:p>495</text:p>
          </table:table-cell>
          <table:table-cell office:value-type="float" office:value="0.09951551" calcext:value-type="float">
            <text:p>0,09951551</text:p>
          </table:table-cell>
          <table:table-cell office:value-type="float" office:value="407" calcext:value-type="float">
            <text:p>407</text:p>
          </table:table-cell>
          <table:table-cell office:value-type="float" office:value="602" calcext:value-type="float">
            <text:p>602</text:p>
          </table:table-cell>
          <table:table-cell office:value-type="float" office:value="406.7534" calcext:value-type="float">
            <text:p>406,7534</text:p>
          </table:table-cell>
          <table:table-cell office:value-type="float" office:value="0.460848740701285" calcext:value-type="float">
            <text:p>0,460848740701285</text:p>
          </table:table-cell>
          <table:table-cell office:value-type="float" office:value="0.471608415613278" calcext:value-type="float">
            <text:p>0,471608415613278</text:p>
          </table:table-cell>
          <table:table-cell office:value-type="float" office:value="0.477514677724016" calcext:value-type="float">
            <text:p>0,477514677724016</text:p>
          </table:table-cell>
          <table:table-cell office:value-type="float" office:value="0.416004313632129" calcext:value-type="float">
            <text:p>0,416004313632129</text:p>
          </table:table-cell>
          <table:table-cell office:value-type="float" office:value="0.471745921774393" calcext:value-type="float">
            <text:p>0,471745921774393</text:p>
          </table:table-cell>
          <table:table-cell office:value-type="float" office:value="0.512745398685892" calcext:value-type="float">
            <text:p>0,5127453986858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626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3043150731178" calcext:value-type="float">
            <text:p>33,3043150731178</text:p>
          </table:table-cell>
          <table:table-cell table:number-columns-repeated="2"/>
          <table:table-cell office:value-type="string" calcext:value-type="string">
            <text:p>TurdMeru-ab-m-10mn-haz-cos-la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3.3043150731178" calcext:value-type="float">
            <text:p>33,304315073117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5-01T19:14:59.31" calcext:value-type="date">
            <text:p>2024-05-01 19:14:59</text:p>
          </table:table-cell>
          <table:table-cell office:value-type="float" office:value="0.875094" calcext:value-type="float">
            <text:p>0,875094</text:p>
          </table:table-cell>
          <table:table-cell office:value-type="string" calcext:value-type="string">
            <text:p>C:\git\pyaudisam\tests\tmp\val-oanlr\TurdMeru-ab-m-10mn-haz-cos-la-mfx1e4fc</text:p>
          </table:table-cell>
          <table:table-cell office:value-type="float" office:value="374" calcext:value-type="float">
            <text:p>37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68421" calcext:value-type="float">
            <text:p>1,968421</text:p>
          </table:table-cell>
          <table:table-cell office:value-type="float" office:value="0.05957227" calcext:value-type="float">
            <text:p>0,05957227</text:p>
          </table:table-cell>
          <table:table-cell office:value-type="float" office:value="1.749046" calcext:value-type="float">
            <text:p>1,749046</text:p>
          </table:table-cell>
          <table:table-cell office:value-type="float" office:value="2.215312" calcext:value-type="float">
            <text:p>2,215312</text:p>
          </table:table-cell>
          <table:table-cell office:value-type="float" office:value="95" calcext:value-type="float">
            <text:p>95</text:p>
          </table:table-cell>
          <table:table-cell office:value-type="float" office:value="33.3043" calcext:value-type="float">
            <text:p>33,3043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93.5" calcext:value-type="float">
            <text:p>9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38.76" calcext:value-type="float">
            <text:p>4438,76</text:p>
          </table:table-cell>
          <table:table-cell office:value-type="float" office:value="0.1414417" calcext:value-type="float">
            <text:p>0,1414417</text:p>
          </table:table-cell>
          <table:table-cell office:value-type="float" office:value="0.05739093" calcext:value-type="float">
            <text:p>0,05739093</text:p>
          </table:table-cell>
          <table:table-cell office:value-type="float" office:value="0.2348657" calcext:value-type="float">
            <text:p>0,2348657</text:p>
          </table:table-cell>
          <table:table-cell office:value-type="float" office:value="0.1414417" calcext:value-type="float">
            <text:p>0,1414417</text:p>
          </table:table-cell>
          <table:table-cell office:value-type="float" office:value="0.00006579465" calcext:value-type="float">
            <text:p>0,00006579465</text:p>
          </table:table-cell>
          <table:table-cell office:value-type="float" office:value="0.07968645" calcext:value-type="float">
            <text:p>0,07968645</text:p>
          </table:table-cell>
          <table:table-cell office:value-type="float" office:value="0.0000562662" calcext:value-type="float">
            <text:p>0,0000562662</text:p>
          </table:table-cell>
          <table:table-cell office:value-type="float" office:value="0.0000769367" calcext:value-type="float">
            <text:p>0,0000769367</text:p>
          </table:table-cell>
          <table:table-cell office:value-type="float" office:value="372" calcext:value-type="float">
            <text:p>372</text:p>
          </table:table-cell>
          <table:table-cell office:value-type="float" office:value="0.04920389" calcext:value-type="float">
            <text:p>0,04920389</text:p>
          </table:table-cell>
          <table:table-cell office:value-type="float" office:value="0.07968645" calcext:value-type="float">
            <text:p>0,07968645</text:p>
          </table:table-cell>
          <table:table-cell office:value-type="float" office:value="0.04207813" calcext:value-type="float">
            <text:p>0,04207813</text:p>
          </table:table-cell>
          <table:table-cell office:value-type="float" office:value="0.05753636" calcext:value-type="float">
            <text:p>0,05753636</text:p>
          </table:table-cell>
          <table:table-cell office:value-type="float" office:value="372" calcext:value-type="float">
            <text:p>372</text:p>
          </table:table-cell>
          <table:table-cell office:value-type="float" office:value="174.3491" calcext:value-type="float">
            <text:p>174,3491</text:p>
          </table:table-cell>
          <table:table-cell office:value-type="float" office:value="0.03984322" calcext:value-type="float">
            <text:p>0,03984322</text:p>
          </table:table-cell>
          <table:table-cell office:value-type="float" office:value="161.2159" calcext:value-type="float">
            <text:p>161,2159</text:p>
          </table:table-cell>
          <table:table-cell office:value-type="float" office:value="188.5522" calcext:value-type="float">
            <text:p>188,5522</text:p>
          </table:table-cell>
          <table:table-cell office:value-type="float" office:value="372" calcext:value-type="float">
            <text:p>372</text:p>
          </table:table-cell>
          <table:table-cell office:value-type="float" office:value="4438.792" calcext:value-type="float">
            <text:p>4438,792</text:p>
          </table:table-cell>
          <table:table-cell office:value-type="float" office:value="4446.608" calcext:value-type="float">
            <text:p>4446,608</text:p>
          </table:table-cell>
          <table:table-cell office:value-type="float" office:value="-2217.38" calcext:value-type="float">
            <text:p>-2217,38</text:p>
          </table:table-cell>
          <table:table-cell office:value-type="float" office:value="0.4284289" calcext:value-type="float">
            <text:p>0,4284289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4471" calcext:value-type="float">
            <text:p>127,4471</text:p>
          </table:table-cell>
          <table:table-cell office:value-type="float" office:value="3.572873" calcext:value-type="float">
            <text:p>3,572873</text:p>
          </table:table-cell>
          <table:table-cell table:number-columns-repeated="3"/>
          <table:table-cell office:value-type="float" office:value="0.2061241" calcext:value-type="float">
            <text:p>0,2061241</text:p>
          </table:table-cell>
          <table:table-cell office:value-type="float" office:value="0.09949264" calcext:value-type="float">
            <text:p>0,09949264</text:p>
          </table:table-cell>
          <table:table-cell office:value-type="float" office:value="0.1695886" calcext:value-type="float">
            <text:p>0,1695886</text:p>
          </table:table-cell>
          <table:table-cell office:value-type="float" office:value="0.2505306" calcext:value-type="float">
            <text:p>0,2505306</text:p>
          </table:table-cell>
          <table:table-cell office:value-type="float" office:value="406.6418" calcext:value-type="float">
            <text:p>406,6418</text:p>
          </table:table-cell>
          <table:table-cell office:value-type="float" office:value="0.2061241" calcext:value-type="float">
            <text:p>0,2061241</text:p>
          </table:table-cell>
          <table:table-cell office:value-type="float" office:value="0" calcext:value-type="float">
            <text:p>0</text:p>
          </table:table-cell>
          <table:table-cell office:value-type="float" office:value="0.09949264" calcext:value-type="float">
            <text:p>0,09949264</text:p>
          </table:table-cell>
          <table:table-cell office:value-type="float" office:value="0.1695886" calcext:value-type="float">
            <text:p>0,1695886</text:p>
          </table:table-cell>
          <table:table-cell office:value-type="float" office:value="0.2505306" calcext:value-type="float">
            <text:p>0,2505306</text:p>
          </table:table-cell>
          <table:table-cell office:value-type="float" office:value="406.6418" calcext:value-type="float">
            <text:p>406,6418</text:p>
          </table:table-cell>
          <table:table-cell office:value-type="float" office:value="495" calcext:value-type="float">
            <text:p>495</text:p>
          </table:table-cell>
          <table:table-cell office:value-type="float" office:value="0.09949264" calcext:value-type="float">
            <text:p>0,09949264</text:p>
          </table:table-cell>
          <table:table-cell office:value-type="float" office:value="407" calcext:value-type="float">
            <text:p>407</text:p>
          </table:table-cell>
          <table:table-cell office:value-type="float" office:value="601" calcext:value-type="float">
            <text:p>601</text:p>
          </table:table-cell>
          <table:table-cell office:value-type="float" office:value="406.6418" calcext:value-type="float">
            <text:p>406,6418</text:p>
          </table:table-cell>
          <table:table-cell office:value-type="float" office:value="0.46252134999435" calcext:value-type="float">
            <text:p>0,46252134999435</text:p>
          </table:table-cell>
          <table:table-cell office:value-type="float" office:value="0.473107932597178" calcext:value-type="float">
            <text:p>0,473107932597178</text:p>
          </table:table-cell>
          <table:table-cell office:value-type="float" office:value="0.479031318063587" calcext:value-type="float">
            <text:p>0,479031318063587</text:p>
          </table:table-cell>
          <table:table-cell office:value-type="float" office:value="0.418310482340444" calcext:value-type="float">
            <text:p>0,418310482340444</text:p>
          </table:table-cell>
          <table:table-cell office:value-type="float" office:value="0.47312584103345" calcext:value-type="float">
            <text:p>0,47312584103345</text:p>
          </table:table-cell>
          <table:table-cell office:value-type="float" office:value="0.514196352523084" calcext:value-type="float">
            <text:p>0,5141963525230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626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.93273955479593" calcext:value-type="float">
            <text:p>3,9327395547959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urdMeru-ab-m-10mn-haz-cos-la-r2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3.93273955479593" calcext:value-type="float">
            <text:p>3,9327395547959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4:59.32" calcext:value-type="date">
            <text:p>2024-05-01 19:14:59</text:p>
          </table:table-cell>
          <table:table-cell office:value-type="float" office:value="0.889635" calcext:value-type="float">
            <text:p>0,889635</text:p>
          </table:table-cell>
          <table:table-cell office:value-type="string" calcext:value-type="string">
            <text:p>C:\git\pyaudisam\tests\tmp\val-oanlr\TurdMeru-ab-m-10mn-haz-cos-la-r200-q3747wze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51579" calcext:value-type="float">
            <text:p>1,51579</text:p>
          </table:table-cell>
          <table:table-cell office:value-type="float" office:value="0.06119039" calcext:value-type="float">
            <text:p>0,06119039</text:p>
          </table:table-cell>
          <table:table-cell office:value-type="float" office:value="1.342551" calcext:value-type="float">
            <text:p>1,342551</text:p>
          </table:table-cell>
          <table:table-cell office:value-type="float" office:value="1.711382" calcext:value-type="float">
            <text:p>1,711382</text:p>
          </table:table-cell>
          <table:table-cell office:value-type="float" office:value="95" calcext:value-type="float">
            <text:p>95</text:p>
          </table:table-cell>
          <table:table-cell office:value-type="float" office:value="3.93274" calcext:value-type="float">
            <text:p>3,93274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22.281" calcext:value-type="float">
            <text:p>3022,281</text:p>
          </table:table-cell>
          <table:table-cell office:value-type="float" office:value="0.8161902" calcext:value-type="float">
            <text:p>0,8161902</text:p>
          </table:table-cell>
          <table:table-cell office:value-type="float" office:value="0.2907422" calcext:value-type="float">
            <text:p>0,2907422</text:p>
          </table:table-cell>
          <table:table-cell office:value-type="float" office:value="0.7642239" calcext:value-type="float">
            <text:p>0,7642239</text:p>
          </table:table-cell>
          <table:table-cell office:value-type="float" office:value="0.8161902" calcext:value-type="float">
            <text:p>0,8161902</text:p>
          </table:table-cell>
          <table:table-cell office:value-type="float" office:value="0.0001529898" calcext:value-type="float">
            <text:p>0,0001529898</text:p>
          </table:table-cell>
          <table:table-cell office:value-type="float" office:value="0.1899353" calcext:value-type="float">
            <text:p>0,1899353</text:p>
          </table:table-cell>
          <table:table-cell office:value-type="float" office:value="0.0001056181" calcext:value-type="float">
            <text:p>0,0001056181</text:p>
          </table:table-cell>
          <table:table-cell office:value-type="float" office:value="0.0002216084" calcext:value-type="float">
            <text:p>0,0002216084</text:p>
          </table:table-cell>
          <table:table-cell office:value-type="float" office:value="286" calcext:value-type="float">
            <text:p>286</text:p>
          </table:table-cell>
          <table:table-cell office:value-type="float" office:value="0.3268193" calcext:value-type="float">
            <text:p>0,3268193</text:p>
          </table:table-cell>
          <table:table-cell office:value-type="float" office:value="0.1899353" calcext:value-type="float">
            <text:p>0,1899353</text:p>
          </table:table-cell>
          <table:table-cell office:value-type="float" office:value="0.2256232" calcext:value-type="float">
            <text:p>0,2256232</text:p>
          </table:table-cell>
          <table:table-cell office:value-type="float" office:value="0.4734036" calcext:value-type="float">
            <text:p>0,4734036</text:p>
          </table:table-cell>
          <table:table-cell office:value-type="float" office:value="286" calcext:value-type="float">
            <text:p>286</text:p>
          </table:table-cell>
          <table:table-cell office:value-type="float" office:value="114.3362" calcext:value-type="float">
            <text:p>114,3362</text:p>
          </table:table-cell>
          <table:table-cell office:value-type="float" office:value="0.09496763" calcext:value-type="float">
            <text:p>0,09496763</text:p>
          </table:table-cell>
          <table:table-cell office:value-type="float" office:value="94.88244" calcext:value-type="float">
            <text:p>94,88244</text:p>
          </table:table-cell>
          <table:table-cell office:value-type="float" office:value="137.7786" calcext:value-type="float">
            <text:p>137,7786</text:p>
          </table:table-cell>
          <table:table-cell office:value-type="float" office:value="286" calcext:value-type="float">
            <text:p>286</text:p>
          </table:table-cell>
          <table:table-cell office:value-type="float" office:value="3022.323" calcext:value-type="float">
            <text:p>3022,323</text:p>
          </table:table-cell>
          <table:table-cell office:value-type="float" office:value="3029.607" calcext:value-type="float">
            <text:p>3029,607</text:p>
          </table:table-cell>
          <table:table-cell office:value-type="float" office:value="-1509.141" calcext:value-type="float">
            <text:p>-1509,141</text:p>
          </table:table-cell>
          <table:table-cell office:value-type="float" office:value="0.9577091" calcext:value-type="float">
            <text:p>0,9577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15403" calcext:value-type="float">
            <text:p>65,15403</text:p>
          </table:table-cell>
          <table:table-cell office:value-type="float" office:value="1.649351" calcext:value-type="float">
            <text:p>1,649351</text:p>
          </table:table-cell>
          <table:table-cell table:number-columns-repeated="3"/>
          <table:table-cell office:value-type="float" office:value="0.3690807" calcext:value-type="float">
            <text:p>0,3690807</text:p>
          </table:table-cell>
          <table:table-cell office:value-type="float" office:value="0.1995486" calcext:value-type="float">
            <text:p>0,1995486</text:p>
          </table:table-cell>
          <table:table-cell office:value-type="float" office:value="0.2502161" calcext:value-type="float">
            <text:p>0,2502161</text:p>
          </table:table-cell>
          <table:table-cell office:value-type="float" office:value="0.5444117" calcext:value-type="float">
            <text:p>0,5444117</text:p>
          </table:table-cell>
          <table:table-cell office:value-type="float" office:value="337.5033" calcext:value-type="float">
            <text:p>337,5033</text:p>
          </table:table-cell>
          <table:table-cell office:value-type="float" office:value="0.3690807" calcext:value-type="float">
            <text:p>0,3690807</text:p>
          </table:table-cell>
          <table:table-cell office:value-type="float" office:value="0" calcext:value-type="float">
            <text:p>0</text:p>
          </table:table-cell>
          <table:table-cell office:value-type="float" office:value="0.1995486" calcext:value-type="float">
            <text:p>0,1995486</text:p>
          </table:table-cell>
          <table:table-cell office:value-type="float" office:value="0.2502161" calcext:value-type="float">
            <text:p>0,2502161</text:p>
          </table:table-cell>
          <table:table-cell office:value-type="float" office:value="0.5444117" calcext:value-type="float">
            <text:p>0,5444117</text:p>
          </table:table-cell>
          <table:table-cell office:value-type="float" office:value="337.5033" calcext:value-type="float">
            <text:p>337,5033</text:p>
          </table:table-cell>
          <table:table-cell office:value-type="float" office:value="886" calcext:value-type="float">
            <text:p>886</text:p>
          </table:table-cell>
          <table:table-cell office:value-type="float" office:value="0.1995486" calcext:value-type="float">
            <text:p>0,1995486</text:p>
          </table:table-cell>
          <table:table-cell office:value-type="float" office:value="601" calcext:value-type="float">
            <text:p>601</text:p>
          </table:table-cell>
          <table:table-cell office:value-type="float" office:value="1307" calcext:value-type="float">
            <text:p>1307</text:p>
          </table:table-cell>
          <table:table-cell office:value-type="float" office:value="337.5033" calcext:value-type="float">
            <text:p>337,5033</text:p>
          </table:table-cell>
          <table:table-cell office:value-type="float" office:value="0.860381110185936" calcext:value-type="float">
            <text:p>0,860381110185936</text:p>
          </table:table-cell>
          <table:table-cell office:value-type="float" office:value="0.790369118776111" calcext:value-type="float">
            <text:p>0,790369118776111</text:p>
          </table:table-cell>
          <table:table-cell office:value-type="float" office:value="0.800850605161411" calcext:value-type="float">
            <text:p>0,800850605161411</text:p>
          </table:table-cell>
          <table:table-cell office:value-type="float" office:value="0.802540667727207" calcext:value-type="float">
            <text:p>0,802540667727207</text:p>
          </table:table-cell>
          <table:table-cell office:value-type="float" office:value="0.81692625353535" calcext:value-type="float">
            <text:p>0,81692625353535</text:p>
          </table:table-cell>
          <table:table-cell office:value-type="float" office:value="0.760193116047232" calcext:value-type="float">
            <text:p>0,7601931160472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26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5mn-hno-co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5-01T19:14:59.56" calcext:value-type="date">
            <text:p>2024-05-01 19:14:59</text:p>
          </table:table-cell>
          <table:table-cell office:value-type="float" office:value="0.627287" calcext:value-type="float">
            <text:p>0,627287</text:p>
          </table:table-cell>
          <table:table-cell office:value-type="string" calcext:value-type="string">
            <text:p>C:\git\pyaudisam\tests\tmp\val-oanlr\LuscMega-b-m-5mn-hno-cos-bmvgq9qy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.4393" calcext:value-type="float">
            <text:p>4,4393</text:p>
          </table:table-cell>
          <table:table-cell office:value-type="float" office:value="724.2105" calcext:value-type="float">
            <text:p>724,2105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1866692" calcext:value-type="float">
            <text:p>0,1866692</text:p>
          </table:table-cell>
          <table:table-cell office:value-type="float" office:value="0.1224781" calcext:value-type="float">
            <text:p>0,1224781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00003411" calcext:value-type="float">
            <text:p>0,00003411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0002789219" calcext:value-type="float">
            <text:p>0,00002789219</text:p>
          </table:table-cell>
          <table:table-cell office:value-type="float" office:value="0.00004171391" calcext:value-type="float">
            <text:p>0,00004171391</text:p>
          </table:table-cell>
          <table:table-cell office:value-type="float" office:value="55" calcext:value-type="float">
            <text:p>55</text:p>
          </table:table-cell>
          <table:table-cell office:value-type="float" office:value="0.05800739" calcext:value-type="float">
            <text:p>0,05800739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4743339" calcext:value-type="float">
            <text:p>0,04743339</text:p>
          </table:table-cell>
          <table:table-cell office:value-type="float" office:value="0.07093858" calcext:value-type="float">
            <text:p>0,07093858</text:p>
          </table:table-cell>
          <table:table-cell office:value-type="float" office:value="55" calcext:value-type="float">
            <text:p>55</text:p>
          </table:table-cell>
          <table:table-cell office:value-type="float" office:value="242.1442" calcext:value-type="float">
            <text:p>242,1442</text:p>
          </table:table-cell>
          <table:table-cell office:value-type="float" office:value="0.0503363" calcext:value-type="float">
            <text:p>0,0503363</text:p>
          </table:table-cell>
          <table:table-cell office:value-type="float" office:value="218.9232" calcext:value-type="float">
            <text:p>218,9232</text:p>
          </table:table-cell>
          <table:table-cell office:value-type="float" office:value="267.8282" calcext:value-type="float">
            <text:p>267,8282</text:p>
          </table:table-cell>
          <table:table-cell office:value-type="float" office:value="55" calcext:value-type="float">
            <text:p>55</text:p>
          </table:table-cell>
          <table:table-cell office:value-type="float" office:value="724.4327" calcext:value-type="float">
            <text:p>724,4327</text:p>
          </table:table-cell>
          <table:table-cell office:value-type="float" office:value="728.2966" calcext:value-type="float">
            <text:p>728,2966</text:p>
          </table:table-cell>
          <table:table-cell office:value-type="float" office:value="-360.1053" calcext:value-type="float">
            <text:p>-360,1053</text:p>
          </table:table-cell>
          <table:table-cell office:value-type="float" office:value="0.08538704" calcext:value-type="float">
            <text:p>0,085387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978" calcext:value-type="float">
            <text:p>241,7978</text:p>
          </table:table-cell>
          <table:table-cell office:value-type="float" office:value="0.7838906" calcext:value-type="float">
            <text:p>0,7838906</text:p>
          </table:table-cell>
          <table:table-cell table:number-columns-repeated="3"/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03291917" calcext:value-type="float">
            <text:p>0,03291917</text:p>
          </table:table-cell>
          <table:table-cell office:value-type="float" office:value="0" calcext:value-type="float">
            <text:p>0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79" calcext:value-type="float">
            <text:p>79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192018150575186" calcext:value-type="float">
            <text:p>0,192018150575186</text:p>
          </table:table-cell>
          <table:table-cell office:value-type="float" office:value="0.225436994487666" calcext:value-type="float">
            <text:p>0,225436994487666</text:p>
          </table:table-cell>
          <table:table-cell office:value-type="float" office:value="0.228811034345682" calcext:value-type="float">
            <text:p>0,228811034345682</text:p>
          </table:table-cell>
          <table:table-cell office:value-type="float" office:value="0.162297395411399" calcext:value-type="float">
            <text:p>0,162297395411399</text:p>
          </table:table-cell>
          <table:table-cell office:value-type="float" office:value="0.205074642779334" calcext:value-type="float">
            <text:p>0,205074642779334</text:p>
          </table:table-cell>
          <table:table-cell office:value-type="float" office:value="0.257763319017068" calcext:value-type="float">
            <text:p>0,257763319017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26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5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5-01T19:14:59.78" calcext:value-type="date">
            <text:p>2024-05-01 19:14:59</text:p>
          </table:table-cell>
          <table:table-cell office:value-type="float" office:value="0.819281" calcext:value-type="float">
            <text:p>0,819281</text:p>
          </table:table-cell>
          <table:table-cell office:value-type="string" calcext:value-type="string">
            <text:p>C:\git\pyaudisam\tests\tmp\val-oanlr\LuscMega-b-m-5mn-hno-cos-l10-jb1tlely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.55499999999995" calcext:value-type="float">
            <text:p>4,55499999999995</text:p>
          </table:table-cell>
          <table:table-cell office:value-type="float" office:value="724.0156" calcext:value-type="float">
            <text:p>724,0156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2140034" calcext:value-type="float">
            <text:p>0,2140034</text:p>
          </table:table-cell>
          <table:table-cell office:value-type="float" office:value="0.08200884" calcext:value-type="float">
            <text:p>0,08200884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00003420466" calcext:value-type="float">
            <text:p>0,00003420466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0002797264" calcext:value-type="float">
            <text:p>0,00002797264</text:p>
          </table:table-cell>
          <table:table-cell office:value-type="float" office:value="0.00004182511" calcext:value-type="float">
            <text:p>0,00004182511</text:p>
          </table:table-cell>
          <table:table-cell office:value-type="float" office:value="55" calcext:value-type="float">
            <text:p>55</text:p>
          </table:table-cell>
          <table:table-cell office:value-type="float" office:value="0.05784687" calcext:value-type="float">
            <text:p>0,05784687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4730728" calcext:value-type="float">
            <text:p>0,04730728</text:p>
          </table:table-cell>
          <table:table-cell office:value-type="float" office:value="0.07073456" calcext:value-type="float">
            <text:p>0,07073456</text:p>
          </table:table-cell>
          <table:table-cell office:value-type="float" office:value="55" calcext:value-type="float">
            <text:p>55</text:p>
          </table:table-cell>
          <table:table-cell office:value-type="float" office:value="241.809" calcext:value-type="float">
            <text:p>241,809</text:p>
          </table:table-cell>
          <table:table-cell office:value-type="float" office:value="0.05030891" calcext:value-type="float">
            <text:p>0,05030891</text:p>
          </table:table-cell>
          <table:table-cell office:value-type="float" office:value="218.6321" calcext:value-type="float">
            <text:p>218,6321</text:p>
          </table:table-cell>
          <table:table-cell office:value-type="float" office:value="267.4428" calcext:value-type="float">
            <text:p>267,4428</text:p>
          </table:table-cell>
          <table:table-cell office:value-type="float" office:value="55" calcext:value-type="float">
            <text:p>55</text:p>
          </table:table-cell>
          <table:table-cell office:value-type="float" office:value="724.2378" calcext:value-type="float">
            <text:p>724,2378</text:p>
          </table:table-cell>
          <table:table-cell office:value-type="float" office:value="728.1017" calcext:value-type="float">
            <text:p>728,1017</text:p>
          </table:table-cell>
          <table:table-cell office:value-type="float" office:value="-360.0078" calcext:value-type="float">
            <text:p>-360,0078</text:p>
          </table:table-cell>
          <table:table-cell office:value-type="float" office:value="0.08168761" calcext:value-type="float">
            <text:p>0,08168761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" calcext:value-type="float">
            <text:p>241,7</text:p>
          </table:table-cell>
          <table:table-cell office:value-type="float" office:value="0.7846602" calcext:value-type="float">
            <text:p>0,7846602</text:p>
          </table:table-cell>
          <table:table-cell table:number-columns-repeated="3"/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03301052" calcext:value-type="float">
            <text:p>0,03301052</text:p>
          </table:table-cell>
          <table:table-cell office:value-type="float" office:value="0" calcext:value-type="float">
            <text:p>0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79" calcext:value-type="float">
            <text:p>79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164660463619019" calcext:value-type="float">
            <text:p>0,164660463619019</text:p>
          </table:table-cell>
          <table:table-cell office:value-type="float" office:value="0.197070284131229" calcext:value-type="float">
            <text:p>0,197070284131229</text:p>
          </table:table-cell>
          <table:table-cell office:value-type="float" office:value="0.200019994231442" calcext:value-type="float">
            <text:p>0,200019994231442</text:p>
          </table:table-cell>
          <table:table-cell office:value-type="float" office:value="0.128413074803624" calcext:value-type="float">
            <text:p>0,128413074803624</text:p>
          </table:table-cell>
          <table:table-cell office:value-type="float" office:value="0.181075788863285" calcext:value-type="float">
            <text:p>0,181075788863285</text:p>
          </table:table-cell>
          <table:table-cell office:value-type="float" office:value="0.228727254732865" calcext:value-type="float">
            <text:p>0,228727254732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626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uscMega-b-m-5mn-hno-cos-r28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4:59.81" calcext:value-type="date">
            <text:p>2024-05-01 19:14:59</text:p>
          </table:table-cell>
          <table:table-cell office:value-type="float" office:value="0.393815" calcext:value-type="float">
            <text:p>0,393815</text:p>
          </table:table-cell>
          <table:table-cell office:value-type="string" calcext:value-type="string">
            <text:p>C:\git\pyaudisam\tests\tmp\val-oanlr\LuscMega-b-m-5mn-hno-cos-r280-tlwq8ztr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1.9298245614035" calcext:value-type="float">
            <text:p>71,9298245614035</text:p>
          </table:table-cell>
          <table:table-cell office:value-type="float" office:value="2" calcext:value-type="float">
            <text:p>2</text:p>
          </table:table-cell>
          <table:table-cell office:value-type="float" office:value="1.11219999999997" calcext:value-type="float">
            <text:p>1,11219999999997</text:p>
          </table:table-cell>
          <table:table-cell office:value-type="float" office:value="458.9498" calcext:value-type="float">
            <text:p>458,9498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3578638" calcext:value-type="float">
            <text:p>0,3578638</text:p>
          </table:table-cell>
          <table:table-cell office:value-type="float" office:value="0.6021177" calcext:value-type="float">
            <text:p>0,6021177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0001162747" calcext:value-type="float">
            <text:p>0,0001162747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00005982538" calcext:value-type="float">
            <text:p>0,00005982538</text:p>
          </table:table-cell>
          <table:table-cell office:value-type="float" office:value="0.0002259876" calcext:value-type="float">
            <text:p>0,0002259876</text:p>
          </table:table-cell>
          <table:table-cell office:value-type="float" office:value="39" calcext:value-type="float">
            <text:p>39</text:p>
          </table:table-cell>
          <table:table-cell office:value-type="float" office:value="0.2193961" calcext:value-type="float">
            <text:p>0,2193961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1128832" calcext:value-type="float">
            <text:p>0,1128832</text:p>
          </table:table-cell>
          <table:table-cell office:value-type="float" office:value="0.4264111" calcext:value-type="float">
            <text:p>0,4264111</text:p>
          </table:table-cell>
          <table:table-cell office:value-type="float" office:value="39" calcext:value-type="float">
            <text:p>39</text:p>
          </table:table-cell>
          <table:table-cell office:value-type="float" office:value="131.1513" calcext:value-type="float">
            <text:p>131,1513</text:p>
          </table:table-cell>
          <table:table-cell office:value-type="float" office:value="0.1688015" calcext:value-type="float">
            <text:p>0,1688015</text:p>
          </table:table-cell>
          <table:table-cell office:value-type="float" office:value="93.43943" calcext:value-type="float">
            <text:p>93,43943</text:p>
          </table:table-cell>
          <table:table-cell office:value-type="float" office:value="184.0835" calcext:value-type="float">
            <text:p>184,0835</text:p>
          </table:table-cell>
          <table:table-cell office:value-type="float" office:value="39" calcext:value-type="float">
            <text:p>39</text:p>
          </table:table-cell>
          <table:table-cell office:value-type="float" office:value="459.2656" calcext:value-type="float">
            <text:p>459,2656</text:p>
          </table:table-cell>
          <table:table-cell office:value-type="float" office:value="462.377" calcext:value-type="float">
            <text:p>462,377</text:p>
          </table:table-cell>
          <table:table-cell office:value-type="float" office:value="-227.4749" calcext:value-type="float">
            <text:p>-227,4749</text:p>
          </table:table-cell>
          <table:table-cell office:value-type="float" office:value="0.9537698" calcext:value-type="float">
            <text:p>0,953769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4858" calcext:value-type="float">
            <text:p>118,4858</text:p>
          </table:table-cell>
          <table:table-cell office:value-type="float" office:value="0.3732212" calcext:value-type="float">
            <text:p>0,3732212</text:p>
          </table:table-cell>
          <table:table-cell table:number-columns-repeated="3"/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0807163" calcext:value-type="float">
            <text:p>0,0807163</text:p>
          </table:table-cell>
          <table:table-cell office:value-type="float" office:value="0" calcext:value-type="float">
            <text:p>0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194" calcext:value-type="float">
            <text:p>194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642284317062016" calcext:value-type="float">
            <text:p>0,642284317062016</text:p>
          </table:table-cell>
          <table:table-cell office:value-type="float" office:value="0.579242062223245" calcext:value-type="float">
            <text:p>0,579242062223245</text:p>
          </table:table-cell>
          <table:table-cell office:value-type="float" office:value="0.496371134408611" calcext:value-type="float">
            <text:p>0,496371134408611</text:p>
          </table:table-cell>
          <table:table-cell office:value-type="float" office:value="0.483435614794171" calcext:value-type="float">
            <text:p>0,483435614794171</text:p>
          </table:table-cell>
          <table:table-cell office:value-type="float" office:value="0.533730161229807" calcext:value-type="float">
            <text:p>0,533730161229807</text:p>
          </table:table-cell>
          <table:table-cell office:value-type="float" office:value="0.34351783752028" calcext:value-type="float">
            <text:p>0,343517837520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26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scMega-b-m-5mn-hno-cos-l15-r300-m1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1T19:14:59.89" calcext:value-type="date">
            <text:p>2024-05-01 19:14:59</text:p>
          </table:table-cell>
          <table:table-cell office:value-type="float" office:value="0.443932" calcext:value-type="float">
            <text:p>0,443932</text:p>
          </table:table-cell>
          <table:table-cell office:value-type="string" calcext:value-type="string">
            <text:p>C:\git\pyaudisam\tests\tmp\val-oanlr\LuscMega-b-m-5mn-hno-cos-l15-r300-m14-3tk_xys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77.1929824561404" calcext:value-type="float">
            <text:p>77,1929824561404</text:p>
          </table:table-cell>
          <table:table-cell office:value-type="float" office:value="2" calcext:value-type="float">
            <text:p>2</text:p>
          </table:table-cell>
          <table:table-cell office:value-type="float" office:value="0.26400000000001" calcext:value-type="float">
            <text:p>0,26400000000001</text:p>
          </table:table-cell>
          <table:table-cell office:value-type="float" office:value="497.5367" calcext:value-type="float">
            <text:p>497,5367</text:p>
          </table:table-cell>
          <table:table-cell table:number-columns-repeated="2" office:value-type="float" office:value="0.2962902" calcext:value-type="float">
            <text:p>0,2962902</text:p>
          </table:table-cell>
          <table:table-cell table:number-columns-repeated="2"/>
          <table:table-cell office:value-type="float" office:value="0.0001154161" calcext:value-type="float">
            <text:p>0,000115416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00006431351" calcext:value-type="float">
            <text:p>0,00006431351</text:p>
          </table:table-cell>
          <table:table-cell office:value-type="float" office:value="0.000207124" calcext:value-type="float">
            <text:p>0,000207124</text:p>
          </table:table-cell>
          <table:table-cell office:value-type="float" office:value="42" calcext:value-type="float">
            <text:p>42</text:p>
          </table:table-cell>
          <table:table-cell office:value-type="float" office:value="0.1925401" calcext:value-type="float">
            <text:p>0,192540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1072895" calcext:value-type="float">
            <text:p>0,1072895</text:p>
          </table:table-cell>
          <table:table-cell office:value-type="float" office:value="0.3455296" calcext:value-type="float">
            <text:p>0,3455296</text:p>
          </table:table-cell>
          <table:table-cell office:value-type="float" office:value="42" calcext:value-type="float">
            <text:p>42</text:p>
          </table:table-cell>
          <table:table-cell office:value-type="float" office:value="131.6382" calcext:value-type="float">
            <text:p>131,6382</text:p>
          </table:table-cell>
          <table:table-cell office:value-type="float" office:value="0.1479788" calcext:value-type="float">
            <text:p>0,1479788</text:p>
          </table:table-cell>
          <table:table-cell office:value-type="float" office:value="97.81125" calcext:value-type="float">
            <text:p>97,81125</text:p>
          </table:table-cell>
          <table:table-cell office:value-type="float" office:value="177.1638" calcext:value-type="float">
            <text:p>177,1638</text:p>
          </table:table-cell>
          <table:table-cell office:value-type="float" office:value="42" calcext:value-type="float">
            <text:p>42</text:p>
          </table:table-cell>
          <table:table-cell office:value-type="float" office:value="497.8294" calcext:value-type="float">
            <text:p>497,8294</text:p>
          </table:table-cell>
          <table:table-cell office:value-type="float" office:value="501.1051" calcext:value-type="float">
            <text:p>501,1051</text:p>
          </table:table-cell>
          <table:table-cell office:value-type="float" office:value="-246.7684" calcext:value-type="float">
            <text:p>-246,7684</text:p>
          </table:table-cell>
          <table:table-cell office:value-type="float" office:value="0.9667979" calcext:value-type="float">
            <text:p>0,9667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6736" calcext:value-type="float">
            <text:p>125,6736</text:p>
          </table:table-cell>
          <table:table-cell office:value-type="float" office:value="0.4714057" calcext:value-type="float">
            <text:p>0,4714057</text:p>
          </table:table-cell>
          <table:table-cell table:number-columns-repeated="3"/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08598273" calcext:value-type="float">
            <text:p>0,08598273</text:p>
          </table:table-cell>
          <table:table-cell office:value-type="float" office:value="0" calcext:value-type="float">
            <text:p>0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206" calcext:value-type="float">
            <text:p>206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108" calcext:value-type="float">
            <text:p>108</text:p>
          </table:table-cell>
          <table:table-cell office:value-type="float" office:value="395" calcext:value-type="float">
            <text:p>395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666063514454" calcext:value-type="float">
            <text:p>0,666063514454</text:p>
          </table:table-cell>
          <table:table-cell office:value-type="float" office:value="0.61531578954845" calcext:value-type="float">
            <text:p>0,61531578954845</text:p>
          </table:table-cell>
          <table:table-cell office:value-type="float" office:value="0.563231839683783" calcext:value-type="float">
            <text:p>0,563231839683783</text:p>
          </table:table-cell>
          <table:table-cell office:value-type="float" office:value="0.524433638812582" calcext:value-type="float">
            <text:p>0,524433638812582</text:p>
          </table:table-cell>
          <table:table-cell office:value-type="float" office:value="0.598079963617501" calcext:value-type="float">
            <text:p>0,598079963617501</text:p>
          </table:table-cell>
          <table:table-cell office:value-type="float" office:value="0.434309550621865" calcext:value-type="float">
            <text:p>0,43430955062186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626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66.312610724871" calcext:value-type="float">
            <text:p>466,3126107248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scMega-b-m-5mn-hno-cos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66.312610724871" calcext:value-type="float">
            <text:p>466,31261072487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1T19:14:59.93" calcext:value-type="date">
            <text:p>2024-05-01 19:14:59</text:p>
          </table:table-cell>
          <table:table-cell office:value-type="float" office:value="0.685259" calcext:value-type="float">
            <text:p>0,685259</text:p>
          </table:table-cell>
          <table:table-cell office:value-type="string" calcext:value-type="string">
            <text:p>C:\git\pyaudisam\tests\tmp\val-oanlr\LuscMega-b-m-5mn-hno-cos-ra-ma-1wn3ox5y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851064" calcext:value-type="float">
            <text:p>0,5851064</text:p>
          </table:table-cell>
          <table:table-cell office:value-type="float" office:value="0.1328482" calcext:value-type="float">
            <text:p>0,1328482</text:p>
          </table:table-cell>
          <table:table-cell office:value-type="float" office:value="0.44995" calcext:value-type="float">
            <text:p>0,44995</text:p>
          </table:table-cell>
          <table:table-cell office:value-type="float" office:value="0.7608611" calcext:value-type="float">
            <text:p>0,760861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66.313" calcext:value-type="float">
            <text:p>466,313</text:p>
          </table:table-cell>
          <table:table-cell office:value-type="float" office:value="96.4912280701754" calcext:value-type="float">
            <text:p>96,49122807017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6.6053" calcext:value-type="float">
            <text:p>666,6053</text:p>
          </table:table-cell>
          <table:table-cell table:number-columns-repeated="2" office:value-type="float" office:value="0.9262026" calcext:value-type="float">
            <text:p>0,9262026</text:p>
          </table:table-cell>
          <table:table-cell table:number-columns-repeated="2"/>
          <table:table-cell office:value-type="float" office:value="0.00006454503" calcext:value-type="float">
            <text:p>0,00006454503</text:p>
          </table:table-cell>
          <table:table-cell office:value-type="float" office:value="0.1970622" calcext:value-type="float">
            <text:p>0,1970622</text:p>
          </table:table-cell>
          <table:table-cell office:value-type="float" office:value="0.00004363524" calcext:value-type="float">
            <text:p>0,00004363524</text:p>
          </table:table-cell>
          <table:table-cell office:value-type="float" office:value="0.0000954747" calcext:value-type="float">
            <text:p>0,0000954747</text:p>
          </table:table-cell>
          <table:table-cell office:value-type="float" office:value="53" calcext:value-type="float">
            <text:p>53</text:p>
          </table:table-cell>
          <table:table-cell office:value-type="float" office:value="0.1424991" calcext:value-type="float">
            <text:p>0,1424991</text:p>
          </table:table-cell>
          <table:table-cell office:value-type="float" office:value="0.1970622" calcext:value-type="float">
            <text:p>0,1970622</text:p>
          </table:table-cell>
          <table:table-cell office:value-type="float" office:value="0.09633557" calcext:value-type="float">
            <text:p>0,09633557</text:p>
          </table:table-cell>
          <table:table-cell office:value-type="float" office:value="0.210784" calcext:value-type="float">
            <text:p>0,210784</text:p>
          </table:table-cell>
          <table:table-cell office:value-type="float" office:value="53" calcext:value-type="float">
            <text:p>53</text:p>
          </table:table-cell>
          <table:table-cell office:value-type="float" office:value="176.0287" calcext:value-type="float">
            <text:p>176,0287</text:p>
          </table:table-cell>
          <table:table-cell office:value-type="float" office:value="0.09853109" calcext:value-type="float">
            <text:p>0,09853109</text:p>
          </table:table-cell>
          <table:table-cell office:value-type="float" office:value="144.5313" calcext:value-type="float">
            <text:p>144,5313</text:p>
          </table:table-cell>
          <table:table-cell office:value-type="float" office:value="214.3904" calcext:value-type="float">
            <text:p>214,3904</text:p>
          </table:table-cell>
          <table:table-cell office:value-type="float" office:value="53" calcext:value-type="float">
            <text:p>53</text:p>
          </table:table-cell>
          <table:table-cell office:value-type="float" office:value="666.8361" calcext:value-type="float">
            <text:p>666,8361</text:p>
          </table:table-cell>
          <table:table-cell office:value-type="float" office:value="670.6199" calcext:value-type="float">
            <text:p>670,6199</text:p>
          </table:table-cell>
          <table:table-cell office:value-type="float" office:value="-331.3026" calcext:value-type="float">
            <text:p>-331,3026</text:p>
          </table:table-cell>
          <table:table-cell office:value-type="float" office:value="0.9623502" calcext:value-type="float">
            <text:p>0,9623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.5291" calcext:value-type="float">
            <text:p>168,5291</text:p>
          </table:table-cell>
          <table:table-cell office:value-type="float" office:value="0.5160593" calcext:value-type="float">
            <text:p>0,5160593</text:p>
          </table:table-cell>
          <table:table-cell table:number-columns-repeated="3"/>
          <table:table-cell office:value-type="float" office:value="0.06010599" calcext:value-type="float">
            <text:p>0,06010599</text:p>
          </table:table-cell>
          <table:table-cell office:value-type="float" office:value="0.2376597" calcext:value-type="float">
            <text:p>0,2376597</text:p>
          </table:table-cell>
          <table:table-cell office:value-type="float" office:value="0.03775353" calcext:value-type="float">
            <text:p>0,03775353</text:p>
          </table:table-cell>
          <table:table-cell office:value-type="float" office:value="0.09569253" calcext:value-type="float">
            <text:p>0,09569253</text:p>
          </table:table-cell>
          <table:table-cell office:value-type="float" office:value="100.313" calcext:value-type="float">
            <text:p>100,313</text:p>
          </table:table-cell>
          <table:table-cell office:value-type="float" office:value="0.06010599" calcext:value-type="float">
            <text:p>0,06010599</text:p>
          </table:table-cell>
          <table:table-cell office:value-type="float" office:value="0" calcext:value-type="float">
            <text:p>0</text:p>
          </table:table-cell>
          <table:table-cell office:value-type="float" office:value="0.2376597" calcext:value-type="float">
            <text:p>0,2376597</text:p>
          </table:table-cell>
          <table:table-cell office:value-type="float" office:value="0.03775353" calcext:value-type="float">
            <text:p>0,03775353</text:p>
          </table:table-cell>
          <table:table-cell office:value-type="float" office:value="0.09569253" calcext:value-type="float">
            <text:p>0,09569253</text:p>
          </table:table-cell>
          <table:table-cell office:value-type="float" office:value="100.313" calcext:value-type="float">
            <text:p>100,313</text:p>
          </table:table-cell>
          <table:table-cell office:value-type="float" office:value="144" calcext:value-type="float">
            <text:p>144</text:p>
          </table:table-cell>
          <table:table-cell office:value-type="float" office:value="0.2376597" calcext:value-type="float">
            <text:p>0,2376597</text:p>
          </table:table-cell>
          <table:table-cell office:value-type="float" office:value="91" calcext:value-type="float">
            <text:p>91</text:p>
          </table:table-cell>
          <table:table-cell office:value-type="float" office:value="230" calcext:value-type="float">
            <text:p>230</text:p>
          </table:table-cell>
          <table:table-cell office:value-type="float" office:value="100.313" calcext:value-type="float">
            <text:p>100,313</text:p>
          </table:table-cell>
          <table:table-cell office:value-type="float" office:value="0.888373283804263" calcext:value-type="float">
            <text:p>0,888373283804263</text:p>
          </table:table-cell>
          <table:table-cell office:value-type="float" office:value="0.836273149661242" calcext:value-type="float">
            <text:p>0,836273149661242</text:p>
          </table:table-cell>
          <table:table-cell office:value-type="float" office:value="0.834435734311749" calcext:value-type="float">
            <text:p>0,834435734311749</text:p>
          </table:table-cell>
          <table:table-cell office:value-type="float" office:value="0.844165663715327" calcext:value-type="float">
            <text:p>0,844165663715327</text:p>
          </table:table-cell>
          <table:table-cell office:value-type="float" office:value="0.847764338554182" calcext:value-type="float">
            <text:p>0,847764338554182</text:p>
          </table:table-cell>
          <table:table-cell office:value-type="float" office:value="0.751159485017257" calcext:value-type="float">
            <text:p>0,751159485017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26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477.900030799571" calcext:value-type="float">
            <text:p>477,9000307995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Mega-b-m-5mn-hno-cos-l50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77.900030799571" calcext:value-type="float">
            <text:p>477,9000307995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1T19:14:59.96" calcext:value-type="date">
            <text:p>2024-05-01 19:14:59</text:p>
          </table:table-cell>
          <table:table-cell office:value-type="float" office:value="0.626531" calcext:value-type="float">
            <text:p>0,626531</text:p>
          </table:table-cell>
          <table:table-cell office:value-type="string" calcext:value-type="string">
            <text:p>C:\git\pyaudisam\tests\tmp\val-oanlr\LuscMega-b-m-5mn-hno-cos-l50-ra-ma-6slsqhcd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425532" calcext:value-type="float">
            <text:p>0,5425532</text:p>
          </table:table-cell>
          <table:table-cell office:value-type="float" office:value="0.1356187" calcext:value-type="float">
            <text:p>0,1356187</text:p>
          </table:table-cell>
          <table:table-cell office:value-type="float" office:value="0.4149675" calcext:value-type="float">
            <text:p>0,4149675</text:p>
          </table:table-cell>
          <table:table-cell office:value-type="float" office:value="0.7093663" calcext:value-type="float">
            <text:p>0,7093663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477.9" calcext:value-type="float">
            <text:p>477,9</text:p>
          </table:table-cell>
          <table:table-cell office:value-type="float" office:value="89.4736842105263" calcext:value-type="float">
            <text:p>89,47368421052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1.1948" calcext:value-type="float">
            <text:p>611,1948</text:p>
          </table:table-cell>
          <table:table-cell table:number-columns-repeated="2" office:value-type="float" office:value="0.7490681" calcext:value-type="float">
            <text:p>0,7490681</text:p>
          </table:table-cell>
          <table:table-cell table:number-columns-repeated="2"/>
          <table:table-cell office:value-type="float" office:value="0.00006926073" calcext:value-type="float">
            <text:p>0,00006926073</text:p>
          </table:table-cell>
          <table:table-cell office:value-type="float" office:value="0.2250069" calcext:value-type="float">
            <text:p>0,2250069</text:p>
          </table:table-cell>
          <table:table-cell office:value-type="float" office:value="0.00004431313" calcext:value-type="float">
            <text:p>0,00004431313</text:p>
          </table:table-cell>
          <table:table-cell office:value-type="float" office:value="0.0001082534" calcext:value-type="float">
            <text:p>0,0001082534</text:p>
          </table:table-cell>
          <table:table-cell office:value-type="float" office:value="49" calcext:value-type="float">
            <text:p>49</text:p>
          </table:table-cell>
          <table:table-cell office:value-type="float" office:value="0.1264355" calcext:value-type="float">
            <text:p>0,1264355</text:p>
          </table:table-cell>
          <table:table-cell office:value-type="float" office:value="0.2250068" calcext:value-type="float">
            <text:p>0,2250068</text:p>
          </table:table-cell>
          <table:table-cell office:value-type="float" office:value="0.08089364" calcext:value-type="float">
            <text:p>0,08089364</text:p>
          </table:table-cell>
          <table:table-cell office:value-type="float" office:value="0.1976167" calcext:value-type="float">
            <text:p>0,1976167</text:p>
          </table:table-cell>
          <table:table-cell office:value-type="float" office:value="49" calcext:value-type="float">
            <text:p>49</text:p>
          </table:table-cell>
          <table:table-cell office:value-type="float" office:value="169.9306" calcext:value-type="float">
            <text:p>169,9306</text:p>
          </table:table-cell>
          <table:table-cell office:value-type="float" office:value="0.1125034" calcext:value-type="float">
            <text:p>0,1125034</text:p>
          </table:table-cell>
          <table:table-cell office:value-type="float" office:value="135.6416" calcext:value-type="float">
            <text:p>135,6416</text:p>
          </table:table-cell>
          <table:table-cell office:value-type="float" office:value="212.8874" calcext:value-type="float">
            <text:p>212,8874</text:p>
          </table:table-cell>
          <table:table-cell office:value-type="float" office:value="49" calcext:value-type="float">
            <text:p>49</text:p>
          </table:table-cell>
          <table:table-cell office:value-type="float" office:value="611.4448" calcext:value-type="float">
            <text:p>611,4448</text:p>
          </table:table-cell>
          <table:table-cell office:value-type="float" office:value="615.0584" calcext:value-type="float">
            <text:p>615,0584</text:p>
          </table:table-cell>
          <table:table-cell office:value-type="float" office:value="-303.5974" calcext:value-type="float">
            <text:p>-303,5974</text:p>
          </table:table-cell>
          <table:table-cell office:value-type="float" office:value="0.9273528" calcext:value-type="float">
            <text:p>0,927352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.3701" calcext:value-type="float">
            <text:p>168,3701</text:p>
          </table:table-cell>
          <table:table-cell office:value-type="float" office:value="0.5102063" calcext:value-type="float">
            <text:p>0,5102063</text:p>
          </table:table-cell>
          <table:table-cell table:number-columns-repeated="3"/>
          <table:table-cell office:value-type="float" office:value="0.05980665" calcext:value-type="float">
            <text:p>0,05980665</text:p>
          </table:table-cell>
          <table:table-cell office:value-type="float" office:value="0.2627176" calcext:value-type="float">
            <text:p>0,2627176</text:p>
          </table:table-cell>
          <table:table-cell office:value-type="float" office:value="0.03578282" calcext:value-type="float">
            <text:p>0,03578282</text:p>
          </table:table-cell>
          <table:table-cell office:value-type="float" office:value="0.09995957" calcext:value-type="float">
            <text:p>0,09995957</text:p>
          </table:table-cell>
          <table:table-cell office:value-type="float" office:value="85.14796" calcext:value-type="float">
            <text:p>85,14796</text:p>
          </table:table-cell>
          <table:table-cell office:value-type="float" office:value="0.05980665" calcext:value-type="float">
            <text:p>0,05980665</text:p>
          </table:table-cell>
          <table:table-cell office:value-type="float" office:value="0" calcext:value-type="float">
            <text:p>0</text:p>
          </table:table-cell>
          <table:table-cell office:value-type="float" office:value="0.2627176" calcext:value-type="float">
            <text:p>0,2627176</text:p>
          </table:table-cell>
          <table:table-cell office:value-type="float" office:value="0.03578282" calcext:value-type="float">
            <text:p>0,03578282</text:p>
          </table:table-cell>
          <table:table-cell office:value-type="float" office:value="0.09995957" calcext:value-type="float">
            <text:p>0,09995957</text:p>
          </table:table-cell>
          <table:table-cell office:value-type="float" office:value="85.14796" calcext:value-type="float">
            <text:p>85,14796</text:p>
          </table:table-cell>
          <table:table-cell office:value-type="float" office:value="144" calcext:value-type="float">
            <text:p>144</text:p>
          </table:table-cell>
          <table:table-cell office:value-type="float" office:value="0.2627176" calcext:value-type="float">
            <text:p>0,2627176</text:p>
          </table:table-cell>
          <table:table-cell office:value-type="float" office:value="86" calcext:value-type="float">
            <text:p>86</text:p>
          </table:table-cell>
          <table:table-cell office:value-type="float" office:value="240" calcext:value-type="float">
            <text:p>240</text:p>
          </table:table-cell>
          <table:table-cell office:value-type="float" office:value="85.14796" calcext:value-type="float">
            <text:p>85,14796</text:p>
          </table:table-cell>
          <table:table-cell office:value-type="float" office:value="0.817657845622552" calcext:value-type="float">
            <text:p>0,817657845622552</text:p>
          </table:table-cell>
          <table:table-cell office:value-type="float" office:value="0.768036566046234" calcext:value-type="float">
            <text:p>0,768036566046234</text:p>
          </table:table-cell>
          <table:table-cell office:value-type="float" office:value="0.755460847584311" calcext:value-type="float">
            <text:p>0,755460847584311</text:p>
          </table:table-cell>
          <table:table-cell office:value-type="float" office:value="0.754747856581427" calcext:value-type="float">
            <text:p>0,754747856581427</text:p>
          </table:table-cell>
          <table:table-cell office:value-type="float" office:value="0.772866565597936" calcext:value-type="float">
            <text:p>0,772866565597936</text:p>
          </table:table-cell>
          <table:table-cell office:value-type="float" office:value="0.66027392598126" calcext:value-type="float">
            <text:p>0,66027392598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626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458.420393361509" calcext:value-type="float">
            <text:p>458,4203933615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cMega-b-m-5mn-hno-cos-l50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58.420393361509" calcext:value-type="float">
            <text:p>458,42039336150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1T19:14:59.95" calcext:value-type="date">
            <text:p>2024-05-01 19:14:59</text:p>
          </table:table-cell>
          <table:table-cell office:value-type="float" office:value="0.71561" calcext:value-type="float">
            <text:p>0,71561</text:p>
          </table:table-cell>
          <table:table-cell office:value-type="string" calcext:value-type="string">
            <text:p>C:\git\pyaudisam\tests\tmp\val-oanlr\LuscMega-b-m-5mn-hno-cos-l50-ra-ma-1hea81rq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425532" calcext:value-type="float">
            <text:p>0,5425532</text:p>
          </table:table-cell>
          <table:table-cell office:value-type="float" office:value="0.1356187" calcext:value-type="float">
            <text:p>0,1356187</text:p>
          </table:table-cell>
          <table:table-cell office:value-type="float" office:value="0.4149675" calcext:value-type="float">
            <text:p>0,4149675</text:p>
          </table:table-cell>
          <table:table-cell office:value-type="float" office:value="0.7093663" calcext:value-type="float">
            <text:p>0,7093663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458.42" calcext:value-type="float">
            <text:p>458,42</text:p>
          </table:table-cell>
          <table:table-cell office:value-type="float" office:value="89.4736842105263" calcext:value-type="float">
            <text:p>89,47368421052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9.5943" calcext:value-type="float">
            <text:p>609,5943</text:p>
          </table:table-cell>
          <table:table-cell table:number-columns-repeated="2" office:value-type="float" office:value="0.7405664" calcext:value-type="float">
            <text:p>0,7405664</text:p>
          </table:table-cell>
          <table:table-cell table:number-columns-repeated="2"/>
          <table:table-cell office:value-type="float" office:value="0.00007166102" calcext:value-type="float">
            <text:p>0,00007166102</text:p>
          </table:table-cell>
          <table:table-cell office:value-type="float" office:value="0.2316746" calcext:value-type="float">
            <text:p>0,2316746</text:p>
          </table:table-cell>
          <table:table-cell office:value-type="float" office:value="0.00004526125" calcext:value-type="float">
            <text:p>0,00004526125</text:p>
          </table:table-cell>
          <table:table-cell office:value-type="float" office:value="0.0001134591" calcext:value-type="float">
            <text:p>0,0001134591</text:p>
          </table:table-cell>
          <table:table-cell office:value-type="float" office:value="49" calcext:value-type="float">
            <text:p>49</text:p>
          </table:table-cell>
          <table:table-cell office:value-type="float" office:value="0.1328067" calcext:value-type="float">
            <text:p>0,1328067</text:p>
          </table:table-cell>
          <table:table-cell office:value-type="float" office:value="0.2316746" calcext:value-type="float">
            <text:p>0,2316746</text:p>
          </table:table-cell>
          <table:table-cell office:value-type="float" office:value="0.08388095" calcext:value-type="float">
            <text:p>0,08388095</text:p>
          </table:table-cell>
          <table:table-cell office:value-type="float" office:value="0.2102695" calcext:value-type="float">
            <text:p>0,2102695</text:p>
          </table:table-cell>
          <table:table-cell office:value-type="float" office:value="49" calcext:value-type="float">
            <text:p>49</text:p>
          </table:table-cell>
          <table:table-cell office:value-type="float" office:value="167.0604" calcext:value-type="float">
            <text:p>167,0604</text:p>
          </table:table-cell>
          <table:table-cell office:value-type="float" office:value="0.1158373" calcext:value-type="float">
            <text:p>0,1158373</text:p>
          </table:table-cell>
          <table:table-cell office:value-type="float" office:value="132.4688" calcext:value-type="float">
            <text:p>132,4688</text:p>
          </table:table-cell>
          <table:table-cell office:value-type="float" office:value="210.685" calcext:value-type="float">
            <text:p>210,685</text:p>
          </table:table-cell>
          <table:table-cell office:value-type="float" office:value="49" calcext:value-type="float">
            <text:p>49</text:p>
          </table:table-cell>
          <table:table-cell office:value-type="float" office:value="609.8443" calcext:value-type="float">
            <text:p>609,8443</text:p>
          </table:table-cell>
          <table:table-cell office:value-type="float" office:value="613.4579" calcext:value-type="float">
            <text:p>613,4579</text:p>
          </table:table-cell>
          <table:table-cell office:value-type="float" office:value="-302.7971" calcext:value-type="float">
            <text:p>-302,7971</text:p>
          </table:table-cell>
          <table:table-cell office:value-type="float" office:value="0.9401475" calcext:value-type="float">
            <text:p>0,940147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.9896" calcext:value-type="float">
            <text:p>167,9896</text:p>
          </table:table-cell>
          <table:table-cell office:value-type="float" office:value="0.5310671" calcext:value-type="float">
            <text:p>0,5310671</text:p>
          </table:table-cell>
          <table:table-cell table:number-columns-repeated="3"/>
          <table:table-cell office:value-type="float" office:value="0.06187931" calcext:value-type="float">
            <text:p>0,06187931</text:p>
          </table:table-cell>
          <table:table-cell office:value-type="float" office:value="0.2684503" calcext:value-type="float">
            <text:p>0,2684503</text:p>
          </table:table-cell>
          <table:table-cell office:value-type="float" office:value="0.03661756" calcext:value-type="float">
            <text:p>0,03661756</text:p>
          </table:table-cell>
          <table:table-cell office:value-type="float" office:value="0.1045686" calcext:value-type="float">
            <text:p>0,1045686</text:p>
          </table:table-cell>
          <table:table-cell office:value-type="float" office:value="83.18917" calcext:value-type="float">
            <text:p>83,18917</text:p>
          </table:table-cell>
          <table:table-cell office:value-type="float" office:value="0.06187931" calcext:value-type="float">
            <text:p>0,06187931</text:p>
          </table:table-cell>
          <table:table-cell office:value-type="float" office:value="0" calcext:value-type="float">
            <text:p>0</text:p>
          </table:table-cell>
          <table:table-cell office:value-type="float" office:value="0.2684503" calcext:value-type="float">
            <text:p>0,2684503</text:p>
          </table:table-cell>
          <table:table-cell office:value-type="float" office:value="0.03661756" calcext:value-type="float">
            <text:p>0,03661756</text:p>
          </table:table-cell>
          <table:table-cell office:value-type="float" office:value="0.1045686" calcext:value-type="float">
            <text:p>0,1045686</text:p>
          </table:table-cell>
          <table:table-cell office:value-type="float" office:value="83.18917" calcext:value-type="float">
            <text:p>83,18917</text:p>
          </table:table-cell>
          <table:table-cell office:value-type="float" office:value="149" calcext:value-type="float">
            <text:p>149</text:p>
          </table:table-cell>
          <table:table-cell office:value-type="float" office:value="0.2684503" calcext:value-type="float">
            <text:p>0,2684503</text:p>
          </table:table-cell>
          <table:table-cell office:value-type="float" office:value="88" calcext:value-type="float">
            <text:p>88</text:p>
          </table:table-cell>
          <table:table-cell office:value-type="float" office:value="251" calcext:value-type="float">
            <text:p>251</text:p>
          </table:table-cell>
          <table:table-cell office:value-type="float" office:value="83.18917" calcext:value-type="float">
            <text:p>83,18917</text:p>
          </table:table-cell>
          <table:table-cell office:value-type="float" office:value="0.813666676652182" calcext:value-type="float">
            <text:p>0,813666676652182</text:p>
          </table:table-cell>
          <table:table-cell office:value-type="float" office:value="0.762430068665543" calcext:value-type="float">
            <text:p>0,762430068665543</text:p>
          </table:table-cell>
          <table:table-cell office:value-type="float" office:value="0.746944063410964" calcext:value-type="float">
            <text:p>0,746944063410964</text:p>
          </table:table-cell>
          <table:table-cell office:value-type="float" office:value="0.746232730477267" calcext:value-type="float">
            <text:p>0,746232730477267</text:p>
          </table:table-cell>
          <table:table-cell office:value-type="float" office:value="0.766282591694948" calcext:value-type="float">
            <text:p>0,766282591694948</text:p>
          </table:table-cell>
          <table:table-cell office:value-type="float" office:value="0.646934285362866" calcext:value-type="float">
            <text:p>0,646934285362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626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5mn-haz-co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5-01T19:14:59.97" calcext:value-type="date">
            <text:p>2024-05-01 19:14:59</text:p>
          </table:table-cell>
          <table:table-cell office:value-type="float" office:value="0.753146" calcext:value-type="float">
            <text:p>0,753146</text:p>
          </table:table-cell>
          <table:table-cell office:value-type="string" calcext:value-type="string">
            <text:p>C:\git\pyaudisam\tests\tmp\val-oanlr\LuscMega-b-m-5mn-haz-cos-sirh9kdq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9.7712" calcext:value-type="float">
            <text:p>719,771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9972513" calcext:value-type="float">
            <text:p>0,009972513</text:p>
          </table:table-cell>
          <table:table-cell office:value-type="float" office:value="0.08929592" calcext:value-type="float">
            <text:p>0,0892959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005394509" calcext:value-type="float">
            <text:p>0,00005394509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0003393332" calcext:value-type="float">
            <text:p>0,00003393332</text:p>
          </table:table-cell>
          <table:table-cell office:value-type="float" office:value="0.00008575855" calcext:value-type="float">
            <text:p>0,00008575855</text:p>
          </table:table-cell>
          <table:table-cell office:value-type="float" office:value="55" calcext:value-type="float">
            <text:p>55</text:p>
          </table:table-cell>
          <table:table-cell office:value-type="float" office:value="0.03667863" calcext:value-type="float">
            <text:p>0,03667863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2307213" calcext:value-type="float">
            <text:p>0,02307213</text:p>
          </table:table-cell>
          <table:table-cell office:value-type="float" office:value="0.05830941" calcext:value-type="float">
            <text:p>0,05830941</text:p>
          </table:table-cell>
          <table:table-cell office:value-type="float" office:value="55" calcext:value-type="float">
            <text:p>55</text:p>
          </table:table-cell>
          <table:table-cell office:value-type="float" office:value="192.548" calcext:value-type="float">
            <text:p>192,548</text:p>
          </table:table-cell>
          <table:table-cell office:value-type="float" office:value="0.1172229" calcext:value-type="float">
            <text:p>0,1172229</text:p>
          </table:table-cell>
          <table:table-cell office:value-type="float" office:value="152.357" calcext:value-type="float">
            <text:p>152,357</text:p>
          </table:table-cell>
          <table:table-cell office:value-type="float" office:value="243.3412" calcext:value-type="float">
            <text:p>243,3412</text:p>
          </table:table-cell>
          <table:table-cell office:value-type="float" office:value="55" calcext:value-type="float">
            <text:p>55</text:p>
          </table:table-cell>
          <table:table-cell office:value-type="float" office:value="719.9934" calcext:value-type="float">
            <text:p>719,9934</text:p>
          </table:table-cell>
          <table:table-cell office:value-type="float" office:value="723.8573" calcext:value-type="float">
            <text:p>723,8573</text:p>
          </table:table-cell>
          <table:table-cell office:value-type="float" office:value="-357.8856" calcext:value-type="float">
            <text:p>-357,8856</text:p>
          </table:table-cell>
          <table:table-cell office:value-type="float" office:value="0.6965854" calcext:value-type="float">
            <text:p>0,6965854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8623" calcext:value-type="float">
            <text:p>122,8623</text:p>
          </table:table-cell>
          <table:table-cell office:value-type="float" office:value="2.981298" calcext:value-type="float">
            <text:p>2,981298</text:p>
          </table:table-cell>
          <table:table-cell table:number-columns-repeated="3"/>
          <table:table-cell office:value-type="float" office:value="0.05206179" calcext:value-type="float">
            <text:p>0,05206179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05206179" calcext:value-type="float">
            <text:p>0,05206179</text:p>
          </table:table-cell>
          <table:table-cell office:value-type="float" office:value="0.1036121" calcext:value-type="float">
            <text:p>0,1036121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125" calcext:value-type="float">
            <text:p>125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467991903561379" calcext:value-type="float">
            <text:p>0,467991903561379</text:p>
          </table:table-cell>
          <table:table-cell office:value-type="float" office:value="0.449264172128113" calcext:value-type="float">
            <text:p>0,449264172128113</text:p>
          </table:table-cell>
          <table:table-cell office:value-type="float" office:value="0.44133937596601" calcext:value-type="float">
            <text:p>0,44133937596601</text:p>
          </table:table-cell>
          <table:table-cell office:value-type="float" office:value="0.327206341415972" calcext:value-type="float">
            <text:p>0,327206341415972</text:p>
          </table:table-cell>
          <table:table-cell office:value-type="float" office:value="0.464296154556617" calcext:value-type="float">
            <text:p>0,464296154556617</text:p>
          </table:table-cell>
          <table:table-cell office:value-type="float" office:value="0.405491436957507" calcext:value-type="float">
            <text:p>0,4054914369575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26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5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5-01T19:14:59.99" calcext:value-type="date">
            <text:p>2024-05-01 19:14:59</text:p>
          </table:table-cell>
          <table:table-cell office:value-type="float" office:value="0.768078" calcext:value-type="float">
            <text:p>0,768078</text:p>
          </table:table-cell>
          <table:table-cell office:value-type="string" calcext:value-type="string">
            <text:p>C:\git\pyaudisam\tests\tmp\val-oanlr\LuscMega-b-m-5mn-haz-cos-l10-y8b7n6md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9.4606" calcext:value-type="float">
            <text:p>719,4606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4001677" calcext:value-type="float">
            <text:p>0,004001677</text:p>
          </table:table-cell>
          <table:table-cell office:value-type="float" office:value="0.08015192" calcext:value-type="float">
            <text:p>0,08015192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00548464" calcext:value-type="float">
            <text:p>0,0000548464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0003433832" calcext:value-type="float">
            <text:p>0,00003433832</text:p>
          </table:table-cell>
          <table:table-cell office:value-type="float" office:value="0.00008760265" calcext:value-type="float">
            <text:p>0,00008760265</text:p>
          </table:table-cell>
          <table:table-cell office:value-type="float" office:value="55" calcext:value-type="float">
            <text:p>55</text:p>
          </table:table-cell>
          <table:table-cell office:value-type="float" office:value="0.03607588" calcext:value-type="float">
            <text:p>0,03607588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2258644" calcext:value-type="float">
            <text:p>0,02258644</text:p>
          </table:table-cell>
          <table:table-cell office:value-type="float" office:value="0.0576217" calcext:value-type="float">
            <text:p>0,0576217</text:p>
          </table:table-cell>
          <table:table-cell office:value-type="float" office:value="55" calcext:value-type="float">
            <text:p>55</text:p>
          </table:table-cell>
          <table:table-cell office:value-type="float" office:value="190.9594" calcext:value-type="float">
            <text:p>190,9594</text:p>
          </table:table-cell>
          <table:table-cell office:value-type="float" office:value="0.1184454" calcext:value-type="float">
            <text:p>0,1184454</text:p>
          </table:table-cell>
          <table:table-cell office:value-type="float" office:value="150.734" calcext:value-type="float">
            <text:p>150,734</text:p>
          </table:table-cell>
          <table:table-cell office:value-type="float" office:value="241.9193" calcext:value-type="float">
            <text:p>241,9193</text:p>
          </table:table-cell>
          <table:table-cell office:value-type="float" office:value="55" calcext:value-type="float">
            <text:p>55</text:p>
          </table:table-cell>
          <table:table-cell office:value-type="float" office:value="719.6829" calcext:value-type="float">
            <text:p>719,6829</text:p>
          </table:table-cell>
          <table:table-cell office:value-type="float" office:value="723.5467" calcext:value-type="float">
            <text:p>723,5467</text:p>
          </table:table-cell>
          <table:table-cell office:value-type="float" office:value="-357.7303" calcext:value-type="float">
            <text:p>-357,7303</text:p>
          </table:table-cell>
          <table:table-cell office:value-type="float" office:value="0.6905212" calcext:value-type="float">
            <text:p>0,6905212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6853" calcext:value-type="float">
            <text:p>121,6853</text:p>
          </table:table-cell>
          <table:table-cell office:value-type="float" office:value="2.97174" calcext:value-type="float">
            <text:p>2,97174</text:p>
          </table:table-cell>
          <table:table-cell table:number-columns-repeated="3"/>
          <table:table-cell office:value-type="float" office:value="0.05293163" calcext:value-type="float">
            <text:p>0,05293163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05293163" calcext:value-type="float">
            <text:p>0,05293163</text:p>
          </table:table-cell>
          <table:table-cell office:value-type="float" office:value="0.1057859" calcext:value-type="float">
            <text:p>0,1057859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127" calcext:value-type="float">
            <text:p>127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493068865806977" calcext:value-type="float">
            <text:p>0,493068865806977</text:p>
          </table:table-cell>
          <table:table-cell office:value-type="float" office:value="0.469717668404408" calcext:value-type="float">
            <text:p>0,469717668404408</text:p>
          </table:table-cell>
          <table:table-cell office:value-type="float" office:value="0.460710095624657" calcext:value-type="float">
            <text:p>0,460710095624657</text:p>
          </table:table-cell>
          <table:table-cell office:value-type="float" office:value="0.354915397152474" calcext:value-type="float">
            <text:p>0,354915397152474</text:p>
          </table:table-cell>
          <table:table-cell office:value-type="float" office:value="0.481898337173248" calcext:value-type="float">
            <text:p>0,481898337173248</text:p>
          </table:table-cell>
          <table:table-cell office:value-type="float" office:value="0.419611414238749" calcext:value-type="float">
            <text:p>0,4196114142387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626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uscMega-b-m-5mn-haz-cos-r28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4:59.99" calcext:value-type="date">
            <text:p>2024-05-01 19:14:59</text:p>
          </table:table-cell>
          <table:table-cell office:value-type="float" office:value="0.782473" calcext:value-type="float">
            <text:p>0,782473</text:p>
          </table:table-cell>
          <table:table-cell office:value-type="string" calcext:value-type="string">
            <text:p>C:\git\pyaudisam\tests\tmp\val-oanlr\LuscMega-b-m-5mn-haz-cos-r280-_ws9kaf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1.9298245614035" calcext:value-type="float">
            <text:p>71,92982456140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7.8376" calcext:value-type="float">
            <text:p>457,8376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4783733" calcext:value-type="float">
            <text:p>0,4783733</text:p>
          </table:table-cell>
          <table:table-cell office:value-type="float" office:value="0.8626642" calcext:value-type="float">
            <text:p>0,8626642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00008964748" calcext:value-type="float">
            <text:p>0,00008964748</text:p>
          </table:table-cell>
          <table:table-cell office:value-type="float" office:value="0.4241663" calcext:value-type="float">
            <text:p>0,4241663</text:p>
          </table:table-cell>
          <table:table-cell office:value-type="float" office:value="0.0000393761" calcext:value-type="float">
            <text:p>0,0000393761</text:p>
          </table:table-cell>
          <table:table-cell office:value-type="float" office:value="0.0002041002" calcext:value-type="float">
            <text:p>0,0002041002</text:p>
          </table:table-cell>
          <table:table-cell office:value-type="float" office:value="39" calcext:value-type="float">
            <text:p>39</text:p>
          </table:table-cell>
          <table:table-cell office:value-type="float" office:value="0.2845613" calcext:value-type="float">
            <text:p>0,2845613</text:p>
          </table:table-cell>
          <table:table-cell office:value-type="float" office:value="0.4241664" calcext:value-type="float">
            <text:p>0,4241664</text:p>
          </table:table-cell>
          <table:table-cell office:value-type="float" office:value="0.1249886" calcext:value-type="float">
            <text:p>0,1249886</text:p>
          </table:table-cell>
          <table:table-cell office:value-type="float" office:value="0.6478602" calcext:value-type="float">
            <text:p>0,6478602</text:p>
          </table:table-cell>
          <table:table-cell office:value-type="float" office:value="39" calcext:value-type="float">
            <text:p>39</text:p>
          </table:table-cell>
          <table:table-cell office:value-type="float" office:value="149.364" calcext:value-type="float">
            <text:p>149,364</text:p>
          </table:table-cell>
          <table:table-cell office:value-type="float" office:value="0.2120832" calcext:value-type="float">
            <text:p>0,2120832</text:p>
          </table:table-cell>
          <table:table-cell office:value-type="float" office:value="97.72108" calcext:value-type="float">
            <text:p>97,72108</text:p>
          </table:table-cell>
          <table:table-cell office:value-type="float" office:value="228.2988" calcext:value-type="float">
            <text:p>228,2988</text:p>
          </table:table-cell>
          <table:table-cell office:value-type="float" office:value="39" calcext:value-type="float">
            <text:p>39</text:p>
          </table:table-cell>
          <table:table-cell office:value-type="float" office:value="458.1534" calcext:value-type="float">
            <text:p>458,1534</text:p>
          </table:table-cell>
          <table:table-cell office:value-type="float" office:value="461.2647" calcext:value-type="float">
            <text:p>461,2647</text:p>
          </table:table-cell>
          <table:table-cell office:value-type="float" office:value="-226.9188" calcext:value-type="float">
            <text:p>-226,9188</text:p>
          </table:table-cell>
          <table:table-cell office:value-type="float" office:value="0.9891204" calcext:value-type="float">
            <text:p>0,9891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4858" calcext:value-type="float">
            <text:p>92,54858</text:p>
          </table:table-cell>
          <table:table-cell office:value-type="float" office:value="2.098161" calcext:value-type="float">
            <text:p>2,098161</text:p>
          </table:table-cell>
          <table:table-cell table:number-columns-repeated="3"/>
          <table:table-cell office:value-type="float" office:value="0.06223207" calcext:value-type="float">
            <text:p>0,06223207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06223207" calcext:value-type="float">
            <text:p>0,06223207</text:p>
          </table:table-cell>
          <table:table-cell office:value-type="float" office:value="0.0796651" calcext:value-type="float">
            <text:p>0,0796651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149" calcext:value-type="float">
            <text:p>149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633067337110406" calcext:value-type="float">
            <text:p>0,633067337110406</text:p>
          </table:table-cell>
          <table:table-cell office:value-type="float" office:value="0.511848350875224" calcext:value-type="float">
            <text:p>0,511848350875224</text:p>
          </table:table-cell>
          <table:table-cell office:value-type="float" office:value="0.361855512654562" calcext:value-type="float">
            <text:p>0,361855512654562</text:p>
          </table:table-cell>
          <table:table-cell office:value-type="float" office:value="0.387954578081993" calcext:value-type="float">
            <text:p>0,387954578081993</text:p>
          </table:table-cell>
          <table:table-cell office:value-type="float" office:value="0.404630827532873" calcext:value-type="float">
            <text:p>0,404630827532873</text:p>
          </table:table-cell>
          <table:table-cell office:value-type="float" office:value="0.188389358080483" calcext:value-type="float">
            <text:p>0,188389358080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26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scMega-b-m-5mn-haz-cos-l15-r300-m1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4-05-01T19:15:00.01" calcext:value-type="date">
            <text:p>2024-05-01 19:15:00</text:p>
          </table:table-cell>
          <table:table-cell office:value-type="float" office:value="0.740734" calcext:value-type="float">
            <text:p>0,740734</text:p>
          </table:table-cell>
          <table:table-cell office:value-type="string" calcext:value-type="string">
            <text:p>C:\git\pyaudisam\tests\tmp\val-oanlr\LuscMega-b-m-5mn-haz-cos-l15-r300-m14-mi4xi6xk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77.1929824561404" calcext:value-type="float">
            <text:p>77,1929824561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7.2727" calcext:value-type="float">
            <text:p>497,2727</text:p>
          </table:table-cell>
          <table:table-cell table:number-columns-repeated="2" office:value-type="float" office:value="0.3401631" calcext:value-type="float">
            <text:p>0,3401631</text:p>
          </table:table-cell>
          <table:table-cell table:number-columns-repeated="2"/>
          <table:table-cell office:value-type="float" office:value="0.00008934733" calcext:value-type="float">
            <text:p>0,00008934733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0003502888" calcext:value-type="float">
            <text:p>0,00003502888</text:p>
          </table:table-cell>
          <table:table-cell office:value-type="float" office:value="0.0002278961" calcext:value-type="float">
            <text:p>0,0002278961</text:p>
          </table:table-cell>
          <table:table-cell office:value-type="float" office:value="42" calcext:value-type="float">
            <text:p>42</text:p>
          </table:table-cell>
          <table:table-cell office:value-type="float" office:value="0.2487172" calcext:value-type="float">
            <text:p>0,2487172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9751031" calcext:value-type="float">
            <text:p>0,09751031</text:p>
          </table:table-cell>
          <table:table-cell office:value-type="float" office:value="0.6343971" calcext:value-type="float">
            <text:p>0,6343971</text:p>
          </table:table-cell>
          <table:table-cell office:value-type="float" office:value="42" calcext:value-type="float">
            <text:p>42</text:p>
          </table:table-cell>
          <table:table-cell office:value-type="float" office:value="149.6147" calcext:value-type="float">
            <text:p>149,6147</text:p>
          </table:table-cell>
          <table:table-cell office:value-type="float" office:value="0.2450567" calcext:value-type="float">
            <text:p>0,2450567</text:p>
          </table:table-cell>
          <table:table-cell office:value-type="float" office:value="91.90093" calcext:value-type="float">
            <text:p>91,90093</text:p>
          </table:table-cell>
          <table:table-cell office:value-type="float" office:value="243.5726" calcext:value-type="float">
            <text:p>243,5726</text:p>
          </table:table-cell>
          <table:table-cell office:value-type="float" office:value="42" calcext:value-type="float">
            <text:p>42</text:p>
          </table:table-cell>
          <table:table-cell office:value-type="float" office:value="497.5654" calcext:value-type="float">
            <text:p>497,5654</text:p>
          </table:table-cell>
          <table:table-cell office:value-type="float" office:value="500.8411" calcext:value-type="float">
            <text:p>500,8411</text:p>
          </table:table-cell>
          <table:table-cell office:value-type="float" office:value="-246.6363" calcext:value-type="float">
            <text:p>-246,6363</text:p>
          </table:table-cell>
          <table:table-cell office:value-type="float" office:value="0.9690178" calcext:value-type="float">
            <text:p>0,9690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13898" calcext:value-type="float">
            <text:p>86,13898</text:p>
          </table:table-cell>
          <table:table-cell office:value-type="float" office:value="1.928837" calcext:value-type="float">
            <text:p>1,928837</text:p>
          </table:table-cell>
          <table:table-cell table:number-columns-repeated="3"/>
          <table:table-cell office:value-type="float" office:value="0.06656203" calcext:value-type="float">
            <text:p>0,0665620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06656203" calcext:value-type="float">
            <text:p>0,06656203</text:p>
          </table:table-cell>
          <table:table-cell office:value-type="float" office:value="0.1801173" calcext:value-type="float">
            <text:p>0,180117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160" calcext:value-type="float">
            <text:p>160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52311676187777" calcext:value-type="float">
            <text:p>0,52311676187777</text:p>
          </table:table-cell>
          <table:table-cell office:value-type="float" office:value="0.40871965133443" calcext:value-type="float">
            <text:p>0,40871965133443</text:p>
          </table:table-cell>
          <table:table-cell office:value-type="float" office:value="0.2334530397608" calcext:value-type="float">
            <text:p>0,2334530397608</text:p>
          </table:table-cell>
          <table:table-cell office:value-type="float" office:value="0.243424804330483" calcext:value-type="float">
            <text:p>0,243424804330483</text:p>
          </table:table-cell>
          <table:table-cell office:value-type="float" office:value="0.273451865907134" calcext:value-type="float">
            <text:p>0,273451865907134</text:p>
          </table:table-cell>
          <table:table-cell office:value-type="float" office:value="0.0927884315810741" calcext:value-type="float">
            <text:p>0,09278843158107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26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54.298310474383" calcext:value-type="float">
            <text:p>554,2983104743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cMega-b-m-5mn-haz-cos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54.298310474383" calcext:value-type="float">
            <text:p>554,2983104743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1T19:15:00.02" calcext:value-type="date">
            <text:p>2024-05-01 19:15:00</text:p>
          </table:table-cell>
          <table:table-cell office:value-type="float" office:value="0.74629" calcext:value-type="float">
            <text:p>0,74629</text:p>
          </table:table-cell>
          <table:table-cell office:value-type="string" calcext:value-type="string">
            <text:p>C:\git\pyaudisam\tests\tmp\val-oanlr\LuscMega-b-m-5mn-haz-cos-ra-ma-h7ct972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851064" calcext:value-type="float">
            <text:p>0,5851064</text:p>
          </table:table-cell>
          <table:table-cell office:value-type="float" office:value="0.1328482" calcext:value-type="float">
            <text:p>0,1328482</text:p>
          </table:table-cell>
          <table:table-cell office:value-type="float" office:value="0.44995" calcext:value-type="float">
            <text:p>0,44995</text:p>
          </table:table-cell>
          <table:table-cell office:value-type="float" office:value="0.7608611" calcext:value-type="float">
            <text:p>0,760861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54.298" calcext:value-type="float">
            <text:p>554,298</text:p>
          </table:table-cell>
          <table:table-cell office:value-type="float" office:value="96.4912280701754" calcext:value-type="float">
            <text:p>96,49122807017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3.8262" calcext:value-type="float">
            <text:p>673,8262</text:p>
          </table:table-cell>
          <table:table-cell table:number-columns-repeated="2" office:value-type="float" office:value="0.5062605" calcext:value-type="float">
            <text:p>0,5062605</text:p>
          </table:table-cell>
          <table:table-cell table:number-columns-repeated="2"/>
          <table:table-cell office:value-type="float" office:value="0.00006309761" calcext:value-type="float">
            <text:p>0,00006309761</text:p>
          </table:table-cell>
          <table:table-cell office:value-type="float" office:value="0.319167" calcext:value-type="float">
            <text:p>0,319167</text:p>
          </table:table-cell>
          <table:table-cell office:value-type="float" office:value="0.00003378361" calcext:value-type="float">
            <text:p>0,00003378361</text:p>
          </table:table-cell>
          <table:table-cell office:value-type="float" office:value="0.0001178473" calcext:value-type="float">
            <text:p>0,0001178473</text:p>
          </table:table-cell>
          <table:table-cell office:value-type="float" office:value="53" calcext:value-type="float">
            <text:p>53</text:p>
          </table:table-cell>
          <table:table-cell office:value-type="float" office:value="0.1031646" calcext:value-type="float">
            <text:p>0,1031646</text:p>
          </table:table-cell>
          <table:table-cell office:value-type="float" office:value="0.319167" calcext:value-type="float">
            <text:p>0,319167</text:p>
          </table:table-cell>
          <table:table-cell office:value-type="float" office:value="0.05523618" calcext:value-type="float">
            <text:p>0,05523618</text:p>
          </table:table-cell>
          <table:table-cell office:value-type="float" office:value="0.1926804" calcext:value-type="float">
            <text:p>0,1926804</text:p>
          </table:table-cell>
          <table:table-cell office:value-type="float" office:value="53" calcext:value-type="float">
            <text:p>53</text:p>
          </table:table-cell>
          <table:table-cell office:value-type="float" office:value="178.0363" calcext:value-type="float">
            <text:p>178,0363</text:p>
          </table:table-cell>
          <table:table-cell office:value-type="float" office:value="0.1595835" calcext:value-type="float">
            <text:p>0,1595835</text:p>
          </table:table-cell>
          <table:table-cell office:value-type="float" office:value="129.5302" calcext:value-type="float">
            <text:p>129,5302</text:p>
          </table:table-cell>
          <table:table-cell office:value-type="float" office:value="244.7069" calcext:value-type="float">
            <text:p>244,7069</text:p>
          </table:table-cell>
          <table:table-cell office:value-type="float" office:value="53" calcext:value-type="float">
            <text:p>53</text:p>
          </table:table-cell>
          <table:table-cell office:value-type="float" office:value="674.057" calcext:value-type="float">
            <text:p>674,057</text:p>
          </table:table-cell>
          <table:table-cell office:value-type="float" office:value="677.8409" calcext:value-type="float">
            <text:p>677,8409</text:p>
          </table:table-cell>
          <table:table-cell office:value-type="float" office:value="-334.9131" calcext:value-type="float">
            <text:p>-334,9131</text:p>
          </table:table-cell>
          <table:table-cell office:value-type="float" office:value="0.9136511" calcext:value-type="float">
            <text:p>0,913651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9459" calcext:value-type="float">
            <text:p>103,9459</text:p>
          </table:table-cell>
          <table:table-cell office:value-type="float" office:value="2.450057" calcext:value-type="float">
            <text:p>2,450057</text:p>
          </table:table-cell>
          <table:table-cell table:number-columns-repeated="3"/>
          <table:table-cell office:value-type="float" office:value="0.05875811" calcext:value-type="float">
            <text:p>0,05875811</text:p>
          </table:table-cell>
          <table:table-cell office:value-type="float" office:value="0.3457112" calcext:value-type="float">
            <text:p>0,3457112</text:p>
          </table:table-cell>
          <table:table-cell office:value-type="float" office:value="0.03007157" calcext:value-type="float">
            <text:p>0,03007157</text:p>
          </table:table-cell>
          <table:table-cell office:value-type="float" office:value="0.11481" calcext:value-type="float">
            <text:p>0,11481</text:p>
          </table:table-cell>
          <table:table-cell office:value-type="float" office:value="71.72845" calcext:value-type="float">
            <text:p>71,72845</text:p>
          </table:table-cell>
          <table:table-cell office:value-type="float" office:value="0.05875811" calcext:value-type="float">
            <text:p>0,05875811</text:p>
          </table:table-cell>
          <table:table-cell office:value-type="float" office:value="0" calcext:value-type="float">
            <text:p>0</text:p>
          </table:table-cell>
          <table:table-cell office:value-type="float" office:value="0.3457112" calcext:value-type="float">
            <text:p>0,3457112</text:p>
          </table:table-cell>
          <table:table-cell office:value-type="float" office:value="0.03007157" calcext:value-type="float">
            <text:p>0,03007157</text:p>
          </table:table-cell>
          <table:table-cell office:value-type="float" office:value="0.11481" calcext:value-type="float">
            <text:p>0,11481</text:p>
          </table:table-cell>
          <table:table-cell office:value-type="float" office:value="71.72845" calcext:value-type="float">
            <text:p>71,72845</text:p>
          </table:table-cell>
          <table:table-cell office:value-type="float" office:value="141" calcext:value-type="float">
            <text:p>141</text:p>
          </table:table-cell>
          <table:table-cell office:value-type="float" office:value="0.3457112" calcext:value-type="float">
            <text:p>0,3457112</text:p>
          </table:table-cell>
          <table:table-cell office:value-type="float" office:value="72" calcext:value-type="float">
            <text:p>72</text:p>
          </table:table-cell>
          <table:table-cell office:value-type="float" office:value="276" calcext:value-type="float">
            <text:p>276</text:p>
          </table:table-cell>
          <table:table-cell office:value-type="float" office:value="71.72845" calcext:value-type="float">
            <text:p>71,72845</text:p>
          </table:table-cell>
          <table:table-cell office:value-type="float" office:value="0.715206902002324" calcext:value-type="float">
            <text:p>0,715206902002324</text:p>
          </table:table-cell>
          <table:table-cell office:value-type="float" office:value="0.620856740117182" calcext:value-type="float">
            <text:p>0,620856740117182</text:p>
          </table:table-cell>
          <table:table-cell office:value-type="float" office:value="0.559755444503918" calcext:value-type="float">
            <text:p>0,559755444503918</text:p>
          </table:table-cell>
          <table:table-cell office:value-type="float" office:value="0.553542771607709" calcext:value-type="float">
            <text:p>0,553542771607709</text:p>
          </table:table-cell>
          <table:table-cell office:value-type="float" office:value="0.591072531318657" calcext:value-type="float">
            <text:p>0,591072531318657</text:p>
          </table:table-cell>
          <table:table-cell office:value-type="float" office:value="0.417503085488306" calcext:value-type="float">
            <text:p>0,4175030854883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26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992.24855230138" calcext:value-type="float">
            <text:p>992,248552301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scMega-b-m-5mn-haz-cos-l50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992.24855230138" calcext:value-type="float">
            <text:p>992,248552301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1T19:15:00.04" calcext:value-type="date">
            <text:p>2024-05-01 19:15:00</text:p>
          </table:table-cell>
          <table:table-cell office:value-type="float" office:value="0.724104" calcext:value-type="float">
            <text:p>0,724104</text:p>
          </table:table-cell>
          <table:table-cell office:value-type="string" calcext:value-type="string">
            <text:p>C:\git\pyaudisam\tests\tmp\val-oanlr\LuscMega-b-m-5mn-haz-cos-l50-ra-ma-syrs4pg_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531915" calcext:value-type="float">
            <text:p>0,5531915</text:p>
          </table:table-cell>
          <table:table-cell office:value-type="float" office:value="0.1328761" calcext:value-type="float">
            <text:p>0,1328761</text:p>
          </table:table-cell>
          <table:table-cell office:value-type="float" office:value="0.425384" calcext:value-type="float">
            <text:p>0,425384</text:p>
          </table:table-cell>
          <table:table-cell office:value-type="float" office:value="0.719399" calcext:value-type="float">
            <text:p>0,719399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992.249" calcext:value-type="float">
            <text:p>992,249</text:p>
          </table:table-cell>
          <table:table-cell office:value-type="float" office:value="91.2280701754386" calcext:value-type="float">
            <text:p>91,2280701754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4.6909" calcext:value-type="float">
            <text:p>644,6909</text:p>
          </table:table-cell>
          <table:table-cell table:number-columns-repeated="2" office:value-type="float" office:value="0.09454012" calcext:value-type="float">
            <text:p>0,09454012</text:p>
          </table:table-cell>
          <table:table-cell table:number-columns-repeated="2"/>
          <table:table-cell office:value-type="float" office:value="0.00005199861" calcext:value-type="float">
            <text:p>0,00005199861</text:p>
          </table:table-cell>
          <table:table-cell office:value-type="float" office:value="0.2523046" calcext:value-type="float">
            <text:p>0,2523046</text:p>
          </table:table-cell>
          <table:table-cell office:value-type="float" office:value="0.00003157123" calcext:value-type="float">
            <text:p>0,00003157123</text:p>
          </table:table-cell>
          <table:table-cell office:value-type="float" office:value="0.00008564302" calcext:value-type="float">
            <text:p>0,00008564302</text:p>
          </table:table-cell>
          <table:table-cell office:value-type="float" office:value="50" calcext:value-type="float">
            <text:p>50</text:p>
          </table:table-cell>
          <table:table-cell office:value-type="float" office:value="0.03906581" calcext:value-type="float">
            <text:p>0,03906581</text:p>
          </table:table-cell>
          <table:table-cell office:value-type="float" office:value="0.2523046" calcext:value-type="float">
            <text:p>0,2523046</text:p>
          </table:table-cell>
          <table:table-cell office:value-type="float" office:value="0.02371901" calcext:value-type="float">
            <text:p>0,02371901</text:p>
          </table:table-cell>
          <table:table-cell office:value-type="float" office:value="0.06434237" calcext:value-type="float">
            <text:p>0,06434237</text:p>
          </table:table-cell>
          <table:table-cell office:value-type="float" office:value="50" calcext:value-type="float">
            <text:p>50</text:p>
          </table:table-cell>
          <table:table-cell office:value-type="float" office:value="196.1187" calcext:value-type="float">
            <text:p>196,1187</text:p>
          </table:table-cell>
          <table:table-cell office:value-type="float" office:value="0.1261523" calcext:value-type="float">
            <text:p>0,1261523</text:p>
          </table:table-cell>
          <table:table-cell office:value-type="float" office:value="152.3736" calcext:value-type="float">
            <text:p>152,3736</text:p>
          </table:table-cell>
          <table:table-cell office:value-type="float" office:value="252.4227" calcext:value-type="float">
            <text:p>252,4227</text:p>
          </table:table-cell>
          <table:table-cell office:value-type="float" office:value="50" calcext:value-type="float">
            <text:p>50</text:p>
          </table:table-cell>
          <table:table-cell office:value-type="float" office:value="644.9357" calcext:value-type="float">
            <text:p>644,9357</text:p>
          </table:table-cell>
          <table:table-cell office:value-type="float" office:value="648.5933" calcext:value-type="float">
            <text:p>648,5933</text:p>
          </table:table-cell>
          <table:table-cell office:value-type="float" office:value="-320.3454" calcext:value-type="float">
            <text:p>-320,3454</text:p>
          </table:table-cell>
          <table:table-cell office:value-type="float" office:value="0.7000474" calcext:value-type="float">
            <text:p>0,7000474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3537" calcext:value-type="float">
            <text:p>136,3537</text:p>
          </table:table-cell>
          <table:table-cell office:value-type="float" office:value="3.216404" calcext:value-type="float">
            <text:p>3,216404</text:p>
          </table:table-cell>
          <table:table-cell table:number-columns-repeated="3"/>
          <table:table-cell office:value-type="float" office:value="0.04578122" calcext:value-type="float">
            <text:p>0,04578122</text:p>
          </table:table-cell>
          <table:table-cell office:value-type="float" office:value="0.2851556" calcext:value-type="float">
            <text:p>0,2851556</text:p>
          </table:table-cell>
          <table:table-cell office:value-type="float" office:value="0.02623959" calcext:value-type="float">
            <text:p>0,02623959</text:p>
          </table:table-cell>
          <table:table-cell office:value-type="float" office:value="0.07987624" calcext:value-type="float">
            <text:p>0,07987624</text:p>
          </table:table-cell>
          <table:table-cell office:value-type="float" office:value="78.3422" calcext:value-type="float">
            <text:p>78,3422</text:p>
          </table:table-cell>
          <table:table-cell office:value-type="float" office:value="0.04578122" calcext:value-type="float">
            <text:p>0,04578122</text:p>
          </table:table-cell>
          <table:table-cell office:value-type="float" office:value="0" calcext:value-type="float">
            <text:p>0</text:p>
          </table:table-cell>
          <table:table-cell office:value-type="float" office:value="0.2851556" calcext:value-type="float">
            <text:p>0,2851556</text:p>
          </table:table-cell>
          <table:table-cell office:value-type="float" office:value="0.02623959" calcext:value-type="float">
            <text:p>0,02623959</text:p>
          </table:table-cell>
          <table:table-cell office:value-type="float" office:value="0.07987624" calcext:value-type="float">
            <text:p>0,07987624</text:p>
          </table:table-cell>
          <table:table-cell office:value-type="float" office:value="78.3422" calcext:value-type="float">
            <text:p>78,3422</text:p>
          </table:table-cell>
          <table:table-cell office:value-type="float" office:value="110" calcext:value-type="float">
            <text:p>110</text:p>
          </table:table-cell>
          <table:table-cell office:value-type="float" office:value="0.2851556" calcext:value-type="float">
            <text:p>0,2851556</text:p>
          </table:table-cell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office:value-type="float" office:value="78.3422" calcext:value-type="float">
            <text:p>78,3422</text:p>
          </table:table-cell>
          <table:table-cell office:value-type="float" office:value="0.490459839186254" calcext:value-type="float">
            <text:p>0,490459839186254</text:p>
          </table:table-cell>
          <table:table-cell office:value-type="float" office:value="0.46369544317561" calcext:value-type="float">
            <text:p>0,46369544317561</text:p>
          </table:table-cell>
          <table:table-cell office:value-type="float" office:value="0.449362626165934" calcext:value-type="float">
            <text:p>0,449362626165934</text:p>
          </table:table-cell>
          <table:table-cell office:value-type="float" office:value="0.377899972329949" calcext:value-type="float">
            <text:p>0,377899972329949</text:p>
          </table:table-cell>
          <table:table-cell office:value-type="float" office:value="0.472051331024241" calcext:value-type="float">
            <text:p>0,472051331024241</text:p>
          </table:table-cell>
          <table:table-cell office:value-type="float" office:value="0.398658228632159" calcext:value-type="float">
            <text:p>0,3986582286321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26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982.704724295897" calcext:value-type="float">
            <text:p>982,7047242958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scMega-b-m-5mn-haz-cos-l50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982.704724295897" calcext:value-type="float">
            <text:p>982,70472429589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4-05-01T19:15:00.08" calcext:value-type="date">
            <text:p>2024-05-01 19:15:00</text:p>
          </table:table-cell>
          <table:table-cell office:value-type="float" office:value="0.685287" calcext:value-type="float">
            <text:p>0,685287</text:p>
          </table:table-cell>
          <table:table-cell office:value-type="string" calcext:value-type="string">
            <text:p>C:\git\pyaudisam\tests\tmp\val-oanlr\LuscMega-b-m-5mn-haz-cos-l50-ra-ma-5jqnkw5u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531915" calcext:value-type="float">
            <text:p>0,5531915</text:p>
          </table:table-cell>
          <table:table-cell office:value-type="float" office:value="0.1328761" calcext:value-type="float">
            <text:p>0,1328761</text:p>
          </table:table-cell>
          <table:table-cell office:value-type="float" office:value="0.425384" calcext:value-type="float">
            <text:p>0,425384</text:p>
          </table:table-cell>
          <table:table-cell office:value-type="float" office:value="0.719399" calcext:value-type="float">
            <text:p>0,719399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982.705" calcext:value-type="float">
            <text:p>982,705</text:p>
          </table:table-cell>
          <table:table-cell office:value-type="float" office:value="91.2280701754386" calcext:value-type="float">
            <text:p>91,2280701754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4.6025" calcext:value-type="float">
            <text:p>644,6025</text:p>
          </table:table-cell>
          <table:table-cell table:number-columns-repeated="2" office:value-type="float" office:value="0.09887934" calcext:value-type="float">
            <text:p>0,09887934</text:p>
          </table:table-cell>
          <table:table-cell table:number-columns-repeated="2"/>
          <table:table-cell office:value-type="float" office:value="0.00005228697" calcext:value-type="float">
            <text:p>0,00005228697</text:p>
          </table:table-cell>
          <table:table-cell office:value-type="float" office:value="0.2539866" calcext:value-type="float">
            <text:p>0,2539866</text:p>
          </table:table-cell>
          <table:table-cell office:value-type="float" office:value="0.0000316441" calcext:value-type="float">
            <text:p>0,0000316441</text:p>
          </table:table-cell>
          <table:table-cell office:value-type="float" office:value="0.0000863961" calcext:value-type="float">
            <text:p>0,0000863961</text:p>
          </table:table-cell>
          <table:table-cell office:value-type="float" office:value="50" calcext:value-type="float">
            <text:p>50</text:p>
          </table:table-cell>
          <table:table-cell office:value-type="float" office:value="0.03960866" calcext:value-type="float">
            <text:p>0,03960866</text:p>
          </table:table-cell>
          <table:table-cell office:value-type="float" office:value="0.2539866" calcext:value-type="float">
            <text:p>0,2539866</text:p>
          </table:table-cell>
          <table:table-cell office:value-type="float" office:value="0.02397118" calcext:value-type="float">
            <text:p>0,02397118</text:p>
          </table:table-cell>
          <table:table-cell office:value-type="float" office:value="0.06544717" calcext:value-type="float">
            <text:p>0,06544717</text:p>
          </table:table-cell>
          <table:table-cell office:value-type="float" office:value="50" calcext:value-type="float">
            <text:p>50</text:p>
          </table:table-cell>
          <table:table-cell office:value-type="float" office:value="195.5772" calcext:value-type="float">
            <text:p>195,5772</text:p>
          </table:table-cell>
          <table:table-cell office:value-type="float" office:value="0.1269933" calcext:value-type="float">
            <text:p>0,1269933</text:p>
          </table:table-cell>
          <table:table-cell office:value-type="float" office:value="151.6994" calcext:value-type="float">
            <text:p>151,6994</text:p>
          </table:table-cell>
          <table:table-cell office:value-type="float" office:value="252.1463" calcext:value-type="float">
            <text:p>252,1463</text:p>
          </table:table-cell>
          <table:table-cell office:value-type="float" office:value="50" calcext:value-type="float">
            <text:p>50</text:p>
          </table:table-cell>
          <table:table-cell office:value-type="float" office:value="644.8474" calcext:value-type="float">
            <text:p>644,8474</text:p>
          </table:table-cell>
          <table:table-cell office:value-type="float" office:value="648.5049" calcext:value-type="float">
            <text:p>648,5049</text:p>
          </table:table-cell>
          <table:table-cell office:value-type="float" office:value="-320.3012" calcext:value-type="float">
            <text:p>-320,3012</text:p>
          </table:table-cell>
          <table:table-cell office:value-type="float" office:value="0.6972043" calcext:value-type="float">
            <text:p>0,697204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.7102" calcext:value-type="float">
            <text:p>135,7102</text:p>
          </table:table-cell>
          <table:table-cell office:value-type="float" office:value="3.203984" calcext:value-type="float">
            <text:p>3,203984</text:p>
          </table:table-cell>
          <table:table-cell table:number-columns-repeated="3"/>
          <table:table-cell office:value-type="float" office:value="0.0460351" calcext:value-type="float">
            <text:p>0,0460351</text:p>
          </table:table-cell>
          <table:table-cell office:value-type="float" office:value="0.2866448" calcext:value-type="float">
            <text:p>0,2866448</text:p>
          </table:table-cell>
          <table:table-cell office:value-type="float" office:value="0.02631037" calcext:value-type="float">
            <text:p>0,02631037</text:p>
          </table:table-cell>
          <table:table-cell office:value-type="float" office:value="0.08054736" calcext:value-type="float">
            <text:p>0,08054736</text:p>
          </table:table-cell>
          <table:table-cell office:value-type="float" office:value="77.97497" calcext:value-type="float">
            <text:p>77,97497</text:p>
          </table:table-cell>
          <table:table-cell office:value-type="float" office:value="0.0460351" calcext:value-type="float">
            <text:p>0,0460351</text:p>
          </table:table-cell>
          <table:table-cell office:value-type="float" office:value="0" calcext:value-type="float">
            <text:p>0</text:p>
          </table:table-cell>
          <table:table-cell office:value-type="float" office:value="0.2866448" calcext:value-type="float">
            <text:p>0,2866448</text:p>
          </table:table-cell>
          <table:table-cell office:value-type="float" office:value="0.02631037" calcext:value-type="float">
            <text:p>0,02631037</text:p>
          </table:table-cell>
          <table:table-cell office:value-type="float" office:value="0.08054736" calcext:value-type="float">
            <text:p>0,08054736</text:p>
          </table:table-cell>
          <table:table-cell office:value-type="float" office:value="77.97497" calcext:value-type="float">
            <text:p>77,97497</text:p>
          </table:table-cell>
          <table:table-cell office:value-type="float" office:value="110" calcext:value-type="float">
            <text:p>110</text:p>
          </table:table-cell>
          <table:table-cell office:value-type="float" office:value="0.2866448" calcext:value-type="float">
            <text:p>0,2866448</text:p>
          </table:table-cell>
          <table:table-cell office:value-type="float" office:value="63" calcext:value-type="float">
            <text:p>63</text:p>
          </table:table-cell>
          <table:table-cell office:value-type="float" office:value="193" calcext:value-type="float">
            <text:p>193</text:p>
          </table:table-cell>
          <table:table-cell office:value-type="float" office:value="77.97497" calcext:value-type="float">
            <text:p>77,97497</text:p>
          </table:table-cell>
          <table:table-cell office:value-type="float" office:value="0.492607708912959" calcext:value-type="float">
            <text:p>0,492607708912959</text:p>
          </table:table-cell>
          <table:table-cell office:value-type="float" office:value="0.46507559332321" calcext:value-type="float">
            <text:p>0,46507559332321</text:p>
          </table:table-cell>
          <table:table-cell office:value-type="float" office:value="0.450106017656597" calcext:value-type="float">
            <text:p>0,450106017656597</text:p>
          </table:table-cell>
          <table:table-cell office:value-type="float" office:value="0.38034740451777" calcext:value-type="float">
            <text:p>0,38034740451777</text:p>
          </table:table-cell>
          <table:table-cell office:value-type="float" office:value="0.472531708817948" calcext:value-type="float">
            <text:p>0,472531708817948</text:p>
          </table:table-cell>
          <table:table-cell office:value-type="float" office:value="0.398022692472282" calcext:value-type="float">
            <text:p>0,3980226924722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26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date" office:date-value="2024-05-01T19:15:00.19" calcext:value-type="date">
            <text:p>2024-05-01 19:15:00</text:p>
          </table:table-cell>
          <table:table-cell office:value-type="float" office:value="0.56115" calcext:value-type="float">
            <text:p>0,56115</text:p>
          </table:table-cell>
          <table:table-cell office:value-type="string" calcext:value-type="string">
            <text:p>C:\git\pyaudisam\tests\tmp\val-oanlr\LuscMega-b-m-10mn-hno-cos-r4iq0o_f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01999999999998" calcext:value-type="float">
            <text:p>1,01999999999998</text:p>
          </table:table-cell>
          <table:table-cell office:value-type="float" office:value="1058.948" calcext:value-type="float">
            <text:p>1058,948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8371365" calcext:value-type="float">
            <text:p>0,08371365</text:p>
          </table:table-cell>
          <table:table-cell office:value-type="float" office:value="0.08485699" calcext:value-type="float">
            <text:p>0,08485699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000334086" calcext:value-type="float">
            <text:p>0,0000334086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0002820783" calcext:value-type="float">
            <text:p>0,00002820783</text:p>
          </table:table-cell>
          <table:table-cell office:value-type="float" office:value="0.00003956824" calcext:value-type="float">
            <text:p>0,00003956824</text:p>
          </table:table-cell>
          <table:table-cell office:value-type="float" office:value="82" calcext:value-type="float">
            <text:p>82</text:p>
          </table:table-cell>
          <table:table-cell office:value-type="float" office:value="0.05922524" calcext:value-type="float">
            <text:p>0,05922524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5000556" calcext:value-type="float">
            <text:p>0,05000556</text:p>
          </table:table-cell>
          <table:table-cell office:value-type="float" office:value="0.07014479" calcext:value-type="float">
            <text:p>0,07014479</text:p>
          </table:table-cell>
          <table:table-cell office:value-type="float" office:value="82" calcext:value-type="float">
            <text:p>82</text:p>
          </table:table-cell>
          <table:table-cell office:value-type="float" office:value="244.6729" calcext:value-type="float">
            <text:p>244,6729</text:p>
          </table:table-cell>
          <table:table-cell office:value-type="float" office:value="0.0426076" calcext:value-type="float">
            <text:p>0,0426076</text:p>
          </table:table-cell>
          <table:table-cell office:value-type="float" office:value="224.7976" calcext:value-type="float">
            <text:p>224,7976</text:p>
          </table:table-cell>
          <table:table-cell office:value-type="float" office:value="266.3055" calcext:value-type="float">
            <text:p>266,3055</text:p>
          </table:table-cell>
          <table:table-cell office:value-type="float" office:value="82" calcext:value-type="float">
            <text:p>82</text:p>
          </table:table-cell>
          <table:table-cell office:value-type="float" office:value="1059.097" calcext:value-type="float">
            <text:p>1059,097</text:p>
          </table:table-cell>
          <table:table-cell office:value-type="float" office:value="1063.81" calcext:value-type="float">
            <text:p>1063,81</text:p>
          </table:table-cell>
          <table:table-cell office:value-type="float" office:value="-527.4742" calcext:value-type="float">
            <text:p>-527,4742</text:p>
          </table:table-cell>
          <table:table-cell office:value-type="float" office:value="0.4717315" calcext:value-type="float">
            <text:p>0,471731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3438" calcext:value-type="float">
            <text:p>237,3438</text:p>
          </table:table-cell>
          <table:table-cell office:value-type="float" office:value="0.7208087" calcext:value-type="float">
            <text:p>0,7208087</text:p>
          </table:table-cell>
          <table:table-cell table:number-columns-repeated="3"/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0475149" calcext:value-type="float">
            <text:p>0,0475149</text:p>
          </table:table-cell>
          <table:table-cell office:value-type="float" office:value="0" calcext:value-type="float">
            <text:p>0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114" calcext:value-type="float">
            <text:p>114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542850613283753" calcext:value-type="float">
            <text:p>0,542850613283753</text:p>
          </table:table-cell>
          <table:table-cell office:value-type="float" office:value="0.564789600080575" calcext:value-type="float">
            <text:p>0,564789600080575</text:p>
          </table:table-cell>
          <table:table-cell office:value-type="float" office:value="0.572797127556109" calcext:value-type="float">
            <text:p>0,572797127556109</text:p>
          </table:table-cell>
          <table:table-cell office:value-type="float" office:value="0.533973836139552" calcext:value-type="float">
            <text:p>0,533973836139552</text:p>
          </table:table-cell>
          <table:table-cell office:value-type="float" office:value="0.560574712923171" calcext:value-type="float">
            <text:p>0,560574712923171</text:p>
          </table:table-cell>
          <table:table-cell office:value-type="float" office:value="0.594184838306252" calcext:value-type="float">
            <text:p>0,59418483830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26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10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4-05-01T19:15:00.42" calcext:value-type="date">
            <text:p>2024-05-01 19:15:00</text:p>
          </table:table-cell>
          <table:table-cell office:value-type="float" office:value="0.576155" calcext:value-type="float">
            <text:p>0,576155</text:p>
          </table:table-cell>
          <table:table-cell office:value-type="string" calcext:value-type="string">
            <text:p>C:\git\pyaudisam\tests\tmp\val-oanlr\LuscMega-b-m-10mn-hno-cos-l10-ecnp5t4w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03199999999993" calcext:value-type="float">
            <text:p>1,03199999999993</text:p>
          </table:table-cell>
          <table:table-cell office:value-type="float" office:value="1058.667" calcext:value-type="float">
            <text:p>1058,667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1467018" calcext:value-type="float">
            <text:p>0,1467018</text:p>
          </table:table-cell>
          <table:table-cell office:value-type="float" office:value="0.07330143" calcext:value-type="float">
            <text:p>0,07330143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0000335023" calcext:value-type="float">
            <text:p>0,0000335023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0002829015" calcext:value-type="float">
            <text:p>0,00002829015</text:p>
          </table:table-cell>
          <table:table-cell office:value-type="float" office:value="0.00003967473" calcext:value-type="float">
            <text:p>0,00003967473</text:p>
          </table:table-cell>
          <table:table-cell office:value-type="float" office:value="82" calcext:value-type="float">
            <text:p>82</text:p>
          </table:table-cell>
          <table:table-cell office:value-type="float" office:value="0.05905959" calcext:value-type="float">
            <text:p>0,05905959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4987134" calcext:value-type="float">
            <text:p>0,04987134</text:p>
          </table:table-cell>
          <table:table-cell office:value-type="float" office:value="0.06994069" calcext:value-type="float">
            <text:p>0,06994069</text:p>
          </table:table-cell>
          <table:table-cell office:value-type="float" office:value="82" calcext:value-type="float">
            <text:p>82</text:p>
          </table:table-cell>
          <table:table-cell office:value-type="float" office:value="244.3305" calcext:value-type="float">
            <text:p>244,3305</text:p>
          </table:table-cell>
          <table:table-cell office:value-type="float" office:value="0.04257899" calcext:value-type="float">
            <text:p>0,04257899</text:p>
          </table:table-cell>
          <table:table-cell office:value-type="float" office:value="224.4958" calcext:value-type="float">
            <text:p>224,4958</text:p>
          </table:table-cell>
          <table:table-cell office:value-type="float" office:value="265.9176" calcext:value-type="float">
            <text:p>265,9176</text:p>
          </table:table-cell>
          <table:table-cell office:value-type="float" office:value="82" calcext:value-type="float">
            <text:p>82</text:p>
          </table:table-cell>
          <table:table-cell office:value-type="float" office:value="1058.815" calcext:value-type="float">
            <text:p>1058,815</text:p>
          </table:table-cell>
          <table:table-cell office:value-type="float" office:value="1063.529" calcext:value-type="float">
            <text:p>1063,529</text:p>
          </table:table-cell>
          <table:table-cell office:value-type="float" office:value="-527.3335" calcext:value-type="float">
            <text:p>-527,3335</text:p>
          </table:table-cell>
          <table:table-cell office:value-type="float" office:value="0.4574933" calcext:value-type="float">
            <text:p>0,457493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2471" calcext:value-type="float">
            <text:p>237,2471</text:p>
          </table:table-cell>
          <table:table-cell office:value-type="float" office:value="0.7216358" calcext:value-type="float">
            <text:p>0,7216358</text:p>
          </table:table-cell>
          <table:table-cell table:number-columns-repeated="3"/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04764817" calcext:value-type="float">
            <text:p>0,04764817</text:p>
          </table:table-cell>
          <table:table-cell office:value-type="float" office:value="0" calcext:value-type="float">
            <text:p>0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114" calcext:value-type="float">
            <text:p>114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545146266083392" calcext:value-type="float">
            <text:p>0,545146266083392</text:p>
          </table:table-cell>
          <table:table-cell office:value-type="float" office:value="0.566884445308238" calcext:value-type="float">
            <text:p>0,566884445308238</text:p>
          </table:table-cell>
          <table:table-cell office:value-type="float" office:value="0.574920049990066" calcext:value-type="float">
            <text:p>0,574920049990066</text:p>
          </table:table-cell>
          <table:table-cell office:value-type="float" office:value="0.539320332007681" calcext:value-type="float">
            <text:p>0,539320332007681</text:p>
          </table:table-cell>
          <table:table-cell office:value-type="float" office:value="0.56050915230887" calcext:value-type="float">
            <text:p>0,56050915230887</text:p>
          </table:table-cell>
          <table:table-cell office:value-type="float" office:value="0.59615334269635" calcext:value-type="float">
            <text:p>0,59615334269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26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LuscMega-b-m-10mn-hno-cos-r3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5:00.45" calcext:value-type="date">
            <text:p>2024-05-01 19:15:00</text:p>
          </table:table-cell>
          <table:table-cell office:value-type="float" office:value="0.511641" calcext:value-type="float">
            <text:p>0,511641</text:p>
          </table:table-cell>
          <table:table-cell office:value-type="string" calcext:value-type="string">
            <text:p>C:\git\pyaudisam\tests\tmp\val-oanlr\LuscMega-b-m-10mn-hno-cos-r350-1iaan2dj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0.952380952381" calcext:value-type="float">
            <text:p>80,952380952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4.4421" calcext:value-type="float">
            <text:p>784,4421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6085085" calcext:value-type="float">
            <text:p>0,6085085</text:p>
          </table:table-cell>
          <table:table-cell office:value-type="float" office:value="0.3857976" calcext:value-type="float">
            <text:p>0,3857976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00005227832" calcext:value-type="float">
            <text:p>0,00005227832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0000397023" calcext:value-type="float">
            <text:p>0,0000397023</text:p>
          </table:table-cell>
          <table:table-cell office:value-type="float" office:value="0.00006883789" calcext:value-type="float">
            <text:p>0,00006883789</text:p>
          </table:table-cell>
          <table:table-cell office:value-type="float" office:value="67" calcext:value-type="float">
            <text:p>67</text:p>
          </table:table-cell>
          <table:table-cell office:value-type="float" office:value="0.3123002" calcext:value-type="float">
            <text:p>0,3123002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2371736" calcext:value-type="float">
            <text:p>0,2371736</text:p>
          </table:table-cell>
          <table:table-cell office:value-type="float" office:value="0.4112238" calcext:value-type="float">
            <text:p>0,4112238</text:p>
          </table:table-cell>
          <table:table-cell office:value-type="float" office:value="67" calcext:value-type="float">
            <text:p>67</text:p>
          </table:table-cell>
          <table:table-cell office:value-type="float" office:value="195.5934" calcext:value-type="float">
            <text:p>195,5934</text:p>
          </table:table-cell>
          <table:table-cell office:value-type="float" office:value="0.06925952" calcext:value-type="float">
            <text:p>0,06925952</text:p>
          </table:table-cell>
          <table:table-cell office:value-type="float" office:value="170.368" calcext:value-type="float">
            <text:p>170,368</text:p>
          </table:table-cell>
          <table:table-cell office:value-type="float" office:value="224.5538" calcext:value-type="float">
            <text:p>224,5538</text:p>
          </table:table-cell>
          <table:table-cell office:value-type="float" office:value="67" calcext:value-type="float">
            <text:p>67</text:p>
          </table:table-cell>
          <table:table-cell office:value-type="float" office:value="784.5027" calcext:value-type="float">
            <text:p>784,5027</text:p>
          </table:table-cell>
          <table:table-cell office:value-type="float" office:value="786.6617" calcext:value-type="float">
            <text:p>786,6617</text:p>
          </table:table-cell>
          <table:table-cell office:value-type="float" office:value="-391.2211" calcext:value-type="float">
            <text:p>-391,2211</text:p>
          </table:table-cell>
          <table:table-cell office:value-type="float" office:value="0.7989637" calcext:value-type="float">
            <text:p>0,7989637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971" calcext:value-type="float">
            <text:p>141,6971</text:p>
          </table:table-cell>
          <table:table-cell table:number-columns-repeated="4"/>
          <table:table-cell office:value-type="float" office:value="0.06018978" calcext:value-type="float">
            <text:p>0,06018978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06018978" calcext:value-type="float">
            <text:p>0,06018978</text:p>
          </table:table-cell>
          <table:table-cell office:value-type="float" office:value="0" calcext:value-type="float">
            <text:p>0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144" calcext:value-type="float">
            <text:p>144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755278140787437" calcext:value-type="float">
            <text:p>0,755278140787437</text:p>
          </table:table-cell>
          <table:table-cell office:value-type="float" office:value="0.756255022425161" calcext:value-type="float">
            <text:p>0,756255022425161</text:p>
          </table:table-cell>
          <table:table-cell office:value-type="float" office:value="0.768328175048237" calcext:value-type="float">
            <text:p>0,768328175048237</text:p>
          </table:table-cell>
          <table:table-cell office:value-type="float" office:value="0.724275965348441" calcext:value-type="float">
            <text:p>0,724275965348441</text:p>
          </table:table-cell>
          <table:table-cell office:value-type="float" office:value="0.771673271936103" calcext:value-type="float">
            <text:p>0,771673271936103</text:p>
          </table:table-cell>
          <table:table-cell office:value-type="float" office:value="0.744331271798245" calcext:value-type="float">
            <text:p>0,744331271798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26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LuscMega-b-m-10mn-hno-cos-l15-r3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4-05-01T19:15:00.48" calcext:value-type="date">
            <text:p>2024-05-01 19:15:00</text:p>
          </table:table-cell>
          <table:table-cell office:value-type="float" office:value="0.480099" calcext:value-type="float">
            <text:p>0,480099</text:p>
          </table:table-cell>
          <table:table-cell office:value-type="string" calcext:value-type="string">
            <text:p>C:\git\pyaudisam\tests\tmp\val-oanlr\LuscMega-b-m-10mn-hno-cos-l15-r370-e7zgg02g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84.5238095238095" calcext:value-type="float">
            <text:p>84,523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168299999999931" calcext:value-type="float">
            <text:p>0,168299999999931</text:p>
          </table:table-cell>
          <table:table-cell office:value-type="float" office:value="828.3412" calcext:value-type="float">
            <text:p>828,3412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3278859" calcext:value-type="float">
            <text:p>0,3278859</text:p>
          </table:table-cell>
          <table:table-cell office:value-type="float" office:value="0.6107057" calcext:value-type="float">
            <text:p>0,6107057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000047428" calcext:value-type="float">
            <text:p>0,000047428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00003665145" calcext:value-type="float">
            <text:p>0,00003665145</text:p>
          </table:table-cell>
          <table:table-cell office:value-type="float" office:value="0.00006137317" calcext:value-type="float">
            <text:p>0,00006137317</text:p>
          </table:table-cell>
          <table:table-cell office:value-type="float" office:value="70" calcext:value-type="float">
            <text:p>70</text:p>
          </table:table-cell>
          <table:table-cell office:value-type="float" office:value="0.3080291" calcext:value-type="float">
            <text:p>0,3080291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2380389" calcext:value-type="float">
            <text:p>0,2380389</text:p>
          </table:table-cell>
          <table:table-cell office:value-type="float" office:value="0.3985982" calcext:value-type="float">
            <text:p>0,3985982</text:p>
          </table:table-cell>
          <table:table-cell office:value-type="float" office:value="70" calcext:value-type="float">
            <text:p>70</text:p>
          </table:table-cell>
          <table:table-cell office:value-type="float" office:value="205.3513" calcext:value-type="float">
            <text:p>205,3513</text:p>
          </table:table-cell>
          <table:table-cell office:value-type="float" office:value="0.06489046" calcext:value-type="float">
            <text:p>0,06489046</text:p>
          </table:table-cell>
          <table:table-cell office:value-type="float" office:value="180.4472" calcext:value-type="float">
            <text:p>180,4472</text:p>
          </table:table-cell>
          <table:table-cell office:value-type="float" office:value="233.6926" calcext:value-type="float">
            <text:p>233,6926</text:p>
          </table:table-cell>
          <table:table-cell office:value-type="float" office:value="70" calcext:value-type="float">
            <text:p>70</text:p>
          </table:table-cell>
          <table:table-cell office:value-type="float" office:value="828.3992" calcext:value-type="float">
            <text:p>828,3992</text:p>
          </table:table-cell>
          <table:table-cell office:value-type="float" office:value="830.6039" calcext:value-type="float">
            <text:p>830,6039</text:p>
          </table:table-cell>
          <table:table-cell office:value-type="float" office:value="-413.1706" calcext:value-type="float">
            <text:p>-413,1706</text:p>
          </table:table-cell>
          <table:table-cell office:value-type="float" office:value="0.6537191" calcext:value-type="float">
            <text:p>0,653719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0506" calcext:value-type="float">
            <text:p>149,0506</text:p>
          </table:table-cell>
          <table:table-cell table:number-columns-repeated="4"/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05701452" calcext:value-type="float">
            <text:p>0,05701452</text:p>
          </table:table-cell>
          <table:table-cell office:value-type="float" office:value="0" calcext:value-type="float">
            <text:p>0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137" calcext:value-type="float">
            <text:p>137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689919952227147" calcext:value-type="float">
            <text:p>0,689919952227147</text:p>
          </table:table-cell>
          <table:table-cell office:value-type="float" office:value="0.700798478992437" calcext:value-type="float">
            <text:p>0,700798478992437</text:p>
          </table:table-cell>
          <table:table-cell office:value-type="float" office:value="0.71261763115691" calcext:value-type="float">
            <text:p>0,71261763115691</text:p>
          </table:table-cell>
          <table:table-cell office:value-type="float" office:value="0.679393503019862" calcext:value-type="float">
            <text:p>0,679393503019862</text:p>
          </table:table-cell>
          <table:table-cell office:value-type="float" office:value="0.705819645536405" calcext:value-type="float">
            <text:p>0,705819645536405</text:p>
          </table:table-cell>
          <table:table-cell office:value-type="float" office:value="0.701427569306136" calcext:value-type="float">
            <text:p>0,7014275693061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26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date" office:date-value="2024-05-01T19:15:00.52" calcext:value-type="date">
            <text:p>2024-05-01 19:15:00</text:p>
          </table:table-cell>
          <table:table-cell office:value-type="float" office:value="0.46452" calcext:value-type="float">
            <text:p>0,46452</text:p>
          </table:table-cell>
          <table:table-cell office:value-type="string" calcext:value-type="string">
            <text:p>C:\git\pyaudisam\tests\tmp\val-oanlr\LuscMega-b-m-10mn-haz-cos-7nqrifsf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.928" calcext:value-type="float">
            <text:p>1057,928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2870377" calcext:value-type="float">
            <text:p>0,2870377</text:p>
          </table:table-cell>
          <table:table-cell office:value-type="float" office:value="0.03151327" calcext:value-type="float">
            <text:p>0,03151327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00003473129" calcext:value-type="float">
            <text:p>0,00003473129</text:p>
          </table:table-cell>
          <table:table-cell office:value-type="float" office:value="0.1556614" calcext:value-type="float">
            <text:p>0,1556614</text:p>
          </table:table-cell>
          <table:table-cell office:value-type="float" office:value="0.00002552944" calcext:value-type="float">
            <text:p>0,00002552944</text:p>
          </table:table-cell>
          <table:table-cell office:value-type="float" office:value="0.00004724985" calcext:value-type="float">
            <text:p>0,00004724985</text:p>
          </table:table-cell>
          <table:table-cell office:value-type="float" office:value="82" calcext:value-type="float">
            <text:p>82</text:p>
          </table:table-cell>
          <table:table-cell office:value-type="float" office:value="0.05696974" calcext:value-type="float">
            <text:p>0,05696974</text:p>
          </table:table-cell>
          <table:table-cell office:value-type="float" office:value="0.1556615" calcext:value-type="float">
            <text:p>0,1556615</text:p>
          </table:table-cell>
          <table:table-cell office:value-type="float" office:value="0.04187594" calcext:value-type="float">
            <text:p>0,04187594</text:p>
          </table:table-cell>
          <table:table-cell office:value-type="float" office:value="0.07750395" calcext:value-type="float">
            <text:p>0,07750395</text:p>
          </table:table-cell>
          <table:table-cell office:value-type="float" office:value="82" calcext:value-type="float">
            <text:p>82</text:p>
          </table:table-cell>
          <table:table-cell office:value-type="float" office:value="239.9687" calcext:value-type="float">
            <text:p>239,9687</text:p>
          </table:table-cell>
          <table:table-cell office:value-type="float" office:value="0.07783073" calcext:value-type="float">
            <text:p>0,07783073</text:p>
          </table:table-cell>
          <table:table-cell office:value-type="float" office:value="205.5958" calcext:value-type="float">
            <text:p>205,5958</text:p>
          </table:table-cell>
          <table:table-cell office:value-type="float" office:value="280.0883" calcext:value-type="float">
            <text:p>280,0883</text:p>
          </table:table-cell>
          <table:table-cell office:value-type="float" office:value="82" calcext:value-type="float">
            <text:p>82</text:p>
          </table:table-cell>
          <table:table-cell office:value-type="float" office:value="1058.077" calcext:value-type="float">
            <text:p>1058,077</text:p>
          </table:table-cell>
          <table:table-cell office:value-type="float" office:value="1062.79" calcext:value-type="float">
            <text:p>1062,79</text:p>
          </table:table-cell>
          <table:table-cell office:value-type="float" office:value="-526.9642" calcext:value-type="float">
            <text:p>-526,9642</text:p>
          </table:table-cell>
          <table:table-cell office:value-type="float" office:value="0.6945009" calcext:value-type="float">
            <text:p>0,6945009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3856" calcext:value-type="float">
            <text:p>172,3856</text:p>
          </table:table-cell>
          <table:table-cell office:value-type="float" office:value="3.564023" calcext:value-type="float">
            <text:p>3,564023</text:p>
          </table:table-cell>
          <table:table-cell table:number-columns-repeated="3"/>
          <table:table-cell office:value-type="float" office:value="0.04939607" calcext:value-type="float">
            <text:p>0,0493960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04939607" calcext:value-type="float">
            <text:p>0,04939607</text:p>
          </table:table-cell>
          <table:table-cell office:value-type="float" office:value="0.0528397" calcext:value-type="float">
            <text:p>0,052839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119" calcext:value-type="float">
            <text:p>119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634637146486256" calcext:value-type="float">
            <text:p>0,634637146486256</text:p>
          </table:table-cell>
          <table:table-cell office:value-type="float" office:value="0.608546335678067" calcext:value-type="float">
            <text:p>0,608546335678067</text:p>
          </table:table-cell>
          <table:table-cell office:value-type="float" office:value="0.617997720936165" calcext:value-type="float">
            <text:p>0,617997720936165</text:p>
          </table:table-cell>
          <table:table-cell office:value-type="float" office:value="0.549944812729592" calcext:value-type="float">
            <text:p>0,549944812729592</text:p>
          </table:table-cell>
          <table:table-cell office:value-type="float" office:value="0.626063874410755" calcext:value-type="float">
            <text:p>0,626063874410755</text:p>
          </table:table-cell>
          <table:table-cell office:value-type="float" office:value="0.611526826380632" calcext:value-type="float">
            <text:p>0,611526826380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26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10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4-05-01T19:15:00.54" calcext:value-type="date">
            <text:p>2024-05-01 19:15:00</text:p>
          </table:table-cell>
          <table:table-cell office:value-type="float" office:value="0.497314" calcext:value-type="float">
            <text:p>0,497314</text:p>
          </table:table-cell>
          <table:table-cell office:value-type="string" calcext:value-type="string">
            <text:p>C:\git\pyaudisam\tests\tmp\val-oanlr\LuscMega-b-m-10mn-haz-cos-l10-znqvxg3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.635" calcext:value-type="float">
            <text:p>1057,635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2032301" calcext:value-type="float">
            <text:p>0,2032301</text:p>
          </table:table-cell>
          <table:table-cell office:value-type="float" office:value="0.06220853" calcext:value-type="float">
            <text:p>0,06220853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00003504841" calcext:value-type="float">
            <text:p>0,00003504841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0002572014" calcext:value-type="float">
            <text:p>0,00002572014</text:p>
          </table:table-cell>
          <table:table-cell office:value-type="float" office:value="0.0000477599" calcext:value-type="float">
            <text:p>0,0000477599</text:p>
          </table:table-cell>
          <table:table-cell office:value-type="float" office:value="82" calcext:value-type="float">
            <text:p>82</text:p>
          </table:table-cell>
          <table:table-cell office:value-type="float" office:value="0.05645426" calcext:value-type="float">
            <text:p>0,05645426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4142874" calcext:value-type="float">
            <text:p>0,04142874</text:p>
          </table:table-cell>
          <table:table-cell office:value-type="float" office:value="0.07692929" calcext:value-type="float">
            <text:p>0,07692929</text:p>
          </table:table-cell>
          <table:table-cell office:value-type="float" office:value="82" calcext:value-type="float">
            <text:p>82</text:p>
          </table:table-cell>
          <table:table-cell office:value-type="float" office:value="238.8806" calcext:value-type="float">
            <text:p>238,8806</text:p>
          </table:table-cell>
          <table:table-cell office:value-type="float" office:value="0.07825229" calcext:value-type="float">
            <text:p>0,07825229</text:p>
          </table:table-cell>
          <table:table-cell office:value-type="float" office:value="204.4927" calcext:value-type="float">
            <text:p>204,4927</text:p>
          </table:table-cell>
          <table:table-cell office:value-type="float" office:value="279.0511" calcext:value-type="float">
            <text:p>279,0511</text:p>
          </table:table-cell>
          <table:table-cell office:value-type="float" office:value="82" calcext:value-type="float">
            <text:p>82</text:p>
          </table:table-cell>
          <table:table-cell office:value-type="float" office:value="1057.783" calcext:value-type="float">
            <text:p>1057,783</text:p>
          </table:table-cell>
          <table:table-cell office:value-type="float" office:value="1062.497" calcext:value-type="float">
            <text:p>1062,497</text:p>
          </table:table-cell>
          <table:table-cell office:value-type="float" office:value="-526.8174" calcext:value-type="float">
            <text:p>-526,8174</text:p>
          </table:table-cell>
          <table:table-cell office:value-type="float" office:value="0.6834104" calcext:value-type="float">
            <text:p>0,6834104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4803" calcext:value-type="float">
            <text:p>171,4803</text:p>
          </table:table-cell>
          <table:table-cell office:value-type="float" office:value="3.553778" calcext:value-type="float">
            <text:p>3,553778</text:p>
          </table:table-cell>
          <table:table-cell table:number-columns-repeated="3"/>
          <table:table-cell office:value-type="float" office:value="0.0498471" calcext:value-type="float">
            <text:p>0,0498471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0498471" calcext:value-type="float">
            <text:p>0,0498471</text:p>
          </table:table-cell>
          <table:table-cell office:value-type="float" office:value="0.0535785" calcext:value-type="float">
            <text:p>0,0535785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120" calcext:value-type="float">
            <text:p>120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638919061010162" calcext:value-type="float">
            <text:p>0,638919061010162</text:p>
          </table:table-cell>
          <table:table-cell office:value-type="float" office:value="0.611976367358937" calcext:value-type="float">
            <text:p>0,611976367358937</text:p>
          </table:table-cell>
          <table:table-cell office:value-type="float" office:value="0.621417681461007" calcext:value-type="float">
            <text:p>0,621417681461007</text:p>
          </table:table-cell>
          <table:table-cell office:value-type="float" office:value="0.556737078923904" calcext:value-type="float">
            <text:p>0,556737078923904</text:p>
          </table:table-cell>
          <table:table-cell office:value-type="float" office:value="0.628018258715387" calcext:value-type="float">
            <text:p>0,628018258715387</text:p>
          </table:table-cell>
          <table:table-cell office:value-type="float" office:value="0.614119047317044" calcext:value-type="float">
            <text:p>0,6141190473170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26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LuscMega-b-m-10mn-haz-cos-r3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5:00.56" calcext:value-type="date">
            <text:p>2024-05-01 19:15:00</text:p>
          </table:table-cell>
          <table:table-cell office:value-type="float" office:value="0.44589" calcext:value-type="float">
            <text:p>0,44589</text:p>
          </table:table-cell>
          <table:table-cell office:value-type="string" calcext:value-type="string">
            <text:p>C:\git\pyaudisam\tests\tmp\val-oanlr\LuscMega-b-m-10mn-haz-cos-r350-bey_8bgx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0.952380952381" calcext:value-type="float">
            <text:p>80,952380952381</text:p>
          </table:table-cell>
          <table:table-cell office:value-type="float" office:value="2" calcext:value-type="float">
            <text:p>2</text:p>
          </table:table-cell>
          <table:table-cell office:value-type="float" office:value="1.65560000000005" calcext:value-type="float">
            <text:p>1,65560000000005</text:p>
          </table:table-cell>
          <table:table-cell office:value-type="float" office:value="786.0977" calcext:value-type="float">
            <text:p>786,0977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5786376" calcext:value-type="float">
            <text:p>0,5786376</text:p>
          </table:table-cell>
          <table:table-cell office:value-type="float" office:value="0.4358371" calcext:value-type="float">
            <text:p>0,4358371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00005908828" calcext:value-type="float">
            <text:p>0,00005908828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00003432728" calcext:value-type="float">
            <text:p>0,00003432728</text:p>
          </table:table-cell>
          <table:table-cell office:value-type="float" office:value="0.0001017099" calcext:value-type="float">
            <text:p>0,0001017099</text:p>
          </table:table-cell>
          <table:table-cell office:value-type="float" office:value="66" calcext:value-type="float">
            <text:p>66</text:p>
          </table:table-cell>
          <table:table-cell office:value-type="float" office:value="0.2763074" calcext:value-type="float">
            <text:p>0,2763074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1605205" calcext:value-type="float">
            <text:p>0,1605205</text:p>
          </table:table-cell>
          <table:table-cell office:value-type="float" office:value="0.475614" calcext:value-type="float">
            <text:p>0,475614</text:p>
          </table:table-cell>
          <table:table-cell office:value-type="float" office:value="66" calcext:value-type="float">
            <text:p>66</text:p>
          </table:table-cell>
          <table:table-cell office:value-type="float" office:value="183.9773" calcext:value-type="float">
            <text:p>183,9773</text:p>
          </table:table-cell>
          <table:table-cell office:value-type="float" office:value="0.1385618" calcext:value-type="float">
            <text:p>0,1385618</text:p>
          </table:table-cell>
          <table:table-cell office:value-type="float" office:value="139.6975" calcext:value-type="float">
            <text:p>139,6975</text:p>
          </table:table-cell>
          <table:table-cell office:value-type="float" office:value="242.2925" calcext:value-type="float">
            <text:p>242,2925</text:p>
          </table:table-cell>
          <table:table-cell office:value-type="float" office:value="66" calcext:value-type="float">
            <text:p>66</text:p>
          </table:table-cell>
          <table:table-cell office:value-type="float" office:value="786.2823" calcext:value-type="float">
            <text:p>786,2823</text:p>
          </table:table-cell>
          <table:table-cell office:value-type="float" office:value="790.5367" calcext:value-type="float">
            <text:p>790,5367</text:p>
          </table:table-cell>
          <table:table-cell office:value-type="float" office:value="-391.0488" calcext:value-type="float">
            <text:p>-391,0488</text:p>
          </table:table-cell>
          <table:table-cell office:value-type="float" office:value="0.9677382" calcext:value-type="float">
            <text:p>0,9677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7832" calcext:value-type="float">
            <text:p>117,7832</text:p>
          </table:table-cell>
          <table:table-cell office:value-type="float" office:value="2.271137" calcext:value-type="float">
            <text:p>2,271137</text:p>
          </table:table-cell>
          <table:table-cell table:number-columns-repeated="3"/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06803033" calcext:value-type="float">
            <text:p>0,06803033</text:p>
          </table:table-cell>
          <table:table-cell office:value-type="float" office:value="0.1185025" calcext:value-type="float">
            <text:p>0,1185025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163" calcext:value-type="float">
            <text:p>16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734541941685684" calcext:value-type="float">
            <text:p>0,734541941685684</text:p>
          </table:table-cell>
          <table:table-cell office:value-type="float" office:value="0.653639780864501" calcext:value-type="float">
            <text:p>0,653639780864501</text:p>
          </table:table-cell>
          <table:table-cell office:value-type="float" office:value="0.623052620978562" calcext:value-type="float">
            <text:p>0,623052620978562</text:p>
          </table:table-cell>
          <table:table-cell office:value-type="float" office:value="0.599586398351714" calcext:value-type="float">
            <text:p>0,599586398351714</text:p>
          </table:table-cell>
          <table:table-cell office:value-type="float" office:value="0.654293876641078" calcext:value-type="float">
            <text:p>0,654293876641078</text:p>
          </table:table-cell>
          <table:table-cell office:value-type="float" office:value="0.513621498591747" calcext:value-type="float">
            <text:p>0,51362149859174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626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LuscMega-b-m-10mn-haz-cos-l15-r3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4-05-01T19:15:00.57" calcext:value-type="date">
            <text:p>2024-05-01 19:15:00</text:p>
          </table:table-cell>
          <table:table-cell office:value-type="float" office:value="0.452768" calcext:value-type="float">
            <text:p>0,452768</text:p>
          </table:table-cell>
          <table:table-cell office:value-type="string" calcext:value-type="string">
            <text:p>C:\git\pyaudisam\tests\tmp\val-oanlr\LuscMega-b-m-10mn-haz-cos-l15-r370-0wzyuoy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84.5238095238095" calcext:value-type="float">
            <text:p>84,52380952380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8.1729" calcext:value-type="float">
            <text:p>828,1729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2852551" calcext:value-type="float">
            <text:p>0,2852551</text:p>
          </table:table-cell>
          <table:table-cell office:value-type="float" office:value="0.8848182" calcext:value-type="float">
            <text:p>0,8848182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0000595747" calcext:value-type="float">
            <text:p>0,0000595747</text:p>
          </table:table-cell>
          <table:table-cell office:value-type="float" office:value="0.3011801" calcext:value-type="float">
            <text:p>0,3011801</text:p>
          </table:table-cell>
          <table:table-cell office:value-type="float" office:value="0.00003309517" calcext:value-type="float">
            <text:p>0,00003309517</text:p>
          </table:table-cell>
          <table:table-cell office:value-type="float" office:value="0.0001072406" calcext:value-type="float">
            <text:p>0,0001072406</text:p>
          </table:table-cell>
          <table:table-cell office:value-type="float" office:value="69" calcext:value-type="float">
            <text:p>69</text:p>
          </table:table-cell>
          <table:table-cell office:value-type="float" office:value="0.2452249" calcext:value-type="float">
            <text:p>0,2452249</text:p>
          </table:table-cell>
          <table:table-cell office:value-type="float" office:value="0.3011802" calcext:value-type="float">
            <text:p>0,3011802</text:p>
          </table:table-cell>
          <table:table-cell office:value-type="float" office:value="0.1362283" calcext:value-type="float">
            <text:p>0,1362283</text:p>
          </table:table-cell>
          <table:table-cell office:value-type="float" office:value="0.4414301" calcext:value-type="float">
            <text:p>0,4414301</text:p>
          </table:table-cell>
          <table:table-cell office:value-type="float" office:value="69" calcext:value-type="float">
            <text:p>69</text:p>
          </table:table-cell>
          <table:table-cell office:value-type="float" office:value="183.2247" calcext:value-type="float">
            <text:p>183,2247</text:p>
          </table:table-cell>
          <table:table-cell office:value-type="float" office:value="0.1505901" calcext:value-type="float">
            <text:p>0,1505901</text:p>
          </table:table-cell>
          <table:table-cell office:value-type="float" office:value="135.9078" calcext:value-type="float">
            <text:p>135,9078</text:p>
          </table:table-cell>
          <table:table-cell office:value-type="float" office:value="247.0152" calcext:value-type="float">
            <text:p>247,0152</text:p>
          </table:table-cell>
          <table:table-cell office:value-type="float" office:value="69" calcext:value-type="float">
            <text:p>69</text:p>
          </table:table-cell>
          <table:table-cell office:value-type="float" office:value="828.3494" calcext:value-type="float">
            <text:p>828,3494</text:p>
          </table:table-cell>
          <table:table-cell office:value-type="float" office:value="832.6983" calcext:value-type="float">
            <text:p>832,6983</text:p>
          </table:table-cell>
          <table:table-cell office:value-type="float" office:value="-412.0865" calcext:value-type="float">
            <text:p>-412,0865</text:p>
          </table:table-cell>
          <table:table-cell office:value-type="float" office:value="0.9851687" calcext:value-type="float">
            <text:p>0,9851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0929" calcext:value-type="float">
            <text:p>112,0929</text:p>
          </table:table-cell>
          <table:table-cell office:value-type="float" office:value="2.162544" calcext:value-type="float">
            <text:p>2,162544</text:p>
          </table:table-cell>
          <table:table-cell table:number-columns-repeated="3"/>
          <table:table-cell office:value-type="float" office:value="0.0716164" calcext:value-type="float">
            <text:p>0,0716164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0716164" calcext:value-type="float">
            <text:p>0,0716164</text:p>
          </table:table-cell>
          <table:table-cell office:value-type="float" office:value="0.1480843" calcext:value-type="float">
            <text:p>0,1480843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172" calcext:value-type="float">
            <text:p>172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92" calcext:value-type="float">
            <text:p>92</text:p>
          </table:table-cell>
          <table:table-cell office:value-type="float" office:value="322" calcext:value-type="float">
            <text:p>322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786436117878079" calcext:value-type="float">
            <text:p>0,786436117878079</text:p>
          </table:table-cell>
          <table:table-cell office:value-type="float" office:value="0.684760884970547" calcext:value-type="float">
            <text:p>0,684760884970547</text:p>
          </table:table-cell>
          <table:table-cell office:value-type="float" office:value="0.636922956550243" calcext:value-type="float">
            <text:p>0,636922956550243</text:p>
          </table:table-cell>
          <table:table-cell office:value-type="float" office:value="0.651807716694188" calcext:value-type="float">
            <text:p>0,651807716694188</text:p>
          </table:table-cell>
          <table:table-cell office:value-type="float" office:value="0.668550134483256" calcext:value-type="float">
            <text:p>0,668550134483256</text:p>
          </table:table-cell>
          <table:table-cell office:value-type="float" office:value="0.49765677143991" calcext:value-type="float">
            <text:p>0,497656771439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265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-analyses" table:style-name="ta2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FonctionClé</text:p>
          </table:table-cell>
          <table:table-cell table:style-name="ce1" office:value-type="string" calcext:value-type="string">
            <text:p>SérieAjust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MultiOpt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OptimTrunc</text:p>
          </table:table-cell>
          <table:table-cell table:number-columns-repeated="1636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5mn-hno-co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5mn-hno-cos-l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5mn-hno-cos-r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5mn-hno-cos-l15-r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ylvAtri-ab-m-5mn-hno-cos-l20-r300-m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7.60388782601" calcext:value-type="float">
            <text:p>17,60388782601</text:p>
          </table:table-cell>
          <table:table-cell office:value-type="float" office:value="239.794771941256" calcext:value-type="float">
            <text:p>239,794771941256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1.6900562980034" calcext:value-type="float">
            <text:p>11,6900562980034</text:p>
          </table:table-cell>
          <table:table-cell office:value-type="float" office:value="249.407171110297" calcext:value-type="float">
            <text:p>249,407171110297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5.0284671432933" calcext:value-type="float">
            <text:p>25,0284671432933</text:p>
          </table:table-cell>
          <table:table-cell office:value-type="float" office:value="249.656462988207" calcext:value-type="float">
            <text:p>249,656462988207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1.6806283357289" calcext:value-type="float">
            <text:p>21,6806283357289</text:p>
          </table:table-cell>
          <table:table-cell office:value-type="float" office:value="320.072368909733" calcext:value-type="float">
            <text:p>320,072368909733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2.5121958821072" calcext:value-type="float">
            <text:p>12,5121958821072</text:p>
          </table:table-cell>
          <table:table-cell office:value-type="float" office:value="367.120698927622" calcext:value-type="float">
            <text:p>367,1206989276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lvAtri-ab-m-5mn-hno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5mn-haz-co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5mn-haz-cos-l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5mn-haz-cos-r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5mn-haz-cos-l15-r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ylvAtri-ab-m-5mn-haz-cos-l20-r300-m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.1446881644962" calcext:value-type="float">
            <text:p>15,1446881644962</text:p>
          </table:table-cell>
          <table:table-cell office:value-type="float" office:value="392.537689287069" calcext:value-type="float">
            <text:p>392,537689287069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4.4865772491351" calcext:value-type="float">
            <text:p>14,4865772491351</text:p>
          </table:table-cell>
          <table:table-cell office:value-type="float" office:value="264.265715350123" calcext:value-type="float">
            <text:p>264,265715350123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7.5817233964524" calcext:value-type="float">
            <text:p>17,5817233964524</text:p>
          </table:table-cell>
          <table:table-cell office:value-type="float" office:value="395.218523564896" calcext:value-type="float">
            <text:p>395,218523564896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3.7978327699283" calcext:value-type="float">
            <text:p>13,7978327699283</text:p>
          </table:table-cell>
          <table:table-cell office:value-type="float" office:value="266.550212058384" calcext:value-type="float">
            <text:p>266,550212058384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4.897830953512" calcext:value-type="float">
            <text:p>14,897830953512</text:p>
          </table:table-cell>
          <table:table-cell office:value-type="float" office:value="359.978395190935" calcext:value-type="float">
            <text:p>359,978395190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lvAtri-ab-m-5mn-haz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10mn-hno-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10mn-hno-cos-l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10mn-hno-cos-r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10mn-hno-cos-l15-r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ylvAtri-ab-m-10mn-hno-cos-l20-r300-m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10mn-haz-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10mn-haz-cos-l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10mn-haz-cos-r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10mn-haz-cos-l15-r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ylvAtri-ab-m-10mn-haz-cos-l20-r300-m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5mn-hno-c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urdMeru-ab-m-5mn-hno-cos-r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urdMeru-ab-m-5mn-hno-cos-r500-m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5mn-haz-c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urdMeru-ab-m-5mn-haz-cos-r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urdMeru-ab-m-5mn-haz-cos-r500-m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10mn-hno-c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urdMeru-ab-m-10mn-hno-cos-r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urdMeru-ab-m-10mn-hno-cos-r600-m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2.9956748115213" calcext:value-type="float">
            <text:p>32,9956748115213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no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3.2607704805791" calcext:value-type="float">
            <text:p>33,2607704805791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no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6.6166418381476" calcext:value-type="float">
            <text:p>16,616641838147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urdMeru-ab-m-10mn-hno-cos-la-r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10mn-haz-c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urdMeru-ab-m-10mn-haz-cos-r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urdMeru-ab-m-10mn-haz-cos-r600-m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3633640230969" calcext:value-type="float">
            <text:p>33,3633640230969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az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3043150731178" calcext:value-type="float">
            <text:p>33,3043150731178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az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.93273955479593" calcext:value-type="float">
            <text:p>3,9327395547959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urdMeru-ab-m-10mn-haz-cos-la-r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5mn-hno-c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5mn-hno-cos-l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LuscMega-b-m-5mn-hno-cos-r2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scMega-b-m-5mn-hno-cos-l15-r300-m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66.312610724871" calcext:value-type="float">
            <text:p>466,31261072487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uscMega-b-m-5mn-hno-cos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458.420393361509" calcext:value-type="float">
            <text:p>458,4203933615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no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477.900030799571" calcext:value-type="float">
            <text:p>477,9000307995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no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5mn-haz-c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5mn-haz-cos-l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LuscMega-b-m-5mn-haz-cos-r2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scMega-b-m-5mn-haz-cos-l15-r300-m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54.298310474383" calcext:value-type="float">
            <text:p>554,2983104743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uscMega-b-m-5mn-haz-cos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992.24855230138" calcext:value-type="float">
            <text:p>992,248552301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az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982.704724295897" calcext:value-type="float">
            <text:p>982,7047242958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az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10mn-hno-co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10mn-hno-cos-l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LuscMega-b-m-10mn-hno-cos-r3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LuscMega-b-m-10mn-hno-cos-l15-r3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10mn-haz-co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10mn-haz-cos-l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LuscMega-b-m-10mn-haz-cos-r3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LuscMega-b-m-10mn-haz-cos-l15-r3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-analyser" table:style-name="ta3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Valu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Zone</text:p>
          </table:table-cell>
          <table:table-cell office:value-type="string" calcext:value-type="string">
            <text:p>ACDC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urface</text:p>
          </table:table-cell>
          <table:table-cell office:value-type="string" calcext:value-type="string">
            <text:p>24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istanceUnit</text:p>
          </table:table-cell>
          <table:table-cell office:value-type="string" calcext:value-type="string">
            <text:p>Meter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areaUnit</text:p>
          </table:table-cell>
          <table:table-cell office:value-type="string" calcext:value-type="string">
            <text:p>Hectar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unMethod</text:p>
          </table:table-cell>
          <table:table-cell office:value-type="string" calcext:value-type="string">
            <text:p>subprocess.ru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unTimeOut</text:p>
          </table:table-cell>
          <table:table-cell office:value-type="float" office:value="300" calcext:value-type="float">
            <text:p>3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urveyType</text:p>
          </table:table-cell>
          <table:table-cell office:value-type="string" calcext:value-type="string">
            <text:p>Poin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istanceType</text:p>
          </table:table-cell>
          <table:table-cell office:value-type="string" calcext:value-type="string">
            <text:p>Radial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clustering</text:p>
          </table:table-cell>
          <table:table-cell table:formula="of:=FALSE()" office:value-type="float" office:value="0" calcext:value-type="float">
            <text:p>FAUX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KeyFn</text:p>
          </table:table-cell>
          <table:table-cell office:value-type="string" calcext:value-type="string">
            <text:p>UNIFORM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AdjustFn</text:p>
          </table:table-cell>
          <table:table-cell office:value-type="string" calcext:value-type="string">
            <text:p>POLY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Criterion</text:p>
          </table:table-cell>
          <table:table-cell office:value-type="string" calcext:value-type="string">
            <text:p>AIC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CVInterval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MinDis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MaxDis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FitDistCuts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DiscrDistCuts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Expr2Optimise</text:p>
          </table:table-cell>
          <table:table-cell office:value-type="string" calcext:value-type="string">
            <text:p>balq3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MinimiseExpr</text:p>
          </table:table-cell>
          <table:table-cell table:formula="of:=FALSE()" office:value-type="float" office:value="0" calcext:value-type="float">
            <text:p>FAUX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DefOptimCoreParamsCore</text:p>
          </table:table-cell>
          <table:table-cell office:value-type="string" calcext:value-type="string">
            <text:p>zoop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DefOptimCoreParamsMaxIters</text:p>
          </table:table-cell>
          <table:table-cell office:value-type="float" office:value="100" calcext:value-type="float">
            <text:p>1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DefOptimCoreParamsTermExprValue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DefOptimCoreParamsAlgorithm</text:p>
          </table:table-cell>
          <table:table-cell office:value-type="string" calcext:value-type="string">
            <text:p>racos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DefOptimCoreParamsMaxRetries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SubmitTimes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SubmitOnlyBes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OutliersMethod</text:p>
          </table:table-cell>
          <table:table-cell office:value-type="string" calcext:value-type="string">
            <text:p>tucquan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OutliersQuantCutPct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FitDistCutsFctr</text:p>
          </table:table-cell>
          <table:table-cell office:value-type="string" calcext:value-type="string">
            <text:p>[0.6, 1.4]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DiscrDistCutsFctr</text:p>
          </table:table-cell>
          <table:table-cell office:value-type="string" calcext:value-type="string">
            <text:p>[0.5, 1.2]</text:p>
          </table:table-cell>
          <table:table-cell table:number-columns-repeated="1638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-runtime" table:style-name="ta4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Versio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os</text:p>
          </table:table-cell>
          <table:table-cell office:value-type="string" calcext:value-type="string">
            <text:p>Windows Enterprise 10.0.22621 (64bit)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rocessor</text:p>
          </table:table-cell>
          <table:table-cell office:value-type="string" calcext:value-type="string">
            <text:p>Intel64 Family 6 Model 165 Stepping 2, GenuineIntel, 12 CPUs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ython</text:p>
          </table:table-cell>
          <table:table-cell office:value-type="string" calcext:value-type="string">
            <text:p>cpython (win32) R3.8.17 | packaged by conda-forge | (default, Jun 16 2023, 07:01:59) [MSC v.1929 64 bit (AMD64)]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numpy</text:p>
          </table:table-cell>
          <table:table-cell office:value-type="string" calcext:value-type="string">
            <text:p>1.24.4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andas</text:p>
          </table:table-cell>
          <table:table-cell office:value-type="string" calcext:value-type="string">
            <text:p>1.2.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zoopt</text:p>
          </table:table-cell>
          <table:table-cell office:value-type="string" calcext:value-type="string">
            <text:p>0.4.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atplotlib</text:p>
          </table:table-cell>
          <table:table-cell office:value-type="string" calcext:value-type="string">
            <text:p>3.7.2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jinja2</text:p>
          </table:table-cell>
          <table:table-cell office:value-type="string" calcext:value-type="string">
            <text:p>3.1.3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yaudisam</text:p>
          </table:table-cell>
          <table:table-cell office:value-type="string" calcext:value-type="string">
            <text:p>1.1.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CDS engine</text:p>
          </table:table-cell>
          <table:table-cell office:value-type="string" calcext:value-type="string">
            <text:p>C:/PortableApps/Distance 7/MCDS.ex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CDS engine version</text:p>
          </table:table-cell>
          <table:table-cell office:value-type="string" calcext:value-type="string">
            <text:p>6.2.0</text:p>
          </table:table-cell>
          <table:table-cell table:number-columns-repeated="1638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-analyses" style:display-name="PageStyle_sp-analys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-runtime" style:display-name="PageStyle_sp-runti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-analyser" style:display-name="PageStyle_sp-analy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-results" style:display-name="PageStyle_all-resul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05-01T17:15:03</meta:creation-date>
    <dc:date>2024-05-01T17:15:03</dc:date>
    <meta:generator>LibreOffice/7.5.5.2$Windows_x86 LibreOffice_project/ca8fe7424262805f223b9a2334bc7181abbcbf5e</meta:generator>
    <meta:document-statistic meta:table-count="4" meta:cell-count="9023" meta:object-count="0"/>
    <meta:user-defined meta:name="AppVersion">3.1</meta:user-defined>
  </office:meta>
</office:document-meta>
</file>